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9cm"/>
    </style:style>
    <style:style style:name="co2" style:family="table-column">
      <style:table-column-properties fo:break-before="auto" style:column-width="10.209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0.894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ta1" style:family="table" style:master-page-name="PageStyle_5f_REBRAC_20_Atividades">
      <style:table-properties table:display="true" style:writing-mode="lr-tb"/>
    </style:style>
    <style:style style:name="ta2" style:family="table" style:master-page-name="PageStyle_5f_v0.6">
      <style:table-properties table:display="true" style:writing-mode="lr-tb"/>
    </style:style>
    <style:style style:name="ta3" style:family="table" style:master-page-name="PageStyle_5f_v0.7">
      <style:table-properties table:display="true" style:writing-mode="lr-tb"/>
    </style:style>
    <style:style style:name="ta4" style:family="table" style:master-page-name="PageStyle_5f_v0.8">
      <style:table-properties table:display="true" style:writing-mode="lr-tb"/>
    </style:style>
    <style:style style:name="ce1" style:family="table-cell" style:parent-style-name="Excel_5f_BuiltIn_5f_RowLevel_5f_1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" style:family="table-cell" style:parent-style-name="Excel_5f_BuiltIn_5f_RowLevel_5f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" style:family="table-cell" style:parent-style-name="Excel_5f_BuiltIn_5f_RowLevel_5f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" style:family="table-cell" style:parent-style-name="Excel_5f_BuiltIn_5f_RowLevel_5f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7" style:family="table-cell" style:parent-style-name="Excel_5f_BuiltIn_5f_RowLevel_5f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8" style:family="table-cell" style:parent-style-name="Excel_5f_BuiltIn_5f_RowLevel_5f_1" style:data-style-name="N0">
      <style:table-cell-properties style:glyph-orientation-vertical="0" fo:border-bottom="0.035cm solid #1a1a1a" style:cell-protect="protected" style:print-content="true" style:diagonal-bl-tr="none" style:diagonal-tl-br="none" style:text-align-source="value-type" style:repeat-content="false" fo:background-color="transparent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margin-left="0cm" style:writing-mode="page"/>
    </style:style>
    <style:style style:name="ce9" style:family="table-cell" style:parent-style-name="Excel_5f_BuiltIn_5f_RowLevel_5f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</style:style>
    <style:style style:name="ce10" style:family="table-cell" style:parent-style-name="Default">
      <style:table-cell-properties style:diagonal-bl-tr="none" style:diagonal-tl-br="none" fo:border="0.035cm solid #1a1a1a"/>
    </style:style>
    <style:style style:name="ce11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ackground-color="transparent" fo:border="0.035cm solid #1a1a1a"/>
    </style:style>
    <style:style style:name="ce14" style:family="table-cell" style:parent-style-name="Excel_5f_BuiltIn_5f_RowLevel_5f_1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1a1a1a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333399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6" style:family="table-cell" style:parent-style-name="Excel_5f_BuiltIn_5f_RowLevel_5f_1" style:data-style-name="N0">
      <style:table-cell-properties style:glyph-orientation-vertical="0" fo:border-bottom="0.035cm solid #1a1a1a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margin-left="0cm" style:writing-mode="page"/>
    </style:style>
    <style:style style:name="ce17" style:family="table-cell" style:parent-style-name="Excel_5f_BuiltIn_5f_RowLevel_5f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333399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Excel_5f_BuiltIn_5f_RowLevel_5f_1" style:data-style-name="N0">
      <style:table-cell-properties style:glyph-orientation-vertical="0" fo:border-bottom="0.035cm solid #1a1a1a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start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0.035cm solid #1a1a1a" style:vertical-align="automatic"/>
      <style:paragraph-properties fo:text-align="center" fo:margin-left="0cm" style:writing-mode="page"/>
    </style:style>
    <style:style style:name="ce21" style:family="table-cell" style:parent-style-name="Excel_5f_BuiltIn_5f_RowLevel_5f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RowLevel_5f_1" style:data-style-name="N0">
      <style:table-cell-properties style:glyph-orientation-vertical="0" fo:border-bottom="0.035cm solid #1a1a1a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margin-left="0cm" style:writing-mode="page"/>
    </style:style>
    <style:style style:name="ce25" style:family="table-cell" style:parent-style-name="Excel_5f_BuiltIn_5f_RowLevel_5f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6" style:family="table-cell" style:parent-style-name="Excel_5f_BuiltIn_5f_RowLevel_5f_1" style:data-style-name="N0">
      <style:table-cell-properties style:glyph-orientation-vertical="0" fo:border-bottom="0.035cm solid #1a1a1a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text-align="start" fo:margin-left="0cm" style:writing-mode="page"/>
    </style:style>
    <style:style style:name="ce2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cc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5f_BuiltIn_5f_RowLevel_5f_1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0" style:family="table-cell" style:parent-style-name="Excel_5f_BuiltIn_5f_RowLevel_5f_2" style:data-style-name="N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1" style:family="table-cell" style:parent-style-name="Excel_5f_BuiltIn_5f_RowLevel_5f_2" style:data-style-name="N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2" style:family="table-cell" style:parent-style-name="Excel_5f_BuiltIn_5f_RowLevel_5f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3" style:family="table-cell" style:parent-style-name="Excel_5f_BuiltIn_5f_RowLevel_5f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5" style:family="table-cell" style:parent-style-name="Excel_5f_BuiltIn_5f_RowLevel_5f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8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/>
    <style:style style:name="ce40" style:family="table-cell" style:parent-style-name="Default" style:data-style-name="N5118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2" style:family="table-cell" style:parent-style-name="Excel_5f_BuiltIn_5f_RowLevel_5f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</style:style>
    <style:style style:name="ce43" style:family="table-cell" style:parent-style-name="Default" style:data-style-name="N5118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4" style:family="table-cell" style:parent-style-name="Default" style:data-style-name="N5118">
      <style:table-cell-properties style:glyph-orientation-vertical="0" style:diagonal-bl-tr="none" style:diagonal-tl-br="none" style:text-align-source="fix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0.035cm solid #1a1a1a" style:vertical-align="automatic"/>
      <style:paragraph-properties fo:text-align="center" fo:margin-left="0cm" style:writing-mode="page"/>
    </style:style>
    <style:style style:name="ce49" style:family="table-cell" style:parent-style-name="Excel_5f_BuiltIn_5f_RowLevel_5f_1" style:data-style-name="N0">
      <style:table-cell-properties style:glyph-orientation-vertical="0" fo:border-bottom="0.035cm solid #1a1a1a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margin-left="0cm" style:writing-mode="page"/>
    </style:style>
    <style:style style:name="ce50" style:family="table-cell" style:parent-style-name="Excel_5f_BuiltIn_5f_RowLevel_5f_2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1" style:family="table-cell" style:parent-style-name="Excel_5f_BuiltIn_5f_RowLevel_5f_1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333399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ackground-color="transparent" fo:border="0.035cm solid #1a1a1a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035cm solid #1a1a1a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1a1a1a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EBRAC Atividade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number-columns-repeated="5" table:default-cell-style-name="ce15"/>
        <table:table-column table:style-name="co3" table:default-cell-style-name="ce28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6" table:number-columns-repeated="5" table:default-cell-style-name="Default"/>
        <table:table-column table:style-name="co7" table:number-columns-repeated="1007" table:default-cell-style-name="Default"/>
        <table:table-row table:style-name="ro1">
          <table:table-cell table:style-name="ce1" office:value-type="string" table:number-columns-spanned="2" table:number-rows-spanned="1">
            <text:p>Atividades</text:p>
          </table:table-cell>
          <table:covered-table-cell table:style-name="ce1"/>
          <table:table-cell table:formula="of:=SUM([.C2:.C78])" office:value-type="float" office:value="139">
            <text:p>139</text:p>
          </table:table-cell>
          <table:table-cell table:number-columns-repeated="4"/>
          <table:table-cell table:style-name="ce23"/>
          <table:table-cell table:number-columns-repeated="2"/>
          <table:table-cell table:style-name="ce33" office:value-type="string">
            <text:p>Milestones</text:p>
          </table:table-cell>
          <table:table-cell/>
          <table:table-cell table:style-name="ce39" table:formula="of:=[.N2]-[.M2]" office:value-type="float" office:value="36">
            <text:p>36</text:p>
          </table:table-cell>
          <table:table-cell table:style-name="ce39" table:formula="of:=[.O2]-[.N2]" office:value-type="float" office:value="40">
            <text:p>40</text:p>
          </table:table-cell>
          <table:table-cell table:style-name="ce39" table:formula="of:=[.P2]-[.O2]" office:value-type="float" office:value="30">
            <text:p>30</text:p>
          </table:table-cell>
          <table:table-cell table:style-name="ce39" table:formula="of:=[.Q2]-[.P2]" office:value-type="float" office:value="42">
            <text:p>42</text:p>
          </table:table-cell>
          <table:table-cell table:number-columns-repeated="1008"/>
        </table:table-row>
        <table:table-row table:style-name="ro1">
          <table:table-cell table:style-name="ce2" table:number-columns-repeated="3"/>
          <table:table-cell table:style-name="ce19" office:value-type="string">
            <text:p>set</text:p>
          </table:table-cell>
          <table:table-cell table:style-name="ce19" office:value-type="string">
            <text:p>out</text:p>
          </table:table-cell>
          <table:table-cell table:style-name="ce19" office:value-type="string">
            <text:p>nov</text:p>
          </table:table-cell>
          <table:table-cell table:style-name="ce19" office:value-type="string">
            <text:p>dez</text:p>
          </table:table-cell>
          <table:table-cell table:style-name="ce19" office:value-type="string">
            <text:p>jan</text:p>
          </table:table-cell>
          <table:table-cell table:style-name="ce23"/>
          <table:table-cell table:style-name="ce15"/>
          <table:table-cell/>
          <table:table-cell table:style-name="ce10"/>
          <table:table-cell table:style-name="ce40" office:value-type="date" office:date-value="2009-10-01">
            <text:p>1-Oct</text:p>
          </table:table-cell>
          <table:table-cell table:style-name="ce43" office:value-type="date" office:date-value="2009-11-06">
            <text:p>6-Nov</text:p>
          </table:table-cell>
          <table:table-cell table:style-name="ce43" office:value-type="date" office:date-value="2009-12-16">
            <text:p>16-Dec</text:p>
          </table:table-cell>
          <table:table-cell table:style-name="ce43" office:value-type="date" office:date-value="2010-01-15">
            <text:p>15-Jan</text:p>
          </table:table-cell>
          <table:table-cell table:style-name="ce44" office:value-type="date" office:date-value="2010-02-26">
            <text:p>26-Feb</text:p>
          </table:table-cell>
          <table:table-cell table:style-name="ce45" office:value-type="string">
            <text:p>futuro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/>
          <table:table-cell office:value-type="string">
            <text:p>v0.6</text:p>
          </table:table-cell>
          <table:table-cell table:style-name="ce19" office:value-type="string">
            <text:p>v0.7</text:p>
          </table:table-cell>
          <table:table-cell table:style-name="ce19" office:value-type="string">
            <text:p>v0.8</text:p>
          </table:table-cell>
          <table:table-cell table:style-name="ce19" office:value-type="string">
            <text:p>v0.9</text:p>
          </table:table-cell>
          <table:table-cell table:style-name="ce19" office:value-type="string">
            <text:p>v1.0</text:p>
          </table:table-cell>
          <table:table-cell table:style-name="ce23" office:value-type="string">
            <text:p>v2.0</text:p>
          </table:table-cell>
          <table:table-cell table:style-name="ce15"/>
          <table:table-cell/>
          <table:table-cell table:style-name="ce10"/>
          <table:table-cell table:style-name="ce19" office:value-type="string">
            <text:p>v0.6</text:p>
          </table:table-cell>
          <table:table-cell table:style-name="ce19" office:value-type="string">
            <text:p>v0.7</text:p>
          </table:table-cell>
          <table:table-cell table:style-name="ce19" office:value-type="string">
            <text:p>v0.8</text:p>
          </table:table-cell>
          <table:table-cell table:style-name="ce19" office:value-type="string">
            <text:p>v0.9</text:p>
          </table:table-cell>
          <table:table-cell table:style-name="ce19" office:value-type="string">
            <text:p>v1.0</text:p>
          </table:table-cell>
          <table:table-cell table:style-name="ce23" office:value-type="string">
            <text:p>v2.0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Default"/>
          <table:table-cell table:style-name="ce20" table:formula="of:=SUM([.C6:.C73])" office:value-type="float" office:value="133">
            <text:p>133</text:p>
          </table:table-cell>
          <table:table-cell table:style-name="ce20" table:formula="of:=SUM([.D6:.D73])" office:value-type="float" office:value="7">
            <text:p>7</text:p>
          </table:table-cell>
          <table:table-cell table:style-name="ce20" table:formula="of:=SUM([.E6:.E73])" office:value-type="float" office:value="14">
            <text:p>14</text:p>
          </table:table-cell>
          <table:table-cell table:style-name="ce20" table:formula="of:=SUM([.F6:.F73])" office:value-type="float" office:value="14">
            <text:p>14</text:p>
          </table:table-cell>
          <table:table-cell table:style-name="ce20" table:formula="of:=SUM([.G6:.G73])" office:value-type="float" office:value="8">
            <text:p>8</text:p>
          </table:table-cell>
          <table:table-cell table:style-name="ce20" table:formula="of:=SUM([.H6:.H73])" office:value-type="float" office:value="13">
            <text:p>13</text:p>
          </table:table-cell>
          <table:table-cell table:style-name="ce15"/>
          <table:table-cell table:style-name="ce34"/>
          <table:table-cell table:style-name="ce37" table:formula="of:=SUM([.D4:.H4])" office:value-type="float" office:value="176">
            <text:p>176</text:p>
          </table:table-cell>
          <table:table-cell table:style-name="ce38" table:formula="of:=([.D4])/[.L4]" office:value-type="percentage" office:value="0.755681818181818">
            <text:p>76%</text:p>
          </table:table-cell>
          <table:table-cell table:style-name="ce38" table:formula="of:=([.D4]+[.E4])/[.L4]" office:value-type="percentage" office:value="0.795454545454545">
            <text:p>80%</text:p>
          </table:table-cell>
          <table:table-cell table:style-name="ce38" table:formula="of:=SUM([.D4:.F4])/[.L4]" office:value-type="percentage" office:value="0.875">
            <text:p>88%</text:p>
          </table:table-cell>
          <table:table-cell table:style-name="ce38" table:formula="of:=SUM([.D4:.G4])/[.L4]" office:value-type="percentage" office:value="0.954545454545455">
            <text:p>95%</text:p>
          </table:table-cell>
          <table:table-cell table:style-name="ce38" table:formula="of:=SUM([.D4:.H4])/[.L4]" office:value-type="percentage" office:value="1">
            <text:p>100%</text:p>
          </table:table-cell>
          <table:table-cell table:style-name="ce10"/>
          <table:table-cell table:number-columns-repeated="1006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Cadastramento dos dados de um registro de ensaio clínico</text:p>
          </table:table-cell>
          <table:table-cell table:style-name="ce16" table:number-columns-repeated="5"/>
          <table:table-cell table:style-name="ce24"/>
          <table:table-cell table:style-name="ce29"/>
          <table:table-cell/>
          <table:table-cell table:style-name="ce10"/>
          <table:table-cell table:style-name="ce38" table:number-columns-repeated="2"/>
          <table:table-cell table:style-name="ce10" table:number-columns-repeated="4"/>
          <table:table-cell table:number-columns-repeated="1007"/>
        </table:table-row>
        <table:table-row-group>
          <table:table-row table:style-name="ro3">
            <table:table-cell table:style-name="ce5" office:value-type="string">
              <text:p>1.1</text:p>
            </table:table-cell>
            <table:table-cell table:style-name="ce9" office:value-type="string">
              <text:p>Formulário de cadastro (TRDS)</text:p>
            </table:table-cell>
            <table:table-cell table:style-name="ce9"/>
            <table:table-cell table:style-name="ce21" table:number-columns-repeated="5"/>
            <table:table-cell table:style-name="ce30"/>
            <table:table-cell table:style-name="ce32"/>
            <table:table-cell table:style-name="ce35"/>
            <table:table-cell table:style-name="ce9"/>
            <table:table-cell table:style-name="ce41"/>
            <table:table-cell table:style-name="ce38"/>
            <table:table-cell table:style-name="ce9" table:number-columns-repeated="4"/>
            <table:table-cell table:style-name="ce35" table:number-columns-repeated="1006"/>
          </table:table-row>
          <table:table-row-group>
            <table:table-row table:style-name="ro2">
              <table:table-cell table:style-name="ce6" office:value-type="string">
                <text:p>1.1.1</text:p>
              </table:table-cell>
              <table:table-cell table:style-name="ce10" office:value-type="string">
                <text:p>Campos simples</text:p>
              </table:table-cell>
              <table:table-cell table:style-name="ce10" office:value-type="float" office:value="2">
                <text:p>2</text:p>
              </table:table-cell>
              <table:table-cell table:style-name="ce19" office:value-type="float" office:value="1">
                <text:p>1</text:p>
              </table:table-cell>
              <table:table-cell table:number-columns-repeated="2" table:style-name="ce19"/>
              <table:table-cell table:style-name="ce19" table:number-columns-repeated="2"/>
              <table:table-cell table:style-name="ce23"/>
              <table:table-cell table:style-name="ce15"/>
              <table:table-cell/>
              <table:table-cell table:style-name="ce10" table:formula="of:=SUM([.D7:.H7])" office:value-type="float" office:value="1">
                <text:p>1</text:p>
              </table:table-cell>
              <table:table-cell table:style-name="ce38" table:formula="of:=[.D7]/[.L7]" office:value-type="percentage" office:value="1">
                <text:p>100%</text:p>
              </table:table-cell>
              <table:table-cell table:style-name="ce38" table:formula="of:=([.D7]+[.E7])/[.L7]" office:value-type="percentage" office:value="1">
                <text:p>100%</text:p>
              </table:table-cell>
              <table:table-cell table:style-name="ce38" table:formula="of:=SUM([.D7:.F7])/[.L7]" office:value-type="percentage" office:value="1">
                <text:p>100%</text:p>
              </table:table-cell>
              <table:table-cell table:style-name="ce38" table:formula="of:=SUM([.D7:.G7])/[.L7]" office:value-type="percentage" office:value="1">
                <text:p>100%</text:p>
              </table:table-cell>
              <table:table-cell table:style-name="ce38" table:formula="of:=SUM([.D7:.H7])/[.L7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  <table:table-row table:style-name="ro2">
              <table:table-cell table:style-name="ce6" office:value-type="string">
                <text:p>1.1.2</text:p>
              </table:table-cell>
              <table:table-cell table:style-name="ce10" office:value-type="string">
                <text:p>Campos compostos</text:p>
              </table:table-cell>
              <table:table-cell table:style-name="ce10" office:value-type="float" office:value="8">
                <text:p>8</text:p>
              </table:table-cell>
              <table:table-cell table:number-columns-repeated="3"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table:style-name="ce15"/>
              <table:table-cell/>
              <table:table-cell table:style-name="ce10" table:formula="of:=SUM([.D8:.H8])" office:value-type="float" office:value="3">
                <text:p>3</text:p>
              </table:table-cell>
              <table:table-cell table:style-name="ce38" table:formula="of:=[.D8]/[.L8]" office:value-type="percentage" office:value="0.333333333333333">
                <text:p>33%</text:p>
              </table:table-cell>
              <table:table-cell table:style-name="ce38" table:formula="of:=([.D8]+[.E8])/[.L8]" office:value-type="percentage" office:value="0.666666666666667">
                <text:p>67%</text:p>
              </table:table-cell>
              <table:table-cell table:style-name="ce38" table:formula="of:=SUM([.D8:.F8])/[.L8]" office:value-type="percentage" office:value="1">
                <text:p>100%</text:p>
              </table:table-cell>
              <table:table-cell table:style-name="ce38" table:formula="of:=SUM([.D8:.G8])/[.L8]" office:value-type="percentage" office:value="1">
                <text:p>100%</text:p>
              </table:table-cell>
              <table:table-cell table:style-name="ce38" table:formula="of:=SUM([.D8:.H8])/[.L8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  <table:table-row table:style-name="ro2">
              <table:table-cell table:style-name="ce6" office:value-type="string">
                <text:p>1.1.3</text:p>
              </table:table-cell>
              <table:table-cell table:style-name="ce10" office:value-type="string">
                <text:p>Vocabulários controlados externos</text:p>
              </table:table-cell>
              <table:table-cell table:style-name="ce10" office:value-type="float" office:value="8">
                <text:p>8</text:p>
              </table:table-cell>
              <table:table-cell table:number-columns-repeated="2" table:style-name="ce19"/>
              <table:table-cell table:number-columns-repeated="3" table:style-name="ce19" office:value-type="float" office:value="1">
                <text:p>1</text:p>
              </table:table-cell>
              <table:table-cell table:style-name="ce23"/>
              <table:table-cell table:style-name="ce15" office:value-type="string">
                <text:p>vc</text:p>
              </table:table-cell>
              <table:table-cell/>
              <table:table-cell table:style-name="ce10" table:formula="of:=SUM([.D9:.H9])" office:value-type="float" office:value="3">
                <text:p>3</text:p>
              </table:table-cell>
              <table:table-cell table:style-name="ce38" table:formula="of:=[.D9]/[.L9]" office:value-type="percentage" office:value="0">
                <text:p>0%</text:p>
              </table:table-cell>
              <table:table-cell table:style-name="ce38" table:formula="of:=([.D9]+[.E9])/[.L9]" office:value-type="percentage" office:value="0">
                <text:p>0%</text:p>
              </table:table-cell>
              <table:table-cell table:style-name="ce38" table:formula="of:=SUM([.D9:.F9])/[.L9]" office:value-type="percentage" office:value="0.333333333333333">
                <text:p>33%</text:p>
              </table:table-cell>
              <table:table-cell table:style-name="ce38" table:formula="of:=SUM([.D9:.G9])/[.L9]" office:value-type="percentage" office:value="0.666666666666667">
                <text:p>67%</text:p>
              </table:table-cell>
              <table:table-cell table:style-name="ce38" table:formula="of:=SUM([.D9:.H9])/[.L9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</table:table-row-group>
          <table:table-row table:style-name="ro3">
            <table:table-cell table:style-name="ce5" office:value-type="string">
              <text:p>1.2</text:p>
            </table:table-cell>
            <table:table-cell table:style-name="ce9" office:value-type="string">
              <text:p>Carga de documentos associados</text:p>
            </table:table-cell>
            <table:table-cell table:style-name="ce9"/>
            <table:table-cell table:style-name="ce21" table:number-columns-repeated="4"/>
            <table:table-cell table:style-name="ce25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6"/>
          </table:table-row>
          <table:table-row-group>
            <table:table-row table:style-name="ro2">
              <table:table-cell table:style-name="ce6" office:value-type="string">
                <text:p>1.2.1</text:p>
              </table:table-cell>
              <table:table-cell table:style-name="ce10" office:value-type="string">
                <text:p>Configuração de ambiente para arquivos estáticos</text:p>
              </table:table-cell>
              <table:table-cell table:style-name="ce10" office:value-type="float" office:value="3">
                <text:p>3</text:p>
              </table:table-cell>
              <table:table-cell table:number-columns-repeated="3" table:style-name="ce19"/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23"/>
              <table:table-cell table:style-name="ce15"/>
              <table:table-cell/>
              <table:table-cell table:style-name="ce10" table:formula="of:=SUM([.D11:.H11])" office:value-type="float" office:value="1">
                <text:p>1</text:p>
              </table:table-cell>
              <table:table-cell table:style-name="ce38" table:formula="of:=[.D11]/[.L11]" office:value-type="percentage" office:value="0">
                <text:p>0%</text:p>
              </table:table-cell>
              <table:table-cell table:style-name="ce38" table:formula="of:=([.D11]+[.E11])/[.L11]" office:value-type="percentage" office:value="0">
                <text:p>0%</text:p>
              </table:table-cell>
              <table:table-cell table:style-name="ce38" table:formula="of:=SUM([.D11:.F11])/[.L11]" office:value-type="percentage" office:value="0">
                <text:p>0%</text:p>
              </table:table-cell>
              <table:table-cell table:style-name="ce38" table:formula="of:=SUM([.D11:.G11])/[.L11]" office:value-type="percentage" office:value="0">
                <text:p>0%</text:p>
              </table:table-cell>
              <table:table-cell table:style-name="ce38" table:formula="of:=SUM([.D11:.H11])/[.L11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</table:table-row-group>
          <table:table-row table:style-name="ro3">
            <table:table-cell table:style-name="ce5" office:value-type="string">
              <text:p>1.3</text:p>
            </table:table-cell>
            <table:table-cell table:style-name="ce9" office:value-type="string">
              <text:p>Acompanhamento dos ensaios registrados</text:p>
            </table:table-cell>
            <table:table-cell table:style-name="ce9"/>
            <table:table-cell table:style-name="ce21" table:number-columns-repeated="5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6"/>
          </table:table-row>
          <table:table-row-group>
            <table:table-row-group>
              <table:table-row table:style-name="ro2">
                <table:table-cell table:style-name="ce6" office:value-type="string">
                  <text:p>1.3.1</text:p>
                </table:table-cell>
                <table:table-cell table:style-name="ce10" office:value-type="string">
                  <text:p>Listagem de registros por estágio no workflow</text:p>
                </table:table-cell>
                <table:table-cell table:style-name="ce10" office:value-type="float" office:value="1">
                  <text:p>1</text:p>
                </table:table-cell>
                <table:table-cell table:style-name="ce19"/>
                <table:table-cell table:style-name="ce19" office:value-type="float" office:value="1">
                  <text:p>1</text:p>
                </table:table-cell>
                <table:table-cell table:style-name="ce19"/>
                <table:table-cell table:style-name="ce19" table:number-columns-repeated="2"/>
                <table:table-cell table:style-name="ce23"/>
                <table:table-cell table:style-name="ce15" office:value-type="string">
                  <text:p>wf</text:p>
                </table:table-cell>
                <table:table-cell office:value-type="string">
                  <text:p>adm</text:p>
                </table:table-cell>
                <table:table-cell table:style-name="ce10" table:formula="of:=SUM([.D13:.H13])" office:value-type="float" office:value="1">
                  <text:p>1</text:p>
                </table:table-cell>
                <table:table-cell table:style-name="ce38" table:formula="of:=[.D13]/[.L13]" office:value-type="percentage" office:value="0">
                  <text:p>0%</text:p>
                </table:table-cell>
                <table:table-cell table:style-name="ce38" table:formula="of:=([.D13]+[.E13])/[.L13]" office:value-type="percentage" office:value="1">
                  <text:p>100%</text:p>
                </table:table-cell>
                <table:table-cell table:style-name="ce38" table:formula="of:=SUM([.D13:.F13])/[.L13]" office:value-type="percentage" office:value="1">
                  <text:p>100%</text:p>
                </table:table-cell>
                <table:table-cell table:style-name="ce38" table:formula="of:=SUM([.D13:.G13])/[.L13]" office:value-type="percentage" office:value="1">
                  <text:p>100%</text:p>
                </table:table-cell>
                <table:table-cell table:style-name="ce38" table:formula="of:=SUM([.D13:.H13])/[.L13]" office:value-type="percentage" office:value="1">
                  <text:p>100%</text:p>
                </table:table-cell>
                <table:table-cell table:style-name="ce10"/>
                <table:table-cell table:number-columns-repeated="1006"/>
              </table:table-row>
              <table:table-row table:style-name="ro2">
                <table:table-cell table:style-name="ce6" office:value-type="string">
                  <text:p>1.3.2</text:p>
                </table:table-cell>
                <table:table-cell table:style-name="ce10" office:value-type="string">
                  <text:p>Visão detalhada de um registro</text:p>
                </table:table-cell>
                <table:table-cell table:style-name="ce10" office:value-type="float" office:value="5">
                  <text:p>5</text:p>
                </table:table-cell>
                <table:table-cell table:number-columns-repeated="3" table:style-name="ce19" office:value-type="float" office:value="1">
                  <text:p>1</text:p>
                </table:table-cell>
                <table:table-cell table:style-name="ce19" table:number-columns-repeated="2"/>
                <table:table-cell table:style-name="ce23"/>
                <table:table-cell table:style-name="ce15"/>
                <table:table-cell/>
                <table:table-cell table:style-name="ce10" table:formula="of:=SUM([.D14:.H14])" office:value-type="float" office:value="3">
                  <text:p>3</text:p>
                </table:table-cell>
                <table:table-cell table:style-name="ce38" table:formula="of:=[.D14]/[.L14]" office:value-type="percentage" office:value="0.333333333333333">
                  <text:p>33%</text:p>
                </table:table-cell>
                <table:table-cell table:style-name="ce38" table:formula="of:=([.D14]+[.E14])/[.L14]" office:value-type="percentage" office:value="0.666666666666667">
                  <text:p>67%</text:p>
                </table:table-cell>
                <table:table-cell table:style-name="ce38" table:formula="of:=SUM([.D14:.F14])/[.L14]" office:value-type="percentage" office:value="1">
                  <text:p>100%</text:p>
                </table:table-cell>
                <table:table-cell table:style-name="ce38" table:formula="of:=SUM([.D14:.G14])/[.L14]" office:value-type="percentage" office:value="1">
                  <text:p>100%</text:p>
                </table:table-cell>
                <table:table-cell table:style-name="ce38" table:formula="of:=SUM([.D14:.H14])/[.L14]" office:value-type="percentage" office:value="1">
                  <text:p>100%</text:p>
                </table:table-cell>
                <table:table-cell table:style-name="ce10"/>
                <table:table-cell table:number-columns-repeated="1006"/>
              </table:table-row>
              <table:table-row table:style-name="ro2">
                <table:table-cell table:style-name="ce6" office:value-type="string">
                  <text:p>1.3.3</text:p>
                </table:table-cell>
                <table:table-cell table:style-name="ce10" office:value-type="string">
                  <text:p>Comentários do revisor campo a campo</text:p>
                </table:table-cell>
                <table:table-cell table:style-name="ce10" office:value-type="float" office:value="3">
                  <text:p>3</text:p>
                </table:table-cell>
                <table:table-cell table:number-columns-repeated="2" table:style-name="ce19"/>
                <table:table-cell table:style-name="ce19" office:value-type="float" office:value="1">
                  <text:p>1</text:p>
                </table:table-cell>
                <table:table-cell table:style-name="ce19" table:number-columns-repeated="2"/>
                <table:table-cell table:style-name="ce23"/>
                <table:table-cell table:style-name="ce15" office:value-type="string">
                  <text:p>rev</text:p>
                </table:table-cell>
                <table:table-cell/>
                <table:table-cell table:style-name="ce10" table:formula="of:=SUM([.D15:.H15])" office:value-type="float" office:value="1">
                  <text:p>1</text:p>
                </table:table-cell>
                <table:table-cell table:style-name="ce38" table:formula="of:=[.D15]/[.L15]" office:value-type="percentage" office:value="0">
                  <text:p>0%</text:p>
                </table:table-cell>
                <table:table-cell table:style-name="ce38" table:formula="of:=([.D15]+[.E15])/[.L15]" office:value-type="percentage" office:value="0">
                  <text:p>0%</text:p>
                </table:table-cell>
                <table:table-cell table:style-name="ce38" table:formula="of:=SUM([.D15:.F15])/[.L15]" office:value-type="percentage" office:value="1">
                  <text:p>100%</text:p>
                </table:table-cell>
                <table:table-cell table:style-name="ce38" table:formula="of:=SUM([.D15:.G15])/[.L15]" office:value-type="percentage" office:value="1">
                  <text:p>100%</text:p>
                </table:table-cell>
                <table:table-cell table:style-name="ce38" table:formula="of:=SUM([.D15:.H15])/[.L15]" office:value-type="percentage" office:value="1">
                  <text:p>100%</text:p>
                </table:table-cell>
                <table:table-cell table:style-name="ce10"/>
                <table:table-cell table:number-columns-repeated="1006"/>
              </table:table-row>
              <table:table-row table:style-name="ro2">
                <table:table-cell table:style-name="ce6" office:value-type="string">
                  <text:p>1.3.4</text:p>
                </table:table-cell>
                <table:table-cell table:style-name="ce10" office:value-type="string">
                  <text:p>Comentário geral do revisor</text:p>
                </table:table-cell>
                <table:table-cell table:style-name="ce10" office:value-type="float" office:value="1">
                  <text:p>1</text:p>
                </table:table-cell>
                <table:table-cell table:style-name="ce19"/>
                <table:table-cell table:style-name="ce19" office:value-type="float" office:value="1">
                  <text:p>1</text:p>
                </table:table-cell>
                <table:table-cell table:style-name="ce19"/>
                <table:table-cell table:style-name="ce19" table:number-columns-repeated="2"/>
                <table:table-cell table:style-name="ce23"/>
                <table:table-cell table:style-name="ce15" office:value-type="string">
                  <text:p>rev</text:p>
                </table:table-cell>
                <table:table-cell/>
                <table:table-cell table:style-name="ce10" table:formula="of:=SUM([.D16:.H16])" office:value-type="float" office:value="1">
                  <text:p>1</text:p>
                </table:table-cell>
                <table:table-cell table:style-name="ce38" table:formula="of:=[.D16]/[.L16]" office:value-type="percentage" office:value="0">
                  <text:p>0%</text:p>
                </table:table-cell>
                <table:table-cell table:style-name="ce38" table:formula="of:=([.D16]+[.E16])/[.L16]" office:value-type="percentage" office:value="1">
                  <text:p>100%</text:p>
                </table:table-cell>
                <table:table-cell table:style-name="ce38" table:formula="of:=SUM([.D16:.F16])/[.L16]" office:value-type="percentage" office:value="1">
                  <text:p>100%</text:p>
                </table:table-cell>
                <table:table-cell table:style-name="ce38" table:formula="of:=SUM([.D16:.G16])/[.L16]" office:value-type="percentage" office:value="1">
                  <text:p>100%</text:p>
                </table:table-cell>
                <table:table-cell table:style-name="ce38" table:formula="of:=SUM([.D16:.H16])/[.L16]" office:value-type="percentage" office:value="1">
                  <text:p>100%</text:p>
                </table:table-cell>
                <table:table-cell table:style-name="ce10"/>
                <table:table-cell table:number-columns-repeated="1006"/>
              </table:table-row>
              <table:table-row table:style-name="ro2">
                <table:table-cell table:style-name="ce6" office:value-type="string">
                  <text:p>1.3.5</text:p>
                </table:table-cell>
                <table:table-cell table:style-name="ce10" office:value-type="string">
                  <text:p>Visualização das alterações</text:p>
                </table:table-cell>
                <table:table-cell table:style-name="ce10" office:value-type="float" office:value="3">
                  <text:p>3</text:p>
                </table:table-cell>
                <table:table-cell table:style-name="ce19"/>
                <table:table-cell table:style-name="ce19" office:value-type="float" office:value="1">
                  <text:p>1</text:p>
                </table:table-cell>
                <table:table-cell table:style-name="ce19"/>
                <table:table-cell table:style-name="ce19" table:number-columns-repeated="2"/>
                <table:table-cell table:style-name="ce23"/>
                <table:table-cell table:style-name="ce15" office:value-type="string">
                  <text:p>log</text:p>
                </table:table-cell>
                <table:table-cell/>
                <table:table-cell table:style-name="ce10" table:formula="of:=SUM([.D17:.H17])" office:value-type="float" office:value="1">
                  <text:p>1</text:p>
                </table:table-cell>
                <table:table-cell table:style-name="ce38" table:formula="of:=[.D17]/[.L17]" office:value-type="percentage" office:value="0">
                  <text:p>0%</text:p>
                </table:table-cell>
                <table:table-cell table:style-name="ce38" table:formula="of:=([.D17]+[.E17])/[.L17]" office:value-type="percentage" office:value="1">
                  <text:p>100%</text:p>
                </table:table-cell>
                <table:table-cell table:style-name="ce38" table:formula="of:=SUM([.D17:.F17])/[.L17]" office:value-type="percentage" office:value="1">
                  <text:p>100%</text:p>
                </table:table-cell>
                <table:table-cell table:style-name="ce38" table:formula="of:=SUM([.D17:.G17])/[.L17]" office:value-type="percentage" office:value="1">
                  <text:p>100%</text:p>
                </table:table-cell>
                <table:table-cell table:style-name="ce38" table:formula="of:=SUM([.D17:.H17])/[.L17]" office:value-type="percentage" office:value="1">
                  <text:p>100%</text:p>
                </table:table-cell>
                <table:table-cell table:style-name="ce10"/>
                <table:table-cell table:number-columns-repeated="1006"/>
              </table:table-row>
            </table:table-row-group>
            <table:table-row table:style-name="ro2">
              <table:table-cell table:style-name="ce6" office:value-type="string">
                <text:p>1.3.6</text:p>
              </table:table-cell>
              <table:table-cell table:style-name="ce10" office:value-type="string">
                <text:p>Workflow básico</text:p>
              </table:table-cell>
              <table:table-cell table:style-name="ce10" office:value-type="float" office:value="3">
                <text:p>3</text:p>
              </table:table-cell>
              <table:table-cell table:style-name="ce19"/>
              <table:table-cell table:number-columns-repeated="2"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table:style-name="ce15" office:value-type="string">
                <text:p>wf</text:p>
              </table:table-cell>
              <table:table-cell/>
              <table:table-cell table:style-name="ce10" table:formula="of:=SUM([.D18:.H18])" office:value-type="float" office:value="2">
                <text:p>2</text:p>
              </table:table-cell>
              <table:table-cell table:style-name="ce38" table:formula="of:=[.D18]/[.L18]" office:value-type="percentage" office:value="0">
                <text:p>0%</text:p>
              </table:table-cell>
              <table:table-cell table:style-name="ce38" table:formula="of:=([.D18]+[.E18])/[.L18]" office:value-type="percentage" office:value="0.5">
                <text:p>50%</text:p>
              </table:table-cell>
              <table:table-cell table:style-name="ce38" table:formula="of:=SUM([.D18:.F18])/[.L18]" office:value-type="percentage" office:value="1">
                <text:p>100%</text:p>
              </table:table-cell>
              <table:table-cell table:style-name="ce38" table:formula="of:=SUM([.D18:.G18])/[.L18]" office:value-type="percentage" office:value="1">
                <text:p>100%</text:p>
              </table:table-cell>
              <table:table-cell table:style-name="ce38" table:formula="of:=SUM([.D18:.H18])/[.L18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</table:table-row-group>
          <table:table-row table:style-name="ro3">
            <table:table-cell table:style-name="ce5" office:value-type="string">
              <text:p>1.4</text:p>
            </table:table-cell>
            <table:table-cell table:style-name="ce9" office:value-type="string">
              <text:p>Edição de dados de um registro</text:p>
            </table:table-cell>
            <table:table-cell table:style-name="ce9"/>
            <table:table-cell table:style-name="ce21" table:number-columns-repeated="5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6"/>
          </table:table-row>
          <table:table-row-group>
            <table:table-row table:style-name="ro2">
              <table:table-cell table:style-name="ce6" office:value-type="string">
                <text:p>1.4.1</text:p>
              </table:table-cell>
              <table:table-cell table:style-name="ce10" office:value-type="string">
                <text:p>Registro das alterações</text:p>
              </table:table-cell>
              <table:table-cell table:style-name="ce10" office:value-type="float" office:value="8">
                <text:p>8</text:p>
              </table:table-cell>
              <table:table-cell table:style-name="ce19"/>
              <table:table-cell table:number-columns-repeated="2"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table:style-name="ce15" office:value-type="string">
                <text:p>log</text:p>
              </table:table-cell>
              <table:table-cell/>
              <table:table-cell table:style-name="ce10" table:formula="of:=SUM([.D20:.H20])" office:value-type="float" office:value="2">
                <text:p>2</text:p>
              </table:table-cell>
              <table:table-cell table:style-name="ce38" table:formula="of:=[.D20]/[.L20]" office:value-type="percentage" office:value="0">
                <text:p>0%</text:p>
              </table:table-cell>
              <table:table-cell table:style-name="ce38" table:formula="of:=([.D20]+[.E20])/[.L20]" office:value-type="percentage" office:value="0.5">
                <text:p>50%</text:p>
              </table:table-cell>
              <table:table-cell table:style-name="ce38" table:formula="of:=SUM([.D20:.F20])/[.L20]" office:value-type="percentage" office:value="1">
                <text:p>100%</text:p>
              </table:table-cell>
              <table:table-cell table:style-name="ce38" table:formula="of:=SUM([.D20:.G20])/[.L20]" office:value-type="percentage" office:value="1">
                <text:p>100%</text:p>
              </table:table-cell>
              <table:table-cell table:style-name="ce38" table:formula="of:=SUM([.D20:.H20])/[.L20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  <table:table-row table:style-name="ro2">
              <table:table-cell table:style-name="ce6" office:value-type="string">
                <text:p>1.4.2</text:p>
              </table:table-cell>
              <table:table-cell table:style-name="ce10" office:value-type="string">
                <text:p>Sumário do estado da edição</text:p>
              </table:table-cell>
              <table:table-cell table:style-name="ce10" office:value-type="float" office:value="3">
                <text:p>3</text:p>
              </table:table-cell>
              <table:table-cell table:number-columns-repeated="2" table:style-name="ce19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table:style-name="ce15"/>
              <table:table-cell/>
              <table:table-cell table:style-name="ce10" table:formula="of:=SUM([.D21:.H21])" office:value-type="float" office:value="1">
                <text:p>1</text:p>
              </table:table-cell>
              <table:table-cell table:style-name="ce38" table:formula="of:=[.D21]/[.L21]" office:value-type="percentage" office:value="0">
                <text:p>0%</text:p>
              </table:table-cell>
              <table:table-cell table:style-name="ce38" table:formula="of:=([.D21]+[.E21])/[.L21]" office:value-type="percentage" office:value="0">
                <text:p>0%</text:p>
              </table:table-cell>
              <table:table-cell table:style-name="ce38" table:formula="of:=SUM([.D21:.F21])/[.L21]" office:value-type="percentage" office:value="1">
                <text:p>100%</text:p>
              </table:table-cell>
              <table:table-cell table:style-name="ce38" table:formula="of:=SUM([.D21:.G21])/[.L21]" office:value-type="percentage" office:value="1">
                <text:p>100%</text:p>
              </table:table-cell>
              <table:table-cell table:style-name="ce38" table:formula="of:=SUM([.D21:.H21])/[.L21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  <table:table-row table:style-name="ro2">
              <table:table-cell table:style-name="ce6" office:value-type="string">
                <text:p>1.4.3</text:p>
              </table:table-cell>
              <table:table-cell table:style-name="ce10" office:value-type="string">
                <text:p>Validação levando em conta comentários do revisor</text:p>
              </table:table-cell>
              <table:table-cell table:style-name="ce10" office:value-type="float" office:value="3">
                <text:p>3</text:p>
              </table:table-cell>
              <table:table-cell table:number-columns-repeated="2" table:style-name="ce19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table:style-name="ce15" office:value-type="string">
                <text:p>rev</text:p>
              </table:table-cell>
              <table:table-cell/>
              <table:table-cell table:style-name="ce10" table:formula="of:=SUM([.D22:.H22])" office:value-type="float" office:value="1">
                <text:p>1</text:p>
              </table:table-cell>
              <table:table-cell table:style-name="ce38" table:formula="of:=[.D22]/[.L22]" office:value-type="percentage" office:value="0">
                <text:p>0%</text:p>
              </table:table-cell>
              <table:table-cell table:style-name="ce38" table:formula="of:=([.D22]+[.E22])/[.L22]" office:value-type="percentage" office:value="0">
                <text:p>0%</text:p>
              </table:table-cell>
              <table:table-cell table:style-name="ce38" table:formula="of:=SUM([.D22:.F22])/[.L22]" office:value-type="percentage" office:value="1">
                <text:p>100%</text:p>
              </table:table-cell>
              <table:table-cell table:style-name="ce38" table:formula="of:=SUM([.D22:.G22])/[.L22]" office:value-type="percentage" office:value="1">
                <text:p>100%</text:p>
              </table:table-cell>
              <table:table-cell table:style-name="ce38" table:formula="of:=SUM([.D22:.H22])/[.L22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</table:table-row-group>
          <table:table-row table:style-name="ro3">
            <table:table-cell table:style-name="ce5" office:value-type="string">
              <text:p>1.5</text:p>
            </table:table-cell>
            <table:table-cell table:style-name="ce9" office:value-type="string">
              <text:p>Tradução do registro</text:p>
            </table:table-cell>
            <table:table-cell table:style-name="ce9"/>
            <table:table-cell table:style-name="ce21" table:number-columns-repeated="5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6"/>
          </table:table-row>
          <table:table-row-group>
            <table:table-row table:style-name="ro2">
              <table:table-cell table:style-name="ce6" office:value-type="string">
                <text:p>1.5.1</text:p>
              </table:table-cell>
              <table:table-cell table:style-name="ce10" office:value-type="string">
                <text:p>Formulário de tradução</text:p>
              </table:table-cell>
              <table:table-cell table:style-name="ce10" office:value-type="float" office:value="5">
                <text:p>5</text:p>
              </table:table-cell>
              <table:table-cell table:number-columns-repeated="3" table:style-name="ce19"/>
              <table:table-cell table:number-columns-repeated="2" table:style-name="ce19" office:value-type="float" office:value="1">
                <text:p>1</text:p>
              </table:table-cell>
              <table:table-cell table:style-name="ce23"/>
              <table:table-cell table:style-name="ce15" office:value-type="string">
                <text:p>tr</text:p>
              </table:table-cell>
              <table:table-cell/>
              <table:table-cell table:style-name="ce10" table:formula="of:=SUM([.D24:.H24])" office:value-type="float" office:value="2">
                <text:p>2</text:p>
              </table:table-cell>
              <table:table-cell table:style-name="ce38" table:formula="of:=[.D24]/[.L24]" office:value-type="percentage" office:value="0">
                <text:p>0%</text:p>
              </table:table-cell>
              <table:table-cell table:style-name="ce38" table:formula="of:=([.D24]+[.E24])/[.L24]" office:value-type="percentage" office:value="0">
                <text:p>0%</text:p>
              </table:table-cell>
              <table:table-cell table:style-name="ce38" table:formula="of:=SUM([.D24:.F24])/[.L24]" office:value-type="percentage" office:value="0">
                <text:p>0%</text:p>
              </table:table-cell>
              <table:table-cell table:style-name="ce38" table:formula="of:=SUM([.D24:.G24])/[.L24]" office:value-type="percentage" office:value="0.5">
                <text:p>50%</text:p>
              </table:table-cell>
              <table:table-cell table:style-name="ce38" table:formula="of:=SUM([.D24:.H24])/[.L24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  <table:table-row table:style-name="ro2">
              <table:table-cell table:style-name="ce6" office:value-type="string">
                <text:p>1.5.2</text:p>
              </table:table-cell>
              <table:table-cell table:style-name="ce11" office:value-type="string">
                <text:p>Validação da tradução</text:p>
              </table:table-cell>
              <table:table-cell table:style-name="ce11" office:value-type="float" office:value="2">
                <text:p>2</text:p>
              </table:table-cell>
              <table:table-cell table:number-columns-repeated="3" table:style-name="ce19"/>
              <table:table-cell table:style-name="ce22" office:value-type="float" office:value="1">
                <text:p>1</text:p>
              </table:table-cell>
              <table:table-cell table:style-name="ce19" office:value-type="float" office:value="1">
                <text:p>1</text:p>
              </table:table-cell>
              <table:table-cell table:style-name="ce23"/>
              <table:table-cell table:style-name="ce15" office:value-type="string">
                <text:p>tr</text:p>
              </table:table-cell>
              <table:table-cell/>
              <table:table-cell table:style-name="ce10" table:formula="of:=SUM([.D25:.H25])" office:value-type="float" office:value="2">
                <text:p>2</text:p>
              </table:table-cell>
              <table:table-cell table:style-name="ce38" table:formula="of:=[.D25]/[.L25]" office:value-type="percentage" office:value="0">
                <text:p>0%</text:p>
              </table:table-cell>
              <table:table-cell table:style-name="ce38" table:formula="of:=([.D25]+[.E25])/[.L25]" office:value-type="percentage" office:value="0">
                <text:p>0%</text:p>
              </table:table-cell>
              <table:table-cell table:style-name="ce38" table:formula="of:=SUM([.D25:.F25])/[.L25]" office:value-type="percentage" office:value="0">
                <text:p>0%</text:p>
              </table:table-cell>
              <table:table-cell table:style-name="ce38" table:formula="of:=SUM([.D25:.G25])/[.L25]" office:value-type="percentage" office:value="0.5">
                <text:p>50%</text:p>
              </table:table-cell>
              <table:table-cell table:style-name="ce38" table:formula="of:=SUM([.D25:.H25])/[.L25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</table:table-row-group>
          <table:table-row table:style-name="ro3">
            <table:table-cell table:style-name="ce5" office:value-type="string">
              <text:p>1.6</text:p>
            </table:table-cell>
            <table:table-cell table:style-name="ce9" office:value-type="string">
              <text:p>Cadastramento de usuário</text:p>
            </table:table-cell>
            <table:table-cell table:style-name="ce9"/>
            <table:table-cell table:style-name="ce21" table:number-columns-repeated="5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6"/>
          </table:table-row>
          <table:table-row-group>
            <table:table-row table:style-name="ro2">
              <table:table-cell table:style-name="ce6" office:value-type="string">
                <text:p>1.6.1</text:p>
              </table:table-cell>
              <table:table-cell table:style-name="ce10" office:value-type="string">
                <text:p>Formulário de cadastramento</text:p>
              </table:table-cell>
              <table:table-cell table:style-name="ce10" office:value-type="float" office:value="3">
                <text:p>3</text:p>
              </table:table-cell>
              <table:table-cell table:number-columns-repeated="2" table:style-name="ce19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table:style-name="ce15" office:value-type="string">
                <text:p>us</text:p>
              </table:table-cell>
              <table:table-cell/>
              <table:table-cell table:style-name="ce10" table:formula="of:=SUM([.D27:.H27])" office:value-type="float" office:value="1">
                <text:p>1</text:p>
              </table:table-cell>
              <table:table-cell table:style-name="ce38" table:formula="of:=[.D27]/[.L27]" office:value-type="percentage" office:value="0">
                <text:p>0%</text:p>
              </table:table-cell>
              <table:table-cell table:style-name="ce38" table:formula="of:=([.D27]+[.E27])/[.L27]" office:value-type="percentage" office:value="0">
                <text:p>0%</text:p>
              </table:table-cell>
              <table:table-cell table:style-name="ce38" table:formula="of:=SUM([.D27:.F27])/[.L27]" office:value-type="percentage" office:value="1">
                <text:p>100%</text:p>
              </table:table-cell>
              <table:table-cell table:style-name="ce38" table:formula="of:=SUM([.D27:.G27])/[.L27]" office:value-type="percentage" office:value="1">
                <text:p>100%</text:p>
              </table:table-cell>
              <table:table-cell table:style-name="ce38" table:formula="of:=SUM([.D27:.H27])/[.L27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  <table:table-row table:style-name="ro2">
              <table:table-cell table:style-name="ce6" office:value-type="string">
                <text:p>1.6.2</text:p>
              </table:table-cell>
              <table:table-cell table:style-name="ce10" office:value-type="string">
                <text:p>Confirmação do e-mail do usuário</text:p>
              </table:table-cell>
              <table:table-cell table:style-name="ce10" office:value-type="float" office:value="2">
                <text:p>2</text:p>
              </table:table-cell>
              <table:table-cell table:number-columns-repeated="3" table:style-name="ce19"/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23"/>
              <table:table-cell table:style-name="ce15" office:value-type="string">
                <text:p>us</text:p>
              </table:table-cell>
              <table:table-cell/>
              <table:table-cell table:style-name="ce10" table:formula="of:=SUM([.D28:.H28])" office:value-type="float" office:value="1">
                <text:p>1</text:p>
              </table:table-cell>
              <table:table-cell table:style-name="ce38" table:formula="of:=[.D28]/[.L28]" office:value-type="percentage" office:value="0">
                <text:p>0%</text:p>
              </table:table-cell>
              <table:table-cell table:style-name="ce38" table:formula="of:=([.D28]+[.E28])/[.L28]" office:value-type="percentage" office:value="0">
                <text:p>0%</text:p>
              </table:table-cell>
              <table:table-cell table:style-name="ce38" table:formula="of:=SUM([.D28:.F28])/[.L28]" office:value-type="percentage" office:value="0">
                <text:p>0%</text:p>
              </table:table-cell>
              <table:table-cell table:style-name="ce38" table:formula="of:=SUM([.D28:.G28])/[.L28]" office:value-type="percentage" office:value="0">
                <text:p>0%</text:p>
              </table:table-cell>
              <table:table-cell table:style-name="ce38" table:formula="of:=SUM([.D28:.H28])/[.L28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</table:table-row-group>
          <table:table-row table:style-name="ro3">
            <table:table-cell table:style-name="ce5" office:value-type="string">
              <text:p>1.7</text:p>
            </table:table-cell>
            <table:table-cell table:style-name="ce9" office:value-type="string">
              <text:p>Identificação de usuário</text:p>
            </table:table-cell>
            <table:table-cell table:style-name="ce9"/>
            <table:table-cell table:style-name="ce21" table:number-columns-repeated="5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6"/>
          </table:table-row>
          <table:table-row-group>
            <table:table-row table:style-name="ro2">
              <table:table-cell table:style-name="ce6" office:value-type="string">
                <text:p>1.7.1</text:p>
              </table:table-cell>
              <table:table-cell table:style-name="ce10" office:value-type="string">
                <text:p>Autenticação (login)</text:p>
              </table:table-cell>
              <table:table-cell table:style-name="ce10" office:value-type="float" office:value="1">
                <text:p>1</text:p>
              </table:table-cell>
              <table:table-cell table:style-name="ce19" office:value-type="float" office:value="1">
                <text:p>1</text:p>
              </table:table-cell>
              <table:table-cell table:number-columns-repeated="2" table:style-name="ce19"/>
              <table:table-cell table:style-name="ce19" table:number-columns-repeated="2"/>
              <table:table-cell table:style-name="ce23"/>
              <table:table-cell table:style-name="ce15" office:value-type="string">
                <text:p>us</text:p>
              </table:table-cell>
              <table:table-cell/>
              <table:table-cell table:style-name="ce10" table:formula="of:=SUM([.D30:.H30])" office:value-type="float" office:value="1">
                <text:p>1</text:p>
              </table:table-cell>
              <table:table-cell table:style-name="ce38" table:formula="of:=[.D30]/[.L30]" office:value-type="percentage" office:value="1">
                <text:p>100%</text:p>
              </table:table-cell>
              <table:table-cell table:style-name="ce38" table:formula="of:=([.D30]+[.E30])/[.L30]" office:value-type="percentage" office:value="1">
                <text:p>100%</text:p>
              </table:table-cell>
              <table:table-cell table:style-name="ce38" table:formula="of:=SUM([.D30:.F30])/[.L30]" office:value-type="percentage" office:value="1">
                <text:p>100%</text:p>
              </table:table-cell>
              <table:table-cell table:style-name="ce38" table:formula="of:=SUM([.D30:.G30])/[.L30]" office:value-type="percentage" office:value="1">
                <text:p>100%</text:p>
              </table:table-cell>
              <table:table-cell table:style-name="ce38" table:formula="of:=SUM([.D30:.H30])/[.L30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  <table:table-row table:style-name="ro2">
              <table:table-cell table:style-name="ce6" office:value-type="string">
                <text:p>1.7.2</text:p>
              </table:table-cell>
              <table:table-cell table:style-name="ce10" office:value-type="string">
                <text:p>Credenciamento (off-band)</text:p>
              </table:table-cell>
              <table:table-cell table:style-name="ce10" office:value-type="float" office:value="3">
                <text:p>3</text:p>
              </table:table-cell>
              <table:table-cell table:style-name="ce19" table:number-columns-repeated="5"/>
              <table:table-cell table:style-name="ce23" office:value-type="float" office:value="1">
                <text:p>1</text:p>
              </table:table-cell>
              <table:table-cell table:style-name="ce15" office:value-type="string">
                <text:p>us</text:p>
              </table:table-cell>
              <table:table-cell/>
              <table:table-cell table:style-name="ce10"/>
              <table:table-cell table:style-name="ce38"/>
              <table:table-cell table:style-name="ce10" table:number-columns-repeated="5"/>
              <table:table-cell table:number-columns-repeated="1006"/>
            </table:table-row>
          </table:table-row-group>
          <table:table-row table:style-name="ro3">
            <table:table-cell table:style-name="ce5" office:value-type="string">
              <text:p>1.8</text:p>
            </table:table-cell>
            <table:table-cell table:style-name="ce9" office:value-type="string">
              <text:p>Log de mudanças</text:p>
            </table:table-cell>
            <table:table-cell table:style-name="ce9"/>
            <table:table-cell table:style-name="ce21" table:number-columns-repeated="5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6"/>
          </table:table-row>
          <table:table-row-group>
            <table:table-row table:style-name="ro2">
              <table:table-cell table:style-name="ce6" office:value-type="string">
                <text:p>1.8.1</text:p>
              </table:table-cell>
              <table:table-cell table:style-name="ce10" office:value-type="string">
                <text:p>Definição do formato</text:p>
              </table:table-cell>
              <table:table-cell table:style-name="ce10" office:value-type="float" office:value="3">
                <text:p>3</text:p>
              </table:table-cell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19"/>
              <table:table-cell table:style-name="ce19" table:number-columns-repeated="2"/>
              <table:table-cell table:style-name="ce23"/>
              <table:table-cell table:style-name="ce15" office:value-type="string">
                <text:p>log</text:p>
              </table:table-cell>
              <table:table-cell/>
              <table:table-cell table:style-name="ce10" table:formula="of:=SUM([.D33:.H33])" office:value-type="float" office:value="1">
                <text:p>1</text:p>
              </table:table-cell>
              <table:table-cell table:style-name="ce38" table:formula="of:=[.D33]/[.L33]" office:value-type="percentage" office:value="0">
                <text:p>0%</text:p>
              </table:table-cell>
              <table:table-cell table:style-name="ce38" table:formula="of:=([.D33]+[.E33])/[.L33]" office:value-type="percentage" office:value="1">
                <text:p>100%</text:p>
              </table:table-cell>
              <table:table-cell table:style-name="ce38" table:formula="of:=SUM([.D33:.F33])/[.L33]" office:value-type="percentage" office:value="1">
                <text:p>100%</text:p>
              </table:table-cell>
              <table:table-cell table:style-name="ce38" table:formula="of:=SUM([.D33:.G33])/[.L33]" office:value-type="percentage" office:value="1">
                <text:p>100%</text:p>
              </table:table-cell>
              <table:table-cell table:style-name="ce38" table:formula="of:=SUM([.D33:.H33])/[.L33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  <table:table-row table:style-name="ro2">
              <table:table-cell table:style-name="ce6" office:value-type="string">
                <text:p>1.8.2</text:p>
              </table:table-cell>
              <table:table-cell table:style-name="ce10" office:value-type="string">
                <text:p>Persistência</text:p>
              </table:table-cell>
              <table:table-cell table:style-name="ce10" office:value-type="float" office:value="3">
                <text:p>3</text:p>
              </table:table-cell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19" table:number-columns-repeated="3"/>
              <table:table-cell table:style-name="ce23"/>
              <table:table-cell table:style-name="ce15" office:value-type="string">
                <text:p>log</text:p>
              </table:table-cell>
              <table:table-cell/>
              <table:table-cell table:style-name="ce10" table:formula="of:=SUM([.D34:.H34])" office:value-type="float" office:value="1">
                <text:p>1</text:p>
              </table:table-cell>
              <table:table-cell table:style-name="ce38" table:formula="of:=[.D34]/[.L34]" office:value-type="percentage" office:value="0">
                <text:p>0%</text:p>
              </table:table-cell>
              <table:table-cell table:style-name="ce10" table:number-columns-repeated="5"/>
              <table:table-cell table:number-columns-repeated="1006"/>
            </table:table-row>
          </table:table-row-group>
          <table:table-row table:style-name="ro3">
            <table:table-cell table:style-name="ce5" office:value-type="string">
              <text:p>1.9</text:p>
            </table:table-cell>
            <table:table-cell table:style-name="ce9" office:value-type="string">
              <text:p>Segurança</text:p>
            </table:table-cell>
            <table:table-cell table:style-name="ce9"/>
            <table:table-cell table:style-name="ce21" table:number-columns-repeated="5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6"/>
          </table:table-row>
          <table:table-row-group>
            <table:table-row table:style-name="ro2">
              <table:table-cell table:style-name="ce6" office:value-type="string">
                <text:p>1.9.1</text:p>
              </table:table-cell>
              <table:table-cell table:style-name="ce10" office:value-type="string">
                <text:p>Configuração SSL</text:p>
              </table:table-cell>
              <table:table-cell table:style-name="ce10" office:value-type="float" office:value="5">
                <text:p>5</text:p>
              </table:table-cell>
              <table:table-cell table:number-columns-repeated="2" table:style-name="ce19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table:style-name="ce15"/>
              <table:table-cell/>
              <table:table-cell table:style-name="ce10" table:formula="of:=SUM([.D36:.H36])" office:value-type="float" office:value="1">
                <text:p>1</text:p>
              </table:table-cell>
              <table:table-cell table:style-name="ce38" table:formula="of:=[.D36]/[.L36]" office:value-type="percentage" office:value="0">
                <text:p>0%</text:p>
              </table:table-cell>
              <table:table-cell table:style-name="ce38" table:formula="of:=([.D36]+[.E36])/[.L36]" office:value-type="percentage" office:value="0">
                <text:p>0%</text:p>
              </table:table-cell>
              <table:table-cell table:style-name="ce38" table:formula="of:=SUM([.D36:.F36])/[.L36]" office:value-type="percentage" office:value="1">
                <text:p>100%</text:p>
              </table:table-cell>
              <table:table-cell table:style-name="ce38" table:formula="of:=SUM([.D36:.G36])/[.L36]" office:value-type="percentage" office:value="1">
                <text:p>100%</text:p>
              </table:table-cell>
              <table:table-cell table:style-name="ce38" table:formula="of:=SUM([.D36:.H36])/[.L36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  <table:table-row table:style-name="ro2">
              <table:table-cell table:style-name="ce6" office:value-type="string">
                <text:p>1.9.2</text:p>
              </table:table-cell>
              <table:table-cell table:style-name="ce10" office:value-type="string">
                <text:p>Obtenção de certificado definitivo</text:p>
              </table:table-cell>
              <table:table-cell table:style-name="ce10" office:value-type="float" office:value="5">
                <text:p>5</text:p>
              </table:table-cell>
              <table:table-cell table:number-columns-repeated="3" table:style-name="ce19"/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23"/>
              <table:table-cell table:style-name="ce15"/>
              <table:table-cell/>
              <table:table-cell table:style-name="ce10" table:formula="of:=SUM([.D37:.H37])" office:value-type="float" office:value="1">
                <text:p>1</text:p>
              </table:table-cell>
              <table:table-cell table:style-name="ce38" table:formula="of:=[.D37]/[.L37]" office:value-type="percentage" office:value="0">
                <text:p>0%</text:p>
              </table:table-cell>
              <table:table-cell table:style-name="ce38" table:formula="of:=([.D37]+[.E37])/[.L37]" office:value-type="percentage" office:value="0">
                <text:p>0%</text:p>
              </table:table-cell>
              <table:table-cell table:style-name="ce38" table:formula="of:=SUM([.D37:.F37])/[.L37]" office:value-type="percentage" office:value="0">
                <text:p>0%</text:p>
              </table:table-cell>
              <table:table-cell table:style-name="ce38" table:formula="of:=SUM([.D37:.G37])/[.L37]" office:value-type="percentage" office:value="0">
                <text:p>0%</text:p>
              </table:table-cell>
              <table:table-cell table:style-name="ce38" table:formula="of:=SUM([.D37:.H37])/[.L37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</table:table-row-group>
          <table:table-row table:style-name="ro3">
            <table:table-cell table:style-name="ce5" office:value-type="string">
              <text:p>1.A</text:p>
            </table:table-cell>
            <table:table-cell table:style-name="ce9" office:value-type="string">
              <text:p>Design</text:p>
            </table:table-cell>
            <table:table-cell table:style-name="ce9"/>
            <table:table-cell table:style-name="ce21" table:number-columns-repeated="5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6"/>
          </table:table-row>
          <table:table-row-group>
            <table:table-row table:style-name="ro2">
              <table:table-cell table:style-name="ce6" office:value-type="string">
                <text:p>1.A.1</text:p>
              </table:table-cell>
              <table:table-cell table:style-name="ce10" office:value-type="string">
                <text:p>Projeto gráfico</text:p>
              </table:table-cell>
              <table:table-cell table:style-name="ce10" office:value-type="float" office:value="5">
                <text:p>5</text:p>
              </table:table-cell>
              <table:table-cell table:style-name="ce19"/>
              <table:table-cell table:style-name="ce22" office:value-type="float" office:value="1">
                <text:p>1</text:p>
              </table:table-cell>
              <table:table-cell table:style-name="ce19"/>
              <table:table-cell table:style-name="ce19" table:number-columns-repeated="2"/>
              <table:table-cell table:style-name="ce23"/>
              <table:table-cell table:style-name="ce15"/>
              <table:table-cell/>
              <table:table-cell table:style-name="ce10" table:formula="of:=SUM([.D39:.H39])" office:value-type="float" office:value="1">
                <text:p>1</text:p>
              </table:table-cell>
              <table:table-cell table:style-name="ce38" table:formula="of:=[.D39]/[.L39]" office:value-type="percentage" office:value="0">
                <text:p>0%</text:p>
              </table:table-cell>
              <table:table-cell table:style-name="ce38" table:formula="of:=([.D39]+[.E39])/[.L39]" office:value-type="percentage" office:value="1">
                <text:p>100%</text:p>
              </table:table-cell>
              <table:table-cell table:style-name="ce38" table:formula="of:=SUM([.D39:.F39])/[.L39]" office:value-type="percentage" office:value="1">
                <text:p>100%</text:p>
              </table:table-cell>
              <table:table-cell table:style-name="ce38" table:formula="of:=SUM([.D39:.G39])/[.L39]" office:value-type="percentage" office:value="1">
                <text:p>100%</text:p>
              </table:table-cell>
              <table:table-cell table:style-name="ce38" table:formula="of:=SUM([.D39:.H39])/[.L39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  <table:table-row table:style-name="ro2">
              <table:table-cell table:style-name="ce6" office:value-type="string">
                <text:p>1.A.2</text:p>
              </table:table-cell>
              <table:table-cell table:style-name="ce10" office:value-type="string">
                <text:p>CSS e templates internos</text:p>
              </table:table-cell>
              <table:table-cell table:style-name="ce10" office:value-type="float" office:value="2">
                <text:p>2</text:p>
              </table:table-cell>
              <table:table-cell table:number-columns-repeated="2" table:style-name="ce19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table:style-name="ce15"/>
              <table:table-cell/>
              <table:table-cell table:style-name="ce10" table:formula="of:=SUM([.D40:.H40])" office:value-type="float" office:value="1">
                <text:p>1</text:p>
              </table:table-cell>
              <table:table-cell table:style-name="ce38" table:formula="of:=[.D40]/[.L40]" office:value-type="percentage" office:value="0">
                <text:p>0%</text:p>
              </table:table-cell>
              <table:table-cell table:style-name="ce38" table:formula="of:=([.D40]+[.E40])/[.L40]" office:value-type="percentage" office:value="0">
                <text:p>0%</text:p>
              </table:table-cell>
              <table:table-cell table:style-name="ce38" table:formula="of:=SUM([.D40:.F40])/[.L40]" office:value-type="percentage" office:value="1">
                <text:p>100%</text:p>
              </table:table-cell>
              <table:table-cell table:style-name="ce38" table:formula="of:=SUM([.D40:.G40])/[.L40]" office:value-type="percentage" office:value="1">
                <text:p>100%</text:p>
              </table:table-cell>
              <table:table-cell table:style-name="ce38" table:formula="of:=SUM([.D40:.H40])/[.L40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  <table:table-row table:style-name="ro2">
              <table:table-cell table:style-name="ce6" office:value-type="string">
                <text:p>1.A.3</text:p>
              </table:table-cell>
              <table:table-cell table:style-name="ce10" office:value-type="string">
                <text:p>CSS e templates públicos</text:p>
              </table:table-cell>
              <table:table-cell table:style-name="ce10" office:value-type="float" office:value="3">
                <text:p>3</text:p>
              </table:table-cell>
              <table:table-cell table:number-columns-repeated="3" table:style-name="ce19"/>
              <table:table-cell table:style-name="ce19" office:value-type="float" office:value="1">
                <text:p>1</text:p>
              </table:table-cell>
              <table:table-cell table:style-name="ce19"/>
              <table:table-cell table:style-name="ce23"/>
              <table:table-cell table:style-name="ce15"/>
              <table:table-cell/>
              <table:table-cell table:style-name="ce10" table:formula="of:=SUM([.D41:.H41])" office:value-type="float" office:value="1">
                <text:p>1</text:p>
              </table:table-cell>
              <table:table-cell table:style-name="ce38" table:formula="of:=[.D41]/[.L41]" office:value-type="percentage" office:value="0">
                <text:p>0%</text:p>
              </table:table-cell>
              <table:table-cell table:style-name="ce38" table:formula="of:=([.D41]+[.E41])/[.L41]" office:value-type="percentage" office:value="0">
                <text:p>0%</text:p>
              </table:table-cell>
              <table:table-cell table:style-name="ce38" table:formula="of:=SUM([.D41:.F41])/[.L41]" office:value-type="percentage" office:value="0">
                <text:p>0%</text:p>
              </table:table-cell>
              <table:table-cell table:style-name="ce38" table:formula="of:=SUM([.D41:.G41])/[.L41]" office:value-type="percentage" office:value="1">
                <text:p>100%</text:p>
              </table:table-cell>
              <table:table-cell table:style-name="ce38" table:formula="of:=SUM([.D41:.H41])/[.L41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</table:table-row-group>
        </table:table-row-group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 table:number-columns-spanned="7" table:number-rows-spanned="1">
            <text:p>Customização e operação independente</text:p>
          </table:table-cell>
          <table:covered-table-cell table:number-columns-repeated="6" table:style-name="ce4"/>
          <table:table-cell table:style-name="ce29"/>
          <table:table-cell/>
          <table:table-cell table:style-name="ce10"/>
          <table:table-cell table:style-name="ce38"/>
          <table:table-cell table:style-name="ce10" table:number-columns-repeated="5"/>
          <table:table-cell table:number-columns-repeated="1007"/>
        </table:table-row>
        <table:table-row-group>
          <table:table-row table:style-name="ro3">
            <table:table-cell table:style-name="ce5" office:value-type="string">
              <text:p>2.1</text:p>
            </table:table-cell>
            <table:table-cell table:style-name="ce9" office:value-type="string">
              <text:p>Gestão de usuários</text:p>
            </table:table-cell>
            <table:table-cell table:style-name="ce9"/>
            <table:table-cell table:style-name="ce21" table:number-columns-repeated="5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6"/>
          </table:table-row>
          <table:table-row-group>
            <table:table-row table:style-name="ro2">
              <table:table-cell table:style-name="ce6" office:value-type="string">
                <text:p>2.1.1</text:p>
              </table:table-cell>
              <table:table-cell table:style-name="ce10" office:value-type="string">
                <text:p>Definição de papéis e permissões</text:p>
              </table:table-cell>
              <table:table-cell table:style-name="ce10" office:value-type="float" office:value="3">
                <text:p>3</text:p>
              </table:table-cell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19"/>
              <table:table-cell table:style-name="ce19" table:number-columns-repeated="2"/>
              <table:table-cell table:style-name="ce23"/>
              <table:table-cell table:style-name="ce15" office:value-type="string">
                <text:p>us</text:p>
              </table:table-cell>
              <table:table-cell/>
              <table:table-cell table:style-name="ce10" table:formula="of:=SUM([.D44:.H44])" office:value-type="float" office:value="1">
                <text:p>1</text:p>
              </table:table-cell>
              <table:table-cell table:style-name="ce38" table:formula="of:=[.D44]/[.L44]" office:value-type="percentage" office:value="0">
                <text:p>0%</text:p>
              </table:table-cell>
              <table:table-cell table:style-name="ce38" table:formula="of:=([.D44]+[.E44])/[.L44]" office:value-type="percentage" office:value="1">
                <text:p>100%</text:p>
              </table:table-cell>
              <table:table-cell table:style-name="ce38" table:formula="of:=SUM([.D44:.F44])/[.L44]" office:value-type="percentage" office:value="1">
                <text:p>100%</text:p>
              </table:table-cell>
              <table:table-cell table:style-name="ce38" table:formula="of:=SUM([.D44:.G44])/[.L44]" office:value-type="percentage" office:value="1">
                <text:p>100%</text:p>
              </table:table-cell>
              <table:table-cell table:style-name="ce38" table:formula="of:=SUM([.D44:.H44])/[.L44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  <table:table-row table:style-name="ro2">
              <table:table-cell table:style-name="ce6" office:value-type="string">
                <text:p>2.1.2</text:p>
              </table:table-cell>
              <table:table-cell table:style-name="ce10" office:value-type="string">
                <text:p>CRUD de usuários</text:p>
              </table:table-cell>
              <table:table-cell table:style-name="ce10" office:value-type="float" office:value="1">
                <text:p>1</text:p>
              </table:table-cell>
              <table:table-cell table:number-columns-repeated="2" table:style-name="ce19" office:value-type="float" office:value="1">
                <text:p>1</text:p>
              </table:table-cell>
              <table:table-cell table:style-name="ce19"/>
              <table:table-cell table:style-name="ce19" table:number-columns-repeated="2"/>
              <table:table-cell table:style-name="ce23"/>
              <table:table-cell table:style-name="ce15" office:value-type="string">
                <text:p>us</text:p>
              </table:table-cell>
              <table:table-cell office:value-type="string">
                <text:p>adm</text:p>
              </table:table-cell>
              <table:table-cell table:style-name="ce10" table:formula="of:=SUM([.D45:.H45])" office:value-type="float" office:value="2">
                <text:p>2</text:p>
              </table:table-cell>
              <table:table-cell table:style-name="ce38" table:formula="of:=[.D45]/[.L45]" office:value-type="percentage" office:value="0.5">
                <text:p>50%</text:p>
              </table:table-cell>
              <table:table-cell table:style-name="ce38" table:formula="of:=([.D45]+[.E45])/[.L45]" office:value-type="percentage" office:value="1">
                <text:p>100%</text:p>
              </table:table-cell>
              <table:table-cell table:style-name="ce38" table:formula="of:=SUM([.D45:.F45])/[.L45]" office:value-type="percentage" office:value="1">
                <text:p>100%</text:p>
              </table:table-cell>
              <table:table-cell table:style-name="ce38" table:formula="of:=SUM([.D45:.G45])/[.L45]" office:value-type="percentage" office:value="1">
                <text:p>100%</text:p>
              </table:table-cell>
              <table:table-cell table:style-name="ce38" table:formula="of:=SUM([.D45:.H45])/[.L45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</table:table-row-group>
          <table:table-row table:style-name="ro3">
            <table:table-cell table:style-name="ce5" office:value-type="string">
              <text:p>2.2</text:p>
            </table:table-cell>
            <table:table-cell table:style-name="ce9" office:value-type="string">
              <text:p>Fluxo de trabalho</text:p>
            </table:table-cell>
            <table:table-cell table:style-name="ce9"/>
            <table:table-cell table:style-name="ce21" table:number-columns-repeated="5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6"/>
          </table:table-row>
          <table:table-row-group>
            <table:table-row table:style-name="ro2">
              <table:table-cell table:style-name="ce6" office:value-type="string">
                <text:p>2.2.1</text:p>
              </table:table-cell>
              <table:table-cell table:style-name="ce10" office:value-type="string">
                <text:p>Modelagem do workflow parametrizado</text:p>
              </table:table-cell>
              <table:table-cell table:style-name="ce10"/>
              <table:table-cell table:style-name="ce19" table:number-columns-repeated="5"/>
              <table:table-cell table:style-name="ce23" office:value-type="float" office:value="1">
                <text:p>1</text:p>
              </table:table-cell>
              <table:table-cell table:style-name="ce15"/>
              <table:table-cell/>
              <table:table-cell table:style-name="ce10"/>
              <table:table-cell table:style-name="ce38"/>
              <table:table-cell table:style-name="ce10" table:number-columns-repeated="5"/>
              <table:table-cell table:number-columns-repeated="1006"/>
            </table:table-row>
            <table:table-row table:style-name="ro2">
              <table:table-cell table:style-name="ce6" office:value-type="string">
                <text:p>2.2.2</text:p>
              </table:table-cell>
              <table:table-cell table:style-name="ce10" office:value-type="string">
                <text:p>Implem. da interface de customização</text:p>
              </table:table-cell>
              <table:table-cell table:style-name="ce10"/>
              <table:table-cell table:style-name="ce19" table:number-columns-repeated="5"/>
              <table:table-cell table:style-name="ce23" office:value-type="float" office:value="1">
                <text:p>1</text:p>
              </table:table-cell>
              <table:table-cell table:style-name="ce15"/>
              <table:table-cell/>
              <table:table-cell table:style-name="ce10"/>
              <table:table-cell table:style-name="ce38"/>
              <table:table-cell table:style-name="ce10" table:number-columns-repeated="5"/>
              <table:table-cell table:number-columns-repeated="1006"/>
            </table:table-row>
          </table:table-row-group>
          <table:table-row table:style-name="ro3">
            <table:table-cell table:style-name="ce5" office:value-type="string">
              <text:p>2.3</text:p>
            </table:table-cell>
            <table:table-cell table:style-name="ce9" office:value-type="string">
              <text:p>Configuração de campos customizados</text:p>
            </table:table-cell>
            <table:table-cell table:style-name="ce9"/>
            <table:table-cell table:style-name="ce21" table:number-columns-repeated="5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6"/>
          </table:table-row>
          <table:table-row-group>
            <table:table-row table:style-name="ro2">
              <table:table-cell table:style-name="ce6" office:value-type="string">
                <text:p>2.3.1</text:p>
              </table:table-cell>
              <table:table-cell table:style-name="ce10" office:value-type="string">
                <text:p>Modelagem da customização de campos</text:p>
              </table:table-cell>
              <table:table-cell table:style-name="ce10"/>
              <table:table-cell table:style-name="ce19" table:number-columns-repeated="5"/>
              <table:table-cell table:style-name="ce23" office:value-type="float" office:value="1">
                <text:p>1</text:p>
              </table:table-cell>
              <table:table-cell table:style-name="ce15"/>
              <table:table-cell/>
              <table:table-cell table:style-name="ce10"/>
              <table:table-cell table:style-name="ce38"/>
              <table:table-cell table:style-name="ce10" table:number-columns-repeated="5"/>
              <table:table-cell table:number-columns-repeated="1006"/>
            </table:table-row>
            <table:table-row table:style-name="ro2">
              <table:table-cell table:style-name="ce6" office:value-type="string">
                <text:p>2.3.2</text:p>
              </table:table-cell>
              <table:table-cell table:style-name="ce10" office:value-type="string">
                <text:p>Implem. da interface de customização</text:p>
              </table:table-cell>
              <table:table-cell table:style-name="ce10"/>
              <table:table-cell table:style-name="ce19" table:number-columns-repeated="5"/>
              <table:table-cell table:style-name="ce23" office:value-type="float" office:value="1">
                <text:p>1</text:p>
              </table:table-cell>
              <table:table-cell table:style-name="ce15"/>
              <table:table-cell/>
              <table:table-cell table:style-name="ce10"/>
              <table:table-cell table:style-name="ce38"/>
              <table:table-cell table:style-name="ce10" table:number-columns-repeated="5"/>
              <table:table-cell table:number-columns-repeated="1006"/>
            </table:table-row>
          </table:table-row-group>
          <table:table-row table:style-name="ro3">
            <table:table-cell table:style-name="ce5" office:value-type="string">
              <text:p>2.4</text:p>
            </table:table-cell>
            <table:table-cell table:style-name="ce9" office:value-type="string">
              <text:p>Configuração de vocabulários controlados</text:p>
            </table:table-cell>
            <table:table-cell table:style-name="ce9"/>
            <table:table-cell table:style-name="ce21" table:number-columns-repeated="5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6"/>
          </table:table-row>
          <table:table-row-group>
            <table:table-row table:style-name="ro2">
              <table:table-cell table:style-name="ce6" office:value-type="string">
                <text:p>2.4.1</text:p>
              </table:table-cell>
              <table:table-cell table:style-name="ce12" office:value-type="string">
                <text:p>Modelagem de vocabulários controlados</text:p>
              </table:table-cell>
              <table:table-cell table:style-name="ce12" office:value-type="float" office:value="1">
                <text:p>1</text:p>
              </table:table-cell>
              <table:table-cell table:number-columns-repeated="2" table:style-name="ce19" office:value-type="float" office:value="1">
                <text:p>1</text:p>
              </table:table-cell>
              <table:table-cell table:style-name="ce19"/>
              <table:table-cell table:style-name="ce19" table:number-columns-repeated="2"/>
              <table:table-cell table:style-name="ce23"/>
              <table:table-cell table:style-name="ce15" office:value-type="string">
                <text:p>vc</text:p>
              </table:table-cell>
              <table:table-cell office:value-type="string">
                <text:p>adm</text:p>
              </table:table-cell>
              <table:table-cell table:style-name="ce10" table:formula="of:=SUM([.D53:.H53])" office:value-type="float" office:value="2">
                <text:p>2</text:p>
              </table:table-cell>
              <table:table-cell table:style-name="ce38" table:formula="of:=[.D53]/[.L53]" office:value-type="percentage" office:value="0.5">
                <text:p>50%</text:p>
              </table:table-cell>
              <table:table-cell table:style-name="ce38" table:formula="of:=([.D53]+[.E53])/[.L53]" office:value-type="percentage" office:value="1">
                <text:p>100%</text:p>
              </table:table-cell>
              <table:table-cell table:style-name="ce38" table:formula="of:=SUM([.D53:.F53])/[.L53]" office:value-type="percentage" office:value="1">
                <text:p>100%</text:p>
              </table:table-cell>
              <table:table-cell table:style-name="ce38" table:formula="of:=SUM([.D53:.G53])/[.L53]" office:value-type="percentage" office:value="1">
                <text:p>100%</text:p>
              </table:table-cell>
              <table:table-cell table:style-name="ce38" table:formula="of:=SUM([.D53:.H53])/[.L53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  <table:table-row table:style-name="ro2">
              <table:table-cell table:style-name="ce6" office:value-type="string">
                <text:p>2.4.2</text:p>
              </table:table-cell>
              <table:table-cell table:style-name="ce12" office:value-type="string">
                <text:p>Implem. da interface de edição de vocabulários internos</text:p>
              </table:table-cell>
              <table:table-cell table:style-name="ce12" office:value-type="float" office:value="1">
                <text:p>1</text:p>
              </table:table-cell>
              <table:table-cell table:number-columns-repeated="2" table:style-name="ce19" office:value-type="float" office:value="1">
                <text:p>1</text:p>
              </table:table-cell>
              <table:table-cell table:style-name="ce19"/>
              <table:table-cell table:style-name="ce19" table:number-columns-repeated="2"/>
              <table:table-cell table:style-name="ce23"/>
              <table:table-cell table:style-name="ce15" office:value-type="string">
                <text:p>vc</text:p>
              </table:table-cell>
              <table:table-cell/>
              <table:table-cell table:style-name="ce10" table:formula="of:=SUM([.D54:.H54])" office:value-type="float" office:value="2">
                <text:p>2</text:p>
              </table:table-cell>
              <table:table-cell table:style-name="ce38" table:formula="of:=[.D54]/[.L54]" office:value-type="percentage" office:value="0.5">
                <text:p>50%</text:p>
              </table:table-cell>
              <table:table-cell table:style-name="ce38" table:formula="of:=([.D54]+[.E54])/[.L54]" office:value-type="percentage" office:value="1">
                <text:p>100%</text:p>
              </table:table-cell>
              <table:table-cell table:style-name="ce38" table:formula="of:=SUM([.D54:.F54])/[.L54]" office:value-type="percentage" office:value="1">
                <text:p>100%</text:p>
              </table:table-cell>
              <table:table-cell table:style-name="ce38" table:formula="of:=SUM([.D54:.G54])/[.L54]" office:value-type="percentage" office:value="1">
                <text:p>100%</text:p>
              </table:table-cell>
              <table:table-cell table:style-name="ce38" table:formula="of:=SUM([.D54:.H54])/[.L54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  <table:table-row table:style-name="ro2">
              <table:table-cell table:style-name="ce6" office:value-type="string">
                <text:p>2.4.3</text:p>
              </table:table-cell>
              <table:table-cell table:style-name="ce12" office:value-type="string">
                <text:p>Implem. da interface de configuração de vocabulários externos</text:p>
              </table:table-cell>
              <table:table-cell table:style-name="ce12" office:value-type="float" office:value="3">
                <text:p>3</text:p>
              </table:table-cell>
              <table:table-cell table:number-columns-repeated="3" table:style-name="ce19"/>
              <table:table-cell table:number-columns-repeated="2" table:style-name="ce19" office:value-type="float" office:value="1">
                <text:p>1</text:p>
              </table:table-cell>
              <table:table-cell table:style-name="ce23"/>
              <table:table-cell table:style-name="ce15" office:value-type="string">
                <text:p>vc</text:p>
              </table:table-cell>
              <table:table-cell/>
              <table:table-cell table:style-name="ce10" table:formula="of:=SUM([.D55:.H55])" office:value-type="float" office:value="2">
                <text:p>2</text:p>
              </table:table-cell>
              <table:table-cell table:style-name="ce38" table:formula="of:=[.D55]/[.L55]" office:value-type="percentage" office:value="0">
                <text:p>0%</text:p>
              </table:table-cell>
              <table:table-cell table:style-name="ce38" table:formula="of:=([.D55]+[.E55])/[.L55]" office:value-type="percentage" office:value="0">
                <text:p>0%</text:p>
              </table:table-cell>
              <table:table-cell table:style-name="ce38" table:formula="of:=SUM([.D55:.F55])/[.L55]" office:value-type="percentage" office:value="0">
                <text:p>0%</text:p>
              </table:table-cell>
              <table:table-cell table:style-name="ce38" table:formula="of:=SUM([.D55:.G55])/[.L55]" office:value-type="percentage" office:value="0.5">
                <text:p>50%</text:p>
              </table:table-cell>
              <table:table-cell table:style-name="ce38" table:formula="of:=SUM([.D55:.H55])/[.L55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</table:table-row-group>
          <table:table-row table:style-name="ro3">
            <table:table-cell table:style-name="ce7" office:value-type="string">
              <text:p>2.5</text:p>
            </table:table-cell>
            <table:table-cell table:style-name="ce9" office:value-type="string">
              <text:p>Interface de validação dos registros</text:p>
            </table:table-cell>
            <table:table-cell table:style-name="ce9"/>
            <table:table-cell table:style-name="ce21" table:number-columns-repeated="5"/>
            <table:table-cell table:style-name="ce31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6"/>
          </table:table-row>
          <table:table-row-group>
            <table:table-row table:style-name="ro2">
              <table:table-cell table:style-name="ce6" office:value-type="string">
                <text:p>2.5.1</text:p>
              </table:table-cell>
              <table:table-cell table:style-name="ce12" office:value-type="string">
                <text:p>Relatórios por datas de atualização e vencimento de prazos</text:p>
              </table:table-cell>
              <table:table-cell table:style-name="ce12" office:value-type="float" office:value="2">
                <text:p>2</text:p>
              </table:table-cell>
              <table:table-cell table:number-columns-repeated="2" table:style-name="ce19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table:style-name="ce15"/>
              <table:table-cell office:value-type="string">
                <text:p>adm</text:p>
              </table:table-cell>
              <table:table-cell table:style-name="ce10" table:formula="of:=SUM([.D57:.H57])" office:value-type="float" office:value="1">
                <text:p>1</text:p>
              </table:table-cell>
              <table:table-cell table:style-name="ce38" table:formula="of:=[.D57]/[.L57]" office:value-type="percentage" office:value="0">
                <text:p>0%</text:p>
              </table:table-cell>
              <table:table-cell table:style-name="ce38" table:formula="of:=([.D57]+[.E57])/[.L57]" office:value-type="percentage" office:value="0">
                <text:p>0%</text:p>
              </table:table-cell>
              <table:table-cell table:style-name="ce38" table:formula="of:=SUM([.D57:.F57])/[.L57]" office:value-type="percentage" office:value="1">
                <text:p>100%</text:p>
              </table:table-cell>
              <table:table-cell table:style-name="ce38" table:formula="of:=SUM([.D57:.G57])/[.L57]" office:value-type="percentage" office:value="1">
                <text:p>100%</text:p>
              </table:table-cell>
              <table:table-cell table:style-name="ce38" table:formula="of:=SUM([.D57:.H57])/[.L57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  <table:table-row table:style-name="ro2">
              <table:table-cell table:style-name="ce6" office:value-type="string">
                <text:p>2.5.2</text:p>
              </table:table-cell>
              <table:table-cell table:style-name="ce12" office:value-type="string">
                <text:p>Relatórios por campos de vocabulário controlado</text:p>
              </table:table-cell>
              <table:table-cell table:style-name="ce12" office:value-type="float" office:value="2">
                <text:p>2</text:p>
              </table:table-cell>
              <table:table-cell table:number-columns-repeated="3" table:style-name="ce19"/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23"/>
              <table:table-cell table:style-name="ce15" office:value-type="string">
                <text:p>vc</text:p>
              </table:table-cell>
              <table:table-cell/>
              <table:table-cell table:style-name="ce10" table:formula="of:=SUM([.D58:.H58])" office:value-type="float" office:value="1">
                <text:p>1</text:p>
              </table:table-cell>
              <table:table-cell table:style-name="ce38" table:formula="of:=[.D58]/[.L58]" office:value-type="percentage" office:value="0">
                <text:p>0%</text:p>
              </table:table-cell>
              <table:table-cell table:style-name="ce38" table:formula="of:=([.D58]+[.E58])/[.L58]" office:value-type="percentage" office:value="0">
                <text:p>0%</text:p>
              </table:table-cell>
              <table:table-cell table:style-name="ce38" table:formula="of:=SUM([.D58:.F58])/[.L58]" office:value-type="percentage" office:value="0">
                <text:p>0%</text:p>
              </table:table-cell>
              <table:table-cell table:style-name="ce38" table:formula="of:=SUM([.D58:.G58])/[.L58]" office:value-type="percentage" office:value="0">
                <text:p>0%</text:p>
              </table:table-cell>
              <table:table-cell table:style-name="ce38" table:formula="of:=SUM([.D58:.H58])/[.L58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  <table:table-row table:style-name="ro2">
              <table:table-cell office:value-type="string">
                <text:p>2.5.3</text:p>
              </table:table-cell>
              <table:table-cell table:style-name="ce10" office:value-type="string">
                <text:p>Marcação de status de desatualizado</text:p>
              </table:table-cell>
              <table:table-cell table:style-name="ce10" office:value-type="float" office:value="2">
                <text:p>2</text:p>
              </table:table-cell>
              <table:table-cell table:number-columns-repeated="2" table:style-name="ce19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table:style-name="ce15" office:value-type="string">
                <text:p>wf</text:p>
              </table:table-cell>
              <table:table-cell/>
              <table:table-cell table:style-name="ce10" table:formula="of:=SUM([.D59:.H59])" office:value-type="float" office:value="1">
                <text:p>1</text:p>
              </table:table-cell>
              <table:table-cell table:style-name="ce38" table:formula="of:=[.D59]/[.L59]" office:value-type="percentage" office:value="0">
                <text:p>0%</text:p>
              </table:table-cell>
              <table:table-cell table:style-name="ce38" table:formula="of:=([.D59]+[.E59])/[.L59]" office:value-type="percentage" office:value="0">
                <text:p>0%</text:p>
              </table:table-cell>
              <table:table-cell table:style-name="ce38" table:formula="of:=SUM([.D59:.F59])/[.L59]" office:value-type="percentage" office:value="1">
                <text:p>100%</text:p>
              </table:table-cell>
              <table:table-cell table:style-name="ce38" table:formula="of:=SUM([.D59:.G59])/[.L59]" office:value-type="percentage" office:value="1">
                <text:p>100%</text:p>
              </table:table-cell>
              <table:table-cell table:style-name="ce38" table:formula="of:=SUM([.D59:.H59])/[.L59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  <table:table-row table:style-name="ro2">
              <table:table-cell office:value-type="string">
                <text:p>2.5.4</text:p>
              </table:table-cell>
              <table:table-cell table:style-name="ce13" office:value-type="string">
                <text:p>Notificação do registrador por e-mail</text:p>
              </table:table-cell>
              <table:table-cell table:style-name="ce13" office:value-type="float" office:value="2">
                <text:p>2</text:p>
              </table:table-cell>
              <table:table-cell table:number-columns-repeated="2" table:style-name="ce19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table:style-name="ce15" office:value-type="string">
                <text:p>wf</text:p>
              </table:table-cell>
              <table:table-cell/>
              <table:table-cell table:style-name="ce10" table:formula="of:=SUM([.D60:.H60])" office:value-type="float" office:value="1">
                <text:p>1</text:p>
              </table:table-cell>
              <table:table-cell table:style-name="ce38" table:formula="of:=[.D60]/[.L60]" office:value-type="percentage" office:value="0">
                <text:p>0%</text:p>
              </table:table-cell>
              <table:table-cell table:style-name="ce38" table:formula="of:=([.D60]+[.E60])/[.L60]" office:value-type="percentage" office:value="0">
                <text:p>0%</text:p>
              </table:table-cell>
              <table:table-cell table:style-name="ce38" table:formula="of:=SUM([.D60:.F60])/[.L60]" office:value-type="percentage" office:value="1">
                <text:p>100%</text:p>
              </table:table-cell>
              <table:table-cell table:style-name="ce38" table:formula="of:=SUM([.D60:.G60])/[.L60]" office:value-type="percentage" office:value="1">
                <text:p>100%</text:p>
              </table:table-cell>
              <table:table-cell table:style-name="ce38" table:formula="of:=SUM([.D60:.H60])/[.L60]" office:value-type="percentage" office:value="1">
                <text:p>100%</text:p>
              </table:table-cell>
              <table:table-cell table:style-name="ce10"/>
              <table:table-cell table:number-columns-repeated="1006"/>
            </table:table-row>
          </table:table-row-group>
        </table:table-row-group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>
            <text:p>Coerência e integração entre plat. de registro de ensaios clínicos</text:p>
          </table:table-cell>
          <table:table-cell table:style-name="ce17" table:number-columns-repeated="7"/>
          <table:table-cell table:style-name="ce3"/>
          <table:table-cell table:style-name="ce10"/>
          <table:table-cell table:style-name="ce38"/>
          <table:table-cell table:style-name="ce10" table:number-columns-repeated="5"/>
          <table:table-cell table:number-columns-repeated="1007"/>
        </table:table-row>
        <table:table-row-group>
          <table:table-row table:style-name="ro2">
            <table:table-cell table:style-name="ce6" office:value-type="string">
              <text:p>3.1</text:p>
            </table:table-cell>
            <table:table-cell table:style-name="ce10" office:value-type="string">
              <text:p>Integração com a Plataforma Brasil</text:p>
            </table:table-cell>
            <table:table-cell table:style-name="ce10"/>
            <table:table-cell table:style-name="ce19" table:number-columns-repeated="5"/>
            <table:table-cell table:style-name="ce23" office:value-type="float" office:value="1">
              <text:p>1</text:p>
            </table:table-cell>
            <table:table-cell table:style-name="ce15"/>
            <table:table-cell/>
            <table:table-cell table:style-name="ce10"/>
            <table:table-cell table:style-name="ce38"/>
            <table:table-cell table:style-name="ce10" table:number-columns-repeated="5"/>
            <table:table-cell table:number-columns-repeated="1006"/>
          </table:table-row>
          <table:table-row table:style-name="ro2">
            <table:table-cell table:style-name="ce6" office:value-type="string">
              <text:p>3.2</text:p>
            </table:table-cell>
            <table:table-cell table:style-name="ce10" office:value-type="string">
              <text:p>Integração com ICTRP (WHO)</text:p>
            </table:table-cell>
            <table:table-cell table:style-name="ce10" office:value-type="float" office:value="3">
              <text:p>3</text:p>
            </table:table-cell>
            <table:table-cell table:number-columns-repeated="3" table:style-name="ce19"/>
            <table:table-cell table:number-columns-repeated="2" table:style-name="ce19" office:value-type="float" office:value="1">
              <text:p>1</text:p>
            </table:table-cell>
            <table:table-cell table:style-name="ce23"/>
            <table:table-cell table:style-name="ce15"/>
            <table:table-cell/>
            <table:table-cell table:style-name="ce10" table:formula="of:=SUM([.D63:.H63])" office:value-type="float" office:value="2">
              <text:p>2</text:p>
            </table:table-cell>
            <table:table-cell table:style-name="ce38" table:formula="of:=[.D63]/[.L63]" office:value-type="percentage" office:value="0">
              <text:p>0%</text:p>
            </table:table-cell>
            <table:table-cell table:style-name="ce38" table:formula="of:=([.D63]+[.E63])/[.L63]" office:value-type="percentage" office:value="0">
              <text:p>0%</text:p>
            </table:table-cell>
            <table:table-cell table:style-name="ce38" table:formula="of:=SUM([.D63:.F63])/[.L63]" office:value-type="percentage" office:value="0">
              <text:p>0%</text:p>
            </table:table-cell>
            <table:table-cell table:style-name="ce38" table:formula="of:=SUM([.D63:.G63])/[.L63]" office:value-type="percentage" office:value="0.5">
              <text:p>50%</text:p>
            </table:table-cell>
            <table:table-cell table:style-name="ce38" table:formula="of:=SUM([.D63:.H63])/[.L63]" office:value-type="percentage" office:value="1">
              <text:p>100%</text:p>
            </table:table-cell>
            <table:table-cell table:style-name="ce10"/>
            <table:table-cell table:number-columns-repeated="1006"/>
          </table:table-row>
          <table:table-row table:style-name="ro2">
            <table:table-cell table:style-name="ce6" office:value-type="string">
              <text:p>3.3</text:p>
            </table:table-cell>
            <table:table-cell table:style-name="ce10" office:value-type="string">
              <text:p>WS para integração com repositório regional</text:p>
            </table:table-cell>
            <table:table-cell table:style-name="ce10"/>
            <table:table-cell table:style-name="ce19" table:number-columns-repeated="5"/>
            <table:table-cell table:style-name="ce23" office:value-type="float" office:value="1">
              <text:p>1</text:p>
            </table:table-cell>
            <table:table-cell table:style-name="ce15"/>
            <table:table-cell/>
            <table:table-cell table:style-name="ce10"/>
            <table:table-cell table:style-name="ce38"/>
            <table:table-cell table:style-name="ce10" table:number-columns-repeated="5"/>
            <table:table-cell table:number-columns-repeated="1006"/>
          </table:table-row>
          <table:table-row table:style-name="ro2">
            <table:table-cell table:style-name="ce6" office:value-type="string">
              <text:p>3.4</text:p>
            </table:table-cell>
            <table:table-cell table:style-name="ce10" office:value-type="string">
              <text:p>Mecanismo de importação de registros</text:p>
            </table:table-cell>
            <table:table-cell table:style-name="ce10" office:value-type="float" office:value="3">
              <text:p>3</text:p>
            </table:table-cell>
            <table:table-cell table:style-name="ce19" table:number-columns-repeated="5"/>
            <table:table-cell table:style-name="ce23" office:value-type="float" office:value="1">
              <text:p>1</text:p>
            </table:table-cell>
            <table:table-cell table:style-name="ce15"/>
            <table:table-cell/>
            <table:table-cell table:style-name="ce10"/>
            <table:table-cell table:style-name="ce38"/>
            <table:table-cell table:style-name="ce10" table:number-columns-repeated="5"/>
            <table:table-cell table:number-columns-repeated="1006"/>
          </table:table-row>
          <table:table-row table:style-name="ro2">
            <table:table-cell table:style-name="ce6" office:value-type="string">
              <text:p>3.5</text:p>
            </table:table-cell>
            <table:table-cell table:style-name="ce10" office:value-type="string">
              <text:p>Mecanismo de exportação de registros</text:p>
            </table:table-cell>
            <table:table-cell table:style-name="ce10" office:value-type="float" office:value="5">
              <text:p>5</text:p>
            </table:table-cell>
            <table:table-cell table:number-columns-repeated="3" table:style-name="ce19"/>
            <table:table-cell table:style-name="ce19"/>
            <table:table-cell table:style-name="ce19" office:value-type="float" office:value="1">
              <text:p>1</text:p>
            </table:table-cell>
            <table:table-cell table:style-name="ce23"/>
            <table:table-cell table:style-name="ce15"/>
            <table:table-cell/>
            <table:table-cell table:style-name="ce10" table:formula="of:=SUM([.D66:.H66])" office:value-type="float" office:value="1">
              <text:p>1</text:p>
            </table:table-cell>
            <table:table-cell table:style-name="ce38" table:formula="of:=[.D66]/[.L66]" office:value-type="percentage" office:value="0">
              <text:p>0%</text:p>
            </table:table-cell>
            <table:table-cell table:style-name="ce38" table:formula="of:=([.D66]+[.E66])/[.L66]" office:value-type="percentage" office:value="0">
              <text:p>0%</text:p>
            </table:table-cell>
            <table:table-cell table:style-name="ce38" table:formula="of:=SUM([.D66:.F66])/[.L66]" office:value-type="percentage" office:value="0">
              <text:p>0%</text:p>
            </table:table-cell>
            <table:table-cell table:style-name="ce38" table:formula="of:=SUM([.D66:.G66])/[.L66]" office:value-type="percentage" office:value="0">
              <text:p>0%</text:p>
            </table:table-cell>
            <table:table-cell table:style-name="ce38" table:formula="of:=SUM([.D66:.H66])/[.L66]" office:value-type="percentage" office:value="1">
              <text:p>100%</text:p>
            </table:table-cell>
            <table:table-cell table:style-name="ce10"/>
            <table:table-cell table:number-columns-repeated="1006"/>
          </table:table-row>
        </table:table-row-group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 table:number-columns-spanned="7" table:number-rows-spanned="1">
            <text:p>Portal público</text:p>
          </table:table-cell>
          <table:covered-table-cell table:number-columns-repeated="6" table:style-name="ce4"/>
          <table:table-cell table:style-name="ce29"/>
          <table:table-cell/>
          <table:table-cell table:style-name="ce10"/>
          <table:table-cell table:style-name="ce38"/>
          <table:table-cell table:style-name="ce10" table:number-columns-repeated="5"/>
          <table:table-cell table:number-columns-repeated="1007"/>
        </table:table-row>
        <table:table-row-group>
          <table:table-row table:style-name="ro2">
            <table:table-cell table:style-name="ce6" office:value-type="string">
              <text:p>4.1</text:p>
            </table:table-cell>
            <table:table-cell table:style-name="ce10" office:value-type="string">
              <text:p>Mecanismo de busca integrada e unificada</text:p>
            </table:table-cell>
            <table:table-cell table:style-name="ce10" office:value-type="float" office:value="1">
              <text:p>1</text:p>
            </table:table-cell>
            <table:table-cell table:number-columns-repeated="3" table:style-name="ce19"/>
            <table:table-cell table:style-name="ce19" office:value-type="float" office:value="1">
              <text:p>1</text:p>
            </table:table-cell>
            <table:table-cell table:style-name="ce19"/>
            <table:table-cell table:style-name="ce23"/>
            <table:table-cell table:style-name="ce15"/>
            <table:table-cell/>
            <table:table-cell table:style-name="ce10" table:formula="of:=SUM([.D68:.H68])" office:value-type="float" office:value="1">
              <text:p>1</text:p>
            </table:table-cell>
            <table:table-cell table:style-name="ce38" table:formula="of:=[.D68]/[.L68]" office:value-type="percentage" office:value="0">
              <text:p>0%</text:p>
            </table:table-cell>
            <table:table-cell table:style-name="ce38" table:formula="of:=([.D68]+[.E68])/[.L68]" office:value-type="percentage" office:value="0">
              <text:p>0%</text:p>
            </table:table-cell>
            <table:table-cell table:style-name="ce38" table:formula="of:=SUM([.D68:.F68])/[.L68]" office:value-type="percentage" office:value="0">
              <text:p>0%</text:p>
            </table:table-cell>
            <table:table-cell table:style-name="ce38" table:formula="of:=SUM([.D68:.G68])/[.L68]" office:value-type="percentage" office:value="1">
              <text:p>100%</text:p>
            </table:table-cell>
            <table:table-cell table:style-name="ce38" table:formula="of:=SUM([.D68:.H68])/[.L68]" office:value-type="percentage" office:value="1">
              <text:p>100%</text:p>
            </table:table-cell>
            <table:table-cell table:style-name="ce10"/>
            <table:table-cell table:number-columns-repeated="1006"/>
          </table:table-row>
          <table:table-row table:style-name="ro2">
            <table:table-cell table:style-name="ce6" office:value-type="string">
              <text:p>4.2</text:p>
            </table:table-cell>
            <table:table-cell table:style-name="ce10" office:value-type="string">
              <text:p>Acesso área restrita para cadastro de registro</text:p>
            </table:table-cell>
            <table:table-cell table:style-name="ce10" office:value-type="float" office:value="1">
              <text:p>1</text:p>
            </table:table-cell>
            <table:table-cell table:number-columns-repeated="3" table:style-name="ce19"/>
            <table:table-cell table:style-name="ce19" office:value-type="float" office:value="1">
              <text:p>1</text:p>
            </table:table-cell>
            <table:table-cell table:style-name="ce19"/>
            <table:table-cell table:style-name="ce23"/>
            <table:table-cell table:style-name="ce15"/>
            <table:table-cell/>
            <table:table-cell table:style-name="ce10" table:formula="of:=SUM([.D69:.H69])" office:value-type="float" office:value="1">
              <text:p>1</text:p>
            </table:table-cell>
            <table:table-cell table:style-name="ce38" table:formula="of:=[.D69]/[.L69]" office:value-type="percentage" office:value="0">
              <text:p>0%</text:p>
            </table:table-cell>
            <table:table-cell table:style-name="ce38" table:formula="of:=([.D69]+[.E69])/[.L69]" office:value-type="percentage" office:value="0">
              <text:p>0%</text:p>
            </table:table-cell>
            <table:table-cell table:style-name="ce38" table:formula="of:=SUM([.D69:.F69])/[.L69]" office:value-type="percentage" office:value="0">
              <text:p>0%</text:p>
            </table:table-cell>
            <table:table-cell table:style-name="ce38" table:formula="of:=SUM([.D69:.G69])/[.L69]" office:value-type="percentage" office:value="1">
              <text:p>100%</text:p>
            </table:table-cell>
            <table:table-cell table:style-name="ce38" table:formula="of:=SUM([.D69:.H69])/[.L69]" office:value-type="percentage" office:value="1">
              <text:p>100%</text:p>
            </table:table-cell>
            <table:table-cell table:style-name="ce10"/>
            <table:table-cell table:number-columns-repeated="1006"/>
          </table:table-row>
          <table:table-row table:style-name="ro2">
            <table:table-cell table:style-name="ce6" office:value-type="string">
              <text:p>4.3</text:p>
            </table:table-cell>
            <table:table-cell table:style-name="ce10" office:value-type="string">
              <text:p>Interface de recuperação</text:p>
            </table:table-cell>
            <table:table-cell table:style-name="ce10" office:value-type="float" office:value="5">
              <text:p>5</text:p>
            </table:table-cell>
            <table:table-cell table:number-columns-repeated="3" table:style-name="ce19"/>
            <table:table-cell table:style-name="ce19"/>
            <table:table-cell table:style-name="ce19" office:value-type="float" office:value="1">
              <text:p>1</text:p>
            </table:table-cell>
            <table:table-cell table:style-name="ce23"/>
            <table:table-cell table:style-name="ce15"/>
            <table:table-cell/>
            <table:table-cell table:style-name="ce10" table:formula="of:=SUM([.D70:.H70])" office:value-type="float" office:value="1">
              <text:p>1</text:p>
            </table:table-cell>
            <table:table-cell table:style-name="ce38" table:formula="of:=[.D70]/[.L70]" office:value-type="percentage" office:value="0">
              <text:p>0%</text:p>
            </table:table-cell>
            <table:table-cell table:style-name="ce38" table:formula="of:=([.D70]+[.E70])/[.L70]" office:value-type="percentage" office:value="0">
              <text:p>0%</text:p>
            </table:table-cell>
            <table:table-cell table:style-name="ce38" table:formula="of:=SUM([.D70:.F70])/[.L70]" office:value-type="percentage" office:value="0">
              <text:p>0%</text:p>
            </table:table-cell>
            <table:table-cell table:style-name="ce38" table:formula="of:=SUM([.D70:.G70])/[.L70]" office:value-type="percentage" office:value="0">
              <text:p>0%</text:p>
            </table:table-cell>
            <table:table-cell table:style-name="ce38" table:formula="of:=SUM([.D70:.H70])/[.L70]" office:value-type="percentage" office:value="1">
              <text:p>100%</text:p>
            </table:table-cell>
            <table:table-cell table:style-name="ce10"/>
            <table:table-cell table:number-columns-repeated="1006"/>
          </table:table-row>
          <table:table-row table:style-name="ro2">
            <table:table-cell table:style-name="ce6" office:value-type="string">
              <text:p>4.4</text:p>
            </table:table-cell>
            <table:table-cell table:style-name="ce10" office:value-type="string">
              <text:p>Publicação SOPs</text:p>
            </table:table-cell>
            <table:table-cell table:style-name="ce10" office:value-type="float" office:value="3">
              <text:p>3</text:p>
            </table:table-cell>
            <table:table-cell table:number-columns-repeated="3" table:style-name="ce19"/>
            <table:table-cell table:style-name="ce19"/>
            <table:table-cell table:style-name="ce19" office:value-type="float" office:value="1">
              <text:p>1</text:p>
            </table:table-cell>
            <table:table-cell table:style-name="ce23"/>
            <table:table-cell table:style-name="ce15"/>
            <table:table-cell/>
            <table:table-cell table:style-name="ce10" table:formula="of:=SUM([.D71:.H71])" office:value-type="float" office:value="1">
              <text:p>1</text:p>
            </table:table-cell>
            <table:table-cell table:style-name="ce38" table:formula="of:=[.D71]/[.L71]" office:value-type="percentage" office:value="0">
              <text:p>0%</text:p>
            </table:table-cell>
            <table:table-cell table:style-name="ce38" table:formula="of:=([.D71]+[.E71])/[.L71]" office:value-type="percentage" office:value="0">
              <text:p>0%</text:p>
            </table:table-cell>
            <table:table-cell table:style-name="ce38" table:formula="of:=SUM([.D71:.F71])/[.L71]" office:value-type="percentage" office:value="0">
              <text:p>0%</text:p>
            </table:table-cell>
            <table:table-cell table:style-name="ce38" table:formula="of:=SUM([.D71:.G71])/[.L71]" office:value-type="percentage" office:value="0">
              <text:p>0%</text:p>
            </table:table-cell>
            <table:table-cell table:style-name="ce38" table:formula="of:=SUM([.D71:.H71])/[.L71]" office:value-type="percentage" office:value="1">
              <text:p>100%</text:p>
            </table:table-cell>
            <table:table-cell table:style-name="ce10"/>
            <table:table-cell table:number-columns-repeated="1006"/>
          </table:table-row>
          <table:table-row table:style-name="ro2">
            <table:table-cell table:style-name="ce6" office:value-type="string">
              <text:p>4.5</text:p>
            </table:table-cell>
            <table:table-cell table:style-name="ce10" office:value-type="string">
              <text:p>Notícias</text:p>
            </table:table-cell>
            <table:table-cell table:style-name="ce10" office:value-type="float" office:value="1">
              <text:p>1</text:p>
            </table:table-cell>
            <table:table-cell table:style-name="ce19" table:number-columns-repeated="5"/>
            <table:table-cell table:style-name="ce23" office:value-type="float" office:value="1">
              <text:p>1</text:p>
            </table:table-cell>
            <table:table-cell table:style-name="ce15"/>
            <table:table-cell/>
            <table:table-cell table:style-name="ce10"/>
            <table:table-cell table:style-name="ce38"/>
            <table:table-cell table:style-name="ce10" table:number-columns-repeated="5"/>
            <table:table-cell table:number-columns-repeated="1006"/>
          </table:table-row>
          <table:table-row table:style-name="ro2">
            <table:table-cell table:style-name="ce6" office:value-type="string">
              <text:p>4.6</text:p>
            </table:table-cell>
            <table:table-cell table:style-name="ce10" office:value-type="string">
              <text:p>FAQs</text:p>
            </table:table-cell>
            <table:table-cell table:style-name="ce10" office:value-type="float" office:value="1">
              <text:p>1</text:p>
            </table:table-cell>
            <table:table-cell table:number-columns-repeated="3" table:style-name="ce19"/>
            <table:table-cell table:style-name="ce19"/>
            <table:table-cell table:style-name="ce19" office:value-type="float" office:value="1">
              <text:p>1</text:p>
            </table:table-cell>
            <table:table-cell table:style-name="ce23"/>
            <table:table-cell table:style-name="ce15"/>
            <table:table-cell/>
            <table:table-cell table:style-name="ce10" table:formula="of:=SUM([.D73:.H73])" office:value-type="float" office:value="1">
              <text:p>1</text:p>
            </table:table-cell>
            <table:table-cell table:style-name="ce38" table:formula="of:=[.D73]/[.L73]" office:value-type="percentage" office:value="0">
              <text:p>0%</text:p>
            </table:table-cell>
            <table:table-cell table:style-name="ce38" table:formula="of:=([.D73]+[.E73])/[.L73]" office:value-type="percentage" office:value="0">
              <text:p>0%</text:p>
            </table:table-cell>
            <table:table-cell table:style-name="ce38" table:formula="of:=SUM([.D73:.F73])/[.L73]" office:value-type="percentage" office:value="0">
              <text:p>0%</text:p>
            </table:table-cell>
            <table:table-cell table:style-name="ce38" table:formula="of:=SUM([.D73:.G73])/[.L73]" office:value-type="percentage" office:value="0">
              <text:p>0%</text:p>
            </table:table-cell>
            <table:table-cell table:style-name="ce38" table:formula="of:=SUM([.D73:.H73])/[.L73]" office:value-type="percentage" office:value="1">
              <text:p>100%</text:p>
            </table:table-cell>
            <table:table-cell table:style-name="ce10"/>
            <table:table-cell table:number-columns-repeated="1006"/>
          </table:table-row>
        </table:table-row-group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 table:number-columns-spanned="7" table:number-rows-spanned="1">
            <text:p>Implantação</text:p>
          </table:table-cell>
          <table:covered-table-cell table:number-columns-repeated="5" table:style-name="ce18"/>
          <table:covered-table-cell table:style-name="ce26"/>
          <table:table-cell table:style-name="ce29"/>
          <table:table-cell table:style-name="ce33"/>
          <table:table-cell table:style-name="ce10"/>
          <table:table-cell table:style-name="ce38"/>
          <table:table-cell table:style-name="ce42" table:number-columns-repeated="5"/>
          <table:table-cell table:style-name="ce33" table:number-columns-repeated="1007"/>
        </table:table-row>
        <table:table-row-group>
          <table:table-row table:style-name="ro2">
            <table:table-cell table:style-name="ce6" office:value-type="string">
              <text:p>5.1</text:p>
            </table:table-cell>
            <table:table-cell table:style-name="ce13" office:value-type="string">
              <text:p>Servidor de testes</text:p>
            </table:table-cell>
            <table:table-cell table:style-name="ce13" office:value-type="float" office:value="1">
              <text:p>1</text:p>
            </table:table-cell>
            <table:table-cell table:style-name="ce19" office:value-type="float" office:value="1">
              <text:p>1</text:p>
            </table:table-cell>
            <table:table-cell table:number-columns-repeated="2" table:style-name="ce19"/>
            <table:table-cell table:style-name="ce19" table:number-columns-repeated="2"/>
            <table:table-cell table:style-name="ce23"/>
            <table:table-cell table:style-name="ce15"/>
            <table:table-cell/>
            <table:table-cell table:style-name="ce10" table:formula="of:=SUM([.D75:.H75])" office:value-type="float" office:value="1">
              <text:p>1</text:p>
            </table:table-cell>
            <table:table-cell table:style-name="ce38" table:formula="of:=[.D75]/[.L75]" office:value-type="percentage" office:value="1">
              <text:p>100%</text:p>
            </table:table-cell>
            <table:table-cell table:style-name="ce38" table:formula="of:=([.D75]+[.E75])/[.L75]" office:value-type="percentage" office:value="1">
              <text:p>100%</text:p>
            </table:table-cell>
            <table:table-cell table:style-name="ce38" table:formula="of:=SUM([.D75:.F75])/[.L75]" office:value-type="percentage" office:value="1">
              <text:p>100%</text:p>
            </table:table-cell>
            <table:table-cell table:style-name="ce38" table:formula="of:=SUM([.D75:.G75])/[.L75]" office:value-type="percentage" office:value="1">
              <text:p>100%</text:p>
            </table:table-cell>
            <table:table-cell table:style-name="ce38" table:formula="of:=SUM([.D75:.H75])/[.L75]" office:value-type="percentage" office:value="1">
              <text:p>100%</text:p>
            </table:table-cell>
            <table:table-cell table:style-name="ce10"/>
            <table:table-cell table:number-columns-repeated="1006"/>
          </table:table-row>
          <table:table-row table:style-name="ro2">
            <table:table-cell table:style-name="ce6" office:value-type="string">
              <text:p>5.2</text:p>
            </table:table-cell>
            <table:table-cell table:style-name="ce13" office:value-type="string">
              <text:p>Servidor de homologação</text:p>
            </table:table-cell>
            <table:table-cell table:style-name="ce13" office:value-type="float" office:value="5">
              <text:p>5</text:p>
            </table:table-cell>
            <table:table-cell table:number-columns-repeated="2" table:style-name="ce19"/>
            <table:table-cell table:style-name="ce19" office:value-type="float" office:value="1">
              <text:p>1</text:p>
            </table:table-cell>
            <table:table-cell table:style-name="ce19" table:number-columns-repeated="2"/>
            <table:table-cell table:style-name="ce23"/>
            <table:table-cell table:style-name="ce15"/>
            <table:table-cell/>
            <table:table-cell table:style-name="ce10" table:formula="of:=SUM([.D76:.H76])" office:value-type="float" office:value="1">
              <text:p>1</text:p>
            </table:table-cell>
            <table:table-cell table:style-name="ce38" table:formula="of:=[.D76]/[.L76]" office:value-type="percentage" office:value="0">
              <text:p>0%</text:p>
            </table:table-cell>
            <table:table-cell table:style-name="ce38" table:formula="of:=([.D76]+[.E76])/[.L76]" office:value-type="percentage" office:value="0">
              <text:p>0%</text:p>
            </table:table-cell>
            <table:table-cell table:style-name="ce38" table:formula="of:=SUM([.D76:.F76])/[.L76]" office:value-type="percentage" office:value="1">
              <text:p>100%</text:p>
            </table:table-cell>
            <table:table-cell table:style-name="ce38" table:formula="of:=SUM([.D76:.G76])/[.L76]" office:value-type="percentage" office:value="1">
              <text:p>100%</text:p>
            </table:table-cell>
            <table:table-cell table:style-name="ce38" table:formula="of:=SUM([.D76:.H76])/[.L76]" office:value-type="percentage" office:value="1">
              <text:p>100%</text:p>
            </table:table-cell>
            <table:table-cell table:style-name="ce10"/>
            <table:table-cell table:number-columns-repeated="1006"/>
          </table:table-row>
          <table:table-row table:style-name="ro2">
            <table:table-cell table:style-name="ce6" office:value-type="string">
              <text:p>5.3</text:p>
            </table:table-cell>
            <table:table-cell table:style-name="ce13" office:value-type="string">
              <text:p>Servidores de produção</text:p>
            </table:table-cell>
            <table:table-cell table:style-name="ce13"/>
            <table:table-cell table:number-columns-repeated="3" table:style-name="ce19"/>
            <table:table-cell table:style-name="ce19"/>
            <table:table-cell table:style-name="ce19" office:value-type="float" office:value="1">
              <text:p>1</text:p>
            </table:table-cell>
            <table:table-cell table:style-name="ce23"/>
            <table:table-cell table:style-name="ce15"/>
            <table:table-cell/>
            <table:table-cell table:style-name="ce10" table:formula="of:=SUM([.D77:.H77])" office:value-type="float" office:value="1">
              <text:p>1</text:p>
            </table:table-cell>
            <table:table-cell table:style-name="ce38" table:formula="of:=[.D77]/[.L77]" office:value-type="percentage" office:value="0">
              <text:p>0%</text:p>
            </table:table-cell>
            <table:table-cell table:style-name="ce38" table:formula="of:=([.D77]+[.E77])/[.L77]" office:value-type="percentage" office:value="0">
              <text:p>0%</text:p>
            </table:table-cell>
            <table:table-cell table:style-name="ce38" table:formula="of:=SUM([.D77:.F77])/[.L77]" office:value-type="percentage" office:value="0">
              <text:p>0%</text:p>
            </table:table-cell>
            <table:table-cell table:style-name="ce38" table:formula="of:=SUM([.D77:.G77])/[.L77]" office:value-type="percentage" office:value="0">
              <text:p>0%</text:p>
            </table:table-cell>
            <table:table-cell table:style-name="ce38" table:formula="of:=SUM([.D77:.H77])/[.L77]" office:value-type="percentage" office:value="1">
              <text:p>100%</text:p>
            </table:table-cell>
            <table:table-cell table:style-name="ce10"/>
            <table:table-cell table:number-columns-repeated="1006"/>
          </table:table-row>
        </table:table-row-group>
        <table:table-row table:style-name="ro2">
          <table:table-cell table:number-columns-repeated="7"/>
          <table:table-cell table:style-name="ce27"/>
          <table:table-cell table:number-columns-repeated="1016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27"/>
          <table:table-cell table:number-columns-repeated="1016"/>
        </table:table-row>
        <table:table-row table:style-name="ro2" table:number-rows-repeated="136">
          <table:table-cell table:number-columns-repeated="7"/>
          <table:table-cell table:style-name="ce27"/>
          <table:table-cell table:number-columns-repeated="1016"/>
        </table:table-row>
        <table:table-row table:style-name="ro2" table:number-rows-repeated="653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0.6" table:style-name="ta2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ce46"/>
        <table:table-column table:style-name="co3" table:number-columns-repeated="4" table:default-cell-style-name="ce15"/>
        <table:table-column table:style-name="co3" table:default-cell-style-name="ce28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6" table:visibility="collapse" table:number-columns-repeated="5" table:default-cell-style-name="Default"/>
        <table:table-column table:style-name="co7" table:number-columns-repeated="1007" table:default-cell-style-name="Default"/>
        <table:table-row table:style-name="ro1">
          <table:table-cell table:style-name="ce1" office:value-type="string" table:number-columns-spanned="2" table:number-rows-spanned="1">
            <text:p>Atividades</text:p>
          </table:table-cell>
          <table:covered-table-cell table:style-name="ce1"/>
          <table:table-cell table:number-columns-repeated="5"/>
          <table:table-cell table:style-name="ce23"/>
          <table:table-cell table:number-columns-repeated="2"/>
          <table:table-cell table:style-name="ce33" office:value-type="string">
            <text:p>Milestones</text:p>
          </table:table-cell>
          <table:table-cell/>
          <table:table-cell table:style-name="ce39" table:formula="of:=[.M2]-[.L2]" office:value-type="float" office:value="36">
            <text:p>36</text:p>
          </table:table-cell>
          <table:table-cell table:style-name="ce39" table:formula="of:=[.N2]-[.M2]" office:value-type="float" office:value="40">
            <text:p>40</text:p>
          </table:table-cell>
          <table:table-cell table:style-name="ce39" table:formula="of:=[.O2]-[.N2]" office:value-type="float" office:value="30">
            <text:p>30</text:p>
          </table:table-cell>
          <table:table-cell table:style-name="ce39" table:formula="of:=[.P2]-[.O2]" office:value-type="float" office:value="31">
            <text:p>31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table:style-name="ce47" office:value-type="string">
            <text:p>set</text:p>
          </table:table-cell>
          <table:table-cell table:style-name="ce19" office:value-type="string">
            <text:p>out</text:p>
          </table:table-cell>
          <table:table-cell table:style-name="ce19" office:value-type="string">
            <text:p>nov</text:p>
          </table:table-cell>
          <table:table-cell table:style-name="ce19" office:value-type="string">
            <text:p>dez</text:p>
          </table:table-cell>
          <table:table-cell table:style-name="ce19" office:value-type="string">
            <text:p>jan</text:p>
          </table:table-cell>
          <table:table-cell table:style-name="ce23"/>
          <table:table-cell table:number-columns-repeated="2"/>
          <table:table-cell table:style-name="ce10"/>
          <table:table-cell table:style-name="ce40" office:value-type="date" office:date-value="2009-10-01">
            <text:p>1-Oct</text:p>
          </table:table-cell>
          <table:table-cell table:style-name="ce43" office:value-type="date" office:date-value="2009-11-06">
            <text:p>6-Nov</text:p>
          </table:table-cell>
          <table:table-cell table:style-name="ce43" office:value-type="date" office:date-value="2009-12-16">
            <text:p>16-Dec</text:p>
          </table:table-cell>
          <table:table-cell table:style-name="ce43" office:value-type="date" office:date-value="2010-01-15">
            <text:p>15-Jan</text:p>
          </table:table-cell>
          <table:table-cell table:style-name="ce44" office:value-type="date" office:date-value="2010-02-15">
            <text:p>15-Feb</text:p>
          </table:table-cell>
          <table:table-cell table:style-name="ce45" office:value-type="string">
            <text:p>futuro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v0.6</text:p>
          </table:table-cell>
          <table:table-cell table:style-name="ce19" office:value-type="string">
            <text:p>v0.7</text:p>
          </table:table-cell>
          <table:table-cell table:style-name="ce19" office:value-type="string">
            <text:p>v0.8</text:p>
          </table:table-cell>
          <table:table-cell table:style-name="ce19" office:value-type="string">
            <text:p>v0.9</text:p>
          </table:table-cell>
          <table:table-cell table:style-name="ce19" office:value-type="string">
            <text:p>v1.0</text:p>
          </table:table-cell>
          <table:table-cell table:style-name="ce23" office:value-type="string">
            <text:p>v2.0</text:p>
          </table:table-cell>
          <table:table-cell table:number-columns-repeated="2"/>
          <table:table-cell table:style-name="ce10"/>
          <table:table-cell table:style-name="ce19" office:value-type="string">
            <text:p>v0.6</text:p>
          </table:table-cell>
          <table:table-cell table:style-name="ce19" office:value-type="string">
            <text:p>v0.7</text:p>
          </table:table-cell>
          <table:table-cell table:style-name="ce19" office:value-type="string">
            <text:p>v0.8</text:p>
          </table:table-cell>
          <table:table-cell table:style-name="ce19" office:value-type="string">
            <text:p>v0.9</text:p>
          </table:table-cell>
          <table:table-cell table:style-name="ce19" office:value-type="string">
            <text:p>v1.0</text:p>
          </table:table-cell>
          <table:table-cell table:style-name="ce23" office:value-type="string">
            <text:p>v2.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48" table:formula="of:=SUM([.C6:.C73])" office:value-type="float" office:value="7">
            <text:p>7</text:p>
          </table:table-cell>
          <table:table-cell table:style-name="ce20" table:formula="of:=SUM([.D6:.D73])" office:value-type="float" office:value="14">
            <text:p>14</text:p>
          </table:table-cell>
          <table:table-cell table:style-name="ce20" table:formula="of:=SUM([.E6:.E73])" office:value-type="float" office:value="14">
            <text:p>14</text:p>
          </table:table-cell>
          <table:table-cell table:style-name="ce20" table:formula="of:=SUM([.F6:.F73])" office:value-type="float" office:value="8">
            <text:p>8</text:p>
          </table:table-cell>
          <table:table-cell table:style-name="ce20" table:formula="of:=SUM([.G6:.G73])" office:value-type="float" office:value="13">
            <text:p>13</text:p>
          </table:table-cell>
          <table:table-cell table:style-name="ce20" table:formula="of:=SUM([.H6:.H73])" office:value-type="float" office:value="9">
            <text:p>9</text:p>
          </table:table-cell>
          <table:table-cell/>
          <table:table-cell table:style-name="ce34"/>
          <table:table-cell table:style-name="ce37" table:formula="of:=SUM([.C4:.G4])" office:value-type="float" office:value="56">
            <text:p>56</text:p>
          </table:table-cell>
          <table:table-cell table:style-name="ce38" table:formula="of:=([.C4])/[.K4]" office:value-type="percentage" office:value="0.125">
            <text:p>13%</text:p>
          </table:table-cell>
          <table:table-cell table:style-name="ce38" table:formula="of:=([.C4]+[.D4])/[.K4]" office:value-type="percentage" office:value="0.375">
            <text:p>38%</text:p>
          </table:table-cell>
          <table:table-cell table:style-name="ce38" table:formula="of:=SUM([.C4:.E4])/[.K4]" office:value-type="percentage" office:value="0.625">
            <text:p>63%</text:p>
          </table:table-cell>
          <table:table-cell table:style-name="ce38" table:formula="of:=SUM([.C4:.F4])/[.K4]" office:value-type="percentage" office:value="0.767857142857143">
            <text:p>77%</text:p>
          </table:table-cell>
          <table:table-cell table:style-name="ce38" table:formula="of:=SUM([.C4:.G4])/[.K4]" office:value-type="percentage" office:value="1">
            <text:p>100%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Cadastramento dos dados de um registro de ensaio clínico</text:p>
          </table:table-cell>
          <table:table-cell table:style-name="ce49"/>
          <table:table-cell table:style-name="ce16" table:number-columns-repeated="4"/>
          <table:table-cell table:style-name="ce24"/>
          <table:table-cell table:style-name="ce29"/>
          <table:table-cell/>
          <table:table-cell table:style-name="ce10"/>
          <table:table-cell table:style-name="ce38" table:number-columns-repeated="2"/>
          <table:table-cell table:style-name="ce10" table:number-columns-repeated="4"/>
          <table:table-cell table:number-columns-repeated="1007"/>
        </table:table-row>
        <table:table-row-group>
          <table:table-row table:style-name="ro3">
            <table:table-cell table:style-name="ce5" office:value-type="string">
              <text:p>1.1</text:p>
            </table:table-cell>
            <table:table-cell table:style-name="ce9" office:value-type="string">
              <text:p>Formulário de cadastro (TRDS)</text:p>
            </table:table-cell>
            <table:table-cell table:style-name="ce50"/>
            <table:table-cell table:style-name="ce21" table:number-columns-repeated="4"/>
            <table:table-cell table:style-name="ce30"/>
            <table:table-cell table:style-name="ce32"/>
            <table:table-cell table:style-name="ce35"/>
            <table:table-cell table:style-name="ce9"/>
            <table:table-cell table:style-name="ce41"/>
            <table:table-cell table:style-name="ce38"/>
            <table:table-cell table:style-name="ce9" table:number-columns-repeated="4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1.1.1</text:p>
              </table:table-cell>
              <table:table-cell table:style-name="ce10" office:value-type="string">
                <text:p>Campos simples</text:p>
              </table:table-cell>
              <table:table-cell table:style-name="ce47" office:value-type="float" office:value="1">
                <text:p>1</text:p>
              </table:table-cell>
              <table:table-cell table:style-name="ce19"/>
              <table:table-cell table:style-name="ce19" table:number-columns-repeated="3"/>
              <table:table-cell table:style-name="ce23"/>
              <table:table-cell table:number-columns-repeated="2"/>
              <table:table-cell table:style-name="ce10" table:formula="of:=SUM([.C7:.G7])" office:value-type="float" office:value="1">
                <text:p>1</text:p>
              </table:table-cell>
              <table:table-cell table:style-name="ce38" table:formula="of:=[.C7]/[.K7]" office:value-type="percentage" office:value="1">
                <text:p>100%</text:p>
              </table:table-cell>
              <table:table-cell table:style-name="ce38" table:formula="of:=([.C7]+[.D7])/[.K7]" office:value-type="percentage" office:value="1">
                <text:p>100%</text:p>
              </table:table-cell>
              <table:table-cell table:style-name="ce38" table:formula="of:=SUM([.C7:.E7])/[.K7]" office:value-type="percentage" office:value="1">
                <text:p>100%</text:p>
              </table:table-cell>
              <table:table-cell table:style-name="ce38" table:formula="of:=SUM([.C7:.F7])/[.K7]" office:value-type="percentage" office:value="1">
                <text:p>100%</text:p>
              </table:table-cell>
              <table:table-cell table:style-name="ce38" table:formula="of:=SUM([.C7:.G7])/[.K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1.2</text:p>
              </table:table-cell>
              <table:table-cell table:style-name="ce10" office:value-type="string">
                <text:p>Campos compostos</text:p>
              </table:table-cell>
              <table:table-cell table:style-name="ce47" office:value-type="float" office:value="1">
                <text:p>1</text:p>
              </table:table-cell>
              <table:table-cell table:number-columns-repeated="2"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table:number-columns-repeated="2"/>
              <table:table-cell table:style-name="ce10" table:formula="of:=SUM([.C8:.G8])" office:value-type="float" office:value="3">
                <text:p>3</text:p>
              </table:table-cell>
              <table:table-cell table:style-name="ce38" table:formula="of:=[.C8]/[.K8]" office:value-type="percentage" office:value="0.333333333333333">
                <text:p>33%</text:p>
              </table:table-cell>
              <table:table-cell table:style-name="ce38" table:formula="of:=([.C8]+[.D8])/[.K8]" office:value-type="percentage" office:value="0.666666666666667">
                <text:p>67%</text:p>
              </table:table-cell>
              <table:table-cell table:style-name="ce38" table:formula="of:=SUM([.C8:.E8])/[.K8]" office:value-type="percentage" office:value="1">
                <text:p>100%</text:p>
              </table:table-cell>
              <table:table-cell table:style-name="ce38" table:formula="of:=SUM([.C8:.F8])/[.K8]" office:value-type="percentage" office:value="1">
                <text:p>100%</text:p>
              </table:table-cell>
              <table:table-cell table:style-name="ce38" table:formula="of:=SUM([.C8:.G8])/[.K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1.3</text:p>
              </table:table-cell>
              <table:table-cell table:style-name="ce10" office:value-type="string">
                <text:p>Vocabulários controlados externos</text:p>
              </table:table-cell>
              <table:table-cell table:style-name="ce47"/>
              <table:table-cell table:style-name="ce19"/>
              <table:table-cell table:number-columns-repeated="3" table:style-name="ce19" office:value-type="float" office:value="1">
                <text:p>1</text:p>
              </table:table-cell>
              <table:table-cell table:style-name="ce23"/>
              <table:table-cell office:value-type="string">
                <text:p>vc</text:p>
              </table:table-cell>
              <table:table-cell/>
              <table:table-cell table:style-name="ce10" table:formula="of:=SUM([.C9:.G9])" office:value-type="float" office:value="3">
                <text:p>3</text:p>
              </table:table-cell>
              <table:table-cell table:style-name="ce38" table:formula="of:=[.C9]/[.K9]" office:value-type="percentage" office:value="0">
                <text:p>0%</text:p>
              </table:table-cell>
              <table:table-cell table:style-name="ce38" table:formula="of:=([.C9]+[.D9])/[.K9]" office:value-type="percentage" office:value="0">
                <text:p>0%</text:p>
              </table:table-cell>
              <table:table-cell table:style-name="ce38" table:formula="of:=SUM([.C9:.E9])/[.K9]" office:value-type="percentage" office:value="0.333333333333333">
                <text:p>33%</text:p>
              </table:table-cell>
              <table:table-cell table:style-name="ce38" table:formula="of:=SUM([.C9:.F9])/[.K9]" office:value-type="percentage" office:value="0.666666666666667">
                <text:p>67%</text:p>
              </table:table-cell>
              <table:table-cell table:style-name="ce38" table:formula="of:=SUM([.C9:.G9])/[.K9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2</text:p>
            </table:table-cell>
            <table:table-cell table:style-name="ce9" office:value-type="string">
              <text:p>Carga de documentos associados</text:p>
            </table:table-cell>
            <table:table-cell table:style-name="ce50"/>
            <table:table-cell table:style-name="ce21" table:number-columns-repeated="3"/>
            <table:table-cell table:style-name="ce25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1.2.1</text:p>
              </table:table-cell>
              <table:table-cell table:style-name="ce10" office:value-type="string">
                <text:p>Configuração de ambiente para arquivos estáticos</text:p>
              </table:table-cell>
              <table:table-cell table:style-name="ce47"/>
              <table:table-cell table:style-name="ce19"/>
              <table:table-cell table:style-name="ce19" table:number-columns-repeated="2"/>
              <table:table-cell table:style-name="ce19" office:value-type="float" office:value="1">
                <text:p>1</text:p>
              </table:table-cell>
              <table:table-cell table:style-name="ce23"/>
              <table:table-cell table:number-columns-repeated="2"/>
              <table:table-cell table:style-name="ce10" table:formula="of:=SUM([.C11:.G11])" office:value-type="float" office:value="1">
                <text:p>1</text:p>
              </table:table-cell>
              <table:table-cell table:style-name="ce38" table:formula="of:=[.C11]/[.K11]" office:value-type="percentage" office:value="0">
                <text:p>0%</text:p>
              </table:table-cell>
              <table:table-cell table:style-name="ce38" table:formula="of:=([.C11]+[.D11])/[.K11]" office:value-type="percentage" office:value="0">
                <text:p>0%</text:p>
              </table:table-cell>
              <table:table-cell table:style-name="ce38" table:formula="of:=SUM([.C11:.E11])/[.K11]" office:value-type="percentage" office:value="0">
                <text:p>0%</text:p>
              </table:table-cell>
              <table:table-cell table:style-name="ce38" table:formula="of:=SUM([.C11:.F11])/[.K11]" office:value-type="percentage" office:value="0">
                <text:p>0%</text:p>
              </table:table-cell>
              <table:table-cell table:style-name="ce38" table:formula="of:=SUM([.C11:.G11])/[.K11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3</text:p>
            </table:table-cell>
            <table:table-cell table:style-name="ce9" office:value-type="string">
              <text:p>Acompanhamento dos ensaios registrados</text:p>
            </table:table-cell>
            <table:table-cell table:style-name="ce50"/>
            <table:table-cell table:style-name="ce21" table:number-columns-repeated="4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-group>
              <table:table-row table:style-name="ro2">
                <table:table-cell table:style-name="ce6" office:value-type="string">
                  <text:p>1.3.1</text:p>
                </table:table-cell>
                <table:table-cell table:style-name="ce10" office:value-type="string">
                  <text:p>Listagem de registros por estágio no workflow</text:p>
                </table:table-cell>
                <table:table-cell table:style-name="ce47"/>
                <table:table-cell table:style-name="ce19" office:value-type="float" office:value="1">
                  <text:p>1</text:p>
                </table:table-cell>
                <table:table-cell table:style-name="ce19" table:number-columns-repeated="3"/>
                <table:table-cell table:style-name="ce23"/>
                <table:table-cell office:value-type="string">
                  <text:p>wf</text:p>
                </table:table-cell>
                <table:table-cell office:value-type="string">
                  <text:p>adm</text:p>
                </table:table-cell>
                <table:table-cell table:style-name="ce10" table:formula="of:=SUM([.C13:.G13])" office:value-type="float" office:value="1">
                  <text:p>1</text:p>
                </table:table-cell>
                <table:table-cell table:style-name="ce38" table:formula="of:=[.C13]/[.K13]" office:value-type="percentage" office:value="0">
                  <text:p>0%</text:p>
                </table:table-cell>
                <table:table-cell table:style-name="ce38" table:formula="of:=([.C13]+[.D13])/[.K13]" office:value-type="percentage" office:value="1">
                  <text:p>100%</text:p>
                </table:table-cell>
                <table:table-cell table:style-name="ce38" table:formula="of:=SUM([.C13:.E13])/[.K13]" office:value-type="percentage" office:value="1">
                  <text:p>100%</text:p>
                </table:table-cell>
                <table:table-cell table:style-name="ce38" table:formula="of:=SUM([.C13:.F13])/[.K13]" office:value-type="percentage" office:value="1">
                  <text:p>100%</text:p>
                </table:table-cell>
                <table:table-cell table:style-name="ce38" table:formula="of:=SUM([.C13:.G13])/[.K13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2</text:p>
                </table:table-cell>
                <table:table-cell table:style-name="ce10" office:value-type="string">
                  <text:p>Visão detalhada de um registro</text:p>
                </table:table-cell>
                <table:table-cell table:style-name="ce47" office:value-type="float" office:value="1">
                  <text:p>1</text:p>
                </table:table-cell>
                <table:table-cell table:number-columns-repeated="2" table:style-name="ce19" office:value-type="float" office:value="1">
                  <text:p>1</text:p>
                </table:table-cell>
                <table:table-cell table:style-name="ce19" table:number-columns-repeated="2"/>
                <table:table-cell table:style-name="ce23"/>
                <table:table-cell table:number-columns-repeated="2"/>
                <table:table-cell table:style-name="ce10" table:formula="of:=SUM([.C14:.G14])" office:value-type="float" office:value="3">
                  <text:p>3</text:p>
                </table:table-cell>
                <table:table-cell table:style-name="ce38" table:formula="of:=[.C14]/[.K14]" office:value-type="percentage" office:value="0.333333333333333">
                  <text:p>33%</text:p>
                </table:table-cell>
                <table:table-cell table:style-name="ce38" table:formula="of:=([.C14]+[.D14])/[.K14]" office:value-type="percentage" office:value="0.666666666666667">
                  <text:p>67%</text:p>
                </table:table-cell>
                <table:table-cell table:style-name="ce38" table:formula="of:=SUM([.C14:.E14])/[.K14]" office:value-type="percentage" office:value="1">
                  <text:p>100%</text:p>
                </table:table-cell>
                <table:table-cell table:style-name="ce38" table:formula="of:=SUM([.C14:.F14])/[.K14]" office:value-type="percentage" office:value="1">
                  <text:p>100%</text:p>
                </table:table-cell>
                <table:table-cell table:style-name="ce38" table:formula="of:=SUM([.C14:.G14])/[.K14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3</text:p>
                </table:table-cell>
                <table:table-cell table:style-name="ce10" office:value-type="string">
                  <text:p>Comentários do revisor campo a campo</text:p>
                </table:table-cell>
                <table:table-cell table:style-name="ce47"/>
                <table:table-cell table:style-name="ce19"/>
                <table:table-cell table:style-name="ce19" office:value-type="float" office:value="1">
                  <text:p>1</text:p>
                </table:table-cell>
                <table:table-cell table:style-name="ce19" table:number-columns-repeated="2"/>
                <table:table-cell table:style-name="ce23"/>
                <table:table-cell office:value-type="string">
                  <text:p>rev</text:p>
                </table:table-cell>
                <table:table-cell/>
                <table:table-cell table:style-name="ce10" table:formula="of:=SUM([.C15:.G15])" office:value-type="float" office:value="1">
                  <text:p>1</text:p>
                </table:table-cell>
                <table:table-cell table:style-name="ce38" table:formula="of:=[.C15]/[.K15]" office:value-type="percentage" office:value="0">
                  <text:p>0%</text:p>
                </table:table-cell>
                <table:table-cell table:style-name="ce38" table:formula="of:=([.C15]+[.D15])/[.K15]" office:value-type="percentage" office:value="0">
                  <text:p>0%</text:p>
                </table:table-cell>
                <table:table-cell table:style-name="ce38" table:formula="of:=SUM([.C15:.E15])/[.K15]" office:value-type="percentage" office:value="1">
                  <text:p>100%</text:p>
                </table:table-cell>
                <table:table-cell table:style-name="ce38" table:formula="of:=SUM([.C15:.F15])/[.K15]" office:value-type="percentage" office:value="1">
                  <text:p>100%</text:p>
                </table:table-cell>
                <table:table-cell table:style-name="ce38" table:formula="of:=SUM([.C15:.G15])/[.K15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4</text:p>
                </table:table-cell>
                <table:table-cell table:style-name="ce10" office:value-type="string">
                  <text:p>Comentário geral do revisor</text:p>
                </table:table-cell>
                <table:table-cell table:style-name="ce47"/>
                <table:table-cell table:style-name="ce19" office:value-type="float" office:value="1">
                  <text:p>1</text:p>
                </table:table-cell>
                <table:table-cell table:style-name="ce19" table:number-columns-repeated="3"/>
                <table:table-cell table:style-name="ce23"/>
                <table:table-cell office:value-type="string">
                  <text:p>rev</text:p>
                </table:table-cell>
                <table:table-cell/>
                <table:table-cell table:style-name="ce10" table:formula="of:=SUM([.C16:.G16])" office:value-type="float" office:value="1">
                  <text:p>1</text:p>
                </table:table-cell>
                <table:table-cell table:style-name="ce38" table:formula="of:=[.C16]/[.K16]" office:value-type="percentage" office:value="0">
                  <text:p>0%</text:p>
                </table:table-cell>
                <table:table-cell table:style-name="ce38" table:formula="of:=([.C16]+[.D16])/[.K16]" office:value-type="percentage" office:value="1">
                  <text:p>100%</text:p>
                </table:table-cell>
                <table:table-cell table:style-name="ce38" table:formula="of:=SUM([.C16:.E16])/[.K16]" office:value-type="percentage" office:value="1">
                  <text:p>100%</text:p>
                </table:table-cell>
                <table:table-cell table:style-name="ce38" table:formula="of:=SUM([.C16:.F16])/[.K16]" office:value-type="percentage" office:value="1">
                  <text:p>100%</text:p>
                </table:table-cell>
                <table:table-cell table:style-name="ce38" table:formula="of:=SUM([.C16:.G16])/[.K16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5</text:p>
                </table:table-cell>
                <table:table-cell table:style-name="ce10" office:value-type="string">
                  <text:p>Visualização das alterações</text:p>
                </table:table-cell>
                <table:table-cell table:style-name="ce47"/>
                <table:table-cell table:style-name="ce19" office:value-type="float" office:value="1">
                  <text:p>1</text:p>
                </table:table-cell>
                <table:table-cell table:style-name="ce19" table:number-columns-repeated="3"/>
                <table:table-cell table:style-name="ce23"/>
                <table:table-cell office:value-type="string">
                  <text:p>log</text:p>
                </table:table-cell>
                <table:table-cell/>
                <table:table-cell table:style-name="ce10" table:formula="of:=SUM([.C17:.G17])" office:value-type="float" office:value="1">
                  <text:p>1</text:p>
                </table:table-cell>
                <table:table-cell table:style-name="ce38" table:formula="of:=[.C17]/[.K17]" office:value-type="percentage" office:value="0">
                  <text:p>0%</text:p>
                </table:table-cell>
                <table:table-cell table:style-name="ce38" table:formula="of:=([.C17]+[.D17])/[.K17]" office:value-type="percentage" office:value="1">
                  <text:p>100%</text:p>
                </table:table-cell>
                <table:table-cell table:style-name="ce38" table:formula="of:=SUM([.C17:.E17])/[.K17]" office:value-type="percentage" office:value="1">
                  <text:p>100%</text:p>
                </table:table-cell>
                <table:table-cell table:style-name="ce38" table:formula="of:=SUM([.C17:.F17])/[.K17]" office:value-type="percentage" office:value="1">
                  <text:p>100%</text:p>
                </table:table-cell>
                <table:table-cell table:style-name="ce38" table:formula="of:=SUM([.C17:.G17])/[.K17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</table:table-row-group>
            <table:table-row table:style-name="ro2">
              <table:table-cell table:style-name="ce6" office:value-type="string">
                <text:p>1.3.6</text:p>
              </table:table-cell>
              <table:table-cell table:style-name="ce10" office:value-type="string">
                <text:p>Workflow básico</text:p>
              </table:table-cell>
              <table:table-cell table:style-name="ce47"/>
              <table:table-cell table:number-columns-repeated="2"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office:value-type="string">
                <text:p>wf</text:p>
              </table:table-cell>
              <table:table-cell/>
              <table:table-cell table:style-name="ce10" table:formula="of:=SUM([.C18:.G18])" office:value-type="float" office:value="2">
                <text:p>2</text:p>
              </table:table-cell>
              <table:table-cell table:style-name="ce38" table:formula="of:=[.C18]/[.K18]" office:value-type="percentage" office:value="0">
                <text:p>0%</text:p>
              </table:table-cell>
              <table:table-cell table:style-name="ce38" table:formula="of:=([.C18]+[.D18])/[.K18]" office:value-type="percentage" office:value="0.5">
                <text:p>50%</text:p>
              </table:table-cell>
              <table:table-cell table:style-name="ce38" table:formula="of:=SUM([.C18:.E18])/[.K18]" office:value-type="percentage" office:value="1">
                <text:p>100%</text:p>
              </table:table-cell>
              <table:table-cell table:style-name="ce38" table:formula="of:=SUM([.C18:.F18])/[.K18]" office:value-type="percentage" office:value="1">
                <text:p>100%</text:p>
              </table:table-cell>
              <table:table-cell table:style-name="ce38" table:formula="of:=SUM([.C18:.G18])/[.K1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4</text:p>
            </table:table-cell>
            <table:table-cell table:style-name="ce9" office:value-type="string">
              <text:p>Edição de dados de um registro</text:p>
            </table:table-cell>
            <table:table-cell table:style-name="ce50"/>
            <table:table-cell table:style-name="ce21" table:number-columns-repeated="4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1.4.1</text:p>
              </table:table-cell>
              <table:table-cell table:style-name="ce10" office:value-type="string">
                <text:p>Registro das alterações</text:p>
              </table:table-cell>
              <table:table-cell table:style-name="ce47"/>
              <table:table-cell table:number-columns-repeated="2"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office:value-type="string">
                <text:p>log</text:p>
              </table:table-cell>
              <table:table-cell/>
              <table:table-cell table:style-name="ce10" table:formula="of:=SUM([.C20:.G20])" office:value-type="float" office:value="2">
                <text:p>2</text:p>
              </table:table-cell>
              <table:table-cell table:style-name="ce38" table:formula="of:=[.C20]/[.K20]" office:value-type="percentage" office:value="0">
                <text:p>0%</text:p>
              </table:table-cell>
              <table:table-cell table:style-name="ce38" table:formula="of:=([.C20]+[.D20])/[.K20]" office:value-type="percentage" office:value="0.5">
                <text:p>50%</text:p>
              </table:table-cell>
              <table:table-cell table:style-name="ce38" table:formula="of:=SUM([.C20:.E20])/[.K20]" office:value-type="percentage" office:value="1">
                <text:p>100%</text:p>
              </table:table-cell>
              <table:table-cell table:style-name="ce38" table:formula="of:=SUM([.C20:.F20])/[.K20]" office:value-type="percentage" office:value="1">
                <text:p>100%</text:p>
              </table:table-cell>
              <table:table-cell table:style-name="ce38" table:formula="of:=SUM([.C20:.G20])/[.K2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4.2</text:p>
              </table:table-cell>
              <table:table-cell table:style-name="ce10" office:value-type="string">
                <text:p>Sumário do estado da edição</text:p>
              </table:table-cell>
              <table:table-cell table:style-name="ce47"/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table:number-columns-repeated="2"/>
              <table:table-cell table:style-name="ce10" table:formula="of:=SUM([.C21:.G21])" office:value-type="float" office:value="1">
                <text:p>1</text:p>
              </table:table-cell>
              <table:table-cell table:style-name="ce38" table:formula="of:=[.C21]/[.K21]" office:value-type="percentage" office:value="0">
                <text:p>0%</text:p>
              </table:table-cell>
              <table:table-cell table:style-name="ce38" table:formula="of:=([.C21]+[.D21])/[.K21]" office:value-type="percentage" office:value="0">
                <text:p>0%</text:p>
              </table:table-cell>
              <table:table-cell table:style-name="ce38" table:formula="of:=SUM([.C21:.E21])/[.K21]" office:value-type="percentage" office:value="1">
                <text:p>100%</text:p>
              </table:table-cell>
              <table:table-cell table:style-name="ce38" table:formula="of:=SUM([.C21:.F21])/[.K21]" office:value-type="percentage" office:value="1">
                <text:p>100%</text:p>
              </table:table-cell>
              <table:table-cell table:style-name="ce38" table:formula="of:=SUM([.C21:.G21])/[.K21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4.3</text:p>
              </table:table-cell>
              <table:table-cell table:style-name="ce10" office:value-type="string">
                <text:p>Validação levando em conta comentários do revisor</text:p>
              </table:table-cell>
              <table:table-cell table:style-name="ce47"/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office:value-type="string">
                <text:p>rev</text:p>
              </table:table-cell>
              <table:table-cell/>
              <table:table-cell table:style-name="ce10" table:formula="of:=SUM([.C22:.G22])" office:value-type="float" office:value="1">
                <text:p>1</text:p>
              </table:table-cell>
              <table:table-cell table:style-name="ce38" table:formula="of:=[.C22]/[.K22]" office:value-type="percentage" office:value="0">
                <text:p>0%</text:p>
              </table:table-cell>
              <table:table-cell table:style-name="ce38" table:formula="of:=([.C22]+[.D22])/[.K22]" office:value-type="percentage" office:value="0">
                <text:p>0%</text:p>
              </table:table-cell>
              <table:table-cell table:style-name="ce38" table:formula="of:=SUM([.C22:.E22])/[.K22]" office:value-type="percentage" office:value="1">
                <text:p>100%</text:p>
              </table:table-cell>
              <table:table-cell table:style-name="ce38" table:formula="of:=SUM([.C22:.F22])/[.K22]" office:value-type="percentage" office:value="1">
                <text:p>100%</text:p>
              </table:table-cell>
              <table:table-cell table:style-name="ce38" table:formula="of:=SUM([.C22:.G22])/[.K22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5</text:p>
            </table:table-cell>
            <table:table-cell table:style-name="ce9" office:value-type="string">
              <text:p>Tradução do registro</text:p>
            </table:table-cell>
            <table:table-cell table:style-name="ce50"/>
            <table:table-cell table:style-name="ce21" table:number-columns-repeated="4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1.5.1</text:p>
              </table:table-cell>
              <table:table-cell table:style-name="ce10" office:value-type="string">
                <text:p>Formulário de tradução</text:p>
              </table:table-cell>
              <table:table-cell table:style-name="ce47"/>
              <table:table-cell table:style-name="ce19"/>
              <table:table-cell table:style-name="ce19"/>
              <table:table-cell table:number-columns-repeated="2" table:style-name="ce19" office:value-type="float" office:value="1">
                <text:p>1</text:p>
              </table:table-cell>
              <table:table-cell table:style-name="ce23"/>
              <table:table-cell office:value-type="string">
                <text:p>tr</text:p>
              </table:table-cell>
              <table:table-cell/>
              <table:table-cell table:style-name="ce10" table:formula="of:=SUM([.C24:.G24])" office:value-type="float" office:value="2">
                <text:p>2</text:p>
              </table:table-cell>
              <table:table-cell table:style-name="ce38" table:formula="of:=[.C24]/[.K24]" office:value-type="percentage" office:value="0">
                <text:p>0%</text:p>
              </table:table-cell>
              <table:table-cell table:style-name="ce38" table:formula="of:=([.C24]+[.D24])/[.K24]" office:value-type="percentage" office:value="0">
                <text:p>0%</text:p>
              </table:table-cell>
              <table:table-cell table:style-name="ce38" table:formula="of:=SUM([.C24:.E24])/[.K24]" office:value-type="percentage" office:value="0">
                <text:p>0%</text:p>
              </table:table-cell>
              <table:table-cell table:style-name="ce38" table:formula="of:=SUM([.C24:.F24])/[.K24]" office:value-type="percentage" office:value="0.5">
                <text:p>50%</text:p>
              </table:table-cell>
              <table:table-cell table:style-name="ce38" table:formula="of:=SUM([.C24:.G24])/[.K24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5.2</text:p>
              </table:table-cell>
              <table:table-cell table:style-name="ce11" office:value-type="string">
                <text:p>Validação da tradução</text:p>
              </table:table-cell>
              <table:table-cell table:style-name="ce47"/>
              <table:table-cell table:style-name="ce19"/>
              <table:table-cell table:style-name="ce19"/>
              <table:table-cell table:style-name="ce22" office:value-type="float" office:value="1">
                <text:p>1</text:p>
              </table:table-cell>
              <table:table-cell table:style-name="ce19" office:value-type="float" office:value="1">
                <text:p>1</text:p>
              </table:table-cell>
              <table:table-cell table:style-name="ce23"/>
              <table:table-cell office:value-type="string">
                <text:p>tr</text:p>
              </table:table-cell>
              <table:table-cell/>
              <table:table-cell table:style-name="ce10" table:formula="of:=SUM([.C25:.G25])" office:value-type="float" office:value="2">
                <text:p>2</text:p>
              </table:table-cell>
              <table:table-cell table:style-name="ce38" table:formula="of:=[.C25]/[.K25]" office:value-type="percentage" office:value="0">
                <text:p>0%</text:p>
              </table:table-cell>
              <table:table-cell table:style-name="ce38" table:formula="of:=([.C25]+[.D25])/[.K25]" office:value-type="percentage" office:value="0">
                <text:p>0%</text:p>
              </table:table-cell>
              <table:table-cell table:style-name="ce38" table:formula="of:=SUM([.C25:.E25])/[.K25]" office:value-type="percentage" office:value="0">
                <text:p>0%</text:p>
              </table:table-cell>
              <table:table-cell table:style-name="ce38" table:formula="of:=SUM([.C25:.F25])/[.K25]" office:value-type="percentage" office:value="0.5">
                <text:p>50%</text:p>
              </table:table-cell>
              <table:table-cell table:style-name="ce38" table:formula="of:=SUM([.C25:.G25])/[.K25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6</text:p>
            </table:table-cell>
            <table:table-cell table:style-name="ce9" office:value-type="string">
              <text:p>Cadastramento de usuário</text:p>
            </table:table-cell>
            <table:table-cell table:style-name="ce50"/>
            <table:table-cell table:style-name="ce21" table:number-columns-repeated="4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1.6.1</text:p>
              </table:table-cell>
              <table:table-cell table:style-name="ce10" office:value-type="string">
                <text:p>Formulário de cadastramento</text:p>
              </table:table-cell>
              <table:table-cell table:style-name="ce47"/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office:value-type="string">
                <text:p>us</text:p>
              </table:table-cell>
              <table:table-cell/>
              <table:table-cell table:style-name="ce10" table:formula="of:=SUM([.C27:.G27])" office:value-type="float" office:value="1">
                <text:p>1</text:p>
              </table:table-cell>
              <table:table-cell table:style-name="ce38" table:formula="of:=[.C27]/[.K27]" office:value-type="percentage" office:value="0">
                <text:p>0%</text:p>
              </table:table-cell>
              <table:table-cell table:style-name="ce38" table:formula="of:=([.C27]+[.D27])/[.K27]" office:value-type="percentage" office:value="0">
                <text:p>0%</text:p>
              </table:table-cell>
              <table:table-cell table:style-name="ce38" table:formula="of:=SUM([.C27:.E27])/[.K27]" office:value-type="percentage" office:value="1">
                <text:p>100%</text:p>
              </table:table-cell>
              <table:table-cell table:style-name="ce38" table:formula="of:=SUM([.C27:.F27])/[.K27]" office:value-type="percentage" office:value="1">
                <text:p>100%</text:p>
              </table:table-cell>
              <table:table-cell table:style-name="ce38" table:formula="of:=SUM([.C27:.G27])/[.K2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6.2</text:p>
              </table:table-cell>
              <table:table-cell table:style-name="ce10" office:value-type="string">
                <text:p>Confirmação do e-mail do usuário</text:p>
              </table:table-cell>
              <table:table-cell table:style-name="ce47"/>
              <table:table-cell table:style-name="ce19"/>
              <table:table-cell table:style-name="ce19" table:number-columns-repeated="2"/>
              <table:table-cell table:style-name="ce19" office:value-type="float" office:value="1">
                <text:p>1</text:p>
              </table:table-cell>
              <table:table-cell table:style-name="ce23"/>
              <table:table-cell office:value-type="string">
                <text:p>us</text:p>
              </table:table-cell>
              <table:table-cell/>
              <table:table-cell table:style-name="ce10" table:formula="of:=SUM([.C28:.G28])" office:value-type="float" office:value="1">
                <text:p>1</text:p>
              </table:table-cell>
              <table:table-cell table:style-name="ce38" table:formula="of:=[.C28]/[.K28]" office:value-type="percentage" office:value="0">
                <text:p>0%</text:p>
              </table:table-cell>
              <table:table-cell table:style-name="ce38" table:formula="of:=([.C28]+[.D28])/[.K28]" office:value-type="percentage" office:value="0">
                <text:p>0%</text:p>
              </table:table-cell>
              <table:table-cell table:style-name="ce38" table:formula="of:=SUM([.C28:.E28])/[.K28]" office:value-type="percentage" office:value="0">
                <text:p>0%</text:p>
              </table:table-cell>
              <table:table-cell table:style-name="ce38" table:formula="of:=SUM([.C28:.F28])/[.K28]" office:value-type="percentage" office:value="0">
                <text:p>0%</text:p>
              </table:table-cell>
              <table:table-cell table:style-name="ce38" table:formula="of:=SUM([.C28:.G28])/[.K2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7</text:p>
            </table:table-cell>
            <table:table-cell table:style-name="ce9" office:value-type="string">
              <text:p>Identificação de usuário</text:p>
            </table:table-cell>
            <table:table-cell table:style-name="ce50"/>
            <table:table-cell table:style-name="ce21" table:number-columns-repeated="4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1.7.1</text:p>
              </table:table-cell>
              <table:table-cell table:style-name="ce10" office:value-type="string">
                <text:p>Autenticação (login)</text:p>
              </table:table-cell>
              <table:table-cell table:style-name="ce47" office:value-type="float" office:value="1">
                <text:p>1</text:p>
              </table:table-cell>
              <table:table-cell table:style-name="ce19"/>
              <table:table-cell table:style-name="ce19" table:number-columns-repeated="3"/>
              <table:table-cell table:style-name="ce23"/>
              <table:table-cell office:value-type="string">
                <text:p>us</text:p>
              </table:table-cell>
              <table:table-cell/>
              <table:table-cell table:style-name="ce10" table:formula="of:=SUM([.C30:.G30])" office:value-type="float" office:value="1">
                <text:p>1</text:p>
              </table:table-cell>
              <table:table-cell table:style-name="ce38" table:formula="of:=[.C30]/[.K30]" office:value-type="percentage" office:value="1">
                <text:p>100%</text:p>
              </table:table-cell>
              <table:table-cell table:style-name="ce38" table:formula="of:=([.C30]+[.D30])/[.K30]" office:value-type="percentage" office:value="1">
                <text:p>100%</text:p>
              </table:table-cell>
              <table:table-cell table:style-name="ce38" table:formula="of:=SUM([.C30:.E30])/[.K30]" office:value-type="percentage" office:value="1">
                <text:p>100%</text:p>
              </table:table-cell>
              <table:table-cell table:style-name="ce38" table:formula="of:=SUM([.C30:.F30])/[.K30]" office:value-type="percentage" office:value="1">
                <text:p>100%</text:p>
              </table:table-cell>
              <table:table-cell table:style-name="ce38" table:formula="of:=SUM([.C30:.G30])/[.K3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7.2</text:p>
              </table:table-cell>
              <table:table-cell table:style-name="ce10" office:value-type="string">
                <text:p>Credenciamento (off-band)</text:p>
              </table:table-cell>
              <table:table-cell table:style-name="ce47"/>
              <table:table-cell table:style-name="ce19" table:number-columns-repeated="4"/>
              <table:table-cell table:style-name="ce23" office:value-type="float" office:value="1">
                <text:p>1</text:p>
              </table:table-cell>
              <table:table-cell office:value-type="string">
                <text:p>us</text:p>
              </table:table-cell>
              <table:table-cell/>
              <table:table-cell table:style-name="ce10"/>
              <table:table-cell table:style-name="ce38"/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8</text:p>
            </table:table-cell>
            <table:table-cell table:style-name="ce9" office:value-type="string">
              <text:p>Log de mudanças</text:p>
            </table:table-cell>
            <table:table-cell table:style-name="ce50"/>
            <table:table-cell table:style-name="ce21" table:number-columns-repeated="4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1.8.1</text:p>
              </table:table-cell>
              <table:table-cell table:style-name="ce10" office:value-type="string">
                <text:p>Definição do formato</text:p>
              </table:table-cell>
              <table:table-cell table:style-name="ce47"/>
              <table:table-cell table:style-name="ce19" office:value-type="float" office:value="1">
                <text:p>1</text:p>
              </table:table-cell>
              <table:table-cell table:style-name="ce19" table:number-columns-repeated="3"/>
              <table:table-cell table:style-name="ce23"/>
              <table:table-cell office:value-type="string">
                <text:p>log</text:p>
              </table:table-cell>
              <table:table-cell/>
              <table:table-cell table:style-name="ce10" table:formula="of:=SUM([.C33:.G33])" office:value-type="float" office:value="1">
                <text:p>1</text:p>
              </table:table-cell>
              <table:table-cell table:style-name="ce38" table:formula="of:=[.C33]/[.K33]" office:value-type="percentage" office:value="0">
                <text:p>0%</text:p>
              </table:table-cell>
              <table:table-cell table:style-name="ce38" table:formula="of:=([.C33]+[.D33])/[.K33]" office:value-type="percentage" office:value="1">
                <text:p>100%</text:p>
              </table:table-cell>
              <table:table-cell table:style-name="ce38" table:formula="of:=SUM([.C33:.E33])/[.K33]" office:value-type="percentage" office:value="1">
                <text:p>100%</text:p>
              </table:table-cell>
              <table:table-cell table:style-name="ce38" table:formula="of:=SUM([.C33:.F33])/[.K33]" office:value-type="percentage" office:value="1">
                <text:p>100%</text:p>
              </table:table-cell>
              <table:table-cell table:style-name="ce38" table:formula="of:=SUM([.C33:.G33])/[.K33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8.2</text:p>
              </table:table-cell>
              <table:table-cell table:style-name="ce10" office:value-type="string">
                <text:p>Persistência</text:p>
              </table:table-cell>
              <table:table-cell table:style-name="ce47"/>
              <table:table-cell table:style-name="ce19" office:value-type="float" office:value="1">
                <text:p>1</text:p>
              </table:table-cell>
              <table:table-cell table:style-name="ce19" table:number-columns-repeated="3"/>
              <table:table-cell table:style-name="ce23"/>
              <table:table-cell office:value-type="string">
                <text:p>log</text:p>
              </table:table-cell>
              <table:table-cell/>
              <table:table-cell table:style-name="ce10" table:formula="of:=SUM([.C34:.G34])" office:value-type="float" office:value="1">
                <text:p>1</text:p>
              </table:table-cell>
              <table:table-cell table:style-name="ce38" table:formula="of:=[.C34]/[.K34]" office:value-type="percentage" office:value="0">
                <text:p>0%</text:p>
              </table:table-cell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9</text:p>
            </table:table-cell>
            <table:table-cell table:style-name="ce9" office:value-type="string">
              <text:p>Segurança</text:p>
            </table:table-cell>
            <table:table-cell table:style-name="ce50"/>
            <table:table-cell table:style-name="ce21" table:number-columns-repeated="4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1.9.1</text:p>
              </table:table-cell>
              <table:table-cell table:style-name="ce10" office:value-type="string">
                <text:p>Configuração SSL</text:p>
              </table:table-cell>
              <table:table-cell table:style-name="ce47"/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table:number-columns-repeated="2"/>
              <table:table-cell table:style-name="ce10" table:formula="of:=SUM([.C36:.G36])" office:value-type="float" office:value="1">
                <text:p>1</text:p>
              </table:table-cell>
              <table:table-cell table:style-name="ce38" table:formula="of:=[.C36]/[.K36]" office:value-type="percentage" office:value="0">
                <text:p>0%</text:p>
              </table:table-cell>
              <table:table-cell table:style-name="ce38" table:formula="of:=([.C36]+[.D36])/[.K36]" office:value-type="percentage" office:value="0">
                <text:p>0%</text:p>
              </table:table-cell>
              <table:table-cell table:style-name="ce38" table:formula="of:=SUM([.C36:.E36])/[.K36]" office:value-type="percentage" office:value="1">
                <text:p>100%</text:p>
              </table:table-cell>
              <table:table-cell table:style-name="ce38" table:formula="of:=SUM([.C36:.F36])/[.K36]" office:value-type="percentage" office:value="1">
                <text:p>100%</text:p>
              </table:table-cell>
              <table:table-cell table:style-name="ce38" table:formula="of:=SUM([.C36:.G36])/[.K36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9.2</text:p>
              </table:table-cell>
              <table:table-cell table:style-name="ce10" office:value-type="string">
                <text:p>Obtenção de certificado definitivo</text:p>
              </table:table-cell>
              <table:table-cell table:style-name="ce47"/>
              <table:table-cell table:style-name="ce19"/>
              <table:table-cell table:style-name="ce19" table:number-columns-repeated="2"/>
              <table:table-cell table:style-name="ce19" office:value-type="float" office:value="1">
                <text:p>1</text:p>
              </table:table-cell>
              <table:table-cell table:style-name="ce23"/>
              <table:table-cell table:number-columns-repeated="2"/>
              <table:table-cell table:style-name="ce10" table:formula="of:=SUM([.C37:.G37])" office:value-type="float" office:value="1">
                <text:p>1</text:p>
              </table:table-cell>
              <table:table-cell table:style-name="ce38" table:formula="of:=[.C37]/[.K37]" office:value-type="percentage" office:value="0">
                <text:p>0%</text:p>
              </table:table-cell>
              <table:table-cell table:style-name="ce38" table:formula="of:=([.C37]+[.D37])/[.K37]" office:value-type="percentage" office:value="0">
                <text:p>0%</text:p>
              </table:table-cell>
              <table:table-cell table:style-name="ce38" table:formula="of:=SUM([.C37:.E37])/[.K37]" office:value-type="percentage" office:value="0">
                <text:p>0%</text:p>
              </table:table-cell>
              <table:table-cell table:style-name="ce38" table:formula="of:=SUM([.C37:.F37])/[.K37]" office:value-type="percentage" office:value="0">
                <text:p>0%</text:p>
              </table:table-cell>
              <table:table-cell table:style-name="ce38" table:formula="of:=SUM([.C37:.G37])/[.K3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A</text:p>
            </table:table-cell>
            <table:table-cell table:style-name="ce9" office:value-type="string">
              <text:p>Design</text:p>
            </table:table-cell>
            <table:table-cell table:style-name="ce50"/>
            <table:table-cell table:style-name="ce21" table:number-columns-repeated="4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1.A.1</text:p>
              </table:table-cell>
              <table:table-cell table:style-name="ce10" office:value-type="string">
                <text:p>Projeto gráfico</text:p>
              </table:table-cell>
              <table:table-cell table:style-name="ce47"/>
              <table:table-cell table:style-name="ce22" office:value-type="float" office:value="1">
                <text:p>1</text:p>
              </table:table-cell>
              <table:table-cell table:style-name="ce19" table:number-columns-repeated="3"/>
              <table:table-cell table:style-name="ce23"/>
              <table:table-cell table:number-columns-repeated="2"/>
              <table:table-cell table:style-name="ce10" table:formula="of:=SUM([.C39:.G39])" office:value-type="float" office:value="1">
                <text:p>1</text:p>
              </table:table-cell>
              <table:table-cell table:style-name="ce38" table:formula="of:=[.C39]/[.K39]" office:value-type="percentage" office:value="0">
                <text:p>0%</text:p>
              </table:table-cell>
              <table:table-cell table:style-name="ce38" table:formula="of:=([.C39]+[.D39])/[.K39]" office:value-type="percentage" office:value="1">
                <text:p>100%</text:p>
              </table:table-cell>
              <table:table-cell table:style-name="ce38" table:formula="of:=SUM([.C39:.E39])/[.K39]" office:value-type="percentage" office:value="1">
                <text:p>100%</text:p>
              </table:table-cell>
              <table:table-cell table:style-name="ce38" table:formula="of:=SUM([.C39:.F39])/[.K39]" office:value-type="percentage" office:value="1">
                <text:p>100%</text:p>
              </table:table-cell>
              <table:table-cell table:style-name="ce38" table:formula="of:=SUM([.C39:.G39])/[.K39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A.2</text:p>
              </table:table-cell>
              <table:table-cell table:style-name="ce10" office:value-type="string">
                <text:p>CSS e templates internos</text:p>
              </table:table-cell>
              <table:table-cell table:style-name="ce47"/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table:number-columns-repeated="2"/>
              <table:table-cell table:style-name="ce10" table:formula="of:=SUM([.C40:.G40])" office:value-type="float" office:value="1">
                <text:p>1</text:p>
              </table:table-cell>
              <table:table-cell table:style-name="ce38" table:formula="of:=[.C40]/[.K40]" office:value-type="percentage" office:value="0">
                <text:p>0%</text:p>
              </table:table-cell>
              <table:table-cell table:style-name="ce38" table:formula="of:=([.C40]+[.D40])/[.K40]" office:value-type="percentage" office:value="0">
                <text:p>0%</text:p>
              </table:table-cell>
              <table:table-cell table:style-name="ce38" table:formula="of:=SUM([.C40:.E40])/[.K40]" office:value-type="percentage" office:value="1">
                <text:p>100%</text:p>
              </table:table-cell>
              <table:table-cell table:style-name="ce38" table:formula="of:=SUM([.C40:.F40])/[.K40]" office:value-type="percentage" office:value="1">
                <text:p>100%</text:p>
              </table:table-cell>
              <table:table-cell table:style-name="ce38" table:formula="of:=SUM([.C40:.G40])/[.K4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A.3</text:p>
              </table:table-cell>
              <table:table-cell table:style-name="ce10" office:value-type="string">
                <text:p>CSS e templates públicos</text:p>
              </table:table-cell>
              <table:table-cell table:style-name="ce47"/>
              <table:table-cell table:style-name="ce19"/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19"/>
              <table:table-cell table:style-name="ce23"/>
              <table:table-cell table:number-columns-repeated="2"/>
              <table:table-cell table:style-name="ce10" table:formula="of:=SUM([.C41:.G41])" office:value-type="float" office:value="1">
                <text:p>1</text:p>
              </table:table-cell>
              <table:table-cell table:style-name="ce38" table:formula="of:=[.C41]/[.K41]" office:value-type="percentage" office:value="0">
                <text:p>0%</text:p>
              </table:table-cell>
              <table:table-cell table:style-name="ce38" table:formula="of:=([.C41]+[.D41])/[.K41]" office:value-type="percentage" office:value="0">
                <text:p>0%</text:p>
              </table:table-cell>
              <table:table-cell table:style-name="ce38" table:formula="of:=SUM([.C41:.E41])/[.K41]" office:value-type="percentage" office:value="0">
                <text:p>0%</text:p>
              </table:table-cell>
              <table:table-cell table:style-name="ce38" table:formula="of:=SUM([.C41:.F41])/[.K41]" office:value-type="percentage" office:value="1">
                <text:p>100%</text:p>
              </table:table-cell>
              <table:table-cell table:style-name="ce38" table:formula="of:=SUM([.C41:.G41])/[.K41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</table:table-row-group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 table:number-columns-spanned="7" table:number-rows-spanned="1">
            <text:p>Customização e operação independente</text:p>
          </table:table-cell>
          <table:covered-table-cell table:number-columns-repeated="6" table:style-name="ce4"/>
          <table:table-cell table:style-name="ce29"/>
          <table:table-cell/>
          <table:table-cell table:style-name="ce10"/>
          <table:table-cell table:style-name="ce38"/>
          <table:table-cell table:style-name="ce10" table:number-columns-repeated="5"/>
          <table:table-cell table:number-columns-repeated="1007"/>
        </table:table-row>
        <table:table-row-group>
          <table:table-row table:style-name="ro3">
            <table:table-cell table:style-name="ce5" office:value-type="string">
              <text:p>2.1</text:p>
            </table:table-cell>
            <table:table-cell table:style-name="ce9" office:value-type="string">
              <text:p>Gestão de usuários</text:p>
            </table:table-cell>
            <table:table-cell table:style-name="ce50"/>
            <table:table-cell table:style-name="ce21" table:number-columns-repeated="4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2.1.1</text:p>
              </table:table-cell>
              <table:table-cell table:style-name="ce10" office:value-type="string">
                <text:p>Definição de papéis e permissões</text:p>
              </table:table-cell>
              <table:table-cell table:style-name="ce47"/>
              <table:table-cell table:style-name="ce19" office:value-type="float" office:value="1">
                <text:p>1</text:p>
              </table:table-cell>
              <table:table-cell table:style-name="ce19" table:number-columns-repeated="3"/>
              <table:table-cell table:style-name="ce23"/>
              <table:table-cell office:value-type="string">
                <text:p>us</text:p>
              </table:table-cell>
              <table:table-cell/>
              <table:table-cell table:style-name="ce10" table:formula="of:=SUM([.C44:.G44])" office:value-type="float" office:value="1">
                <text:p>1</text:p>
              </table:table-cell>
              <table:table-cell table:style-name="ce38" table:formula="of:=[.C44]/[.K44]" office:value-type="percentage" office:value="0">
                <text:p>0%</text:p>
              </table:table-cell>
              <table:table-cell table:style-name="ce38" table:formula="of:=([.C44]+[.D44])/[.K44]" office:value-type="percentage" office:value="1">
                <text:p>100%</text:p>
              </table:table-cell>
              <table:table-cell table:style-name="ce38" table:formula="of:=SUM([.C44:.E44])/[.K44]" office:value-type="percentage" office:value="1">
                <text:p>100%</text:p>
              </table:table-cell>
              <table:table-cell table:style-name="ce38" table:formula="of:=SUM([.C44:.F44])/[.K44]" office:value-type="percentage" office:value="1">
                <text:p>100%</text:p>
              </table:table-cell>
              <table:table-cell table:style-name="ce38" table:formula="of:=SUM([.C44:.G44])/[.K44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1.2</text:p>
              </table:table-cell>
              <table:table-cell table:style-name="ce10" office:value-type="string">
                <text:p>CRUD de usuários</text:p>
              </table:table-cell>
              <table:table-cell table:style-name="ce47" office:value-type="float" office:value="1">
                <text:p>1</text:p>
              </table:table-cell>
              <table:table-cell table:style-name="ce19" office:value-type="float" office:value="1">
                <text:p>1</text:p>
              </table:table-cell>
              <table:table-cell table:style-name="ce19" table:number-columns-repeated="3"/>
              <table:table-cell table:style-name="ce23"/>
              <table:table-cell office:value-type="string">
                <text:p>us</text:p>
              </table:table-cell>
              <table:table-cell office:value-type="string">
                <text:p>adm</text:p>
              </table:table-cell>
              <table:table-cell table:style-name="ce10" table:formula="of:=SUM([.C45:.G45])" office:value-type="float" office:value="2">
                <text:p>2</text:p>
              </table:table-cell>
              <table:table-cell table:style-name="ce38" table:formula="of:=[.C45]/[.K45]" office:value-type="percentage" office:value="0.5">
                <text:p>50%</text:p>
              </table:table-cell>
              <table:table-cell table:style-name="ce38" table:formula="of:=([.C45]+[.D45])/[.K45]" office:value-type="percentage" office:value="1">
                <text:p>100%</text:p>
              </table:table-cell>
              <table:table-cell table:style-name="ce38" table:formula="of:=SUM([.C45:.E45])/[.K45]" office:value-type="percentage" office:value="1">
                <text:p>100%</text:p>
              </table:table-cell>
              <table:table-cell table:style-name="ce38" table:formula="of:=SUM([.C45:.F45])/[.K45]" office:value-type="percentage" office:value="1">
                <text:p>100%</text:p>
              </table:table-cell>
              <table:table-cell table:style-name="ce38" table:formula="of:=SUM([.C45:.G45])/[.K45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2.2</text:p>
            </table:table-cell>
            <table:table-cell table:style-name="ce9" office:value-type="string">
              <text:p>Fluxo de trabalho</text:p>
            </table:table-cell>
            <table:table-cell table:style-name="ce50"/>
            <table:table-cell table:style-name="ce21" table:number-columns-repeated="4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2.2.1</text:p>
              </table:table-cell>
              <table:table-cell table:style-name="ce10" office:value-type="string">
                <text:p>Modelagem do workflow parametrizado</text:p>
              </table:table-cell>
              <table:table-cell table:style-name="ce47"/>
              <table:table-cell table:style-name="ce19" table:number-columns-repeated="4"/>
              <table:table-cell table:style-name="ce23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8"/>
              <table:table-cell table:style-name="ce10" table:number-columns-repeated="5"/>
              <table:table-cell table:number-columns-repeated="1007"/>
            </table:table-row>
            <table:table-row table:style-name="ro2">
              <table:table-cell table:style-name="ce6" office:value-type="string">
                <text:p>2.2.2</text:p>
              </table:table-cell>
              <table:table-cell table:style-name="ce10" office:value-type="string">
                <text:p>Implem. da interface de customização</text:p>
              </table:table-cell>
              <table:table-cell table:style-name="ce47"/>
              <table:table-cell table:style-name="ce19" table:number-columns-repeated="4"/>
              <table:table-cell table:style-name="ce23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8"/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2.3</text:p>
            </table:table-cell>
            <table:table-cell table:style-name="ce9" office:value-type="string">
              <text:p>Configuração de campos customizados</text:p>
            </table:table-cell>
            <table:table-cell table:style-name="ce50"/>
            <table:table-cell table:style-name="ce21" table:number-columns-repeated="4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2.3.1</text:p>
              </table:table-cell>
              <table:table-cell table:style-name="ce10" office:value-type="string">
                <text:p>Modelagem da customização de campos</text:p>
              </table:table-cell>
              <table:table-cell table:style-name="ce47"/>
              <table:table-cell table:style-name="ce19" table:number-columns-repeated="4"/>
              <table:table-cell table:style-name="ce23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8"/>
              <table:table-cell table:style-name="ce10" table:number-columns-repeated="5"/>
              <table:table-cell table:number-columns-repeated="1007"/>
            </table:table-row>
            <table:table-row table:style-name="ro2">
              <table:table-cell table:style-name="ce6" office:value-type="string">
                <text:p>2.3.2</text:p>
              </table:table-cell>
              <table:table-cell table:style-name="ce10" office:value-type="string">
                <text:p>Implem. da interface de customização</text:p>
              </table:table-cell>
              <table:table-cell table:style-name="ce47"/>
              <table:table-cell table:style-name="ce19" table:number-columns-repeated="4"/>
              <table:table-cell table:style-name="ce23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8"/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2.4</text:p>
            </table:table-cell>
            <table:table-cell table:style-name="ce9" office:value-type="string">
              <text:p>Configuração de vocabulários controlados</text:p>
            </table:table-cell>
            <table:table-cell table:style-name="ce50"/>
            <table:table-cell table:style-name="ce21" table:number-columns-repeated="4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2.4.1</text:p>
              </table:table-cell>
              <table:table-cell table:style-name="ce12" office:value-type="string">
                <text:p>Modelagem de vocabulários controlados</text:p>
              </table:table-cell>
              <table:table-cell table:style-name="ce47" office:value-type="float" office:value="1">
                <text:p>1</text:p>
              </table:table-cell>
              <table:table-cell table:style-name="ce19" office:value-type="float" office:value="1">
                <text:p>1</text:p>
              </table:table-cell>
              <table:table-cell table:style-name="ce19" table:number-columns-repeated="3"/>
              <table:table-cell table:style-name="ce23"/>
              <table:table-cell office:value-type="string">
                <text:p>vc</text:p>
              </table:table-cell>
              <table:table-cell office:value-type="string">
                <text:p>adm</text:p>
              </table:table-cell>
              <table:table-cell table:style-name="ce10" table:formula="of:=SUM([.C53:.G53])" office:value-type="float" office:value="2">
                <text:p>2</text:p>
              </table:table-cell>
              <table:table-cell table:style-name="ce38" table:formula="of:=[.C53]/[.K53]" office:value-type="percentage" office:value="0.5">
                <text:p>50%</text:p>
              </table:table-cell>
              <table:table-cell table:style-name="ce38" table:formula="of:=([.C53]+[.D53])/[.K53]" office:value-type="percentage" office:value="1">
                <text:p>100%</text:p>
              </table:table-cell>
              <table:table-cell table:style-name="ce38" table:formula="of:=SUM([.C53:.E53])/[.K53]" office:value-type="percentage" office:value="1">
                <text:p>100%</text:p>
              </table:table-cell>
              <table:table-cell table:style-name="ce38" table:formula="of:=SUM([.C53:.F53])/[.K53]" office:value-type="percentage" office:value="1">
                <text:p>100%</text:p>
              </table:table-cell>
              <table:table-cell table:style-name="ce38" table:formula="of:=SUM([.C53:.G53])/[.K53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4.2</text:p>
              </table:table-cell>
              <table:table-cell table:style-name="ce12" office:value-type="string">
                <text:p>Implem. da interface de edição de vocabulários internos</text:p>
              </table:table-cell>
              <table:table-cell table:style-name="ce47" office:value-type="float" office:value="1">
                <text:p>1</text:p>
              </table:table-cell>
              <table:table-cell table:style-name="ce19" office:value-type="float" office:value="1">
                <text:p>1</text:p>
              </table:table-cell>
              <table:table-cell table:style-name="ce19" table:number-columns-repeated="3"/>
              <table:table-cell table:style-name="ce23"/>
              <table:table-cell office:value-type="string">
                <text:p>vc</text:p>
              </table:table-cell>
              <table:table-cell/>
              <table:table-cell table:style-name="ce10" table:formula="of:=SUM([.C54:.G54])" office:value-type="float" office:value="2">
                <text:p>2</text:p>
              </table:table-cell>
              <table:table-cell table:style-name="ce38" table:formula="of:=[.C54]/[.K54]" office:value-type="percentage" office:value="0.5">
                <text:p>50%</text:p>
              </table:table-cell>
              <table:table-cell table:style-name="ce38" table:formula="of:=([.C54]+[.D54])/[.K54]" office:value-type="percentage" office:value="1">
                <text:p>100%</text:p>
              </table:table-cell>
              <table:table-cell table:style-name="ce38" table:formula="of:=SUM([.C54:.E54])/[.K54]" office:value-type="percentage" office:value="1">
                <text:p>100%</text:p>
              </table:table-cell>
              <table:table-cell table:style-name="ce38" table:formula="of:=SUM([.C54:.F54])/[.K54]" office:value-type="percentage" office:value="1">
                <text:p>100%</text:p>
              </table:table-cell>
              <table:table-cell table:style-name="ce38" table:formula="of:=SUM([.C54:.G54])/[.K54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4.3</text:p>
              </table:table-cell>
              <table:table-cell table:style-name="ce12" office:value-type="string">
                <text:p>Implem. da interface de configuração de vocabulários externos</text:p>
              </table:table-cell>
              <table:table-cell table:style-name="ce47"/>
              <table:table-cell table:style-name="ce19"/>
              <table:table-cell table:style-name="ce19"/>
              <table:table-cell table:number-columns-repeated="2" table:style-name="ce19" office:value-type="float" office:value="1">
                <text:p>1</text:p>
              </table:table-cell>
              <table:table-cell table:style-name="ce23"/>
              <table:table-cell office:value-type="string">
                <text:p>vc</text:p>
              </table:table-cell>
              <table:table-cell/>
              <table:table-cell table:style-name="ce10" table:formula="of:=SUM([.C55:.G55])" office:value-type="float" office:value="2">
                <text:p>2</text:p>
              </table:table-cell>
              <table:table-cell table:style-name="ce38" table:formula="of:=[.C55]/[.K55]" office:value-type="percentage" office:value="0">
                <text:p>0%</text:p>
              </table:table-cell>
              <table:table-cell table:style-name="ce38" table:formula="of:=([.C55]+[.D55])/[.K55]" office:value-type="percentage" office:value="0">
                <text:p>0%</text:p>
              </table:table-cell>
              <table:table-cell table:style-name="ce38" table:formula="of:=SUM([.C55:.E55])/[.K55]" office:value-type="percentage" office:value="0">
                <text:p>0%</text:p>
              </table:table-cell>
              <table:table-cell table:style-name="ce38" table:formula="of:=SUM([.C55:.F55])/[.K55]" office:value-type="percentage" office:value="0.5">
                <text:p>50%</text:p>
              </table:table-cell>
              <table:table-cell table:style-name="ce38" table:formula="of:=SUM([.C55:.G55])/[.K55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7" office:value-type="string">
              <text:p>2.5</text:p>
            </table:table-cell>
            <table:table-cell table:style-name="ce9" office:value-type="string">
              <text:p>Interface de validação dos registros</text:p>
            </table:table-cell>
            <table:table-cell table:style-name="ce50"/>
            <table:table-cell table:style-name="ce21" table:number-columns-repeated="4"/>
            <table:table-cell table:style-name="ce31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2.5.1</text:p>
              </table:table-cell>
              <table:table-cell table:style-name="ce12" office:value-type="string">
                <text:p>Relatórios por datas de atualização e vencimento de prazos</text:p>
              </table:table-cell>
              <table:table-cell table:style-name="ce47"/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/>
              <table:table-cell office:value-type="string">
                <text:p>adm</text:p>
              </table:table-cell>
              <table:table-cell table:style-name="ce10" table:formula="of:=SUM([.C57:.G57])" office:value-type="float" office:value="1">
                <text:p>1</text:p>
              </table:table-cell>
              <table:table-cell table:style-name="ce38" table:formula="of:=[.C57]/[.K57]" office:value-type="percentage" office:value="0">
                <text:p>0%</text:p>
              </table:table-cell>
              <table:table-cell table:style-name="ce38" table:formula="of:=([.C57]+[.D57])/[.K57]" office:value-type="percentage" office:value="0">
                <text:p>0%</text:p>
              </table:table-cell>
              <table:table-cell table:style-name="ce38" table:formula="of:=SUM([.C57:.E57])/[.K57]" office:value-type="percentage" office:value="1">
                <text:p>100%</text:p>
              </table:table-cell>
              <table:table-cell table:style-name="ce38" table:formula="of:=SUM([.C57:.F57])/[.K57]" office:value-type="percentage" office:value="1">
                <text:p>100%</text:p>
              </table:table-cell>
              <table:table-cell table:style-name="ce38" table:formula="of:=SUM([.C57:.G57])/[.K5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5.2</text:p>
              </table:table-cell>
              <table:table-cell table:style-name="ce12" office:value-type="string">
                <text:p>Relatórios por campos de vocabulário controlado</text:p>
              </table:table-cell>
              <table:table-cell table:style-name="ce47"/>
              <table:table-cell table:style-name="ce19"/>
              <table:table-cell table:style-name="ce19" table:number-columns-repeated="2"/>
              <table:table-cell table:style-name="ce19" office:value-type="float" office:value="1">
                <text:p>1</text:p>
              </table:table-cell>
              <table:table-cell table:style-name="ce23"/>
              <table:table-cell office:value-type="string">
                <text:p>vc</text:p>
              </table:table-cell>
              <table:table-cell/>
              <table:table-cell table:style-name="ce10" table:formula="of:=SUM([.C58:.G58])" office:value-type="float" office:value="1">
                <text:p>1</text:p>
              </table:table-cell>
              <table:table-cell table:style-name="ce38" table:formula="of:=[.C58]/[.K58]" office:value-type="percentage" office:value="0">
                <text:p>0%</text:p>
              </table:table-cell>
              <table:table-cell table:style-name="ce38" table:formula="of:=([.C58]+[.D58])/[.K58]" office:value-type="percentage" office:value="0">
                <text:p>0%</text:p>
              </table:table-cell>
              <table:table-cell table:style-name="ce38" table:formula="of:=SUM([.C58:.E58])/[.K58]" office:value-type="percentage" office:value="0">
                <text:p>0%</text:p>
              </table:table-cell>
              <table:table-cell table:style-name="ce38" table:formula="of:=SUM([.C58:.F58])/[.K58]" office:value-type="percentage" office:value="0">
                <text:p>0%</text:p>
              </table:table-cell>
              <table:table-cell table:style-name="ce38" table:formula="of:=SUM([.C58:.G58])/[.K5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office:value-type="string">
                <text:p>2.5.3</text:p>
              </table:table-cell>
              <table:table-cell table:style-name="ce10" office:value-type="string">
                <text:p>Marcação de status de desatualizado</text:p>
              </table:table-cell>
              <table:table-cell table:style-name="ce47"/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office:value-type="string">
                <text:p>wf</text:p>
              </table:table-cell>
              <table:table-cell/>
              <table:table-cell table:style-name="ce10" table:formula="of:=SUM([.C59:.G59])" office:value-type="float" office:value="1">
                <text:p>1</text:p>
              </table:table-cell>
              <table:table-cell table:style-name="ce38" table:formula="of:=[.C59]/[.K59]" office:value-type="percentage" office:value="0">
                <text:p>0%</text:p>
              </table:table-cell>
              <table:table-cell table:style-name="ce38" table:formula="of:=([.C59]+[.D59])/[.K59]" office:value-type="percentage" office:value="0">
                <text:p>0%</text:p>
              </table:table-cell>
              <table:table-cell table:style-name="ce38" table:formula="of:=SUM([.C59:.E59])/[.K59]" office:value-type="percentage" office:value="1">
                <text:p>100%</text:p>
              </table:table-cell>
              <table:table-cell table:style-name="ce38" table:formula="of:=SUM([.C59:.F59])/[.K59]" office:value-type="percentage" office:value="1">
                <text:p>100%</text:p>
              </table:table-cell>
              <table:table-cell table:style-name="ce38" table:formula="of:=SUM([.C59:.G59])/[.K59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office:value-type="string">
                <text:p>2.5.4</text:p>
              </table:table-cell>
              <table:table-cell table:style-name="ce13" office:value-type="string">
                <text:p>Notificação do registrador por e-mail</text:p>
              </table:table-cell>
              <table:table-cell table:style-name="ce47"/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office:value-type="string">
                <text:p>wf</text:p>
              </table:table-cell>
              <table:table-cell/>
              <table:table-cell table:style-name="ce10" table:formula="of:=SUM([.C60:.G60])" office:value-type="float" office:value="1">
                <text:p>1</text:p>
              </table:table-cell>
              <table:table-cell table:style-name="ce38" table:formula="of:=[.C60]/[.K60]" office:value-type="percentage" office:value="0">
                <text:p>0%</text:p>
              </table:table-cell>
              <table:table-cell table:style-name="ce38" table:formula="of:=([.C60]+[.D60])/[.K60]" office:value-type="percentage" office:value="0">
                <text:p>0%</text:p>
              </table:table-cell>
              <table:table-cell table:style-name="ce38" table:formula="of:=SUM([.C60:.E60])/[.K60]" office:value-type="percentage" office:value="1">
                <text:p>100%</text:p>
              </table:table-cell>
              <table:table-cell table:style-name="ce38" table:formula="of:=SUM([.C60:.F60])/[.K60]" office:value-type="percentage" office:value="1">
                <text:p>100%</text:p>
              </table:table-cell>
              <table:table-cell table:style-name="ce38" table:formula="of:=SUM([.C60:.G60])/[.K6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</table:table-row-group>
        <table:table-row table:style-name="ro1" table:visibility="collapse">
          <table:table-cell table:style-name="ce4" office:value-type="float" office:value="3">
            <text:p>3</text:p>
          </table:table-cell>
          <table:table-cell table:style-name="ce14" office:value-type="string">
            <text:p>Coerência e integração entre plat. de registro de ensaios clínicos</text:p>
          </table:table-cell>
          <table:table-cell table:style-name="ce51"/>
          <table:table-cell table:style-name="ce17" table:number-columns-repeated="6"/>
          <table:table-cell table:style-name="ce3"/>
          <table:table-cell table:style-name="ce10"/>
          <table:table-cell table:style-name="ce38"/>
          <table:table-cell table:style-name="ce10" table:number-columns-repeated="5"/>
          <table:table-cell table:number-columns-repeated="1007"/>
        </table:table-row>
        <table:table-row-group>
          <table:table-row table:style-name="ro2">
            <table:table-cell table:style-name="ce6" office:value-type="string">
              <text:p>3.1</text:p>
            </table:table-cell>
            <table:table-cell table:style-name="ce10" office:value-type="string">
              <text:p>Integração com a Plataforma Brasil</text:p>
            </table:table-cell>
            <table:table-cell table:style-name="ce47"/>
            <table:table-cell table:style-name="ce19" table:number-columns-repeated="4"/>
            <table:table-cell table:style-name="ce23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8"/>
            <table:table-cell table:style-name="ce10" table:number-columns-repeated="5"/>
            <table:table-cell table:number-columns-repeated="1007"/>
          </table:table-row>
          <table:table-row table:style-name="ro2">
            <table:table-cell table:style-name="ce6" office:value-type="string">
              <text:p>3.2</text:p>
            </table:table-cell>
            <table:table-cell table:style-name="ce10" office:value-type="string">
              <text:p>Integração com ICTRP (WHO)</text:p>
            </table:table-cell>
            <table:table-cell table:style-name="ce47"/>
            <table:table-cell table:style-name="ce19"/>
            <table:table-cell table:style-name="ce19"/>
            <table:table-cell table:number-columns-repeated="2" table:style-name="ce19" office:value-type="float" office:value="1">
              <text:p>1</text:p>
            </table:table-cell>
            <table:table-cell table:style-name="ce23"/>
            <table:table-cell table:number-columns-repeated="2"/>
            <table:table-cell table:style-name="ce10" table:formula="of:=SUM([.C63:.G63])" office:value-type="float" office:value="2">
              <text:p>2</text:p>
            </table:table-cell>
            <table:table-cell table:style-name="ce38" table:formula="of:=[.C63]/[.K63]" office:value-type="percentage" office:value="0">
              <text:p>0%</text:p>
            </table:table-cell>
            <table:table-cell table:style-name="ce38" table:formula="of:=([.C63]+[.D63])/[.K63]" office:value-type="percentage" office:value="0">
              <text:p>0%</text:p>
            </table:table-cell>
            <table:table-cell table:style-name="ce38" table:formula="of:=SUM([.C63:.E63])/[.K63]" office:value-type="percentage" office:value="0">
              <text:p>0%</text:p>
            </table:table-cell>
            <table:table-cell table:style-name="ce38" table:formula="of:=SUM([.C63:.F63])/[.K63]" office:value-type="percentage" office:value="0.5">
              <text:p>50%</text:p>
            </table:table-cell>
            <table:table-cell table:style-name="ce38" table:formula="of:=SUM([.C63:.G63])/[.K63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3.3</text:p>
            </table:table-cell>
            <table:table-cell table:style-name="ce10" office:value-type="string">
              <text:p>WS para integração com repositório regional</text:p>
            </table:table-cell>
            <table:table-cell table:style-name="ce47"/>
            <table:table-cell table:style-name="ce19" table:number-columns-repeated="4"/>
            <table:table-cell table:style-name="ce23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8"/>
            <table:table-cell table:style-name="ce10" table:number-columns-repeated="5"/>
            <table:table-cell table:number-columns-repeated="1007"/>
          </table:table-row>
          <table:table-row table:style-name="ro2">
            <table:table-cell table:style-name="ce6" office:value-type="string">
              <text:p>3.4</text:p>
            </table:table-cell>
            <table:table-cell table:style-name="ce10" office:value-type="string">
              <text:p>Mecanismo de importação de registros</text:p>
            </table:table-cell>
            <table:table-cell table:style-name="ce47"/>
            <table:table-cell table:style-name="ce19" table:number-columns-repeated="4"/>
            <table:table-cell table:style-name="ce23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8"/>
            <table:table-cell table:style-name="ce10" table:number-columns-repeated="5"/>
            <table:table-cell table:number-columns-repeated="1007"/>
          </table:table-row>
          <table:table-row table:style-name="ro2">
            <table:table-cell table:style-name="ce6" office:value-type="string">
              <text:p>3.5</text:p>
            </table:table-cell>
            <table:table-cell table:style-name="ce10" office:value-type="string">
              <text:p>Mecanismo de exportação de registros</text:p>
            </table:table-cell>
            <table:table-cell table:style-name="ce47"/>
            <table:table-cell table:style-name="ce19"/>
            <table:table-cell table:style-name="ce19" table:number-columns-repeated="2"/>
            <table:table-cell table:style-name="ce19" office:value-type="float" office:value="1">
              <text:p>1</text:p>
            </table:table-cell>
            <table:table-cell table:style-name="ce23"/>
            <table:table-cell table:number-columns-repeated="2"/>
            <table:table-cell table:style-name="ce10" table:formula="of:=SUM([.C66:.G66])" office:value-type="float" office:value="1">
              <text:p>1</text:p>
            </table:table-cell>
            <table:table-cell table:style-name="ce38" table:formula="of:=[.C66]/[.K66]" office:value-type="percentage" office:value="0">
              <text:p>0%</text:p>
            </table:table-cell>
            <table:table-cell table:style-name="ce38" table:formula="of:=([.C66]+[.D66])/[.K66]" office:value-type="percentage" office:value="0">
              <text:p>0%</text:p>
            </table:table-cell>
            <table:table-cell table:style-name="ce38" table:formula="of:=SUM([.C66:.E66])/[.K66]" office:value-type="percentage" office:value="0">
              <text:p>0%</text:p>
            </table:table-cell>
            <table:table-cell table:style-name="ce38" table:formula="of:=SUM([.C66:.F66])/[.K66]" office:value-type="percentage" office:value="0">
              <text:p>0%</text:p>
            </table:table-cell>
            <table:table-cell table:style-name="ce38" table:formula="of:=SUM([.C66:.G66])/[.K66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</table:table-row-group>
        <table:table-row table:style-name="ro1" table:visibility="collapse">
          <table:table-cell table:style-name="ce4" office:value-type="float" office:value="4">
            <text:p>4</text:p>
          </table:table-cell>
          <table:table-cell table:style-name="ce4" office:value-type="string" table:number-columns-spanned="7" table:number-rows-spanned="1">
            <text:p>Portal público</text:p>
          </table:table-cell>
          <table:covered-table-cell table:number-columns-repeated="6" table:style-name="ce4"/>
          <table:table-cell table:style-name="ce29"/>
          <table:table-cell/>
          <table:table-cell table:style-name="ce10"/>
          <table:table-cell table:style-name="ce38"/>
          <table:table-cell table:style-name="ce10" table:number-columns-repeated="5"/>
          <table:table-cell table:number-columns-repeated="1007"/>
        </table:table-row>
        <table:table-row-group>
          <table:table-row table:style-name="ro2">
            <table:table-cell table:style-name="ce6" office:value-type="string">
              <text:p>4.1</text:p>
            </table:table-cell>
            <table:table-cell table:style-name="ce10" office:value-type="string">
              <text:p>Mecanismo de busca integrada e unificada</text:p>
            </table:table-cell>
            <table:table-cell table:style-name="ce47"/>
            <table:table-cell table:style-name="ce19"/>
            <table:table-cell table:style-name="ce19"/>
            <table:table-cell table:style-name="ce19" office:value-type="float" office:value="1">
              <text:p>1</text:p>
            </table:table-cell>
            <table:table-cell table:style-name="ce19"/>
            <table:table-cell table:style-name="ce23"/>
            <table:table-cell table:number-columns-repeated="2"/>
            <table:table-cell table:style-name="ce10" table:formula="of:=SUM([.C68:.G68])" office:value-type="float" office:value="1">
              <text:p>1</text:p>
            </table:table-cell>
            <table:table-cell table:style-name="ce38" table:formula="of:=[.C68]/[.K68]" office:value-type="percentage" office:value="0">
              <text:p>0%</text:p>
            </table:table-cell>
            <table:table-cell table:style-name="ce38" table:formula="of:=([.C68]+[.D68])/[.K68]" office:value-type="percentage" office:value="0">
              <text:p>0%</text:p>
            </table:table-cell>
            <table:table-cell table:style-name="ce38" table:formula="of:=SUM([.C68:.E68])/[.K68]" office:value-type="percentage" office:value="0">
              <text:p>0%</text:p>
            </table:table-cell>
            <table:table-cell table:style-name="ce38" table:formula="of:=SUM([.C68:.F68])/[.K68]" office:value-type="percentage" office:value="1">
              <text:p>100%</text:p>
            </table:table-cell>
            <table:table-cell table:style-name="ce38" table:formula="of:=SUM([.C68:.G68])/[.K68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4.2</text:p>
            </table:table-cell>
            <table:table-cell table:style-name="ce10" office:value-type="string">
              <text:p>Acesso área restrita para cadastro de registro</text:p>
            </table:table-cell>
            <table:table-cell table:style-name="ce47"/>
            <table:table-cell table:style-name="ce19"/>
            <table:table-cell table:style-name="ce19"/>
            <table:table-cell table:style-name="ce19" office:value-type="float" office:value="1">
              <text:p>1</text:p>
            </table:table-cell>
            <table:table-cell table:style-name="ce19"/>
            <table:table-cell table:style-name="ce23"/>
            <table:table-cell table:number-columns-repeated="2"/>
            <table:table-cell table:style-name="ce10" table:formula="of:=SUM([.C69:.G69])" office:value-type="float" office:value="1">
              <text:p>1</text:p>
            </table:table-cell>
            <table:table-cell table:style-name="ce38" table:formula="of:=[.C69]/[.K69]" office:value-type="percentage" office:value="0">
              <text:p>0%</text:p>
            </table:table-cell>
            <table:table-cell table:style-name="ce38" table:formula="of:=([.C69]+[.D69])/[.K69]" office:value-type="percentage" office:value="0">
              <text:p>0%</text:p>
            </table:table-cell>
            <table:table-cell table:style-name="ce38" table:formula="of:=SUM([.C69:.E69])/[.K69]" office:value-type="percentage" office:value="0">
              <text:p>0%</text:p>
            </table:table-cell>
            <table:table-cell table:style-name="ce38" table:formula="of:=SUM([.C69:.F69])/[.K69]" office:value-type="percentage" office:value="1">
              <text:p>100%</text:p>
            </table:table-cell>
            <table:table-cell table:style-name="ce38" table:formula="of:=SUM([.C69:.G69])/[.K69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4.3</text:p>
            </table:table-cell>
            <table:table-cell table:style-name="ce10" office:value-type="string">
              <text:p>Interface de recuperação</text:p>
            </table:table-cell>
            <table:table-cell table:style-name="ce47"/>
            <table:table-cell table:style-name="ce19"/>
            <table:table-cell table:style-name="ce19" table:number-columns-repeated="2"/>
            <table:table-cell table:style-name="ce19" office:value-type="float" office:value="1">
              <text:p>1</text:p>
            </table:table-cell>
            <table:table-cell table:style-name="ce23"/>
            <table:table-cell table:number-columns-repeated="2"/>
            <table:table-cell table:style-name="ce10" table:formula="of:=SUM([.C70:.G70])" office:value-type="float" office:value="1">
              <text:p>1</text:p>
            </table:table-cell>
            <table:table-cell table:style-name="ce38" table:formula="of:=[.C70]/[.K70]" office:value-type="percentage" office:value="0">
              <text:p>0%</text:p>
            </table:table-cell>
            <table:table-cell table:style-name="ce38" table:formula="of:=([.C70]+[.D70])/[.K70]" office:value-type="percentage" office:value="0">
              <text:p>0%</text:p>
            </table:table-cell>
            <table:table-cell table:style-name="ce38" table:formula="of:=SUM([.C70:.E70])/[.K70]" office:value-type="percentage" office:value="0">
              <text:p>0%</text:p>
            </table:table-cell>
            <table:table-cell table:style-name="ce38" table:formula="of:=SUM([.C70:.F70])/[.K70]" office:value-type="percentage" office:value="0">
              <text:p>0%</text:p>
            </table:table-cell>
            <table:table-cell table:style-name="ce38" table:formula="of:=SUM([.C70:.G70])/[.K70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4.4</text:p>
            </table:table-cell>
            <table:table-cell table:style-name="ce10" office:value-type="string">
              <text:p>Publicação SOPs</text:p>
            </table:table-cell>
            <table:table-cell table:style-name="ce47"/>
            <table:table-cell table:style-name="ce19"/>
            <table:table-cell table:style-name="ce19" table:number-columns-repeated="2"/>
            <table:table-cell table:style-name="ce19" office:value-type="float" office:value="1">
              <text:p>1</text:p>
            </table:table-cell>
            <table:table-cell table:style-name="ce23"/>
            <table:table-cell table:number-columns-repeated="2"/>
            <table:table-cell table:style-name="ce10" table:formula="of:=SUM([.C71:.G71])" office:value-type="float" office:value="1">
              <text:p>1</text:p>
            </table:table-cell>
            <table:table-cell table:style-name="ce38" table:formula="of:=[.C71]/[.K71]" office:value-type="percentage" office:value="0">
              <text:p>0%</text:p>
            </table:table-cell>
            <table:table-cell table:style-name="ce38" table:formula="of:=([.C71]+[.D71])/[.K71]" office:value-type="percentage" office:value="0">
              <text:p>0%</text:p>
            </table:table-cell>
            <table:table-cell table:style-name="ce38" table:formula="of:=SUM([.C71:.E71])/[.K71]" office:value-type="percentage" office:value="0">
              <text:p>0%</text:p>
            </table:table-cell>
            <table:table-cell table:style-name="ce38" table:formula="of:=SUM([.C71:.F71])/[.K71]" office:value-type="percentage" office:value="0">
              <text:p>0%</text:p>
            </table:table-cell>
            <table:table-cell table:style-name="ce38" table:formula="of:=SUM([.C71:.G71])/[.K71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4.5</text:p>
            </table:table-cell>
            <table:table-cell table:style-name="ce10" office:value-type="string">
              <text:p>Notícias</text:p>
            </table:table-cell>
            <table:table-cell table:style-name="ce47"/>
            <table:table-cell table:style-name="ce19" table:number-columns-repeated="4"/>
            <table:table-cell table:style-name="ce23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8"/>
            <table:table-cell table:style-name="ce10" table:number-columns-repeated="5"/>
            <table:table-cell table:number-columns-repeated="1007"/>
          </table:table-row>
          <table:table-row table:style-name="ro2">
            <table:table-cell table:style-name="ce6" office:value-type="string">
              <text:p>4.6</text:p>
            </table:table-cell>
            <table:table-cell table:style-name="ce10" office:value-type="string">
              <text:p>FAQs</text:p>
            </table:table-cell>
            <table:table-cell table:style-name="ce47"/>
            <table:table-cell table:style-name="ce19"/>
            <table:table-cell table:style-name="ce19" table:number-columns-repeated="2"/>
            <table:table-cell table:style-name="ce19" office:value-type="float" office:value="1">
              <text:p>1</text:p>
            </table:table-cell>
            <table:table-cell table:style-name="ce23"/>
            <table:table-cell table:number-columns-repeated="2"/>
            <table:table-cell table:style-name="ce10" table:formula="of:=SUM([.C73:.G73])" office:value-type="float" office:value="1">
              <text:p>1</text:p>
            </table:table-cell>
            <table:table-cell table:style-name="ce38" table:formula="of:=[.C73]/[.K73]" office:value-type="percentage" office:value="0">
              <text:p>0%</text:p>
            </table:table-cell>
            <table:table-cell table:style-name="ce38" table:formula="of:=([.C73]+[.D73])/[.K73]" office:value-type="percentage" office:value="0">
              <text:p>0%</text:p>
            </table:table-cell>
            <table:table-cell table:style-name="ce38" table:formula="of:=SUM([.C73:.E73])/[.K73]" office:value-type="percentage" office:value="0">
              <text:p>0%</text:p>
            </table:table-cell>
            <table:table-cell table:style-name="ce38" table:formula="of:=SUM([.C73:.F73])/[.K73]" office:value-type="percentage" office:value="0">
              <text:p>0%</text:p>
            </table:table-cell>
            <table:table-cell table:style-name="ce38" table:formula="of:=SUM([.C73:.G73])/[.K73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</table:table-row-group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 table:number-columns-spanned="7" table:number-rows-spanned="1">
            <text:p>Implantação</text:p>
          </table:table-cell>
          <table:covered-table-cell table:number-columns-repeated="5" table:style-name="ce18"/>
          <table:covered-table-cell table:style-name="ce26"/>
          <table:table-cell table:style-name="ce29"/>
          <table:table-cell table:style-name="ce33"/>
          <table:table-cell table:style-name="ce10"/>
          <table:table-cell table:style-name="ce38"/>
          <table:table-cell table:style-name="ce42" table:number-columns-repeated="5"/>
          <table:table-cell table:style-name="ce33" table:number-columns-repeated="1007"/>
        </table:table-row>
        <table:table-row-group>
          <table:table-row table:style-name="ro2">
            <table:table-cell table:style-name="ce6" office:value-type="string">
              <text:p>5.1</text:p>
            </table:table-cell>
            <table:table-cell table:style-name="ce13" office:value-type="string">
              <text:p>Servidor de testes</text:p>
            </table:table-cell>
            <table:table-cell table:style-name="ce47" office:value-type="float" office:value="1">
              <text:p>1</text:p>
            </table:table-cell>
            <table:table-cell table:style-name="ce19"/>
            <table:table-cell table:style-name="ce19" table:number-columns-repeated="3"/>
            <table:table-cell table:style-name="ce23"/>
            <table:table-cell table:number-columns-repeated="2"/>
            <table:table-cell table:style-name="ce10" table:formula="of:=SUM([.C75:.G75])" office:value-type="float" office:value="1">
              <text:p>1</text:p>
            </table:table-cell>
            <table:table-cell table:style-name="ce38" table:formula="of:=[.C75]/[.K75]" office:value-type="percentage" office:value="1">
              <text:p>100%</text:p>
            </table:table-cell>
            <table:table-cell table:style-name="ce38" table:formula="of:=([.C75]+[.D75])/[.K75]" office:value-type="percentage" office:value="1">
              <text:p>100%</text:p>
            </table:table-cell>
            <table:table-cell table:style-name="ce38" table:formula="of:=SUM([.C75:.E75])/[.K75]" office:value-type="percentage" office:value="1">
              <text:p>100%</text:p>
            </table:table-cell>
            <table:table-cell table:style-name="ce38" table:formula="of:=SUM([.C75:.F75])/[.K75]" office:value-type="percentage" office:value="1">
              <text:p>100%</text:p>
            </table:table-cell>
            <table:table-cell table:style-name="ce38" table:formula="of:=SUM([.C75:.G75])/[.K75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5.2</text:p>
            </table:table-cell>
            <table:table-cell table:style-name="ce13" office:value-type="string">
              <text:p>Servidor de homologação</text:p>
            </table:table-cell>
            <table:table-cell table:style-name="ce47"/>
            <table:table-cell table:style-name="ce19"/>
            <table:table-cell table:style-name="ce19" office:value-type="float" office:value="1">
              <text:p>1</text:p>
            </table:table-cell>
            <table:table-cell table:style-name="ce19" table:number-columns-repeated="2"/>
            <table:table-cell table:style-name="ce23"/>
            <table:table-cell table:number-columns-repeated="2"/>
            <table:table-cell table:style-name="ce10" table:formula="of:=SUM([.C76:.G76])" office:value-type="float" office:value="1">
              <text:p>1</text:p>
            </table:table-cell>
            <table:table-cell table:style-name="ce38" table:formula="of:=[.C76]/[.K76]" office:value-type="percentage" office:value="0">
              <text:p>0%</text:p>
            </table:table-cell>
            <table:table-cell table:style-name="ce38" table:formula="of:=([.C76]+[.D76])/[.K76]" office:value-type="percentage" office:value="0">
              <text:p>0%</text:p>
            </table:table-cell>
            <table:table-cell table:style-name="ce38" table:formula="of:=SUM([.C76:.E76])/[.K76]" office:value-type="percentage" office:value="1">
              <text:p>100%</text:p>
            </table:table-cell>
            <table:table-cell table:style-name="ce38" table:formula="of:=SUM([.C76:.F76])/[.K76]" office:value-type="percentage" office:value="1">
              <text:p>100%</text:p>
            </table:table-cell>
            <table:table-cell table:style-name="ce38" table:formula="of:=SUM([.C76:.G76])/[.K76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5.3</text:p>
            </table:table-cell>
            <table:table-cell table:style-name="ce13" office:value-type="string">
              <text:p>Servidores de produção</text:p>
            </table:table-cell>
            <table:table-cell table:style-name="ce47"/>
            <table:table-cell table:style-name="ce19"/>
            <table:table-cell table:style-name="ce19" table:number-columns-repeated="2"/>
            <table:table-cell table:style-name="ce19" office:value-type="float" office:value="1">
              <text:p>1</text:p>
            </table:table-cell>
            <table:table-cell table:style-name="ce23"/>
            <table:table-cell table:number-columns-repeated="2"/>
            <table:table-cell table:style-name="ce10" table:formula="of:=SUM([.C77:.G77])" office:value-type="float" office:value="1">
              <text:p>1</text:p>
            </table:table-cell>
            <table:table-cell table:style-name="ce38" table:formula="of:=[.C77]/[.K77]" office:value-type="percentage" office:value="0">
              <text:p>0%</text:p>
            </table:table-cell>
            <table:table-cell table:style-name="ce38" table:formula="of:=([.C77]+[.D77])/[.K77]" office:value-type="percentage" office:value="0">
              <text:p>0%</text:p>
            </table:table-cell>
            <table:table-cell table:style-name="ce38" table:formula="of:=SUM([.C77:.E77])/[.K77]" office:value-type="percentage" office:value="0">
              <text:p>0%</text:p>
            </table:table-cell>
            <table:table-cell table:style-name="ce38" table:formula="of:=SUM([.C77:.F77])/[.K77]" office:value-type="percentage" office:value="0">
              <text:p>0%</text:p>
            </table:table-cell>
            <table:table-cell table:style-name="ce38" table:formula="of:=SUM([.C77:.G77])/[.K77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</table:table-row-group>
        <table:table-row table:style-name="ro2" table:number-rows-repeated="138">
          <table:table-cell table:number-columns-repeated="7"/>
          <table:table-cell table:style-name="ce27"/>
          <table:table-cell table:number-columns-repeated="1016"/>
        </table:table-row>
        <table:table-row table:style-name="ro2" table:number-rows-repeated="653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0.7" table:style-name="ta3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ce15"/>
        <table:table-column table:style-name="co3" table:default-cell-style-name="ce46"/>
        <table:table-column table:style-name="co3" table:number-columns-repeated="3" table:default-cell-style-name="ce15"/>
        <table:table-column table:style-name="co3" table:default-cell-style-name="ce28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6" table:default-cell-style-name="Default"/>
        <table:table-column table:style-name="co6" table:visibility="collapse" table:number-columns-repeated="4" table:default-cell-style-name="Default"/>
        <table:table-column table:style-name="co7" table:number-columns-repeated="1007" table:default-cell-style-name="Default"/>
        <table:table-row table:style-name="ro1">
          <table:table-cell table:style-name="ce1" office:value-type="string" table:number-columns-spanned="2" table:number-rows-spanned="1">
            <text:p>Atividades</text:p>
          </table:table-cell>
          <table:covered-table-cell table:style-name="ce1"/>
          <table:table-cell table:number-columns-repeated="5"/>
          <table:table-cell table:style-name="ce23"/>
          <table:table-cell table:number-columns-repeated="2"/>
          <table:table-cell table:style-name="ce33" office:value-type="string">
            <text:p>Milestones</text:p>
          </table:table-cell>
          <table:table-cell/>
          <table:table-cell table:style-name="ce39" table:formula="of:=[.M2]-[.L2]" office:value-type="float" office:value="36">
            <text:p>36</text:p>
          </table:table-cell>
          <table:table-cell table:style-name="ce39" table:formula="of:=[.N2]-[.M2]" office:value-type="float" office:value="40">
            <text:p>40</text:p>
          </table:table-cell>
          <table:table-cell table:style-name="ce39" table:formula="of:=[.O2]-[.N2]" office:value-type="float" office:value="30">
            <text:p>30</text:p>
          </table:table-cell>
          <table:table-cell table:style-name="ce39" table:formula="of:=[.P2]-[.O2]" office:value-type="float" office:value="31">
            <text:p>31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table:style-name="ce19" office:value-type="string">
            <text:p>set</text:p>
          </table:table-cell>
          <table:table-cell table:style-name="ce47" office:value-type="string">
            <text:p>out</text:p>
          </table:table-cell>
          <table:table-cell table:style-name="ce19" office:value-type="string">
            <text:p>nov</text:p>
          </table:table-cell>
          <table:table-cell table:style-name="ce19" office:value-type="string">
            <text:p>dez</text:p>
          </table:table-cell>
          <table:table-cell table:style-name="ce19" office:value-type="string">
            <text:p>jan</text:p>
          </table:table-cell>
          <table:table-cell table:style-name="ce23"/>
          <table:table-cell table:number-columns-repeated="2"/>
          <table:table-cell table:style-name="ce10"/>
          <table:table-cell table:style-name="ce40" office:value-type="date" office:date-value="2009-10-01">
            <text:p>1-Oct</text:p>
          </table:table-cell>
          <table:table-cell table:style-name="ce43" office:value-type="date" office:date-value="2009-11-06">
            <text:p>6-Nov</text:p>
          </table:table-cell>
          <table:table-cell table:style-name="ce43" office:value-type="date" office:date-value="2009-12-16">
            <text:p>16-Dec</text:p>
          </table:table-cell>
          <table:table-cell table:style-name="ce43" office:value-type="date" office:date-value="2010-01-15">
            <text:p>15-Jan</text:p>
          </table:table-cell>
          <table:table-cell table:style-name="ce44" office:value-type="date" office:date-value="2010-02-15">
            <text:p>15-Feb</text:p>
          </table:table-cell>
          <table:table-cell table:style-name="ce45" office:value-type="string">
            <text:p>futuro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v0.6</text:p>
          </table:table-cell>
          <table:table-cell table:style-name="ce47" office:value-type="string">
            <text:p>v0.7</text:p>
          </table:table-cell>
          <table:table-cell table:style-name="ce19" office:value-type="string">
            <text:p>v0.8</text:p>
          </table:table-cell>
          <table:table-cell table:style-name="ce19" office:value-type="string">
            <text:p>v0.9</text:p>
          </table:table-cell>
          <table:table-cell table:style-name="ce19" office:value-type="string">
            <text:p>v1.0</text:p>
          </table:table-cell>
          <table:table-cell table:style-name="ce23" office:value-type="string">
            <text:p>v2.0</text:p>
          </table:table-cell>
          <table:table-cell table:number-columns-repeated="2"/>
          <table:table-cell table:style-name="ce10"/>
          <table:table-cell table:style-name="ce19" office:value-type="string">
            <text:p>v0.6</text:p>
          </table:table-cell>
          <table:table-cell table:style-name="ce19" office:value-type="string">
            <text:p>v0.7</text:p>
          </table:table-cell>
          <table:table-cell table:style-name="ce19" office:value-type="string">
            <text:p>v0.8</text:p>
          </table:table-cell>
          <table:table-cell table:style-name="ce19" office:value-type="string">
            <text:p>v0.9</text:p>
          </table:table-cell>
          <table:table-cell table:style-name="ce19" office:value-type="string">
            <text:p>v1.0</text:p>
          </table:table-cell>
          <table:table-cell table:style-name="ce23" office:value-type="string">
            <text:p>v2.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20" table:formula="of:=SUM([.C6:.C73])" office:value-type="float" office:value="7">
            <text:p>7</text:p>
          </table:table-cell>
          <table:table-cell table:style-name="ce48" table:formula="of:=SUM([.D6:.D73])" office:value-type="float" office:value="14">
            <text:p>14</text:p>
          </table:table-cell>
          <table:table-cell table:style-name="ce20" table:formula="of:=SUM([.E6:.E73])" office:value-type="float" office:value="14">
            <text:p>14</text:p>
          </table:table-cell>
          <table:table-cell table:style-name="ce20" table:formula="of:=SUM([.F6:.F73])" office:value-type="float" office:value="8">
            <text:p>8</text:p>
          </table:table-cell>
          <table:table-cell table:style-name="ce20" table:formula="of:=SUM([.G6:.G73])" office:value-type="float" office:value="13">
            <text:p>13</text:p>
          </table:table-cell>
          <table:table-cell table:style-name="ce20" table:formula="of:=SUM([.H6:.H73])" office:value-type="float" office:value="9">
            <text:p>9</text:p>
          </table:table-cell>
          <table:table-cell/>
          <table:table-cell table:style-name="ce34"/>
          <table:table-cell table:style-name="ce37" table:formula="of:=SUM([.C4:.G4])" office:value-type="float" office:value="56">
            <text:p>56</text:p>
          </table:table-cell>
          <table:table-cell table:style-name="ce38" table:formula="of:=([.C4])/[.K4]" office:value-type="percentage" office:value="0.125">
            <text:p>13%</text:p>
          </table:table-cell>
          <table:table-cell table:style-name="ce38" table:formula="of:=([.C4]+[.D4])/[.K4]" office:value-type="percentage" office:value="0.375">
            <text:p>38%</text:p>
          </table:table-cell>
          <table:table-cell table:style-name="ce38" table:formula="of:=SUM([.C4:.E4])/[.K4]" office:value-type="percentage" office:value="0.625">
            <text:p>63%</text:p>
          </table:table-cell>
          <table:table-cell table:style-name="ce38" table:formula="of:=SUM([.C4:.F4])/[.K4]" office:value-type="percentage" office:value="0.767857142857143">
            <text:p>77%</text:p>
          </table:table-cell>
          <table:table-cell table:style-name="ce38" table:formula="of:=SUM([.C4:.G4])/[.K4]" office:value-type="percentage" office:value="1">
            <text:p>100%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Cadastramento dos dados de um registro de ensaio clínico</text:p>
          </table:table-cell>
          <table:table-cell table:style-name="ce16"/>
          <table:table-cell table:style-name="ce49"/>
          <table:table-cell table:style-name="ce16" table:number-columns-repeated="3"/>
          <table:table-cell table:style-name="ce24"/>
          <table:table-cell table:style-name="ce29"/>
          <table:table-cell/>
          <table:table-cell table:style-name="ce10"/>
          <table:table-cell table:style-name="ce38" table:number-columns-repeated="2"/>
          <table:table-cell table:style-name="ce10" table:number-columns-repeated="4"/>
          <table:table-cell table:number-columns-repeated="1007"/>
        </table:table-row>
        <table:table-row-group>
          <table:table-row table:style-name="ro3">
            <table:table-cell table:style-name="ce5" office:value-type="string">
              <text:p>1.1</text:p>
            </table:table-cell>
            <table:table-cell table:style-name="ce9" office:value-type="string">
              <text:p>Formulário de cadastro (TRDS)</text:p>
            </table:table-cell>
            <table:table-cell table:style-name="ce21"/>
            <table:table-cell table:style-name="ce50"/>
            <table:table-cell table:style-name="ce21" table:number-columns-repeated="3"/>
            <table:table-cell table:style-name="ce30"/>
            <table:table-cell table:style-name="ce32"/>
            <table:table-cell table:style-name="ce35"/>
            <table:table-cell table:style-name="ce9"/>
            <table:table-cell table:style-name="ce41"/>
            <table:table-cell table:style-name="ce38"/>
            <table:table-cell table:style-name="ce9" table:number-columns-repeated="4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1.1.1</text:p>
              </table:table-cell>
              <table:table-cell table:style-name="ce10" office:value-type="string">
                <text:p>Campos simples</text:p>
              </table:table-cell>
              <table:table-cell table:style-name="ce19" office:value-type="float" office:value="1">
                <text:p>1</text:p>
              </table:table-cell>
              <table:table-cell table:style-name="ce47"/>
              <table:table-cell table:style-name="ce19" table:number-columns-repeated="3"/>
              <table:table-cell table:style-name="ce23"/>
              <table:table-cell table:number-columns-repeated="2"/>
              <table:table-cell table:style-name="ce10" table:formula="of:=SUM([.C7:.G7])" office:value-type="float" office:value="1">
                <text:p>1</text:p>
              </table:table-cell>
              <table:table-cell table:style-name="ce38" table:formula="of:=[.C7]/[.K7]" office:value-type="percentage" office:value="1">
                <text:p>100%</text:p>
              </table:table-cell>
              <table:table-cell table:style-name="ce38" table:formula="of:=([.C7]+[.D7])/[.K7]" office:value-type="percentage" office:value="1">
                <text:p>100%</text:p>
              </table:table-cell>
              <table:table-cell table:style-name="ce38" table:formula="of:=SUM([.C7:.E7])/[.K7]" office:value-type="percentage" office:value="1">
                <text:p>100%</text:p>
              </table:table-cell>
              <table:table-cell table:style-name="ce38" table:formula="of:=SUM([.C7:.F7])/[.K7]" office:value-type="percentage" office:value="1">
                <text:p>100%</text:p>
              </table:table-cell>
              <table:table-cell table:style-name="ce38" table:formula="of:=SUM([.C7:.G7])/[.K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1.2</text:p>
              </table:table-cell>
              <table:table-cell table:style-name="ce10" office:value-type="string">
                <text:p>Campos compostos</text:p>
              </table:table-cell>
              <table:table-cell table:style-name="ce19" office:value-type="float" office:value="1">
                <text:p>1</text:p>
              </table:table-cell>
              <table:table-cell table:style-name="ce47" office:value-type="float" office:value="1">
                <text:p>1</text:p>
              </table:table-cell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table:number-columns-repeated="2"/>
              <table:table-cell table:style-name="ce10" table:formula="of:=SUM([.C8:.G8])" office:value-type="float" office:value="3">
                <text:p>3</text:p>
              </table:table-cell>
              <table:table-cell table:style-name="ce38" table:formula="of:=[.C8]/[.K8]" office:value-type="percentage" office:value="0.333333333333333">
                <text:p>33%</text:p>
              </table:table-cell>
              <table:table-cell table:style-name="ce38" table:formula="of:=([.C8]+[.D8])/[.K8]" office:value-type="percentage" office:value="0.666666666666667">
                <text:p>67%</text:p>
              </table:table-cell>
              <table:table-cell table:style-name="ce38" table:formula="of:=SUM([.C8:.E8])/[.K8]" office:value-type="percentage" office:value="1">
                <text:p>100%</text:p>
              </table:table-cell>
              <table:table-cell table:style-name="ce38" table:formula="of:=SUM([.C8:.F8])/[.K8]" office:value-type="percentage" office:value="1">
                <text:p>100%</text:p>
              </table:table-cell>
              <table:table-cell table:style-name="ce38" table:formula="of:=SUM([.C8:.G8])/[.K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1.3</text:p>
              </table:table-cell>
              <table:table-cell table:style-name="ce10" office:value-type="string">
                <text:p>Vocabulários controlados externos</text:p>
              </table:table-cell>
              <table:table-cell table:style-name="ce19"/>
              <table:table-cell table:style-name="ce47"/>
              <table:table-cell table:number-columns-repeated="3" table:style-name="ce19" office:value-type="float" office:value="1">
                <text:p>1</text:p>
              </table:table-cell>
              <table:table-cell table:style-name="ce23"/>
              <table:table-cell office:value-type="string">
                <text:p>vc</text:p>
              </table:table-cell>
              <table:table-cell/>
              <table:table-cell table:style-name="ce10" table:formula="of:=SUM([.C9:.G9])" office:value-type="float" office:value="3">
                <text:p>3</text:p>
              </table:table-cell>
              <table:table-cell table:style-name="ce38" table:formula="of:=[.C9]/[.K9]" office:value-type="percentage" office:value="0">
                <text:p>0%</text:p>
              </table:table-cell>
              <table:table-cell table:style-name="ce38" table:formula="of:=([.C9]+[.D9])/[.K9]" office:value-type="percentage" office:value="0">
                <text:p>0%</text:p>
              </table:table-cell>
              <table:table-cell table:style-name="ce38" table:formula="of:=SUM([.C9:.E9])/[.K9]" office:value-type="percentage" office:value="0.333333333333333">
                <text:p>33%</text:p>
              </table:table-cell>
              <table:table-cell table:style-name="ce38" table:formula="of:=SUM([.C9:.F9])/[.K9]" office:value-type="percentage" office:value="0.666666666666667">
                <text:p>67%</text:p>
              </table:table-cell>
              <table:table-cell table:style-name="ce38" table:formula="of:=SUM([.C9:.G9])/[.K9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2</text:p>
            </table:table-cell>
            <table:table-cell table:style-name="ce9" office:value-type="string">
              <text:p>Carga de documentos associados</text:p>
            </table:table-cell>
            <table:table-cell table:style-name="ce21"/>
            <table:table-cell table:style-name="ce50"/>
            <table:table-cell table:style-name="ce21" table:number-columns-repeated="2"/>
            <table:table-cell table:style-name="ce25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1.2.1</text:p>
              </table:table-cell>
              <table:table-cell table:style-name="ce10" office:value-type="string">
                <text:p>Configuração de ambiente para arquivos estáticos</text:p>
              </table:table-cell>
              <table:table-cell table:style-name="ce19"/>
              <table:table-cell table:style-name="ce47"/>
              <table:table-cell table:style-name="ce19" table:number-columns-repeated="2"/>
              <table:table-cell table:style-name="ce19" office:value-type="float" office:value="1">
                <text:p>1</text:p>
              </table:table-cell>
              <table:table-cell table:style-name="ce23"/>
              <table:table-cell table:number-columns-repeated="2"/>
              <table:table-cell table:style-name="ce10" table:formula="of:=SUM([.C11:.G11])" office:value-type="float" office:value="1">
                <text:p>1</text:p>
              </table:table-cell>
              <table:table-cell table:style-name="ce38" table:formula="of:=[.C11]/[.K11]" office:value-type="percentage" office:value="0">
                <text:p>0%</text:p>
              </table:table-cell>
              <table:table-cell table:style-name="ce38" table:formula="of:=([.C11]+[.D11])/[.K11]" office:value-type="percentage" office:value="0">
                <text:p>0%</text:p>
              </table:table-cell>
              <table:table-cell table:style-name="ce38" table:formula="of:=SUM([.C11:.E11])/[.K11]" office:value-type="percentage" office:value="0">
                <text:p>0%</text:p>
              </table:table-cell>
              <table:table-cell table:style-name="ce38" table:formula="of:=SUM([.C11:.F11])/[.K11]" office:value-type="percentage" office:value="0">
                <text:p>0%</text:p>
              </table:table-cell>
              <table:table-cell table:style-name="ce38" table:formula="of:=SUM([.C11:.G11])/[.K11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3</text:p>
            </table:table-cell>
            <table:table-cell table:style-name="ce9" office:value-type="string">
              <text:p>Acompanhamento dos ensaios registrados</text:p>
            </table:table-cell>
            <table:table-cell table:style-name="ce21"/>
            <table:table-cell table:style-name="ce50"/>
            <table:table-cell table:style-name="ce21" table:number-columns-repeated="3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-group>
              <table:table-row table:style-name="ro2">
                <table:table-cell table:style-name="ce6" office:value-type="string">
                  <text:p>1.3.1</text:p>
                </table:table-cell>
                <table:table-cell table:style-name="ce10" office:value-type="string">
                  <text:p>Listagem de registros por estágio no workflow</text:p>
                </table:table-cell>
                <table:table-cell table:style-name="ce19"/>
                <table:table-cell table:style-name="ce47" office:value-type="float" office:value="1">
                  <text:p>1</text:p>
                </table:table-cell>
                <table:table-cell table:style-name="ce19" table:number-columns-repeated="3"/>
                <table:table-cell table:style-name="ce23"/>
                <table:table-cell office:value-type="string">
                  <text:p>wf</text:p>
                </table:table-cell>
                <table:table-cell office:value-type="string">
                  <text:p>adm</text:p>
                </table:table-cell>
                <table:table-cell table:style-name="ce10" table:formula="of:=SUM([.C13:.G13])" office:value-type="float" office:value="1">
                  <text:p>1</text:p>
                </table:table-cell>
                <table:table-cell table:style-name="ce38" table:formula="of:=[.C13]/[.K13]" office:value-type="percentage" office:value="0">
                  <text:p>0%</text:p>
                </table:table-cell>
                <table:table-cell table:style-name="ce38" table:formula="of:=([.C13]+[.D13])/[.K13]" office:value-type="percentage" office:value="1">
                  <text:p>100%</text:p>
                </table:table-cell>
                <table:table-cell table:style-name="ce38" table:formula="of:=SUM([.C13:.E13])/[.K13]" office:value-type="percentage" office:value="1">
                  <text:p>100%</text:p>
                </table:table-cell>
                <table:table-cell table:style-name="ce38" table:formula="of:=SUM([.C13:.F13])/[.K13]" office:value-type="percentage" office:value="1">
                  <text:p>100%</text:p>
                </table:table-cell>
                <table:table-cell table:style-name="ce38" table:formula="of:=SUM([.C13:.G13])/[.K13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2</text:p>
                </table:table-cell>
                <table:table-cell table:style-name="ce10" office:value-type="string">
                  <text:p>Visão detalhada de um registro</text:p>
                </table:table-cell>
                <table:table-cell table:style-name="ce19" office:value-type="float" office:value="1">
                  <text:p>1</text:p>
                </table:table-cell>
                <table:table-cell table:style-name="ce47" office:value-type="float" office:value="1">
                  <text:p>1</text:p>
                </table:table-cell>
                <table:table-cell table:style-name="ce19" office:value-type="float" office:value="1">
                  <text:p>1</text:p>
                </table:table-cell>
                <table:table-cell table:style-name="ce19" table:number-columns-repeated="2"/>
                <table:table-cell table:style-name="ce23"/>
                <table:table-cell table:number-columns-repeated="2"/>
                <table:table-cell table:style-name="ce10" table:formula="of:=SUM([.C14:.G14])" office:value-type="float" office:value="3">
                  <text:p>3</text:p>
                </table:table-cell>
                <table:table-cell table:style-name="ce38" table:formula="of:=[.C14]/[.K14]" office:value-type="percentage" office:value="0.333333333333333">
                  <text:p>33%</text:p>
                </table:table-cell>
                <table:table-cell table:style-name="ce38" table:formula="of:=([.C14]+[.D14])/[.K14]" office:value-type="percentage" office:value="0.666666666666667">
                  <text:p>67%</text:p>
                </table:table-cell>
                <table:table-cell table:style-name="ce38" table:formula="of:=SUM([.C14:.E14])/[.K14]" office:value-type="percentage" office:value="1">
                  <text:p>100%</text:p>
                </table:table-cell>
                <table:table-cell table:style-name="ce38" table:formula="of:=SUM([.C14:.F14])/[.K14]" office:value-type="percentage" office:value="1">
                  <text:p>100%</text:p>
                </table:table-cell>
                <table:table-cell table:style-name="ce38" table:formula="of:=SUM([.C14:.G14])/[.K14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3</text:p>
                </table:table-cell>
                <table:table-cell table:style-name="ce10" office:value-type="string">
                  <text:p>Comentários do revisor campo a campo</text:p>
                </table:table-cell>
                <table:table-cell table:style-name="ce19"/>
                <table:table-cell table:style-name="ce47"/>
                <table:table-cell table:style-name="ce19" office:value-type="float" office:value="1">
                  <text:p>1</text:p>
                </table:table-cell>
                <table:table-cell table:style-name="ce19" table:number-columns-repeated="2"/>
                <table:table-cell table:style-name="ce23"/>
                <table:table-cell office:value-type="string">
                  <text:p>rev</text:p>
                </table:table-cell>
                <table:table-cell/>
                <table:table-cell table:style-name="ce10" table:formula="of:=SUM([.C15:.G15])" office:value-type="float" office:value="1">
                  <text:p>1</text:p>
                </table:table-cell>
                <table:table-cell table:style-name="ce38" table:formula="of:=[.C15]/[.K15]" office:value-type="percentage" office:value="0">
                  <text:p>0%</text:p>
                </table:table-cell>
                <table:table-cell table:style-name="ce38" table:formula="of:=([.C15]+[.D15])/[.K15]" office:value-type="percentage" office:value="0">
                  <text:p>0%</text:p>
                </table:table-cell>
                <table:table-cell table:style-name="ce38" table:formula="of:=SUM([.C15:.E15])/[.K15]" office:value-type="percentage" office:value="1">
                  <text:p>100%</text:p>
                </table:table-cell>
                <table:table-cell table:style-name="ce38" table:formula="of:=SUM([.C15:.F15])/[.K15]" office:value-type="percentage" office:value="1">
                  <text:p>100%</text:p>
                </table:table-cell>
                <table:table-cell table:style-name="ce38" table:formula="of:=SUM([.C15:.G15])/[.K15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4</text:p>
                </table:table-cell>
                <table:table-cell table:style-name="ce10" office:value-type="string">
                  <text:p>Comentário geral do revisor</text:p>
                </table:table-cell>
                <table:table-cell table:style-name="ce19"/>
                <table:table-cell table:style-name="ce47" office:value-type="float" office:value="1">
                  <text:p>1</text:p>
                </table:table-cell>
                <table:table-cell table:style-name="ce19" table:number-columns-repeated="3"/>
                <table:table-cell table:style-name="ce23"/>
                <table:table-cell office:value-type="string">
                  <text:p>rev</text:p>
                </table:table-cell>
                <table:table-cell/>
                <table:table-cell table:style-name="ce10" table:formula="of:=SUM([.C16:.G16])" office:value-type="float" office:value="1">
                  <text:p>1</text:p>
                </table:table-cell>
                <table:table-cell table:style-name="ce38" table:formula="of:=[.C16]/[.K16]" office:value-type="percentage" office:value="0">
                  <text:p>0%</text:p>
                </table:table-cell>
                <table:table-cell table:style-name="ce38" table:formula="of:=([.C16]+[.D16])/[.K16]" office:value-type="percentage" office:value="1">
                  <text:p>100%</text:p>
                </table:table-cell>
                <table:table-cell table:style-name="ce38" table:formula="of:=SUM([.C16:.E16])/[.K16]" office:value-type="percentage" office:value="1">
                  <text:p>100%</text:p>
                </table:table-cell>
                <table:table-cell table:style-name="ce38" table:formula="of:=SUM([.C16:.F16])/[.K16]" office:value-type="percentage" office:value="1">
                  <text:p>100%</text:p>
                </table:table-cell>
                <table:table-cell table:style-name="ce38" table:formula="of:=SUM([.C16:.G16])/[.K16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5</text:p>
                </table:table-cell>
                <table:table-cell table:style-name="ce10" office:value-type="string">
                  <text:p>Visualização das alterações</text:p>
                </table:table-cell>
                <table:table-cell table:style-name="ce19"/>
                <table:table-cell table:style-name="ce47" office:value-type="float" office:value="1">
                  <text:p>1</text:p>
                </table:table-cell>
                <table:table-cell table:style-name="ce19" table:number-columns-repeated="3"/>
                <table:table-cell table:style-name="ce23"/>
                <table:table-cell office:value-type="string">
                  <text:p>log</text:p>
                </table:table-cell>
                <table:table-cell/>
                <table:table-cell table:style-name="ce10" table:formula="of:=SUM([.C17:.G17])" office:value-type="float" office:value="1">
                  <text:p>1</text:p>
                </table:table-cell>
                <table:table-cell table:style-name="ce38" table:formula="of:=[.C17]/[.K17]" office:value-type="percentage" office:value="0">
                  <text:p>0%</text:p>
                </table:table-cell>
                <table:table-cell table:style-name="ce38" table:formula="of:=([.C17]+[.D17])/[.K17]" office:value-type="percentage" office:value="1">
                  <text:p>100%</text:p>
                </table:table-cell>
                <table:table-cell table:style-name="ce38" table:formula="of:=SUM([.C17:.E17])/[.K17]" office:value-type="percentage" office:value="1">
                  <text:p>100%</text:p>
                </table:table-cell>
                <table:table-cell table:style-name="ce38" table:formula="of:=SUM([.C17:.F17])/[.K17]" office:value-type="percentage" office:value="1">
                  <text:p>100%</text:p>
                </table:table-cell>
                <table:table-cell table:style-name="ce38" table:formula="of:=SUM([.C17:.G17])/[.K17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</table:table-row-group>
            <table:table-row table:style-name="ro2">
              <table:table-cell table:style-name="ce6" office:value-type="string">
                <text:p>1.3.6</text:p>
              </table:table-cell>
              <table:table-cell table:style-name="ce10" office:value-type="string">
                <text:p>Workflow básico</text:p>
              </table:table-cell>
              <table:table-cell table:style-name="ce19"/>
              <table:table-cell table:style-name="ce47" office:value-type="float" office:value="1">
                <text:p>1</text:p>
              </table:table-cell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office:value-type="string">
                <text:p>wf</text:p>
              </table:table-cell>
              <table:table-cell/>
              <table:table-cell table:style-name="ce10" table:formula="of:=SUM([.C18:.G18])" office:value-type="float" office:value="2">
                <text:p>2</text:p>
              </table:table-cell>
              <table:table-cell table:style-name="ce38" table:formula="of:=[.C18]/[.K18]" office:value-type="percentage" office:value="0">
                <text:p>0%</text:p>
              </table:table-cell>
              <table:table-cell table:style-name="ce38" table:formula="of:=([.C18]+[.D18])/[.K18]" office:value-type="percentage" office:value="0.5">
                <text:p>50%</text:p>
              </table:table-cell>
              <table:table-cell table:style-name="ce38" table:formula="of:=SUM([.C18:.E18])/[.K18]" office:value-type="percentage" office:value="1">
                <text:p>100%</text:p>
              </table:table-cell>
              <table:table-cell table:style-name="ce38" table:formula="of:=SUM([.C18:.F18])/[.K18]" office:value-type="percentage" office:value="1">
                <text:p>100%</text:p>
              </table:table-cell>
              <table:table-cell table:style-name="ce38" table:formula="of:=SUM([.C18:.G18])/[.K1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4</text:p>
            </table:table-cell>
            <table:table-cell table:style-name="ce9" office:value-type="string">
              <text:p>Edição de dados de um registro</text:p>
            </table:table-cell>
            <table:table-cell table:style-name="ce21"/>
            <table:table-cell table:style-name="ce50"/>
            <table:table-cell table:style-name="ce21" table:number-columns-repeated="3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1.4.1</text:p>
              </table:table-cell>
              <table:table-cell table:style-name="ce10" office:value-type="string">
                <text:p>Registro das alterações</text:p>
              </table:table-cell>
              <table:table-cell table:style-name="ce19"/>
              <table:table-cell table:style-name="ce47" office:value-type="float" office:value="1">
                <text:p>1</text:p>
              </table:table-cell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office:value-type="string">
                <text:p>log</text:p>
              </table:table-cell>
              <table:table-cell/>
              <table:table-cell table:style-name="ce10" table:formula="of:=SUM([.C20:.G20])" office:value-type="float" office:value="2">
                <text:p>2</text:p>
              </table:table-cell>
              <table:table-cell table:style-name="ce38" table:formula="of:=[.C20]/[.K20]" office:value-type="percentage" office:value="0">
                <text:p>0%</text:p>
              </table:table-cell>
              <table:table-cell table:style-name="ce38" table:formula="of:=([.C20]+[.D20])/[.K20]" office:value-type="percentage" office:value="0.5">
                <text:p>50%</text:p>
              </table:table-cell>
              <table:table-cell table:style-name="ce38" table:formula="of:=SUM([.C20:.E20])/[.K20]" office:value-type="percentage" office:value="1">
                <text:p>100%</text:p>
              </table:table-cell>
              <table:table-cell table:style-name="ce38" table:formula="of:=SUM([.C20:.F20])/[.K20]" office:value-type="percentage" office:value="1">
                <text:p>100%</text:p>
              </table:table-cell>
              <table:table-cell table:style-name="ce38" table:formula="of:=SUM([.C20:.G20])/[.K2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4.2</text:p>
              </table:table-cell>
              <table:table-cell table:style-name="ce10" office:value-type="string">
                <text:p>Sumário do estado da edição</text:p>
              </table:table-cell>
              <table:table-cell table:style-name="ce19"/>
              <table:table-cell table:style-name="ce47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table:number-columns-repeated="2"/>
              <table:table-cell table:style-name="ce10" table:formula="of:=SUM([.C21:.G21])" office:value-type="float" office:value="1">
                <text:p>1</text:p>
              </table:table-cell>
              <table:table-cell table:style-name="ce38" table:formula="of:=[.C21]/[.K21]" office:value-type="percentage" office:value="0">
                <text:p>0%</text:p>
              </table:table-cell>
              <table:table-cell table:style-name="ce38" table:formula="of:=([.C21]+[.D21])/[.K21]" office:value-type="percentage" office:value="0">
                <text:p>0%</text:p>
              </table:table-cell>
              <table:table-cell table:style-name="ce38" table:formula="of:=SUM([.C21:.E21])/[.K21]" office:value-type="percentage" office:value="1">
                <text:p>100%</text:p>
              </table:table-cell>
              <table:table-cell table:style-name="ce38" table:formula="of:=SUM([.C21:.F21])/[.K21]" office:value-type="percentage" office:value="1">
                <text:p>100%</text:p>
              </table:table-cell>
              <table:table-cell table:style-name="ce38" table:formula="of:=SUM([.C21:.G21])/[.K21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4.3</text:p>
              </table:table-cell>
              <table:table-cell table:style-name="ce10" office:value-type="string">
                <text:p>Validação levando em conta comentários do revisor</text:p>
              </table:table-cell>
              <table:table-cell table:style-name="ce19"/>
              <table:table-cell table:style-name="ce47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office:value-type="string">
                <text:p>rev</text:p>
              </table:table-cell>
              <table:table-cell/>
              <table:table-cell table:style-name="ce10" table:formula="of:=SUM([.C22:.G22])" office:value-type="float" office:value="1">
                <text:p>1</text:p>
              </table:table-cell>
              <table:table-cell table:style-name="ce38" table:formula="of:=[.C22]/[.K22]" office:value-type="percentage" office:value="0">
                <text:p>0%</text:p>
              </table:table-cell>
              <table:table-cell table:style-name="ce38" table:formula="of:=([.C22]+[.D22])/[.K22]" office:value-type="percentage" office:value="0">
                <text:p>0%</text:p>
              </table:table-cell>
              <table:table-cell table:style-name="ce38" table:formula="of:=SUM([.C22:.E22])/[.K22]" office:value-type="percentage" office:value="1">
                <text:p>100%</text:p>
              </table:table-cell>
              <table:table-cell table:style-name="ce38" table:formula="of:=SUM([.C22:.F22])/[.K22]" office:value-type="percentage" office:value="1">
                <text:p>100%</text:p>
              </table:table-cell>
              <table:table-cell table:style-name="ce38" table:formula="of:=SUM([.C22:.G22])/[.K22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5</text:p>
            </table:table-cell>
            <table:table-cell table:style-name="ce9" office:value-type="string">
              <text:p>Tradução do registro</text:p>
            </table:table-cell>
            <table:table-cell table:style-name="ce21"/>
            <table:table-cell table:style-name="ce50"/>
            <table:table-cell table:style-name="ce21" table:number-columns-repeated="3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1.5.1</text:p>
              </table:table-cell>
              <table:table-cell table:style-name="ce10" office:value-type="string">
                <text:p>Formulário de tradução</text:p>
              </table:table-cell>
              <table:table-cell table:style-name="ce19"/>
              <table:table-cell table:style-name="ce47"/>
              <table:table-cell table:style-name="ce19"/>
              <table:table-cell table:number-columns-repeated="2" table:style-name="ce19" office:value-type="float" office:value="1">
                <text:p>1</text:p>
              </table:table-cell>
              <table:table-cell table:style-name="ce23"/>
              <table:table-cell office:value-type="string">
                <text:p>tr</text:p>
              </table:table-cell>
              <table:table-cell/>
              <table:table-cell table:style-name="ce10" table:formula="of:=SUM([.C24:.G24])" office:value-type="float" office:value="2">
                <text:p>2</text:p>
              </table:table-cell>
              <table:table-cell table:style-name="ce38" table:formula="of:=[.C24]/[.K24]" office:value-type="percentage" office:value="0">
                <text:p>0%</text:p>
              </table:table-cell>
              <table:table-cell table:style-name="ce38" table:formula="of:=([.C24]+[.D24])/[.K24]" office:value-type="percentage" office:value="0">
                <text:p>0%</text:p>
              </table:table-cell>
              <table:table-cell table:style-name="ce38" table:formula="of:=SUM([.C24:.E24])/[.K24]" office:value-type="percentage" office:value="0">
                <text:p>0%</text:p>
              </table:table-cell>
              <table:table-cell table:style-name="ce38" table:formula="of:=SUM([.C24:.F24])/[.K24]" office:value-type="percentage" office:value="0.5">
                <text:p>50%</text:p>
              </table:table-cell>
              <table:table-cell table:style-name="ce38" table:formula="of:=SUM([.C24:.G24])/[.K24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5.2</text:p>
              </table:table-cell>
              <table:table-cell table:style-name="ce11" office:value-type="string">
                <text:p>Validação da tradução</text:p>
              </table:table-cell>
              <table:table-cell table:style-name="ce19"/>
              <table:table-cell table:style-name="ce47"/>
              <table:table-cell table:style-name="ce19"/>
              <table:table-cell table:style-name="ce22" office:value-type="float" office:value="1">
                <text:p>1</text:p>
              </table:table-cell>
              <table:table-cell table:style-name="ce19" office:value-type="float" office:value="1">
                <text:p>1</text:p>
              </table:table-cell>
              <table:table-cell table:style-name="ce23"/>
              <table:table-cell office:value-type="string">
                <text:p>tr</text:p>
              </table:table-cell>
              <table:table-cell/>
              <table:table-cell table:style-name="ce10" table:formula="of:=SUM([.C25:.G25])" office:value-type="float" office:value="2">
                <text:p>2</text:p>
              </table:table-cell>
              <table:table-cell table:style-name="ce38" table:formula="of:=[.C25]/[.K25]" office:value-type="percentage" office:value="0">
                <text:p>0%</text:p>
              </table:table-cell>
              <table:table-cell table:style-name="ce38" table:formula="of:=([.C25]+[.D25])/[.K25]" office:value-type="percentage" office:value="0">
                <text:p>0%</text:p>
              </table:table-cell>
              <table:table-cell table:style-name="ce38" table:formula="of:=SUM([.C25:.E25])/[.K25]" office:value-type="percentage" office:value="0">
                <text:p>0%</text:p>
              </table:table-cell>
              <table:table-cell table:style-name="ce38" table:formula="of:=SUM([.C25:.F25])/[.K25]" office:value-type="percentage" office:value="0.5">
                <text:p>50%</text:p>
              </table:table-cell>
              <table:table-cell table:style-name="ce38" table:formula="of:=SUM([.C25:.G25])/[.K25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6</text:p>
            </table:table-cell>
            <table:table-cell table:style-name="ce9" office:value-type="string">
              <text:p>Cadastramento de usuário</text:p>
            </table:table-cell>
            <table:table-cell table:style-name="ce21"/>
            <table:table-cell table:style-name="ce50"/>
            <table:table-cell table:style-name="ce21" table:number-columns-repeated="3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1.6.1</text:p>
              </table:table-cell>
              <table:table-cell table:style-name="ce10" office:value-type="string">
                <text:p>Formulário de cadastramento</text:p>
              </table:table-cell>
              <table:table-cell table:style-name="ce19"/>
              <table:table-cell table:style-name="ce47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office:value-type="string">
                <text:p>us</text:p>
              </table:table-cell>
              <table:table-cell/>
              <table:table-cell table:style-name="ce10" table:formula="of:=SUM([.C27:.G27])" office:value-type="float" office:value="1">
                <text:p>1</text:p>
              </table:table-cell>
              <table:table-cell table:style-name="ce38" table:formula="of:=[.C27]/[.K27]" office:value-type="percentage" office:value="0">
                <text:p>0%</text:p>
              </table:table-cell>
              <table:table-cell table:style-name="ce38" table:formula="of:=([.C27]+[.D27])/[.K27]" office:value-type="percentage" office:value="0">
                <text:p>0%</text:p>
              </table:table-cell>
              <table:table-cell table:style-name="ce38" table:formula="of:=SUM([.C27:.E27])/[.K27]" office:value-type="percentage" office:value="1">
                <text:p>100%</text:p>
              </table:table-cell>
              <table:table-cell table:style-name="ce38" table:formula="of:=SUM([.C27:.F27])/[.K27]" office:value-type="percentage" office:value="1">
                <text:p>100%</text:p>
              </table:table-cell>
              <table:table-cell table:style-name="ce38" table:formula="of:=SUM([.C27:.G27])/[.K2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6.2</text:p>
              </table:table-cell>
              <table:table-cell table:style-name="ce10" office:value-type="string">
                <text:p>Confirmação do e-mail do usuário</text:p>
              </table:table-cell>
              <table:table-cell table:style-name="ce19"/>
              <table:table-cell table:style-name="ce47"/>
              <table:table-cell table:style-name="ce19" table:number-columns-repeated="2"/>
              <table:table-cell table:style-name="ce19" office:value-type="float" office:value="1">
                <text:p>1</text:p>
              </table:table-cell>
              <table:table-cell table:style-name="ce23"/>
              <table:table-cell office:value-type="string">
                <text:p>us</text:p>
              </table:table-cell>
              <table:table-cell/>
              <table:table-cell table:style-name="ce10" table:formula="of:=SUM([.C28:.G28])" office:value-type="float" office:value="1">
                <text:p>1</text:p>
              </table:table-cell>
              <table:table-cell table:style-name="ce38" table:formula="of:=[.C28]/[.K28]" office:value-type="percentage" office:value="0">
                <text:p>0%</text:p>
              </table:table-cell>
              <table:table-cell table:style-name="ce38" table:formula="of:=([.C28]+[.D28])/[.K28]" office:value-type="percentage" office:value="0">
                <text:p>0%</text:p>
              </table:table-cell>
              <table:table-cell table:style-name="ce38" table:formula="of:=SUM([.C28:.E28])/[.K28]" office:value-type="percentage" office:value="0">
                <text:p>0%</text:p>
              </table:table-cell>
              <table:table-cell table:style-name="ce38" table:formula="of:=SUM([.C28:.F28])/[.K28]" office:value-type="percentage" office:value="0">
                <text:p>0%</text:p>
              </table:table-cell>
              <table:table-cell table:style-name="ce38" table:formula="of:=SUM([.C28:.G28])/[.K2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7</text:p>
            </table:table-cell>
            <table:table-cell table:style-name="ce9" office:value-type="string">
              <text:p>Identificação de usuário</text:p>
            </table:table-cell>
            <table:table-cell table:style-name="ce21"/>
            <table:table-cell table:style-name="ce50"/>
            <table:table-cell table:style-name="ce21" table:number-columns-repeated="3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1.7.1</text:p>
              </table:table-cell>
              <table:table-cell table:style-name="ce10" office:value-type="string">
                <text:p>Autenticação (login)</text:p>
              </table:table-cell>
              <table:table-cell table:style-name="ce19" office:value-type="float" office:value="1">
                <text:p>1</text:p>
              </table:table-cell>
              <table:table-cell table:style-name="ce47"/>
              <table:table-cell table:style-name="ce19" table:number-columns-repeated="3"/>
              <table:table-cell table:style-name="ce23"/>
              <table:table-cell office:value-type="string">
                <text:p>us</text:p>
              </table:table-cell>
              <table:table-cell/>
              <table:table-cell table:style-name="ce10" table:formula="of:=SUM([.C30:.G30])" office:value-type="float" office:value="1">
                <text:p>1</text:p>
              </table:table-cell>
              <table:table-cell table:style-name="ce38" table:formula="of:=[.C30]/[.K30]" office:value-type="percentage" office:value="1">
                <text:p>100%</text:p>
              </table:table-cell>
              <table:table-cell table:style-name="ce38" table:formula="of:=([.C30]+[.D30])/[.K30]" office:value-type="percentage" office:value="1">
                <text:p>100%</text:p>
              </table:table-cell>
              <table:table-cell table:style-name="ce38" table:formula="of:=SUM([.C30:.E30])/[.K30]" office:value-type="percentage" office:value="1">
                <text:p>100%</text:p>
              </table:table-cell>
              <table:table-cell table:style-name="ce38" table:formula="of:=SUM([.C30:.F30])/[.K30]" office:value-type="percentage" office:value="1">
                <text:p>100%</text:p>
              </table:table-cell>
              <table:table-cell table:style-name="ce38" table:formula="of:=SUM([.C30:.G30])/[.K3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7.2</text:p>
              </table:table-cell>
              <table:table-cell table:style-name="ce10" office:value-type="string">
                <text:p>Credenciamento (off-band)</text:p>
              </table:table-cell>
              <table:table-cell table:style-name="ce19"/>
              <table:table-cell table:style-name="ce47"/>
              <table:table-cell table:style-name="ce19" table:number-columns-repeated="3"/>
              <table:table-cell table:style-name="ce23" office:value-type="float" office:value="1">
                <text:p>1</text:p>
              </table:table-cell>
              <table:table-cell office:value-type="string">
                <text:p>us</text:p>
              </table:table-cell>
              <table:table-cell/>
              <table:table-cell table:style-name="ce10"/>
              <table:table-cell table:style-name="ce38"/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8</text:p>
            </table:table-cell>
            <table:table-cell table:style-name="ce9" office:value-type="string">
              <text:p>Log de mudanças</text:p>
            </table:table-cell>
            <table:table-cell table:style-name="ce21"/>
            <table:table-cell table:style-name="ce50"/>
            <table:table-cell table:style-name="ce21" table:number-columns-repeated="3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1.8.1</text:p>
              </table:table-cell>
              <table:table-cell table:style-name="ce10" office:value-type="string">
                <text:p>Definição do formato</text:p>
              </table:table-cell>
              <table:table-cell table:style-name="ce19"/>
              <table:table-cell table:style-name="ce47" office:value-type="float" office:value="1">
                <text:p>1</text:p>
              </table:table-cell>
              <table:table-cell table:style-name="ce19" table:number-columns-repeated="3"/>
              <table:table-cell table:style-name="ce23"/>
              <table:table-cell office:value-type="string">
                <text:p>log</text:p>
              </table:table-cell>
              <table:table-cell/>
              <table:table-cell table:style-name="ce10" table:formula="of:=SUM([.C33:.G33])" office:value-type="float" office:value="1">
                <text:p>1</text:p>
              </table:table-cell>
              <table:table-cell table:style-name="ce38" table:formula="of:=[.C33]/[.K33]" office:value-type="percentage" office:value="0">
                <text:p>0%</text:p>
              </table:table-cell>
              <table:table-cell table:style-name="ce38" table:formula="of:=([.C33]+[.D33])/[.K33]" office:value-type="percentage" office:value="1">
                <text:p>100%</text:p>
              </table:table-cell>
              <table:table-cell table:style-name="ce38" table:formula="of:=SUM([.C33:.E33])/[.K33]" office:value-type="percentage" office:value="1">
                <text:p>100%</text:p>
              </table:table-cell>
              <table:table-cell table:style-name="ce38" table:formula="of:=SUM([.C33:.F33])/[.K33]" office:value-type="percentage" office:value="1">
                <text:p>100%</text:p>
              </table:table-cell>
              <table:table-cell table:style-name="ce38" table:formula="of:=SUM([.C33:.G33])/[.K33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8.2</text:p>
              </table:table-cell>
              <table:table-cell table:style-name="ce10" office:value-type="string">
                <text:p>Persistência</text:p>
              </table:table-cell>
              <table:table-cell table:style-name="ce19"/>
              <table:table-cell table:style-name="ce47" office:value-type="float" office:value="1">
                <text:p>1</text:p>
              </table:table-cell>
              <table:table-cell table:style-name="ce19" table:number-columns-repeated="3"/>
              <table:table-cell table:style-name="ce23"/>
              <table:table-cell office:value-type="string">
                <text:p>log</text:p>
              </table:table-cell>
              <table:table-cell/>
              <table:table-cell table:style-name="ce10" table:formula="of:=SUM([.C34:.G34])" office:value-type="float" office:value="1">
                <text:p>1</text:p>
              </table:table-cell>
              <table:table-cell table:style-name="ce38" table:formula="of:=[.C34]/[.K34]" office:value-type="percentage" office:value="0">
                <text:p>0%</text:p>
              </table:table-cell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9</text:p>
            </table:table-cell>
            <table:table-cell table:style-name="ce9" office:value-type="string">
              <text:p>Segurança</text:p>
            </table:table-cell>
            <table:table-cell table:style-name="ce21"/>
            <table:table-cell table:style-name="ce50"/>
            <table:table-cell table:style-name="ce21" table:number-columns-repeated="3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1.9.1</text:p>
              </table:table-cell>
              <table:table-cell table:style-name="ce10" office:value-type="string">
                <text:p>Configuração SSL</text:p>
              </table:table-cell>
              <table:table-cell table:style-name="ce19"/>
              <table:table-cell table:style-name="ce47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table:number-columns-repeated="2"/>
              <table:table-cell table:style-name="ce10" table:formula="of:=SUM([.C36:.G36])" office:value-type="float" office:value="1">
                <text:p>1</text:p>
              </table:table-cell>
              <table:table-cell table:style-name="ce38" table:formula="of:=[.C36]/[.K36]" office:value-type="percentage" office:value="0">
                <text:p>0%</text:p>
              </table:table-cell>
              <table:table-cell table:style-name="ce38" table:formula="of:=([.C36]+[.D36])/[.K36]" office:value-type="percentage" office:value="0">
                <text:p>0%</text:p>
              </table:table-cell>
              <table:table-cell table:style-name="ce38" table:formula="of:=SUM([.C36:.E36])/[.K36]" office:value-type="percentage" office:value="1">
                <text:p>100%</text:p>
              </table:table-cell>
              <table:table-cell table:style-name="ce38" table:formula="of:=SUM([.C36:.F36])/[.K36]" office:value-type="percentage" office:value="1">
                <text:p>100%</text:p>
              </table:table-cell>
              <table:table-cell table:style-name="ce38" table:formula="of:=SUM([.C36:.G36])/[.K36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9.2</text:p>
              </table:table-cell>
              <table:table-cell table:style-name="ce10" office:value-type="string">
                <text:p>Obtenção de certificado definitivo</text:p>
              </table:table-cell>
              <table:table-cell table:style-name="ce19"/>
              <table:table-cell table:style-name="ce47"/>
              <table:table-cell table:style-name="ce19" table:number-columns-repeated="2"/>
              <table:table-cell table:style-name="ce19" office:value-type="float" office:value="1">
                <text:p>1</text:p>
              </table:table-cell>
              <table:table-cell table:style-name="ce23"/>
              <table:table-cell table:number-columns-repeated="2"/>
              <table:table-cell table:style-name="ce10" table:formula="of:=SUM([.C37:.G37])" office:value-type="float" office:value="1">
                <text:p>1</text:p>
              </table:table-cell>
              <table:table-cell table:style-name="ce38" table:formula="of:=[.C37]/[.K37]" office:value-type="percentage" office:value="0">
                <text:p>0%</text:p>
              </table:table-cell>
              <table:table-cell table:style-name="ce38" table:formula="of:=([.C37]+[.D37])/[.K37]" office:value-type="percentage" office:value="0">
                <text:p>0%</text:p>
              </table:table-cell>
              <table:table-cell table:style-name="ce38" table:formula="of:=SUM([.C37:.E37])/[.K37]" office:value-type="percentage" office:value="0">
                <text:p>0%</text:p>
              </table:table-cell>
              <table:table-cell table:style-name="ce38" table:formula="of:=SUM([.C37:.F37])/[.K37]" office:value-type="percentage" office:value="0">
                <text:p>0%</text:p>
              </table:table-cell>
              <table:table-cell table:style-name="ce38" table:formula="of:=SUM([.C37:.G37])/[.K3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A</text:p>
            </table:table-cell>
            <table:table-cell table:style-name="ce9" office:value-type="string">
              <text:p>Design</text:p>
            </table:table-cell>
            <table:table-cell table:style-name="ce21"/>
            <table:table-cell table:style-name="ce50"/>
            <table:table-cell table:style-name="ce21" table:number-columns-repeated="3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1.A.1</text:p>
              </table:table-cell>
              <table:table-cell table:style-name="ce10" office:value-type="string">
                <text:p>Projeto gráfico</text:p>
              </table:table-cell>
              <table:table-cell table:style-name="ce19"/>
              <table:table-cell table:style-name="ce52" office:value-type="float" office:value="1">
                <text:p>1</text:p>
              </table:table-cell>
              <table:table-cell table:style-name="ce19" table:number-columns-repeated="3"/>
              <table:table-cell table:style-name="ce23"/>
              <table:table-cell table:number-columns-repeated="2"/>
              <table:table-cell table:style-name="ce10" table:formula="of:=SUM([.C39:.G39])" office:value-type="float" office:value="1">
                <text:p>1</text:p>
              </table:table-cell>
              <table:table-cell table:style-name="ce38" table:formula="of:=[.C39]/[.K39]" office:value-type="percentage" office:value="0">
                <text:p>0%</text:p>
              </table:table-cell>
              <table:table-cell table:style-name="ce38" table:formula="of:=([.C39]+[.D39])/[.K39]" office:value-type="percentage" office:value="1">
                <text:p>100%</text:p>
              </table:table-cell>
              <table:table-cell table:style-name="ce38" table:formula="of:=SUM([.C39:.E39])/[.K39]" office:value-type="percentage" office:value="1">
                <text:p>100%</text:p>
              </table:table-cell>
              <table:table-cell table:style-name="ce38" table:formula="of:=SUM([.C39:.F39])/[.K39]" office:value-type="percentage" office:value="1">
                <text:p>100%</text:p>
              </table:table-cell>
              <table:table-cell table:style-name="ce38" table:formula="of:=SUM([.C39:.G39])/[.K39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A.2</text:p>
              </table:table-cell>
              <table:table-cell table:style-name="ce10" office:value-type="string">
                <text:p>CSS e templates internos</text:p>
              </table:table-cell>
              <table:table-cell table:style-name="ce19"/>
              <table:table-cell table:style-name="ce47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table:number-columns-repeated="2"/>
              <table:table-cell table:style-name="ce10" table:formula="of:=SUM([.C40:.G40])" office:value-type="float" office:value="1">
                <text:p>1</text:p>
              </table:table-cell>
              <table:table-cell table:style-name="ce38" table:formula="of:=[.C40]/[.K40]" office:value-type="percentage" office:value="0">
                <text:p>0%</text:p>
              </table:table-cell>
              <table:table-cell table:style-name="ce38" table:formula="of:=([.C40]+[.D40])/[.K40]" office:value-type="percentage" office:value="0">
                <text:p>0%</text:p>
              </table:table-cell>
              <table:table-cell table:style-name="ce38" table:formula="of:=SUM([.C40:.E40])/[.K40]" office:value-type="percentage" office:value="1">
                <text:p>100%</text:p>
              </table:table-cell>
              <table:table-cell table:style-name="ce38" table:formula="of:=SUM([.C40:.F40])/[.K40]" office:value-type="percentage" office:value="1">
                <text:p>100%</text:p>
              </table:table-cell>
              <table:table-cell table:style-name="ce38" table:formula="of:=SUM([.C40:.G40])/[.K4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A.3</text:p>
              </table:table-cell>
              <table:table-cell table:style-name="ce10" office:value-type="string">
                <text:p>CSS e templates públicos</text:p>
              </table:table-cell>
              <table:table-cell table:style-name="ce19"/>
              <table:table-cell table:style-name="ce47"/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19"/>
              <table:table-cell table:style-name="ce23"/>
              <table:table-cell table:number-columns-repeated="2"/>
              <table:table-cell table:style-name="ce10" table:formula="of:=SUM([.C41:.G41])" office:value-type="float" office:value="1">
                <text:p>1</text:p>
              </table:table-cell>
              <table:table-cell table:style-name="ce38" table:formula="of:=[.C41]/[.K41]" office:value-type="percentage" office:value="0">
                <text:p>0%</text:p>
              </table:table-cell>
              <table:table-cell table:style-name="ce38" table:formula="of:=([.C41]+[.D41])/[.K41]" office:value-type="percentage" office:value="0">
                <text:p>0%</text:p>
              </table:table-cell>
              <table:table-cell table:style-name="ce38" table:formula="of:=SUM([.C41:.E41])/[.K41]" office:value-type="percentage" office:value="0">
                <text:p>0%</text:p>
              </table:table-cell>
              <table:table-cell table:style-name="ce38" table:formula="of:=SUM([.C41:.F41])/[.K41]" office:value-type="percentage" office:value="1">
                <text:p>100%</text:p>
              </table:table-cell>
              <table:table-cell table:style-name="ce38" table:formula="of:=SUM([.C41:.G41])/[.K41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</table:table-row-group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 table:number-columns-spanned="7" table:number-rows-spanned="1">
            <text:p>Customização e operação independente</text:p>
          </table:table-cell>
          <table:covered-table-cell table:number-columns-repeated="6" table:style-name="ce4"/>
          <table:table-cell table:style-name="ce29"/>
          <table:table-cell/>
          <table:table-cell table:style-name="ce10"/>
          <table:table-cell table:style-name="ce38"/>
          <table:table-cell table:style-name="ce10" table:number-columns-repeated="5"/>
          <table:table-cell table:number-columns-repeated="1007"/>
        </table:table-row>
        <table:table-row-group>
          <table:table-row table:style-name="ro3">
            <table:table-cell table:style-name="ce5" office:value-type="string">
              <text:p>2.1</text:p>
            </table:table-cell>
            <table:table-cell table:style-name="ce9" office:value-type="string">
              <text:p>Gestão de usuários</text:p>
            </table:table-cell>
            <table:table-cell table:style-name="ce21"/>
            <table:table-cell table:style-name="ce50"/>
            <table:table-cell table:style-name="ce21" table:number-columns-repeated="3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2.1.1</text:p>
              </table:table-cell>
              <table:table-cell table:style-name="ce10" office:value-type="string">
                <text:p>Definição de papéis e permissões</text:p>
              </table:table-cell>
              <table:table-cell table:style-name="ce19"/>
              <table:table-cell table:style-name="ce47" office:value-type="float" office:value="1">
                <text:p>1</text:p>
              </table:table-cell>
              <table:table-cell table:style-name="ce19" table:number-columns-repeated="3"/>
              <table:table-cell table:style-name="ce23"/>
              <table:table-cell office:value-type="string">
                <text:p>us</text:p>
              </table:table-cell>
              <table:table-cell/>
              <table:table-cell table:style-name="ce10" table:formula="of:=SUM([.C44:.G44])" office:value-type="float" office:value="1">
                <text:p>1</text:p>
              </table:table-cell>
              <table:table-cell table:style-name="ce38" table:formula="of:=[.C44]/[.K44]" office:value-type="percentage" office:value="0">
                <text:p>0%</text:p>
              </table:table-cell>
              <table:table-cell table:style-name="ce38" table:formula="of:=([.C44]+[.D44])/[.K44]" office:value-type="percentage" office:value="1">
                <text:p>100%</text:p>
              </table:table-cell>
              <table:table-cell table:style-name="ce38" table:formula="of:=SUM([.C44:.E44])/[.K44]" office:value-type="percentage" office:value="1">
                <text:p>100%</text:p>
              </table:table-cell>
              <table:table-cell table:style-name="ce38" table:formula="of:=SUM([.C44:.F44])/[.K44]" office:value-type="percentage" office:value="1">
                <text:p>100%</text:p>
              </table:table-cell>
              <table:table-cell table:style-name="ce38" table:formula="of:=SUM([.C44:.G44])/[.K44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1.2</text:p>
              </table:table-cell>
              <table:table-cell table:style-name="ce10" office:value-type="string">
                <text:p>CRUD de usuários</text:p>
              </table:table-cell>
              <table:table-cell table:style-name="ce19" office:value-type="float" office:value="1">
                <text:p>1</text:p>
              </table:table-cell>
              <table:table-cell table:style-name="ce47" office:value-type="float" office:value="1">
                <text:p>1</text:p>
              </table:table-cell>
              <table:table-cell table:style-name="ce19" table:number-columns-repeated="3"/>
              <table:table-cell table:style-name="ce23"/>
              <table:table-cell office:value-type="string">
                <text:p>us</text:p>
              </table:table-cell>
              <table:table-cell office:value-type="string">
                <text:p>adm</text:p>
              </table:table-cell>
              <table:table-cell table:style-name="ce10" table:formula="of:=SUM([.C45:.G45])" office:value-type="float" office:value="2">
                <text:p>2</text:p>
              </table:table-cell>
              <table:table-cell table:style-name="ce38" table:formula="of:=[.C45]/[.K45]" office:value-type="percentage" office:value="0.5">
                <text:p>50%</text:p>
              </table:table-cell>
              <table:table-cell table:style-name="ce38" table:formula="of:=([.C45]+[.D45])/[.K45]" office:value-type="percentage" office:value="1">
                <text:p>100%</text:p>
              </table:table-cell>
              <table:table-cell table:style-name="ce38" table:formula="of:=SUM([.C45:.E45])/[.K45]" office:value-type="percentage" office:value="1">
                <text:p>100%</text:p>
              </table:table-cell>
              <table:table-cell table:style-name="ce38" table:formula="of:=SUM([.C45:.F45])/[.K45]" office:value-type="percentage" office:value="1">
                <text:p>100%</text:p>
              </table:table-cell>
              <table:table-cell table:style-name="ce38" table:formula="of:=SUM([.C45:.G45])/[.K45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2.2</text:p>
            </table:table-cell>
            <table:table-cell table:style-name="ce9" office:value-type="string">
              <text:p>Fluxo de trabalho</text:p>
            </table:table-cell>
            <table:table-cell table:style-name="ce21"/>
            <table:table-cell table:style-name="ce50"/>
            <table:table-cell table:style-name="ce21" table:number-columns-repeated="3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2.2.1</text:p>
              </table:table-cell>
              <table:table-cell table:style-name="ce10" office:value-type="string">
                <text:p>Modelagem do workflow parametrizado</text:p>
              </table:table-cell>
              <table:table-cell table:style-name="ce19"/>
              <table:table-cell table:style-name="ce47"/>
              <table:table-cell table:style-name="ce19" table:number-columns-repeated="3"/>
              <table:table-cell table:style-name="ce23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8"/>
              <table:table-cell table:style-name="ce10" table:number-columns-repeated="5"/>
              <table:table-cell table:number-columns-repeated="1007"/>
            </table:table-row>
            <table:table-row table:style-name="ro2">
              <table:table-cell table:style-name="ce6" office:value-type="string">
                <text:p>2.2.2</text:p>
              </table:table-cell>
              <table:table-cell table:style-name="ce10" office:value-type="string">
                <text:p>Implem. da interface de customização</text:p>
              </table:table-cell>
              <table:table-cell table:style-name="ce19"/>
              <table:table-cell table:style-name="ce47"/>
              <table:table-cell table:style-name="ce19" table:number-columns-repeated="3"/>
              <table:table-cell table:style-name="ce23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8"/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2.3</text:p>
            </table:table-cell>
            <table:table-cell table:style-name="ce9" office:value-type="string">
              <text:p>Configuração de campos customizados</text:p>
            </table:table-cell>
            <table:table-cell table:style-name="ce21"/>
            <table:table-cell table:style-name="ce50"/>
            <table:table-cell table:style-name="ce21" table:number-columns-repeated="3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2.3.1</text:p>
              </table:table-cell>
              <table:table-cell table:style-name="ce10" office:value-type="string">
                <text:p>Modelagem da customização de campos</text:p>
              </table:table-cell>
              <table:table-cell table:style-name="ce19"/>
              <table:table-cell table:style-name="ce47"/>
              <table:table-cell table:style-name="ce19" table:number-columns-repeated="3"/>
              <table:table-cell table:style-name="ce23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8"/>
              <table:table-cell table:style-name="ce10" table:number-columns-repeated="5"/>
              <table:table-cell table:number-columns-repeated="1007"/>
            </table:table-row>
            <table:table-row table:style-name="ro2">
              <table:table-cell table:style-name="ce6" office:value-type="string">
                <text:p>2.3.2</text:p>
              </table:table-cell>
              <table:table-cell table:style-name="ce10" office:value-type="string">
                <text:p>Implem. da interface de customização</text:p>
              </table:table-cell>
              <table:table-cell table:style-name="ce19"/>
              <table:table-cell table:style-name="ce47"/>
              <table:table-cell table:style-name="ce19" table:number-columns-repeated="3"/>
              <table:table-cell table:style-name="ce23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8"/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2.4</text:p>
            </table:table-cell>
            <table:table-cell table:style-name="ce9" office:value-type="string">
              <text:p>Configuração de vocabulários controlados</text:p>
            </table:table-cell>
            <table:table-cell table:style-name="ce21"/>
            <table:table-cell table:style-name="ce50"/>
            <table:table-cell table:style-name="ce21" table:number-columns-repeated="3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2.4.1</text:p>
              </table:table-cell>
              <table:table-cell table:style-name="ce12" office:value-type="string">
                <text:p>Modelagem de vocabulários controlados</text:p>
              </table:table-cell>
              <table:table-cell table:style-name="ce19" office:value-type="float" office:value="1">
                <text:p>1</text:p>
              </table:table-cell>
              <table:table-cell table:style-name="ce47" office:value-type="float" office:value="1">
                <text:p>1</text:p>
              </table:table-cell>
              <table:table-cell table:style-name="ce19" table:number-columns-repeated="3"/>
              <table:table-cell table:style-name="ce23"/>
              <table:table-cell office:value-type="string">
                <text:p>vc</text:p>
              </table:table-cell>
              <table:table-cell office:value-type="string">
                <text:p>adm</text:p>
              </table:table-cell>
              <table:table-cell table:style-name="ce10" table:formula="of:=SUM([.C53:.G53])" office:value-type="float" office:value="2">
                <text:p>2</text:p>
              </table:table-cell>
              <table:table-cell table:style-name="ce38" table:formula="of:=[.C53]/[.K53]" office:value-type="percentage" office:value="0.5">
                <text:p>50%</text:p>
              </table:table-cell>
              <table:table-cell table:style-name="ce38" table:formula="of:=([.C53]+[.D53])/[.K53]" office:value-type="percentage" office:value="1">
                <text:p>100%</text:p>
              </table:table-cell>
              <table:table-cell table:style-name="ce38" table:formula="of:=SUM([.C53:.E53])/[.K53]" office:value-type="percentage" office:value="1">
                <text:p>100%</text:p>
              </table:table-cell>
              <table:table-cell table:style-name="ce38" table:formula="of:=SUM([.C53:.F53])/[.K53]" office:value-type="percentage" office:value="1">
                <text:p>100%</text:p>
              </table:table-cell>
              <table:table-cell table:style-name="ce38" table:formula="of:=SUM([.C53:.G53])/[.K53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4.2</text:p>
              </table:table-cell>
              <table:table-cell table:style-name="ce12" office:value-type="string">
                <text:p>Implem. da interface de edição de vocabulários internos</text:p>
              </table:table-cell>
              <table:table-cell table:style-name="ce19" office:value-type="float" office:value="1">
                <text:p>1</text:p>
              </table:table-cell>
              <table:table-cell table:style-name="ce47" office:value-type="float" office:value="1">
                <text:p>1</text:p>
              </table:table-cell>
              <table:table-cell table:style-name="ce19" table:number-columns-repeated="3"/>
              <table:table-cell table:style-name="ce23"/>
              <table:table-cell office:value-type="string">
                <text:p>vc</text:p>
              </table:table-cell>
              <table:table-cell/>
              <table:table-cell table:style-name="ce10" table:formula="of:=SUM([.C54:.G54])" office:value-type="float" office:value="2">
                <text:p>2</text:p>
              </table:table-cell>
              <table:table-cell table:style-name="ce38" table:formula="of:=[.C54]/[.K54]" office:value-type="percentage" office:value="0.5">
                <text:p>50%</text:p>
              </table:table-cell>
              <table:table-cell table:style-name="ce38" table:formula="of:=([.C54]+[.D54])/[.K54]" office:value-type="percentage" office:value="1">
                <text:p>100%</text:p>
              </table:table-cell>
              <table:table-cell table:style-name="ce38" table:formula="of:=SUM([.C54:.E54])/[.K54]" office:value-type="percentage" office:value="1">
                <text:p>100%</text:p>
              </table:table-cell>
              <table:table-cell table:style-name="ce38" table:formula="of:=SUM([.C54:.F54])/[.K54]" office:value-type="percentage" office:value="1">
                <text:p>100%</text:p>
              </table:table-cell>
              <table:table-cell table:style-name="ce38" table:formula="of:=SUM([.C54:.G54])/[.K54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4.3</text:p>
              </table:table-cell>
              <table:table-cell table:style-name="ce12" office:value-type="string">
                <text:p>Implem. da interface de configuração de vocabulários externos</text:p>
              </table:table-cell>
              <table:table-cell table:style-name="ce19"/>
              <table:table-cell table:style-name="ce47"/>
              <table:table-cell table:style-name="ce19"/>
              <table:table-cell table:number-columns-repeated="2" table:style-name="ce19" office:value-type="float" office:value="1">
                <text:p>1</text:p>
              </table:table-cell>
              <table:table-cell table:style-name="ce23"/>
              <table:table-cell office:value-type="string">
                <text:p>vc</text:p>
              </table:table-cell>
              <table:table-cell/>
              <table:table-cell table:style-name="ce10" table:formula="of:=SUM([.C55:.G55])" office:value-type="float" office:value="2">
                <text:p>2</text:p>
              </table:table-cell>
              <table:table-cell table:style-name="ce38" table:formula="of:=[.C55]/[.K55]" office:value-type="percentage" office:value="0">
                <text:p>0%</text:p>
              </table:table-cell>
              <table:table-cell table:style-name="ce38" table:formula="of:=([.C55]+[.D55])/[.K55]" office:value-type="percentage" office:value="0">
                <text:p>0%</text:p>
              </table:table-cell>
              <table:table-cell table:style-name="ce38" table:formula="of:=SUM([.C55:.E55])/[.K55]" office:value-type="percentage" office:value="0">
                <text:p>0%</text:p>
              </table:table-cell>
              <table:table-cell table:style-name="ce38" table:formula="of:=SUM([.C55:.F55])/[.K55]" office:value-type="percentage" office:value="0.5">
                <text:p>50%</text:p>
              </table:table-cell>
              <table:table-cell table:style-name="ce38" table:formula="of:=SUM([.C55:.G55])/[.K55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7" office:value-type="string">
              <text:p>2.5</text:p>
            </table:table-cell>
            <table:table-cell table:style-name="ce9" office:value-type="string">
              <text:p>Interface de validação dos registros</text:p>
            </table:table-cell>
            <table:table-cell table:style-name="ce21"/>
            <table:table-cell table:style-name="ce50"/>
            <table:table-cell table:style-name="ce21" table:number-columns-repeated="3"/>
            <table:table-cell table:style-name="ce31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2.5.1</text:p>
              </table:table-cell>
              <table:table-cell table:style-name="ce12" office:value-type="string">
                <text:p>Relatórios por datas de atualização e vencimento de prazos</text:p>
              </table:table-cell>
              <table:table-cell table:style-name="ce19"/>
              <table:table-cell table:style-name="ce47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/>
              <table:table-cell office:value-type="string">
                <text:p>adm</text:p>
              </table:table-cell>
              <table:table-cell table:style-name="ce10" table:formula="of:=SUM([.C57:.G57])" office:value-type="float" office:value="1">
                <text:p>1</text:p>
              </table:table-cell>
              <table:table-cell table:style-name="ce38" table:formula="of:=[.C57]/[.K57]" office:value-type="percentage" office:value="0">
                <text:p>0%</text:p>
              </table:table-cell>
              <table:table-cell table:style-name="ce38" table:formula="of:=([.C57]+[.D57])/[.K57]" office:value-type="percentage" office:value="0">
                <text:p>0%</text:p>
              </table:table-cell>
              <table:table-cell table:style-name="ce38" table:formula="of:=SUM([.C57:.E57])/[.K57]" office:value-type="percentage" office:value="1">
                <text:p>100%</text:p>
              </table:table-cell>
              <table:table-cell table:style-name="ce38" table:formula="of:=SUM([.C57:.F57])/[.K57]" office:value-type="percentage" office:value="1">
                <text:p>100%</text:p>
              </table:table-cell>
              <table:table-cell table:style-name="ce38" table:formula="of:=SUM([.C57:.G57])/[.K5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5.2</text:p>
              </table:table-cell>
              <table:table-cell table:style-name="ce12" office:value-type="string">
                <text:p>Relatórios por campos de vocabulário controlado</text:p>
              </table:table-cell>
              <table:table-cell table:style-name="ce19"/>
              <table:table-cell table:style-name="ce47"/>
              <table:table-cell table:style-name="ce19" table:number-columns-repeated="2"/>
              <table:table-cell table:style-name="ce19" office:value-type="float" office:value="1">
                <text:p>1</text:p>
              </table:table-cell>
              <table:table-cell table:style-name="ce23"/>
              <table:table-cell office:value-type="string">
                <text:p>vc</text:p>
              </table:table-cell>
              <table:table-cell/>
              <table:table-cell table:style-name="ce10" table:formula="of:=SUM([.C58:.G58])" office:value-type="float" office:value="1">
                <text:p>1</text:p>
              </table:table-cell>
              <table:table-cell table:style-name="ce38" table:formula="of:=[.C58]/[.K58]" office:value-type="percentage" office:value="0">
                <text:p>0%</text:p>
              </table:table-cell>
              <table:table-cell table:style-name="ce38" table:formula="of:=([.C58]+[.D58])/[.K58]" office:value-type="percentage" office:value="0">
                <text:p>0%</text:p>
              </table:table-cell>
              <table:table-cell table:style-name="ce38" table:formula="of:=SUM([.C58:.E58])/[.K58]" office:value-type="percentage" office:value="0">
                <text:p>0%</text:p>
              </table:table-cell>
              <table:table-cell table:style-name="ce38" table:formula="of:=SUM([.C58:.F58])/[.K58]" office:value-type="percentage" office:value="0">
                <text:p>0%</text:p>
              </table:table-cell>
              <table:table-cell table:style-name="ce38" table:formula="of:=SUM([.C58:.G58])/[.K5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office:value-type="string">
                <text:p>2.5.3</text:p>
              </table:table-cell>
              <table:table-cell table:style-name="ce10" office:value-type="string">
                <text:p>Marcação de status de desatualizado</text:p>
              </table:table-cell>
              <table:table-cell table:style-name="ce19"/>
              <table:table-cell table:style-name="ce47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office:value-type="string">
                <text:p>wf</text:p>
              </table:table-cell>
              <table:table-cell/>
              <table:table-cell table:style-name="ce10" table:formula="of:=SUM([.C59:.G59])" office:value-type="float" office:value="1">
                <text:p>1</text:p>
              </table:table-cell>
              <table:table-cell table:style-name="ce38" table:formula="of:=[.C59]/[.K59]" office:value-type="percentage" office:value="0">
                <text:p>0%</text:p>
              </table:table-cell>
              <table:table-cell table:style-name="ce38" table:formula="of:=([.C59]+[.D59])/[.K59]" office:value-type="percentage" office:value="0">
                <text:p>0%</text:p>
              </table:table-cell>
              <table:table-cell table:style-name="ce38" table:formula="of:=SUM([.C59:.E59])/[.K59]" office:value-type="percentage" office:value="1">
                <text:p>100%</text:p>
              </table:table-cell>
              <table:table-cell table:style-name="ce38" table:formula="of:=SUM([.C59:.F59])/[.K59]" office:value-type="percentage" office:value="1">
                <text:p>100%</text:p>
              </table:table-cell>
              <table:table-cell table:style-name="ce38" table:formula="of:=SUM([.C59:.G59])/[.K59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office:value-type="string">
                <text:p>2.5.4</text:p>
              </table:table-cell>
              <table:table-cell table:style-name="ce13" office:value-type="string">
                <text:p>Notificação do registrador por e-mail</text:p>
              </table:table-cell>
              <table:table-cell table:style-name="ce19"/>
              <table:table-cell table:style-name="ce47"/>
              <table:table-cell table:style-name="ce19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office:value-type="string">
                <text:p>wf</text:p>
              </table:table-cell>
              <table:table-cell/>
              <table:table-cell table:style-name="ce10" table:formula="of:=SUM([.C60:.G60])" office:value-type="float" office:value="1">
                <text:p>1</text:p>
              </table:table-cell>
              <table:table-cell table:style-name="ce38" table:formula="of:=[.C60]/[.K60]" office:value-type="percentage" office:value="0">
                <text:p>0%</text:p>
              </table:table-cell>
              <table:table-cell table:style-name="ce38" table:formula="of:=([.C60]+[.D60])/[.K60]" office:value-type="percentage" office:value="0">
                <text:p>0%</text:p>
              </table:table-cell>
              <table:table-cell table:style-name="ce38" table:formula="of:=SUM([.C60:.E60])/[.K60]" office:value-type="percentage" office:value="1">
                <text:p>100%</text:p>
              </table:table-cell>
              <table:table-cell table:style-name="ce38" table:formula="of:=SUM([.C60:.F60])/[.K60]" office:value-type="percentage" office:value="1">
                <text:p>100%</text:p>
              </table:table-cell>
              <table:table-cell table:style-name="ce38" table:formula="of:=SUM([.C60:.G60])/[.K6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</table:table-row-group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>
            <text:p>Coerência e integração entre plat. de registro de ensaios clínicos</text:p>
          </table:table-cell>
          <table:table-cell table:style-name="ce17"/>
          <table:table-cell table:style-name="ce51"/>
          <table:table-cell table:style-name="ce17" table:number-columns-repeated="5"/>
          <table:table-cell table:style-name="ce3"/>
          <table:table-cell table:style-name="ce10"/>
          <table:table-cell table:style-name="ce38"/>
          <table:table-cell table:style-name="ce10" table:number-columns-repeated="5"/>
          <table:table-cell table:number-columns-repeated="1007"/>
        </table:table-row>
        <table:table-row-group>
          <table:table-row table:style-name="ro2">
            <table:table-cell table:style-name="ce6" office:value-type="string">
              <text:p>3.1</text:p>
            </table:table-cell>
            <table:table-cell table:style-name="ce10" office:value-type="string">
              <text:p>Integração com a Plataforma Brasil</text:p>
            </table:table-cell>
            <table:table-cell table:style-name="ce19"/>
            <table:table-cell table:style-name="ce47"/>
            <table:table-cell table:style-name="ce19" table:number-columns-repeated="3"/>
            <table:table-cell table:style-name="ce23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8"/>
            <table:table-cell table:style-name="ce10" table:number-columns-repeated="5"/>
            <table:table-cell table:number-columns-repeated="1007"/>
          </table:table-row>
          <table:table-row table:style-name="ro2">
            <table:table-cell table:style-name="ce6" office:value-type="string">
              <text:p>3.2</text:p>
            </table:table-cell>
            <table:table-cell table:style-name="ce10" office:value-type="string">
              <text:p>Integração com ICTRP (WHO)</text:p>
            </table:table-cell>
            <table:table-cell table:style-name="ce19"/>
            <table:table-cell table:style-name="ce47"/>
            <table:table-cell table:style-name="ce19"/>
            <table:table-cell table:number-columns-repeated="2" table:style-name="ce19" office:value-type="float" office:value="1">
              <text:p>1</text:p>
            </table:table-cell>
            <table:table-cell table:style-name="ce23"/>
            <table:table-cell table:number-columns-repeated="2"/>
            <table:table-cell table:style-name="ce10" table:formula="of:=SUM([.C63:.G63])" office:value-type="float" office:value="2">
              <text:p>2</text:p>
            </table:table-cell>
            <table:table-cell table:style-name="ce38" table:formula="of:=[.C63]/[.K63]" office:value-type="percentage" office:value="0">
              <text:p>0%</text:p>
            </table:table-cell>
            <table:table-cell table:style-name="ce38" table:formula="of:=([.C63]+[.D63])/[.K63]" office:value-type="percentage" office:value="0">
              <text:p>0%</text:p>
            </table:table-cell>
            <table:table-cell table:style-name="ce38" table:formula="of:=SUM([.C63:.E63])/[.K63]" office:value-type="percentage" office:value="0">
              <text:p>0%</text:p>
            </table:table-cell>
            <table:table-cell table:style-name="ce38" table:formula="of:=SUM([.C63:.F63])/[.K63]" office:value-type="percentage" office:value="0.5">
              <text:p>50%</text:p>
            </table:table-cell>
            <table:table-cell table:style-name="ce38" table:formula="of:=SUM([.C63:.G63])/[.K63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3.3</text:p>
            </table:table-cell>
            <table:table-cell table:style-name="ce10" office:value-type="string">
              <text:p>WS para integração com repositório regional</text:p>
            </table:table-cell>
            <table:table-cell table:style-name="ce19"/>
            <table:table-cell table:style-name="ce47"/>
            <table:table-cell table:style-name="ce19" table:number-columns-repeated="3"/>
            <table:table-cell table:style-name="ce23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8"/>
            <table:table-cell table:style-name="ce10" table:number-columns-repeated="5"/>
            <table:table-cell table:number-columns-repeated="1007"/>
          </table:table-row>
          <table:table-row table:style-name="ro2">
            <table:table-cell table:style-name="ce6" office:value-type="string">
              <text:p>3.4</text:p>
            </table:table-cell>
            <table:table-cell table:style-name="ce10" office:value-type="string">
              <text:p>Mecanismo de importação de registros</text:p>
            </table:table-cell>
            <table:table-cell table:style-name="ce19"/>
            <table:table-cell table:style-name="ce47"/>
            <table:table-cell table:style-name="ce19" table:number-columns-repeated="3"/>
            <table:table-cell table:style-name="ce23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8"/>
            <table:table-cell table:style-name="ce10" table:number-columns-repeated="5"/>
            <table:table-cell table:number-columns-repeated="1007"/>
          </table:table-row>
          <table:table-row table:style-name="ro2">
            <table:table-cell table:style-name="ce6" office:value-type="string">
              <text:p>3.5</text:p>
            </table:table-cell>
            <table:table-cell table:style-name="ce10" office:value-type="string">
              <text:p>Mecanismo de exportação de registros</text:p>
            </table:table-cell>
            <table:table-cell table:style-name="ce19"/>
            <table:table-cell table:style-name="ce47"/>
            <table:table-cell table:style-name="ce19" table:number-columns-repeated="2"/>
            <table:table-cell table:style-name="ce19" office:value-type="float" office:value="1">
              <text:p>1</text:p>
            </table:table-cell>
            <table:table-cell table:style-name="ce23"/>
            <table:table-cell table:number-columns-repeated="2"/>
            <table:table-cell table:style-name="ce10" table:formula="of:=SUM([.C66:.G66])" office:value-type="float" office:value="1">
              <text:p>1</text:p>
            </table:table-cell>
            <table:table-cell table:style-name="ce38" table:formula="of:=[.C66]/[.K66]" office:value-type="percentage" office:value="0">
              <text:p>0%</text:p>
            </table:table-cell>
            <table:table-cell table:style-name="ce38" table:formula="of:=([.C66]+[.D66])/[.K66]" office:value-type="percentage" office:value="0">
              <text:p>0%</text:p>
            </table:table-cell>
            <table:table-cell table:style-name="ce38" table:formula="of:=SUM([.C66:.E66])/[.K66]" office:value-type="percentage" office:value="0">
              <text:p>0%</text:p>
            </table:table-cell>
            <table:table-cell table:style-name="ce38" table:formula="of:=SUM([.C66:.F66])/[.K66]" office:value-type="percentage" office:value="0">
              <text:p>0%</text:p>
            </table:table-cell>
            <table:table-cell table:style-name="ce38" table:formula="of:=SUM([.C66:.G66])/[.K66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</table:table-row-group>
        <table:table-row table:style-name="ro1" table:visibility="collapse">
          <table:table-cell table:style-name="ce4" office:value-type="float" office:value="4">
            <text:p>4</text:p>
          </table:table-cell>
          <table:table-cell table:style-name="ce4" office:value-type="string" table:number-columns-spanned="7" table:number-rows-spanned="1">
            <text:p>Portal público</text:p>
          </table:table-cell>
          <table:covered-table-cell table:number-columns-repeated="6" table:style-name="ce4"/>
          <table:table-cell table:style-name="ce29"/>
          <table:table-cell/>
          <table:table-cell table:style-name="ce10"/>
          <table:table-cell table:style-name="ce38"/>
          <table:table-cell table:style-name="ce10" table:number-columns-repeated="5"/>
          <table:table-cell table:number-columns-repeated="1007"/>
        </table:table-row>
        <table:table-row-group>
          <table:table-row table:style-name="ro2">
            <table:table-cell table:style-name="ce6" office:value-type="string">
              <text:p>4.1</text:p>
            </table:table-cell>
            <table:table-cell table:style-name="ce10" office:value-type="string">
              <text:p>Mecanismo de busca integrada e unificada</text:p>
            </table:table-cell>
            <table:table-cell table:style-name="ce19"/>
            <table:table-cell table:style-name="ce47"/>
            <table:table-cell table:style-name="ce19"/>
            <table:table-cell table:style-name="ce19" office:value-type="float" office:value="1">
              <text:p>1</text:p>
            </table:table-cell>
            <table:table-cell table:style-name="ce19"/>
            <table:table-cell table:style-name="ce23"/>
            <table:table-cell table:number-columns-repeated="2"/>
            <table:table-cell table:style-name="ce10" table:formula="of:=SUM([.C68:.G68])" office:value-type="float" office:value="1">
              <text:p>1</text:p>
            </table:table-cell>
            <table:table-cell table:style-name="ce38" table:formula="of:=[.C68]/[.K68]" office:value-type="percentage" office:value="0">
              <text:p>0%</text:p>
            </table:table-cell>
            <table:table-cell table:style-name="ce38" table:formula="of:=([.C68]+[.D68])/[.K68]" office:value-type="percentage" office:value="0">
              <text:p>0%</text:p>
            </table:table-cell>
            <table:table-cell table:style-name="ce38" table:formula="of:=SUM([.C68:.E68])/[.K68]" office:value-type="percentage" office:value="0">
              <text:p>0%</text:p>
            </table:table-cell>
            <table:table-cell table:style-name="ce38" table:formula="of:=SUM([.C68:.F68])/[.K68]" office:value-type="percentage" office:value="1">
              <text:p>100%</text:p>
            </table:table-cell>
            <table:table-cell table:style-name="ce38" table:formula="of:=SUM([.C68:.G68])/[.K68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4.2</text:p>
            </table:table-cell>
            <table:table-cell table:style-name="ce10" office:value-type="string">
              <text:p>Acesso área restrita para cadastro de registro</text:p>
            </table:table-cell>
            <table:table-cell table:style-name="ce19"/>
            <table:table-cell table:style-name="ce47"/>
            <table:table-cell table:style-name="ce19"/>
            <table:table-cell table:style-name="ce19" office:value-type="float" office:value="1">
              <text:p>1</text:p>
            </table:table-cell>
            <table:table-cell table:style-name="ce19"/>
            <table:table-cell table:style-name="ce23"/>
            <table:table-cell table:number-columns-repeated="2"/>
            <table:table-cell table:style-name="ce10" table:formula="of:=SUM([.C69:.G69])" office:value-type="float" office:value="1">
              <text:p>1</text:p>
            </table:table-cell>
            <table:table-cell table:style-name="ce38" table:formula="of:=[.C69]/[.K69]" office:value-type="percentage" office:value="0">
              <text:p>0%</text:p>
            </table:table-cell>
            <table:table-cell table:style-name="ce38" table:formula="of:=([.C69]+[.D69])/[.K69]" office:value-type="percentage" office:value="0">
              <text:p>0%</text:p>
            </table:table-cell>
            <table:table-cell table:style-name="ce38" table:formula="of:=SUM([.C69:.E69])/[.K69]" office:value-type="percentage" office:value="0">
              <text:p>0%</text:p>
            </table:table-cell>
            <table:table-cell table:style-name="ce38" table:formula="of:=SUM([.C69:.F69])/[.K69]" office:value-type="percentage" office:value="1">
              <text:p>100%</text:p>
            </table:table-cell>
            <table:table-cell table:style-name="ce38" table:formula="of:=SUM([.C69:.G69])/[.K69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4.3</text:p>
            </table:table-cell>
            <table:table-cell table:style-name="ce10" office:value-type="string">
              <text:p>Interface de recuperação</text:p>
            </table:table-cell>
            <table:table-cell table:style-name="ce19"/>
            <table:table-cell table:style-name="ce47"/>
            <table:table-cell table:style-name="ce19" table:number-columns-repeated="2"/>
            <table:table-cell table:style-name="ce19" office:value-type="float" office:value="1">
              <text:p>1</text:p>
            </table:table-cell>
            <table:table-cell table:style-name="ce23"/>
            <table:table-cell table:number-columns-repeated="2"/>
            <table:table-cell table:style-name="ce10" table:formula="of:=SUM([.C70:.G70])" office:value-type="float" office:value="1">
              <text:p>1</text:p>
            </table:table-cell>
            <table:table-cell table:style-name="ce38" table:formula="of:=[.C70]/[.K70]" office:value-type="percentage" office:value="0">
              <text:p>0%</text:p>
            </table:table-cell>
            <table:table-cell table:style-name="ce38" table:formula="of:=([.C70]+[.D70])/[.K70]" office:value-type="percentage" office:value="0">
              <text:p>0%</text:p>
            </table:table-cell>
            <table:table-cell table:style-name="ce38" table:formula="of:=SUM([.C70:.E70])/[.K70]" office:value-type="percentage" office:value="0">
              <text:p>0%</text:p>
            </table:table-cell>
            <table:table-cell table:style-name="ce38" table:formula="of:=SUM([.C70:.F70])/[.K70]" office:value-type="percentage" office:value="0">
              <text:p>0%</text:p>
            </table:table-cell>
            <table:table-cell table:style-name="ce38" table:formula="of:=SUM([.C70:.G70])/[.K70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4.4</text:p>
            </table:table-cell>
            <table:table-cell table:style-name="ce10" office:value-type="string">
              <text:p>Publicação SOPs</text:p>
            </table:table-cell>
            <table:table-cell table:style-name="ce19"/>
            <table:table-cell table:style-name="ce47"/>
            <table:table-cell table:style-name="ce19" table:number-columns-repeated="2"/>
            <table:table-cell table:style-name="ce19" office:value-type="float" office:value="1">
              <text:p>1</text:p>
            </table:table-cell>
            <table:table-cell table:style-name="ce23"/>
            <table:table-cell table:number-columns-repeated="2"/>
            <table:table-cell table:style-name="ce10" table:formula="of:=SUM([.C71:.G71])" office:value-type="float" office:value="1">
              <text:p>1</text:p>
            </table:table-cell>
            <table:table-cell table:style-name="ce38" table:formula="of:=[.C71]/[.K71]" office:value-type="percentage" office:value="0">
              <text:p>0%</text:p>
            </table:table-cell>
            <table:table-cell table:style-name="ce38" table:formula="of:=([.C71]+[.D71])/[.K71]" office:value-type="percentage" office:value="0">
              <text:p>0%</text:p>
            </table:table-cell>
            <table:table-cell table:style-name="ce38" table:formula="of:=SUM([.C71:.E71])/[.K71]" office:value-type="percentage" office:value="0">
              <text:p>0%</text:p>
            </table:table-cell>
            <table:table-cell table:style-name="ce38" table:formula="of:=SUM([.C71:.F71])/[.K71]" office:value-type="percentage" office:value="0">
              <text:p>0%</text:p>
            </table:table-cell>
            <table:table-cell table:style-name="ce38" table:formula="of:=SUM([.C71:.G71])/[.K71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4.5</text:p>
            </table:table-cell>
            <table:table-cell table:style-name="ce10" office:value-type="string">
              <text:p>Notícias</text:p>
            </table:table-cell>
            <table:table-cell table:style-name="ce19"/>
            <table:table-cell table:style-name="ce47"/>
            <table:table-cell table:style-name="ce19" table:number-columns-repeated="3"/>
            <table:table-cell table:style-name="ce23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8"/>
            <table:table-cell table:style-name="ce10" table:number-columns-repeated="5"/>
            <table:table-cell table:number-columns-repeated="1007"/>
          </table:table-row>
          <table:table-row table:style-name="ro2">
            <table:table-cell table:style-name="ce6" office:value-type="string">
              <text:p>4.6</text:p>
            </table:table-cell>
            <table:table-cell table:style-name="ce10" office:value-type="string">
              <text:p>FAQs</text:p>
            </table:table-cell>
            <table:table-cell table:style-name="ce19"/>
            <table:table-cell table:style-name="ce47"/>
            <table:table-cell table:style-name="ce19" table:number-columns-repeated="2"/>
            <table:table-cell table:style-name="ce19" office:value-type="float" office:value="1">
              <text:p>1</text:p>
            </table:table-cell>
            <table:table-cell table:style-name="ce23"/>
            <table:table-cell table:number-columns-repeated="2"/>
            <table:table-cell table:style-name="ce10" table:formula="of:=SUM([.C73:.G73])" office:value-type="float" office:value="1">
              <text:p>1</text:p>
            </table:table-cell>
            <table:table-cell table:style-name="ce38" table:formula="of:=[.C73]/[.K73]" office:value-type="percentage" office:value="0">
              <text:p>0%</text:p>
            </table:table-cell>
            <table:table-cell table:style-name="ce38" table:formula="of:=([.C73]+[.D73])/[.K73]" office:value-type="percentage" office:value="0">
              <text:p>0%</text:p>
            </table:table-cell>
            <table:table-cell table:style-name="ce38" table:formula="of:=SUM([.C73:.E73])/[.K73]" office:value-type="percentage" office:value="0">
              <text:p>0%</text:p>
            </table:table-cell>
            <table:table-cell table:style-name="ce38" table:formula="of:=SUM([.C73:.F73])/[.K73]" office:value-type="percentage" office:value="0">
              <text:p>0%</text:p>
            </table:table-cell>
            <table:table-cell table:style-name="ce38" table:formula="of:=SUM([.C73:.G73])/[.K73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</table:table-row-group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 table:number-columns-spanned="7" table:number-rows-spanned="1">
            <text:p>Implantação</text:p>
          </table:table-cell>
          <table:covered-table-cell table:number-columns-repeated="5" table:style-name="ce18"/>
          <table:covered-table-cell table:style-name="ce26"/>
          <table:table-cell table:style-name="ce29"/>
          <table:table-cell table:style-name="ce33"/>
          <table:table-cell table:style-name="ce10"/>
          <table:table-cell table:style-name="ce38"/>
          <table:table-cell table:style-name="ce42" table:number-columns-repeated="5"/>
          <table:table-cell table:style-name="ce33" table:number-columns-repeated="1007"/>
        </table:table-row>
        <table:table-row-group>
          <table:table-row table:style-name="ro2">
            <table:table-cell table:style-name="ce6" office:value-type="string">
              <text:p>5.1</text:p>
            </table:table-cell>
            <table:table-cell table:style-name="ce13" office:value-type="string">
              <text:p>Servidor de testes</text:p>
            </table:table-cell>
            <table:table-cell table:style-name="ce19" office:value-type="float" office:value="1">
              <text:p>1</text:p>
            </table:table-cell>
            <table:table-cell table:style-name="ce47"/>
            <table:table-cell table:style-name="ce19" table:number-columns-repeated="3"/>
            <table:table-cell table:style-name="ce23"/>
            <table:table-cell table:number-columns-repeated="2"/>
            <table:table-cell table:style-name="ce10" table:formula="of:=SUM([.C75:.G75])" office:value-type="float" office:value="1">
              <text:p>1</text:p>
            </table:table-cell>
            <table:table-cell table:style-name="ce38" table:formula="of:=[.C75]/[.K75]" office:value-type="percentage" office:value="1">
              <text:p>100%</text:p>
            </table:table-cell>
            <table:table-cell table:style-name="ce38" table:formula="of:=([.C75]+[.D75])/[.K75]" office:value-type="percentage" office:value="1">
              <text:p>100%</text:p>
            </table:table-cell>
            <table:table-cell table:style-name="ce38" table:formula="of:=SUM([.C75:.E75])/[.K75]" office:value-type="percentage" office:value="1">
              <text:p>100%</text:p>
            </table:table-cell>
            <table:table-cell table:style-name="ce38" table:formula="of:=SUM([.C75:.F75])/[.K75]" office:value-type="percentage" office:value="1">
              <text:p>100%</text:p>
            </table:table-cell>
            <table:table-cell table:style-name="ce38" table:formula="of:=SUM([.C75:.G75])/[.K75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5.2</text:p>
            </table:table-cell>
            <table:table-cell table:style-name="ce13" office:value-type="string">
              <text:p>Servidor de homologação</text:p>
            </table:table-cell>
            <table:table-cell table:style-name="ce19"/>
            <table:table-cell table:style-name="ce47"/>
            <table:table-cell table:style-name="ce19" office:value-type="float" office:value="1">
              <text:p>1</text:p>
            </table:table-cell>
            <table:table-cell table:style-name="ce19" table:number-columns-repeated="2"/>
            <table:table-cell table:style-name="ce23"/>
            <table:table-cell table:number-columns-repeated="2"/>
            <table:table-cell table:style-name="ce10" table:formula="of:=SUM([.C76:.G76])" office:value-type="float" office:value="1">
              <text:p>1</text:p>
            </table:table-cell>
            <table:table-cell table:style-name="ce38" table:formula="of:=[.C76]/[.K76]" office:value-type="percentage" office:value="0">
              <text:p>0%</text:p>
            </table:table-cell>
            <table:table-cell table:style-name="ce38" table:formula="of:=([.C76]+[.D76])/[.K76]" office:value-type="percentage" office:value="0">
              <text:p>0%</text:p>
            </table:table-cell>
            <table:table-cell table:style-name="ce38" table:formula="of:=SUM([.C76:.E76])/[.K76]" office:value-type="percentage" office:value="1">
              <text:p>100%</text:p>
            </table:table-cell>
            <table:table-cell table:style-name="ce38" table:formula="of:=SUM([.C76:.F76])/[.K76]" office:value-type="percentage" office:value="1">
              <text:p>100%</text:p>
            </table:table-cell>
            <table:table-cell table:style-name="ce38" table:formula="of:=SUM([.C76:.G76])/[.K76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5.3</text:p>
            </table:table-cell>
            <table:table-cell table:style-name="ce13" office:value-type="string">
              <text:p>Servidores de produção</text:p>
            </table:table-cell>
            <table:table-cell table:style-name="ce19"/>
            <table:table-cell table:style-name="ce47"/>
            <table:table-cell table:style-name="ce19" table:number-columns-repeated="2"/>
            <table:table-cell table:style-name="ce19" office:value-type="float" office:value="1">
              <text:p>1</text:p>
            </table:table-cell>
            <table:table-cell table:style-name="ce23"/>
            <table:table-cell table:number-columns-repeated="2"/>
            <table:table-cell table:style-name="ce10" table:formula="of:=SUM([.C77:.G77])" office:value-type="float" office:value="1">
              <text:p>1</text:p>
            </table:table-cell>
            <table:table-cell table:style-name="ce38" table:formula="of:=[.C77]/[.K77]" office:value-type="percentage" office:value="0">
              <text:p>0%</text:p>
            </table:table-cell>
            <table:table-cell table:style-name="ce38" table:formula="of:=([.C77]+[.D77])/[.K77]" office:value-type="percentage" office:value="0">
              <text:p>0%</text:p>
            </table:table-cell>
            <table:table-cell table:style-name="ce38" table:formula="of:=SUM([.C77:.E77])/[.K77]" office:value-type="percentage" office:value="0">
              <text:p>0%</text:p>
            </table:table-cell>
            <table:table-cell table:style-name="ce38" table:formula="of:=SUM([.C77:.F77])/[.K77]" office:value-type="percentage" office:value="0">
              <text:p>0%</text:p>
            </table:table-cell>
            <table:table-cell table:style-name="ce38" table:formula="of:=SUM([.C77:.G77])/[.K77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</table:table-row-group>
        <table:table-row table:style-name="ro2" table:number-rows-repeated="138">
          <table:table-cell table:number-columns-repeated="3"/>
          <table:table-cell table:style-name="ce53"/>
          <table:table-cell table:number-columns-repeated="3"/>
          <table:table-cell table:style-name="ce27"/>
          <table:table-cell table:number-columns-repeated="1016"/>
        </table:table-row>
        <table:table-row table:style-name="ro2" table:number-rows-repeated="1880">
          <table:table-cell table:number-columns-repeated="3"/>
          <table:table-cell table:style-name="ce53"/>
          <table:table-cell table:number-columns-repeated="1020"/>
        </table:table-row>
        <table:table-row table:style-name="ro2" table:number-rows-repeated="63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0.8" table:style-name="ta4" table:print="false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ce15"/>
        <table:table-column table:style-name="co3" table:default-cell-style-name="ce46"/>
        <table:table-column table:style-name="co3" table:number-columns-repeated="2" table:default-cell-style-name="ce15"/>
        <table:table-column table:style-name="co3" table:default-cell-style-name="ce28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6" table:number-columns-repeated="2" table:default-cell-style-name="Default"/>
        <table:table-column table:style-name="co6" table:visibility="collapse" table:number-columns-repeated="3" table:default-cell-style-name="Default"/>
        <table:table-column table:style-name="co7" table:number-columns-repeated="1007" table:default-cell-style-name="Default"/>
        <table:table-row table:style-name="ro1">
          <table:table-cell table:style-name="ce1" office:value-type="string" table:number-columns-spanned="2" table:number-rows-spanned="1">
            <text:p>Atividades</text:p>
          </table:table-cell>
          <table:covered-table-cell table:style-name="ce1"/>
          <table:table-cell table:number-columns-repeated="5"/>
          <table:table-cell table:style-name="ce23"/>
          <table:table-cell table:number-columns-repeated="2"/>
          <table:table-cell table:style-name="ce33" office:value-type="string">
            <text:p>Milestones</text:p>
          </table:table-cell>
          <table:table-cell/>
          <table:table-cell table:style-name="ce39" table:formula="of:=[.M2]-[.L2]" office:value-type="float" office:value="36">
            <text:p>36</text:p>
          </table:table-cell>
          <table:table-cell table:style-name="ce39" table:formula="of:=[.N2]-[.M2]" office:value-type="float" office:value="40">
            <text:p>40</text:p>
          </table:table-cell>
          <table:table-cell table:style-name="ce39" table:formula="of:=[.O2]-[.N2]" office:value-type="float" office:value="30">
            <text:p>30</text:p>
          </table:table-cell>
          <table:table-cell table:style-name="ce39" table:formula="of:=[.P2]-[.O2]" office:value-type="float" office:value="31">
            <text:p>31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table:style-name="ce19" office:value-type="string">
            <text:p>set</text:p>
          </table:table-cell>
          <table:table-cell table:style-name="ce19" office:value-type="string">
            <text:p>out</text:p>
          </table:table-cell>
          <table:table-cell table:style-name="ce47" office:value-type="string">
            <text:p>nov</text:p>
          </table:table-cell>
          <table:table-cell table:style-name="ce19" office:value-type="string">
            <text:p>dez</text:p>
          </table:table-cell>
          <table:table-cell table:style-name="ce19" office:value-type="string">
            <text:p>jan</text:p>
          </table:table-cell>
          <table:table-cell table:style-name="ce23"/>
          <table:table-cell table:number-columns-repeated="2"/>
          <table:table-cell table:style-name="ce10"/>
          <table:table-cell table:style-name="ce40" office:value-type="date" office:date-value="2009-10-01">
            <text:p>1-Oct</text:p>
          </table:table-cell>
          <table:table-cell table:style-name="ce43" office:value-type="date" office:date-value="2009-11-06">
            <text:p>6-Nov</text:p>
          </table:table-cell>
          <table:table-cell table:style-name="ce43" office:value-type="date" office:date-value="2009-12-16">
            <text:p>16-Dec</text:p>
          </table:table-cell>
          <table:table-cell table:style-name="ce43" office:value-type="date" office:date-value="2010-01-15">
            <text:p>15-Jan</text:p>
          </table:table-cell>
          <table:table-cell table:style-name="ce44" office:value-type="date" office:date-value="2010-02-15">
            <text:p>15-Feb</text:p>
          </table:table-cell>
          <table:table-cell table:style-name="ce45" office:value-type="string">
            <text:p>futuro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v0.6</text:p>
          </table:table-cell>
          <table:table-cell table:style-name="ce19" office:value-type="string">
            <text:p>v0.7</text:p>
          </table:table-cell>
          <table:table-cell table:style-name="ce47" office:value-type="string">
            <text:p>v0.8</text:p>
          </table:table-cell>
          <table:table-cell table:style-name="ce19" office:value-type="string">
            <text:p>v0.9</text:p>
          </table:table-cell>
          <table:table-cell table:style-name="ce19" office:value-type="string">
            <text:p>v1.0</text:p>
          </table:table-cell>
          <table:table-cell table:style-name="ce23" office:value-type="string">
            <text:p>v2.0</text:p>
          </table:table-cell>
          <table:table-cell table:number-columns-repeated="2"/>
          <table:table-cell table:style-name="ce10"/>
          <table:table-cell table:style-name="ce19" office:value-type="string">
            <text:p>v0.6</text:p>
          </table:table-cell>
          <table:table-cell table:style-name="ce19" office:value-type="string">
            <text:p>v0.7</text:p>
          </table:table-cell>
          <table:table-cell table:style-name="ce19" office:value-type="string">
            <text:p>v0.8</text:p>
          </table:table-cell>
          <table:table-cell table:style-name="ce19" office:value-type="string">
            <text:p>v0.9</text:p>
          </table:table-cell>
          <table:table-cell table:style-name="ce19" office:value-type="string">
            <text:p>v1.0</text:p>
          </table:table-cell>
          <table:table-cell table:style-name="ce23" office:value-type="string">
            <text:p>v2.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20" table:formula="of:=SUM([.C6:.C73])" office:value-type="float" office:value="7">
            <text:p>7</text:p>
          </table:table-cell>
          <table:table-cell table:style-name="ce20" table:formula="of:=SUM([.D6:.D73])" office:value-type="float" office:value="14">
            <text:p>14</text:p>
          </table:table-cell>
          <table:table-cell table:style-name="ce48" table:formula="of:=SUM([.E6:.E73])" office:value-type="float" office:value="14">
            <text:p>14</text:p>
          </table:table-cell>
          <table:table-cell table:style-name="ce20" table:formula="of:=SUM([.F6:.F73])" office:value-type="float" office:value="8">
            <text:p>8</text:p>
          </table:table-cell>
          <table:table-cell table:style-name="ce20" table:formula="of:=SUM([.G6:.G73])" office:value-type="float" office:value="13">
            <text:p>13</text:p>
          </table:table-cell>
          <table:table-cell table:style-name="ce20" table:formula="of:=SUM([.H6:.H73])" office:value-type="float" office:value="9">
            <text:p>9</text:p>
          </table:table-cell>
          <table:table-cell/>
          <table:table-cell table:style-name="ce34"/>
          <table:table-cell table:style-name="ce37" table:formula="of:=SUM([.C4:.G4])" office:value-type="float" office:value="56">
            <text:p>56</text:p>
          </table:table-cell>
          <table:table-cell table:style-name="ce38" table:formula="of:=([.C4])/[.K4]" office:value-type="percentage" office:value="0.125">
            <text:p>13%</text:p>
          </table:table-cell>
          <table:table-cell table:style-name="ce38" table:formula="of:=([.C4]+[.D4])/[.K4]" office:value-type="percentage" office:value="0.375">
            <text:p>38%</text:p>
          </table:table-cell>
          <table:table-cell table:style-name="ce38" table:formula="of:=SUM([.C4:.E4])/[.K4]" office:value-type="percentage" office:value="0.625">
            <text:p>63%</text:p>
          </table:table-cell>
          <table:table-cell table:style-name="ce38" table:formula="of:=SUM([.C4:.F4])/[.K4]" office:value-type="percentage" office:value="0.767857142857143">
            <text:p>77%</text:p>
          </table:table-cell>
          <table:table-cell table:style-name="ce38" table:formula="of:=SUM([.C4:.G4])/[.K4]" office:value-type="percentage" office:value="1">
            <text:p>100%</text:p>
          </table:table-cell>
          <table:table-cell table:style-name="ce10"/>
          <table:table-cell table:number-columns-repeated="1007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Cadastramento dos dados de um registro de ensaio clínico</text:p>
          </table:table-cell>
          <table:table-cell table:style-name="ce16" table:number-columns-repeated="2"/>
          <table:table-cell table:style-name="ce49"/>
          <table:table-cell table:style-name="ce16" table:number-columns-repeated="2"/>
          <table:table-cell table:style-name="ce24"/>
          <table:table-cell table:style-name="ce29"/>
          <table:table-cell/>
          <table:table-cell table:style-name="ce10"/>
          <table:table-cell table:style-name="ce38" table:number-columns-repeated="2"/>
          <table:table-cell table:style-name="ce10" table:number-columns-repeated="4"/>
          <table:table-cell table:number-columns-repeated="1007"/>
        </table:table-row>
        <table:table-row-group>
          <table:table-row table:style-name="ro3">
            <table:table-cell table:style-name="ce5" office:value-type="string">
              <text:p>1.1</text:p>
            </table:table-cell>
            <table:table-cell table:style-name="ce9" office:value-type="string">
              <text:p>Formulário de cadastro (TRDS)</text:p>
            </table:table-cell>
            <table:table-cell table:style-name="ce21" table:number-columns-repeated="2"/>
            <table:table-cell table:style-name="ce50"/>
            <table:table-cell table:style-name="ce21" table:number-columns-repeated="2"/>
            <table:table-cell table:style-name="ce30"/>
            <table:table-cell table:style-name="ce32"/>
            <table:table-cell table:style-name="ce35"/>
            <table:table-cell table:style-name="ce9"/>
            <table:table-cell table:style-name="ce41"/>
            <table:table-cell table:style-name="ce38"/>
            <table:table-cell table:style-name="ce9" table:number-columns-repeated="4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1.1.1</text:p>
              </table:table-cell>
              <table:table-cell table:style-name="ce10" office:value-type="string">
                <text:p>Campos simples</text:p>
              </table:table-cell>
              <table:table-cell table:style-name="ce19" office:value-type="float" office:value="1">
                <text:p>1</text:p>
              </table:table-cell>
              <table:table-cell table:style-name="ce19"/>
              <table:table-cell table:style-name="ce47"/>
              <table:table-cell table:style-name="ce19" table:number-columns-repeated="2"/>
              <table:table-cell table:style-name="ce23"/>
              <table:table-cell table:number-columns-repeated="2"/>
              <table:table-cell table:style-name="ce10" table:formula="of:=SUM([.C7:.G7])" office:value-type="float" office:value="1">
                <text:p>1</text:p>
              </table:table-cell>
              <table:table-cell table:style-name="ce38" table:formula="of:=[.C7]/[.K7]" office:value-type="percentage" office:value="1">
                <text:p>100%</text:p>
              </table:table-cell>
              <table:table-cell table:style-name="ce38" table:formula="of:=([.C7]+[.D7])/[.K7]" office:value-type="percentage" office:value="1">
                <text:p>100%</text:p>
              </table:table-cell>
              <table:table-cell table:style-name="ce38" table:formula="of:=SUM([.C7:.E7])/[.K7]" office:value-type="percentage" office:value="1">
                <text:p>100%</text:p>
              </table:table-cell>
              <table:table-cell table:style-name="ce38" table:formula="of:=SUM([.C7:.F7])/[.K7]" office:value-type="percentage" office:value="1">
                <text:p>100%</text:p>
              </table:table-cell>
              <table:table-cell table:style-name="ce38" table:formula="of:=SUM([.C7:.G7])/[.K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1.2</text:p>
              </table:table-cell>
              <table:table-cell table:style-name="ce10" office:value-type="string">
                <text:p>Campos compostos</text:p>
              </table:table-cell>
              <table:table-cell table:number-columns-repeated="2" table:style-name="ce19" office:value-type="float" office:value="1">
                <text:p>1</text:p>
              </table:table-cell>
              <table:table-cell table:style-name="ce47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table:number-columns-repeated="2"/>
              <table:table-cell table:style-name="ce10" table:formula="of:=SUM([.C8:.G8])" office:value-type="float" office:value="3">
                <text:p>3</text:p>
              </table:table-cell>
              <table:table-cell table:style-name="ce38" table:formula="of:=[.C8]/[.K8]" office:value-type="percentage" office:value="0.333333333333333">
                <text:p>33%</text:p>
              </table:table-cell>
              <table:table-cell table:style-name="ce38" table:formula="of:=([.C8]+[.D8])/[.K8]" office:value-type="percentage" office:value="0.666666666666667">
                <text:p>67%</text:p>
              </table:table-cell>
              <table:table-cell table:style-name="ce38" table:formula="of:=SUM([.C8:.E8])/[.K8]" office:value-type="percentage" office:value="1">
                <text:p>100%</text:p>
              </table:table-cell>
              <table:table-cell table:style-name="ce38" table:formula="of:=SUM([.C8:.F8])/[.K8]" office:value-type="percentage" office:value="1">
                <text:p>100%</text:p>
              </table:table-cell>
              <table:table-cell table:style-name="ce38" table:formula="of:=SUM([.C8:.G8])/[.K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1.3</text:p>
              </table:table-cell>
              <table:table-cell table:style-name="ce10" office:value-type="string">
                <text:p>Vocabulários controlados externos</text:p>
              </table:table-cell>
              <table:table-cell table:number-columns-repeated="2" table:style-name="ce19"/>
              <table:table-cell table:style-name="ce47" office:value-type="float" office:value="1">
                <text:p>1</text:p>
              </table:table-cell>
              <table:table-cell table:number-columns-repeated="2" table:style-name="ce19" office:value-type="float" office:value="1">
                <text:p>1</text:p>
              </table:table-cell>
              <table:table-cell table:style-name="ce23"/>
              <table:table-cell office:value-type="string">
                <text:p>vc</text:p>
              </table:table-cell>
              <table:table-cell/>
              <table:table-cell table:style-name="ce10" table:formula="of:=SUM([.C9:.G9])" office:value-type="float" office:value="3">
                <text:p>3</text:p>
              </table:table-cell>
              <table:table-cell table:style-name="ce38" table:formula="of:=[.C9]/[.K9]" office:value-type="percentage" office:value="0">
                <text:p>0%</text:p>
              </table:table-cell>
              <table:table-cell table:style-name="ce38" table:formula="of:=([.C9]+[.D9])/[.K9]" office:value-type="percentage" office:value="0">
                <text:p>0%</text:p>
              </table:table-cell>
              <table:table-cell table:style-name="ce38" table:formula="of:=SUM([.C9:.E9])/[.K9]" office:value-type="percentage" office:value="0.333333333333333">
                <text:p>33%</text:p>
              </table:table-cell>
              <table:table-cell table:style-name="ce38" table:formula="of:=SUM([.C9:.F9])/[.K9]" office:value-type="percentage" office:value="0.666666666666667">
                <text:p>67%</text:p>
              </table:table-cell>
              <table:table-cell table:style-name="ce38" table:formula="of:=SUM([.C9:.G9])/[.K9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 table:visibility="collapse">
            <table:table-cell table:style-name="ce5" office:value-type="string">
              <text:p>1.2</text:p>
            </table:table-cell>
            <table:table-cell table:style-name="ce9" office:value-type="string">
              <text:p>Carga de documentos associados</text:p>
            </table:table-cell>
            <table:table-cell table:style-name="ce21" table:number-columns-repeated="2"/>
            <table:table-cell table:style-name="ce50"/>
            <table:table-cell table:style-name="ce21"/>
            <table:table-cell table:style-name="ce25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 table:display="false">
            <table:table-row table:style-name="ro2" table:visibility="collapse">
              <table:table-cell table:style-name="ce6" office:value-type="string">
                <text:p>1.2.1</text:p>
              </table:table-cell>
              <table:table-cell table:style-name="ce10" office:value-type="string">
                <text:p>Configuração de ambiente para arquivos estáticos</text:p>
              </table:table-cell>
              <table:table-cell table:number-columns-repeated="2" table:style-name="ce19"/>
              <table:table-cell table:style-name="ce47"/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23"/>
              <table:table-cell table:number-columns-repeated="2"/>
              <table:table-cell table:style-name="ce10" table:formula="of:=SUM([.C11:.G11])" office:value-type="float" office:value="1">
                <text:p>1</text:p>
              </table:table-cell>
              <table:table-cell table:style-name="ce38" table:formula="of:=[.C11]/[.K11]" office:value-type="percentage" office:value="0">
                <text:p>0%</text:p>
              </table:table-cell>
              <table:table-cell table:style-name="ce38" table:formula="of:=([.C11]+[.D11])/[.K11]" office:value-type="percentage" office:value="0">
                <text:p>0%</text:p>
              </table:table-cell>
              <table:table-cell table:style-name="ce38" table:formula="of:=SUM([.C11:.E11])/[.K11]" office:value-type="percentage" office:value="0">
                <text:p>0%</text:p>
              </table:table-cell>
              <table:table-cell table:style-name="ce38" table:formula="of:=SUM([.C11:.F11])/[.K11]" office:value-type="percentage" office:value="0">
                <text:p>0%</text:p>
              </table:table-cell>
              <table:table-cell table:style-name="ce38" table:formula="of:=SUM([.C11:.G11])/[.K11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3</text:p>
            </table:table-cell>
            <table:table-cell table:style-name="ce9" office:value-type="string">
              <text:p>Acompanhamento dos ensaios registrados</text:p>
            </table:table-cell>
            <table:table-cell table:style-name="ce21" table:number-columns-repeated="2"/>
            <table:table-cell table:style-name="ce50"/>
            <table:table-cell table:style-name="ce21" table:number-columns-repeated="2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-group>
              <table:table-row table:style-name="ro2">
                <table:table-cell table:style-name="ce6" office:value-type="string">
                  <text:p>1.3.1</text:p>
                </table:table-cell>
                <table:table-cell table:style-name="ce10" office:value-type="string">
                  <text:p>Listagem de registros por estágio no workflow</text:p>
                </table:table-cell>
                <table:table-cell table:style-name="ce19"/>
                <table:table-cell table:style-name="ce19" office:value-type="float" office:value="1">
                  <text:p>1</text:p>
                </table:table-cell>
                <table:table-cell table:style-name="ce47"/>
                <table:table-cell table:style-name="ce19" table:number-columns-repeated="2"/>
                <table:table-cell table:style-name="ce23"/>
                <table:table-cell office:value-type="string">
                  <text:p>wf</text:p>
                </table:table-cell>
                <table:table-cell office:value-type="string">
                  <text:p>adm</text:p>
                </table:table-cell>
                <table:table-cell table:style-name="ce10" table:formula="of:=SUM([.C13:.G13])" office:value-type="float" office:value="1">
                  <text:p>1</text:p>
                </table:table-cell>
                <table:table-cell table:style-name="ce38" table:formula="of:=[.C13]/[.K13]" office:value-type="percentage" office:value="0">
                  <text:p>0%</text:p>
                </table:table-cell>
                <table:table-cell table:style-name="ce38" table:formula="of:=([.C13]+[.D13])/[.K13]" office:value-type="percentage" office:value="1">
                  <text:p>100%</text:p>
                </table:table-cell>
                <table:table-cell table:style-name="ce38" table:formula="of:=SUM([.C13:.E13])/[.K13]" office:value-type="percentage" office:value="1">
                  <text:p>100%</text:p>
                </table:table-cell>
                <table:table-cell table:style-name="ce38" table:formula="of:=SUM([.C13:.F13])/[.K13]" office:value-type="percentage" office:value="1">
                  <text:p>100%</text:p>
                </table:table-cell>
                <table:table-cell table:style-name="ce38" table:formula="of:=SUM([.C13:.G13])/[.K13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2</text:p>
                </table:table-cell>
                <table:table-cell table:style-name="ce10" office:value-type="string">
                  <text:p>Visão detalhada de um registro</text:p>
                </table:table-cell>
                <table:table-cell table:number-columns-repeated="2" table:style-name="ce19" office:value-type="float" office:value="1">
                  <text:p>1</text:p>
                </table:table-cell>
                <table:table-cell table:style-name="ce47" office:value-type="float" office:value="1">
                  <text:p>1</text:p>
                </table:table-cell>
                <table:table-cell table:style-name="ce19" table:number-columns-repeated="2"/>
                <table:table-cell table:style-name="ce23"/>
                <table:table-cell table:number-columns-repeated="2"/>
                <table:table-cell table:style-name="ce10" table:formula="of:=SUM([.C14:.G14])" office:value-type="float" office:value="3">
                  <text:p>3</text:p>
                </table:table-cell>
                <table:table-cell table:style-name="ce38" table:formula="of:=[.C14]/[.K14]" office:value-type="percentage" office:value="0.333333333333333">
                  <text:p>33%</text:p>
                </table:table-cell>
                <table:table-cell table:style-name="ce38" table:formula="of:=([.C14]+[.D14])/[.K14]" office:value-type="percentage" office:value="0.666666666666667">
                  <text:p>67%</text:p>
                </table:table-cell>
                <table:table-cell table:style-name="ce38" table:formula="of:=SUM([.C14:.E14])/[.K14]" office:value-type="percentage" office:value="1">
                  <text:p>100%</text:p>
                </table:table-cell>
                <table:table-cell table:style-name="ce38" table:formula="of:=SUM([.C14:.F14])/[.K14]" office:value-type="percentage" office:value="1">
                  <text:p>100%</text:p>
                </table:table-cell>
                <table:table-cell table:style-name="ce38" table:formula="of:=SUM([.C14:.G14])/[.K14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3</text:p>
                </table:table-cell>
                <table:table-cell table:style-name="ce10" office:value-type="string">
                  <text:p>Comentários do revisor campo a campo</text:p>
                </table:table-cell>
                <table:table-cell table:number-columns-repeated="2" table:style-name="ce19"/>
                <table:table-cell table:style-name="ce47" office:value-type="float" office:value="1">
                  <text:p>1</text:p>
                </table:table-cell>
                <table:table-cell table:style-name="ce19" table:number-columns-repeated="2"/>
                <table:table-cell table:style-name="ce23"/>
                <table:table-cell office:value-type="string">
                  <text:p>rev</text:p>
                </table:table-cell>
                <table:table-cell/>
                <table:table-cell table:style-name="ce10" table:formula="of:=SUM([.C15:.G15])" office:value-type="float" office:value="1">
                  <text:p>1</text:p>
                </table:table-cell>
                <table:table-cell table:style-name="ce38" table:formula="of:=[.C15]/[.K15]" office:value-type="percentage" office:value="0">
                  <text:p>0%</text:p>
                </table:table-cell>
                <table:table-cell table:style-name="ce38" table:formula="of:=([.C15]+[.D15])/[.K15]" office:value-type="percentage" office:value="0">
                  <text:p>0%</text:p>
                </table:table-cell>
                <table:table-cell table:style-name="ce38" table:formula="of:=SUM([.C15:.E15])/[.K15]" office:value-type="percentage" office:value="1">
                  <text:p>100%</text:p>
                </table:table-cell>
                <table:table-cell table:style-name="ce38" table:formula="of:=SUM([.C15:.F15])/[.K15]" office:value-type="percentage" office:value="1">
                  <text:p>100%</text:p>
                </table:table-cell>
                <table:table-cell table:style-name="ce38" table:formula="of:=SUM([.C15:.G15])/[.K15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4</text:p>
                </table:table-cell>
                <table:table-cell table:style-name="ce10" office:value-type="string">
                  <text:p>Comentário geral do revisor</text:p>
                </table:table-cell>
                <table:table-cell table:style-name="ce19"/>
                <table:table-cell table:style-name="ce19" office:value-type="float" office:value="1">
                  <text:p>1</text:p>
                </table:table-cell>
                <table:table-cell table:style-name="ce47"/>
                <table:table-cell table:style-name="ce19" table:number-columns-repeated="2"/>
                <table:table-cell table:style-name="ce23"/>
                <table:table-cell office:value-type="string">
                  <text:p>rev</text:p>
                </table:table-cell>
                <table:table-cell/>
                <table:table-cell table:style-name="ce10" table:formula="of:=SUM([.C16:.G16])" office:value-type="float" office:value="1">
                  <text:p>1</text:p>
                </table:table-cell>
                <table:table-cell table:style-name="ce38" table:formula="of:=[.C16]/[.K16]" office:value-type="percentage" office:value="0">
                  <text:p>0%</text:p>
                </table:table-cell>
                <table:table-cell table:style-name="ce38" table:formula="of:=([.C16]+[.D16])/[.K16]" office:value-type="percentage" office:value="1">
                  <text:p>100%</text:p>
                </table:table-cell>
                <table:table-cell table:style-name="ce38" table:formula="of:=SUM([.C16:.E16])/[.K16]" office:value-type="percentage" office:value="1">
                  <text:p>100%</text:p>
                </table:table-cell>
                <table:table-cell table:style-name="ce38" table:formula="of:=SUM([.C16:.F16])/[.K16]" office:value-type="percentage" office:value="1">
                  <text:p>100%</text:p>
                </table:table-cell>
                <table:table-cell table:style-name="ce38" table:formula="of:=SUM([.C16:.G16])/[.K16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  <table:table-row table:style-name="ro2">
                <table:table-cell table:style-name="ce6" office:value-type="string">
                  <text:p>1.3.5</text:p>
                </table:table-cell>
                <table:table-cell table:style-name="ce10" office:value-type="string">
                  <text:p>Visualização das alterações</text:p>
                </table:table-cell>
                <table:table-cell table:style-name="ce19"/>
                <table:table-cell table:style-name="ce19" office:value-type="float" office:value="1">
                  <text:p>1</text:p>
                </table:table-cell>
                <table:table-cell table:style-name="ce47"/>
                <table:table-cell table:style-name="ce19" table:number-columns-repeated="2"/>
                <table:table-cell table:style-name="ce23"/>
                <table:table-cell office:value-type="string">
                  <text:p>log</text:p>
                </table:table-cell>
                <table:table-cell/>
                <table:table-cell table:style-name="ce10" table:formula="of:=SUM([.C17:.G17])" office:value-type="float" office:value="1">
                  <text:p>1</text:p>
                </table:table-cell>
                <table:table-cell table:style-name="ce38" table:formula="of:=[.C17]/[.K17]" office:value-type="percentage" office:value="0">
                  <text:p>0%</text:p>
                </table:table-cell>
                <table:table-cell table:style-name="ce38" table:formula="of:=([.C17]+[.D17])/[.K17]" office:value-type="percentage" office:value="1">
                  <text:p>100%</text:p>
                </table:table-cell>
                <table:table-cell table:style-name="ce38" table:formula="of:=SUM([.C17:.E17])/[.K17]" office:value-type="percentage" office:value="1">
                  <text:p>100%</text:p>
                </table:table-cell>
                <table:table-cell table:style-name="ce38" table:formula="of:=SUM([.C17:.F17])/[.K17]" office:value-type="percentage" office:value="1">
                  <text:p>100%</text:p>
                </table:table-cell>
                <table:table-cell table:style-name="ce38" table:formula="of:=SUM([.C17:.G17])/[.K17]" office:value-type="percentage" office:value="1">
                  <text:p>100%</text:p>
                </table:table-cell>
                <table:table-cell table:style-name="ce10"/>
                <table:table-cell table:number-columns-repeated="1007"/>
              </table:table-row>
            </table:table-row-group>
            <table:table-row table:style-name="ro2">
              <table:table-cell table:style-name="ce6" office:value-type="string">
                <text:p>1.3.6</text:p>
              </table:table-cell>
              <table:table-cell table:style-name="ce10" office:value-type="string">
                <text:p>Workflow básico</text:p>
              </table:table-cell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47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office:value-type="string">
                <text:p>wf</text:p>
              </table:table-cell>
              <table:table-cell/>
              <table:table-cell table:style-name="ce10" table:formula="of:=SUM([.C18:.G18])" office:value-type="float" office:value="2">
                <text:p>2</text:p>
              </table:table-cell>
              <table:table-cell table:style-name="ce38" table:formula="of:=[.C18]/[.K18]" office:value-type="percentage" office:value="0">
                <text:p>0%</text:p>
              </table:table-cell>
              <table:table-cell table:style-name="ce38" table:formula="of:=([.C18]+[.D18])/[.K18]" office:value-type="percentage" office:value="0.5">
                <text:p>50%</text:p>
              </table:table-cell>
              <table:table-cell table:style-name="ce38" table:formula="of:=SUM([.C18:.E18])/[.K18]" office:value-type="percentage" office:value="1">
                <text:p>100%</text:p>
              </table:table-cell>
              <table:table-cell table:style-name="ce38" table:formula="of:=SUM([.C18:.F18])/[.K18]" office:value-type="percentage" office:value="1">
                <text:p>100%</text:p>
              </table:table-cell>
              <table:table-cell table:style-name="ce38" table:formula="of:=SUM([.C18:.G18])/[.K1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4</text:p>
            </table:table-cell>
            <table:table-cell table:style-name="ce9" office:value-type="string">
              <text:p>Edição de dados de um registro</text:p>
            </table:table-cell>
            <table:table-cell table:style-name="ce21" table:number-columns-repeated="2"/>
            <table:table-cell table:style-name="ce50"/>
            <table:table-cell table:style-name="ce21" table:number-columns-repeated="2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1.4.1</text:p>
              </table:table-cell>
              <table:table-cell table:style-name="ce10" office:value-type="string">
                <text:p>Registro das alterações</text:p>
              </table:table-cell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47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office:value-type="string">
                <text:p>log</text:p>
              </table:table-cell>
              <table:table-cell/>
              <table:table-cell table:style-name="ce10" table:formula="of:=SUM([.C20:.G20])" office:value-type="float" office:value="2">
                <text:p>2</text:p>
              </table:table-cell>
              <table:table-cell table:style-name="ce38" table:formula="of:=[.C20]/[.K20]" office:value-type="percentage" office:value="0">
                <text:p>0%</text:p>
              </table:table-cell>
              <table:table-cell table:style-name="ce38" table:formula="of:=([.C20]+[.D20])/[.K20]" office:value-type="percentage" office:value="0.5">
                <text:p>50%</text:p>
              </table:table-cell>
              <table:table-cell table:style-name="ce38" table:formula="of:=SUM([.C20:.E20])/[.K20]" office:value-type="percentage" office:value="1">
                <text:p>100%</text:p>
              </table:table-cell>
              <table:table-cell table:style-name="ce38" table:formula="of:=SUM([.C20:.F20])/[.K20]" office:value-type="percentage" office:value="1">
                <text:p>100%</text:p>
              </table:table-cell>
              <table:table-cell table:style-name="ce38" table:formula="of:=SUM([.C20:.G20])/[.K2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4.2</text:p>
              </table:table-cell>
              <table:table-cell table:style-name="ce10" office:value-type="string">
                <text:p>Sumário do estado da edição</text:p>
              </table:table-cell>
              <table:table-cell table:number-columns-repeated="2" table:style-name="ce19"/>
              <table:table-cell table:style-name="ce47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table:number-columns-repeated="2"/>
              <table:table-cell table:style-name="ce10" table:formula="of:=SUM([.C21:.G21])" office:value-type="float" office:value="1">
                <text:p>1</text:p>
              </table:table-cell>
              <table:table-cell table:style-name="ce38" table:formula="of:=[.C21]/[.K21]" office:value-type="percentage" office:value="0">
                <text:p>0%</text:p>
              </table:table-cell>
              <table:table-cell table:style-name="ce38" table:formula="of:=([.C21]+[.D21])/[.K21]" office:value-type="percentage" office:value="0">
                <text:p>0%</text:p>
              </table:table-cell>
              <table:table-cell table:style-name="ce38" table:formula="of:=SUM([.C21:.E21])/[.K21]" office:value-type="percentage" office:value="1">
                <text:p>100%</text:p>
              </table:table-cell>
              <table:table-cell table:style-name="ce38" table:formula="of:=SUM([.C21:.F21])/[.K21]" office:value-type="percentage" office:value="1">
                <text:p>100%</text:p>
              </table:table-cell>
              <table:table-cell table:style-name="ce38" table:formula="of:=SUM([.C21:.G21])/[.K21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4.3</text:p>
              </table:table-cell>
              <table:table-cell table:style-name="ce10" office:value-type="string">
                <text:p>Validação levando em conta comentários do revisor</text:p>
              </table:table-cell>
              <table:table-cell table:number-columns-repeated="2" table:style-name="ce19"/>
              <table:table-cell table:style-name="ce47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office:value-type="string">
                <text:p>rev</text:p>
              </table:table-cell>
              <table:table-cell/>
              <table:table-cell table:style-name="ce10" table:formula="of:=SUM([.C22:.G22])" office:value-type="float" office:value="1">
                <text:p>1</text:p>
              </table:table-cell>
              <table:table-cell table:style-name="ce38" table:formula="of:=[.C22]/[.K22]" office:value-type="percentage" office:value="0">
                <text:p>0%</text:p>
              </table:table-cell>
              <table:table-cell table:style-name="ce38" table:formula="of:=([.C22]+[.D22])/[.K22]" office:value-type="percentage" office:value="0">
                <text:p>0%</text:p>
              </table:table-cell>
              <table:table-cell table:style-name="ce38" table:formula="of:=SUM([.C22:.E22])/[.K22]" office:value-type="percentage" office:value="1">
                <text:p>100%</text:p>
              </table:table-cell>
              <table:table-cell table:style-name="ce38" table:formula="of:=SUM([.C22:.F22])/[.K22]" office:value-type="percentage" office:value="1">
                <text:p>100%</text:p>
              </table:table-cell>
              <table:table-cell table:style-name="ce38" table:formula="of:=SUM([.C22:.G22])/[.K22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 table:visibility="collapse">
            <table:table-cell table:style-name="ce5" office:value-type="string">
              <text:p>o</text:p>
            </table:table-cell>
            <table:table-cell table:style-name="ce9" office:value-type="string">
              <text:p>Tradução do registro</text:p>
            </table:table-cell>
            <table:table-cell table:style-name="ce21" table:number-columns-repeated="2"/>
            <table:table-cell table:style-name="ce50"/>
            <table:table-cell table:style-name="ce21" table:number-columns-repeated="2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 table:display="false">
            <table:table-row table:style-name="ro2" table:visibility="collapse">
              <table:table-cell table:style-name="ce6" office:value-type="string">
                <text:p>1.5.1</text:p>
              </table:table-cell>
              <table:table-cell table:style-name="ce10" office:value-type="string">
                <text:p>Formulário de tradução</text:p>
              </table:table-cell>
              <table:table-cell table:number-columns-repeated="2" table:style-name="ce19"/>
              <table:table-cell table:style-name="ce47"/>
              <table:table-cell table:number-columns-repeated="2" table:style-name="ce19" office:value-type="float" office:value="1">
                <text:p>1</text:p>
              </table:table-cell>
              <table:table-cell table:style-name="ce23"/>
              <table:table-cell office:value-type="string">
                <text:p>tr</text:p>
              </table:table-cell>
              <table:table-cell/>
              <table:table-cell table:style-name="ce10" table:formula="of:=SUM([.C24:.G24])" office:value-type="float" office:value="2">
                <text:p>2</text:p>
              </table:table-cell>
              <table:table-cell table:style-name="ce38" table:formula="of:=[.C24]/[.K24]" office:value-type="percentage" office:value="0">
                <text:p>0%</text:p>
              </table:table-cell>
              <table:table-cell table:style-name="ce38" table:formula="of:=([.C24]+[.D24])/[.K24]" office:value-type="percentage" office:value="0">
                <text:p>0%</text:p>
              </table:table-cell>
              <table:table-cell table:style-name="ce38" table:formula="of:=SUM([.C24:.E24])/[.K24]" office:value-type="percentage" office:value="0">
                <text:p>0%</text:p>
              </table:table-cell>
              <table:table-cell table:style-name="ce38" table:formula="of:=SUM([.C24:.F24])/[.K24]" office:value-type="percentage" office:value="0.5">
                <text:p>50%</text:p>
              </table:table-cell>
              <table:table-cell table:style-name="ce38" table:formula="of:=SUM([.C24:.G24])/[.K24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 table:visibility="collapse">
              <table:table-cell table:style-name="ce6" office:value-type="string">
                <text:p>1.5.2</text:p>
              </table:table-cell>
              <table:table-cell table:style-name="ce11" office:value-type="string">
                <text:p>Validação da tradução</text:p>
              </table:table-cell>
              <table:table-cell table:number-columns-repeated="2" table:style-name="ce19"/>
              <table:table-cell table:style-name="ce47"/>
              <table:table-cell table:style-name="ce22" office:value-type="float" office:value="1">
                <text:p>1</text:p>
              </table:table-cell>
              <table:table-cell table:style-name="ce19" office:value-type="float" office:value="1">
                <text:p>1</text:p>
              </table:table-cell>
              <table:table-cell table:style-name="ce23"/>
              <table:table-cell office:value-type="string">
                <text:p>tr</text:p>
              </table:table-cell>
              <table:table-cell/>
              <table:table-cell table:style-name="ce10" table:formula="of:=SUM([.C25:.G25])" office:value-type="float" office:value="2">
                <text:p>2</text:p>
              </table:table-cell>
              <table:table-cell table:style-name="ce38" table:formula="of:=[.C25]/[.K25]" office:value-type="percentage" office:value="0">
                <text:p>0%</text:p>
              </table:table-cell>
              <table:table-cell table:style-name="ce38" table:formula="of:=([.C25]+[.D25])/[.K25]" office:value-type="percentage" office:value="0">
                <text:p>0%</text:p>
              </table:table-cell>
              <table:table-cell table:style-name="ce38" table:formula="of:=SUM([.C25:.E25])/[.K25]" office:value-type="percentage" office:value="0">
                <text:p>0%</text:p>
              </table:table-cell>
              <table:table-cell table:style-name="ce38" table:formula="of:=SUM([.C25:.F25])/[.K25]" office:value-type="percentage" office:value="0.5">
                <text:p>50%</text:p>
              </table:table-cell>
              <table:table-cell table:style-name="ce38" table:formula="of:=SUM([.C25:.G25])/[.K25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6</text:p>
            </table:table-cell>
            <table:table-cell table:style-name="ce9" office:value-type="string">
              <text:p>Cadastramento de usuário</text:p>
            </table:table-cell>
            <table:table-cell table:style-name="ce21" table:number-columns-repeated="2"/>
            <table:table-cell table:style-name="ce50"/>
            <table:table-cell table:style-name="ce21" table:number-columns-repeated="2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1.6.1</text:p>
              </table:table-cell>
              <table:table-cell table:style-name="ce10" office:value-type="string">
                <text:p>Formulário de cadastramento</text:p>
              </table:table-cell>
              <table:table-cell table:number-columns-repeated="2" table:style-name="ce19"/>
              <table:table-cell table:style-name="ce47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office:value-type="string">
                <text:p>us</text:p>
              </table:table-cell>
              <table:table-cell/>
              <table:table-cell table:style-name="ce10" table:formula="of:=SUM([.C27:.G27])" office:value-type="float" office:value="1">
                <text:p>1</text:p>
              </table:table-cell>
              <table:table-cell table:style-name="ce38" table:formula="of:=[.C27]/[.K27]" office:value-type="percentage" office:value="0">
                <text:p>0%</text:p>
              </table:table-cell>
              <table:table-cell table:style-name="ce38" table:formula="of:=([.C27]+[.D27])/[.K27]" office:value-type="percentage" office:value="0">
                <text:p>0%</text:p>
              </table:table-cell>
              <table:table-cell table:style-name="ce38" table:formula="of:=SUM([.C27:.E27])/[.K27]" office:value-type="percentage" office:value="1">
                <text:p>100%</text:p>
              </table:table-cell>
              <table:table-cell table:style-name="ce38" table:formula="of:=SUM([.C27:.F27])/[.K27]" office:value-type="percentage" office:value="1">
                <text:p>100%</text:p>
              </table:table-cell>
              <table:table-cell table:style-name="ce38" table:formula="of:=SUM([.C27:.G27])/[.K2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 table:visibility="collapse">
              <table:table-cell table:style-name="ce6" office:value-type="string">
                <text:p>1.6.2</text:p>
              </table:table-cell>
              <table:table-cell table:style-name="ce10" office:value-type="string">
                <text:p>Confirmação do e-mail do usuário</text:p>
              </table:table-cell>
              <table:table-cell table:number-columns-repeated="2" table:style-name="ce19"/>
              <table:table-cell table:style-name="ce47"/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23"/>
              <table:table-cell office:value-type="string">
                <text:p>us</text:p>
              </table:table-cell>
              <table:table-cell/>
              <table:table-cell table:style-name="ce10" table:formula="of:=SUM([.C28:.G28])" office:value-type="float" office:value="1">
                <text:p>1</text:p>
              </table:table-cell>
              <table:table-cell table:style-name="ce38" table:formula="of:=[.C28]/[.K28]" office:value-type="percentage" office:value="0">
                <text:p>0%</text:p>
              </table:table-cell>
              <table:table-cell table:style-name="ce38" table:formula="of:=([.C28]+[.D28])/[.K28]" office:value-type="percentage" office:value="0">
                <text:p>0%</text:p>
              </table:table-cell>
              <table:table-cell table:style-name="ce38" table:formula="of:=SUM([.C28:.E28])/[.K28]" office:value-type="percentage" office:value="0">
                <text:p>0%</text:p>
              </table:table-cell>
              <table:table-cell table:style-name="ce38" table:formula="of:=SUM([.C28:.F28])/[.K28]" office:value-type="percentage" office:value="0">
                <text:p>0%</text:p>
              </table:table-cell>
              <table:table-cell table:style-name="ce38" table:formula="of:=SUM([.C28:.G28])/[.K2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7</text:p>
            </table:table-cell>
            <table:table-cell table:style-name="ce9" office:value-type="string">
              <text:p>Identificação de usuário</text:p>
            </table:table-cell>
            <table:table-cell table:style-name="ce21" table:number-columns-repeated="2"/>
            <table:table-cell table:style-name="ce50"/>
            <table:table-cell table:style-name="ce21" table:number-columns-repeated="2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 table:display="false">
            <table:table-row table:style-name="ro2">
              <table:table-cell table:style-name="ce6" office:value-type="string">
                <text:p>1.7.1</text:p>
              </table:table-cell>
              <table:table-cell table:style-name="ce10" office:value-type="string">
                <text:p>Autenticação (login)</text:p>
              </table:table-cell>
              <table:table-cell table:style-name="ce19" office:value-type="float" office:value="1">
                <text:p>1</text:p>
              </table:table-cell>
              <table:table-cell table:style-name="ce19"/>
              <table:table-cell table:style-name="ce47"/>
              <table:table-cell table:style-name="ce19" table:number-columns-repeated="2"/>
              <table:table-cell table:style-name="ce23"/>
              <table:table-cell office:value-type="string">
                <text:p>us</text:p>
              </table:table-cell>
              <table:table-cell/>
              <table:table-cell table:style-name="ce10" table:formula="of:=SUM([.C30:.G30])" office:value-type="float" office:value="1">
                <text:p>1</text:p>
              </table:table-cell>
              <table:table-cell table:style-name="ce38" table:formula="of:=[.C30]/[.K30]" office:value-type="percentage" office:value="1">
                <text:p>100%</text:p>
              </table:table-cell>
              <table:table-cell table:style-name="ce38" table:formula="of:=([.C30]+[.D30])/[.K30]" office:value-type="percentage" office:value="1">
                <text:p>100%</text:p>
              </table:table-cell>
              <table:table-cell table:style-name="ce38" table:formula="of:=SUM([.C30:.E30])/[.K30]" office:value-type="percentage" office:value="1">
                <text:p>100%</text:p>
              </table:table-cell>
              <table:table-cell table:style-name="ce38" table:formula="of:=SUM([.C30:.F30])/[.K30]" office:value-type="percentage" office:value="1">
                <text:p>100%</text:p>
              </table:table-cell>
              <table:table-cell table:style-name="ce38" table:formula="of:=SUM([.C30:.G30])/[.K3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 table:visibility="collapse">
              <table:table-cell table:style-name="ce6" office:value-type="string">
                <text:p>1.7.2</text:p>
              </table:table-cell>
              <table:table-cell table:style-name="ce10" office:value-type="string">
                <text:p>Credenciamento (off-band)</text:p>
              </table:table-cell>
              <table:table-cell table:style-name="ce19" table:number-columns-repeated="2"/>
              <table:table-cell table:style-name="ce47"/>
              <table:table-cell table:style-name="ce19" table:number-columns-repeated="2"/>
              <table:table-cell table:style-name="ce23" office:value-type="float" office:value="1">
                <text:p>1</text:p>
              </table:table-cell>
              <table:table-cell office:value-type="string">
                <text:p>us</text:p>
              </table:table-cell>
              <table:table-cell/>
              <table:table-cell table:style-name="ce10"/>
              <table:table-cell table:style-name="ce38"/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8</text:p>
            </table:table-cell>
            <table:table-cell table:style-name="ce9" office:value-type="string">
              <text:p>Log de mudanças</text:p>
            </table:table-cell>
            <table:table-cell table:style-name="ce21" table:number-columns-repeated="2"/>
            <table:table-cell table:style-name="ce50"/>
            <table:table-cell table:style-name="ce21" table:number-columns-repeated="2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1.8.1</text:p>
              </table:table-cell>
              <table:table-cell table:style-name="ce10" office:value-type="string">
                <text:p>Definição do formato</text:p>
              </table:table-cell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47"/>
              <table:table-cell table:style-name="ce19" table:number-columns-repeated="2"/>
              <table:table-cell table:style-name="ce23"/>
              <table:table-cell office:value-type="string">
                <text:p>log</text:p>
              </table:table-cell>
              <table:table-cell/>
              <table:table-cell table:style-name="ce10" table:formula="of:=SUM([.C33:.G33])" office:value-type="float" office:value="1">
                <text:p>1</text:p>
              </table:table-cell>
              <table:table-cell table:style-name="ce38" table:formula="of:=[.C33]/[.K33]" office:value-type="percentage" office:value="0">
                <text:p>0%</text:p>
              </table:table-cell>
              <table:table-cell table:style-name="ce38" table:formula="of:=([.C33]+[.D33])/[.K33]" office:value-type="percentage" office:value="1">
                <text:p>100%</text:p>
              </table:table-cell>
              <table:table-cell table:style-name="ce38" table:formula="of:=SUM([.C33:.E33])/[.K33]" office:value-type="percentage" office:value="1">
                <text:p>100%</text:p>
              </table:table-cell>
              <table:table-cell table:style-name="ce38" table:formula="of:=SUM([.C33:.F33])/[.K33]" office:value-type="percentage" office:value="1">
                <text:p>100%</text:p>
              </table:table-cell>
              <table:table-cell table:style-name="ce38" table:formula="of:=SUM([.C33:.G33])/[.K33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8.2</text:p>
              </table:table-cell>
              <table:table-cell table:style-name="ce10" office:value-type="string">
                <text:p>Persistência</text:p>
              </table:table-cell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47"/>
              <table:table-cell table:style-name="ce19" table:number-columns-repeated="2"/>
              <table:table-cell table:style-name="ce23"/>
              <table:table-cell office:value-type="string">
                <text:p>log</text:p>
              </table:table-cell>
              <table:table-cell/>
              <table:table-cell table:style-name="ce10" table:formula="of:=SUM([.C34:.G34])" office:value-type="float" office:value="1">
                <text:p>1</text:p>
              </table:table-cell>
              <table:table-cell table:style-name="ce38" table:formula="of:=[.C34]/[.K34]" office:value-type="percentage" office:value="0">
                <text:p>0%</text:p>
              </table:table-cell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9</text:p>
            </table:table-cell>
            <table:table-cell table:style-name="ce9" office:value-type="string">
              <text:p>Segurança</text:p>
            </table:table-cell>
            <table:table-cell table:style-name="ce21" table:number-columns-repeated="2"/>
            <table:table-cell table:style-name="ce50"/>
            <table:table-cell table:style-name="ce21" table:number-columns-repeated="2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1.9.1</text:p>
              </table:table-cell>
              <table:table-cell table:style-name="ce10" office:value-type="string">
                <text:p>Configuração SSL</text:p>
              </table:table-cell>
              <table:table-cell table:number-columns-repeated="2" table:style-name="ce19"/>
              <table:table-cell table:style-name="ce47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table:number-columns-repeated="2"/>
              <table:table-cell table:style-name="ce10" table:formula="of:=SUM([.C36:.G36])" office:value-type="float" office:value="1">
                <text:p>1</text:p>
              </table:table-cell>
              <table:table-cell table:style-name="ce38" table:formula="of:=[.C36]/[.K36]" office:value-type="percentage" office:value="0">
                <text:p>0%</text:p>
              </table:table-cell>
              <table:table-cell table:style-name="ce38" table:formula="of:=([.C36]+[.D36])/[.K36]" office:value-type="percentage" office:value="0">
                <text:p>0%</text:p>
              </table:table-cell>
              <table:table-cell table:style-name="ce38" table:formula="of:=SUM([.C36:.E36])/[.K36]" office:value-type="percentage" office:value="1">
                <text:p>100%</text:p>
              </table:table-cell>
              <table:table-cell table:style-name="ce38" table:formula="of:=SUM([.C36:.F36])/[.K36]" office:value-type="percentage" office:value="1">
                <text:p>100%</text:p>
              </table:table-cell>
              <table:table-cell table:style-name="ce38" table:formula="of:=SUM([.C36:.G36])/[.K36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 table:visibility="collapse">
              <table:table-cell table:style-name="ce6" office:value-type="string">
                <text:p>1.9.2</text:p>
              </table:table-cell>
              <table:table-cell table:style-name="ce10" office:value-type="string">
                <text:p>Obtenção de certificado definitivo</text:p>
              </table:table-cell>
              <table:table-cell table:number-columns-repeated="2" table:style-name="ce19"/>
              <table:table-cell table:style-name="ce47"/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23"/>
              <table:table-cell table:number-columns-repeated="2"/>
              <table:table-cell table:style-name="ce10" table:formula="of:=SUM([.C37:.G37])" office:value-type="float" office:value="1">
                <text:p>1</text:p>
              </table:table-cell>
              <table:table-cell table:style-name="ce38" table:formula="of:=[.C37]/[.K37]" office:value-type="percentage" office:value="0">
                <text:p>0%</text:p>
              </table:table-cell>
              <table:table-cell table:style-name="ce38" table:formula="of:=([.C37]+[.D37])/[.K37]" office:value-type="percentage" office:value="0">
                <text:p>0%</text:p>
              </table:table-cell>
              <table:table-cell table:style-name="ce38" table:formula="of:=SUM([.C37:.E37])/[.K37]" office:value-type="percentage" office:value="0">
                <text:p>0%</text:p>
              </table:table-cell>
              <table:table-cell table:style-name="ce38" table:formula="of:=SUM([.C37:.F37])/[.K37]" office:value-type="percentage" office:value="0">
                <text:p>0%</text:p>
              </table:table-cell>
              <table:table-cell table:style-name="ce38" table:formula="of:=SUM([.C37:.G37])/[.K3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1.A</text:p>
            </table:table-cell>
            <table:table-cell table:style-name="ce9" office:value-type="string">
              <text:p>Design</text:p>
            </table:table-cell>
            <table:table-cell table:style-name="ce21" table:number-columns-repeated="2"/>
            <table:table-cell table:style-name="ce50"/>
            <table:table-cell table:style-name="ce21" table:number-columns-repeated="2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 table:display="false">
            <table:table-row table:style-name="ro2">
              <table:table-cell table:style-name="ce6" office:value-type="string">
                <text:p>1.A.1</text:p>
              </table:table-cell>
              <table:table-cell table:style-name="ce10" office:value-type="string">
                <text:p>Projeto gráfico</text:p>
              </table:table-cell>
              <table:table-cell table:style-name="ce19"/>
              <table:table-cell table:style-name="ce22" office:value-type="float" office:value="1">
                <text:p>1</text:p>
              </table:table-cell>
              <table:table-cell table:style-name="ce47"/>
              <table:table-cell table:style-name="ce19" table:number-columns-repeated="2"/>
              <table:table-cell table:style-name="ce23"/>
              <table:table-cell table:number-columns-repeated="2"/>
              <table:table-cell table:style-name="ce10" table:formula="of:=SUM([.C39:.G39])" office:value-type="float" office:value="1">
                <text:p>1</text:p>
              </table:table-cell>
              <table:table-cell table:style-name="ce38" table:formula="of:=[.C39]/[.K39]" office:value-type="percentage" office:value="0">
                <text:p>0%</text:p>
              </table:table-cell>
              <table:table-cell table:style-name="ce38" table:formula="of:=([.C39]+[.D39])/[.K39]" office:value-type="percentage" office:value="1">
                <text:p>100%</text:p>
              </table:table-cell>
              <table:table-cell table:style-name="ce38" table:formula="of:=SUM([.C39:.E39])/[.K39]" office:value-type="percentage" office:value="1">
                <text:p>100%</text:p>
              </table:table-cell>
              <table:table-cell table:style-name="ce38" table:formula="of:=SUM([.C39:.F39])/[.K39]" office:value-type="percentage" office:value="1">
                <text:p>100%</text:p>
              </table:table-cell>
              <table:table-cell table:style-name="ce38" table:formula="of:=SUM([.C39:.G39])/[.K39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1.A.2</text:p>
              </table:table-cell>
              <table:table-cell table:style-name="ce10" office:value-type="string">
                <text:p>CSS e templates internos</text:p>
              </table:table-cell>
              <table:table-cell table:number-columns-repeated="2" table:style-name="ce19"/>
              <table:table-cell table:style-name="ce47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table:number-columns-repeated="2"/>
              <table:table-cell table:style-name="ce10" table:formula="of:=SUM([.C40:.G40])" office:value-type="float" office:value="1">
                <text:p>1</text:p>
              </table:table-cell>
              <table:table-cell table:style-name="ce38" table:formula="of:=[.C40]/[.K40]" office:value-type="percentage" office:value="0">
                <text:p>0%</text:p>
              </table:table-cell>
              <table:table-cell table:style-name="ce38" table:formula="of:=([.C40]+[.D40])/[.K40]" office:value-type="percentage" office:value="0">
                <text:p>0%</text:p>
              </table:table-cell>
              <table:table-cell table:style-name="ce38" table:formula="of:=SUM([.C40:.E40])/[.K40]" office:value-type="percentage" office:value="1">
                <text:p>100%</text:p>
              </table:table-cell>
              <table:table-cell table:style-name="ce38" table:formula="of:=SUM([.C40:.F40])/[.K40]" office:value-type="percentage" office:value="1">
                <text:p>100%</text:p>
              </table:table-cell>
              <table:table-cell table:style-name="ce38" table:formula="of:=SUM([.C40:.G40])/[.K4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 table:visibility="collapse">
              <table:table-cell table:style-name="ce6" office:value-type="string">
                <text:p>1.A.3</text:p>
              </table:table-cell>
              <table:table-cell table:style-name="ce10" office:value-type="string">
                <text:p>CSS e templates públicos</text:p>
              </table:table-cell>
              <table:table-cell table:number-columns-repeated="2" table:style-name="ce19"/>
              <table:table-cell table:style-name="ce47"/>
              <table:table-cell table:style-name="ce19" office:value-type="float" office:value="1">
                <text:p>1</text:p>
              </table:table-cell>
              <table:table-cell table:style-name="ce19"/>
              <table:table-cell table:style-name="ce23"/>
              <table:table-cell table:number-columns-repeated="2"/>
              <table:table-cell table:style-name="ce10" table:formula="of:=SUM([.C41:.G41])" office:value-type="float" office:value="1">
                <text:p>1</text:p>
              </table:table-cell>
              <table:table-cell table:style-name="ce38" table:formula="of:=[.C41]/[.K41]" office:value-type="percentage" office:value="0">
                <text:p>0%</text:p>
              </table:table-cell>
              <table:table-cell table:style-name="ce38" table:formula="of:=([.C41]+[.D41])/[.K41]" office:value-type="percentage" office:value="0">
                <text:p>0%</text:p>
              </table:table-cell>
              <table:table-cell table:style-name="ce38" table:formula="of:=SUM([.C41:.E41])/[.K41]" office:value-type="percentage" office:value="0">
                <text:p>0%</text:p>
              </table:table-cell>
              <table:table-cell table:style-name="ce38" table:formula="of:=SUM([.C41:.F41])/[.K41]" office:value-type="percentage" office:value="1">
                <text:p>100%</text:p>
              </table:table-cell>
              <table:table-cell table:style-name="ce38" table:formula="of:=SUM([.C41:.G41])/[.K41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</table:table-row-group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 table:number-columns-spanned="7" table:number-rows-spanned="1">
            <text:p>Customização e operação independente</text:p>
          </table:table-cell>
          <table:covered-table-cell table:number-columns-repeated="6" table:style-name="ce4"/>
          <table:table-cell table:style-name="ce29"/>
          <table:table-cell/>
          <table:table-cell table:style-name="ce10"/>
          <table:table-cell table:style-name="ce38"/>
          <table:table-cell table:style-name="ce10" table:number-columns-repeated="5"/>
          <table:table-cell table:number-columns-repeated="1007"/>
        </table:table-row>
        <table:table-row-group>
          <table:table-row table:style-name="ro3">
            <table:table-cell table:style-name="ce5" office:value-type="string">
              <text:p>2.1</text:p>
            </table:table-cell>
            <table:table-cell table:style-name="ce9" office:value-type="string">
              <text:p>Gestão de usuários</text:p>
            </table:table-cell>
            <table:table-cell table:style-name="ce21" table:number-columns-repeated="2"/>
            <table:table-cell table:style-name="ce50"/>
            <table:table-cell table:style-name="ce21" table:number-columns-repeated="2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2.1.1</text:p>
              </table:table-cell>
              <table:table-cell table:style-name="ce10" office:value-type="string">
                <text:p>Definição de papéis e permissões</text:p>
              </table:table-cell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47"/>
              <table:table-cell table:style-name="ce19" table:number-columns-repeated="2"/>
              <table:table-cell table:style-name="ce23"/>
              <table:table-cell office:value-type="string">
                <text:p>us</text:p>
              </table:table-cell>
              <table:table-cell/>
              <table:table-cell table:style-name="ce10" table:formula="of:=SUM([.C44:.G44])" office:value-type="float" office:value="1">
                <text:p>1</text:p>
              </table:table-cell>
              <table:table-cell table:style-name="ce38" table:formula="of:=[.C44]/[.K44]" office:value-type="percentage" office:value="0">
                <text:p>0%</text:p>
              </table:table-cell>
              <table:table-cell table:style-name="ce38" table:formula="of:=([.C44]+[.D44])/[.K44]" office:value-type="percentage" office:value="1">
                <text:p>100%</text:p>
              </table:table-cell>
              <table:table-cell table:style-name="ce38" table:formula="of:=SUM([.C44:.E44])/[.K44]" office:value-type="percentage" office:value="1">
                <text:p>100%</text:p>
              </table:table-cell>
              <table:table-cell table:style-name="ce38" table:formula="of:=SUM([.C44:.F44])/[.K44]" office:value-type="percentage" office:value="1">
                <text:p>100%</text:p>
              </table:table-cell>
              <table:table-cell table:style-name="ce38" table:formula="of:=SUM([.C44:.G44])/[.K44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1.2</text:p>
              </table:table-cell>
              <table:table-cell table:style-name="ce10" office:value-type="string">
                <text:p>CRUD de usuários</text:p>
              </table:table-cell>
              <table:table-cell table:number-columns-repeated="2" table:style-name="ce19" office:value-type="float" office:value="1">
                <text:p>1</text:p>
              </table:table-cell>
              <table:table-cell table:style-name="ce47"/>
              <table:table-cell table:style-name="ce19" table:number-columns-repeated="2"/>
              <table:table-cell table:style-name="ce23"/>
              <table:table-cell office:value-type="string">
                <text:p>us</text:p>
              </table:table-cell>
              <table:table-cell office:value-type="string">
                <text:p>adm</text:p>
              </table:table-cell>
              <table:table-cell table:style-name="ce10" table:formula="of:=SUM([.C45:.G45])" office:value-type="float" office:value="2">
                <text:p>2</text:p>
              </table:table-cell>
              <table:table-cell table:style-name="ce38" table:formula="of:=[.C45]/[.K45]" office:value-type="percentage" office:value="0.5">
                <text:p>50%</text:p>
              </table:table-cell>
              <table:table-cell table:style-name="ce38" table:formula="of:=([.C45]+[.D45])/[.K45]" office:value-type="percentage" office:value="1">
                <text:p>100%</text:p>
              </table:table-cell>
              <table:table-cell table:style-name="ce38" table:formula="of:=SUM([.C45:.E45])/[.K45]" office:value-type="percentage" office:value="1">
                <text:p>100%</text:p>
              </table:table-cell>
              <table:table-cell table:style-name="ce38" table:formula="of:=SUM([.C45:.F45])/[.K45]" office:value-type="percentage" office:value="1">
                <text:p>100%</text:p>
              </table:table-cell>
              <table:table-cell table:style-name="ce38" table:formula="of:=SUM([.C45:.G45])/[.K45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 table:visibility="collapse">
            <table:table-cell table:style-name="ce5" office:value-type="string">
              <text:p>2.2</text:p>
            </table:table-cell>
            <table:table-cell table:style-name="ce9" office:value-type="string">
              <text:p>Fluxo de trabalho</text:p>
            </table:table-cell>
            <table:table-cell table:style-name="ce21" table:number-columns-repeated="2"/>
            <table:table-cell table:style-name="ce50"/>
            <table:table-cell table:style-name="ce21" table:number-columns-repeated="2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 table:visibility="collapse">
              <table:table-cell table:style-name="ce6" office:value-type="string">
                <text:p>2.2.1</text:p>
              </table:table-cell>
              <table:table-cell table:style-name="ce10" office:value-type="string">
                <text:p>Modelagem do workflow parametrizado</text:p>
              </table:table-cell>
              <table:table-cell table:style-name="ce19" table:number-columns-repeated="2"/>
              <table:table-cell table:style-name="ce47"/>
              <table:table-cell table:style-name="ce19" table:number-columns-repeated="2"/>
              <table:table-cell table:style-name="ce23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8"/>
              <table:table-cell table:style-name="ce10" table:number-columns-repeated="5"/>
              <table:table-cell table:number-columns-repeated="1007"/>
            </table:table-row>
            <table:table-row table:style-name="ro2" table:visibility="collapse">
              <table:table-cell table:style-name="ce6" office:value-type="string">
                <text:p>2.2.2</text:p>
              </table:table-cell>
              <table:table-cell table:style-name="ce10" office:value-type="string">
                <text:p>Implem. da interface de customização</text:p>
              </table:table-cell>
              <table:table-cell table:style-name="ce19" table:number-columns-repeated="2"/>
              <table:table-cell table:style-name="ce47"/>
              <table:table-cell table:style-name="ce19" table:number-columns-repeated="2"/>
              <table:table-cell table:style-name="ce23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8"/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 table:visibility="collapse">
            <table:table-cell table:style-name="ce5" office:value-type="string">
              <text:p>2.3</text:p>
            </table:table-cell>
            <table:table-cell table:style-name="ce9" office:value-type="string">
              <text:p>Configuração de campos customizados</text:p>
            </table:table-cell>
            <table:table-cell table:style-name="ce21" table:number-columns-repeated="2"/>
            <table:table-cell table:style-name="ce50"/>
            <table:table-cell table:style-name="ce21" table:number-columns-repeated="2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 table:display="false">
            <table:table-row table:style-name="ro2" table:visibility="collapse">
              <table:table-cell table:style-name="ce6" office:value-type="string">
                <text:p>2.3.1</text:p>
              </table:table-cell>
              <table:table-cell table:style-name="ce10" office:value-type="string">
                <text:p>Modelagem da customização de campos</text:p>
              </table:table-cell>
              <table:table-cell table:style-name="ce19" table:number-columns-repeated="2"/>
              <table:table-cell table:style-name="ce47"/>
              <table:table-cell table:style-name="ce19" table:number-columns-repeated="2"/>
              <table:table-cell table:style-name="ce23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8"/>
              <table:table-cell table:style-name="ce10" table:number-columns-repeated="5"/>
              <table:table-cell table:number-columns-repeated="1007"/>
            </table:table-row>
            <table:table-row table:style-name="ro2" table:visibility="collapse">
              <table:table-cell table:style-name="ce6" office:value-type="string">
                <text:p>2.3.2</text:p>
              </table:table-cell>
              <table:table-cell table:style-name="ce10" office:value-type="string">
                <text:p>Implem. da interface de customização</text:p>
              </table:table-cell>
              <table:table-cell table:style-name="ce19" table:number-columns-repeated="2"/>
              <table:table-cell table:style-name="ce47"/>
              <table:table-cell table:style-name="ce19" table:number-columns-repeated="2"/>
              <table:table-cell table:style-name="ce23" office:value-type="float" office:value="1">
                <text:p>1</text:p>
              </table:table-cell>
              <table:table-cell table:number-columns-repeated="2"/>
              <table:table-cell table:style-name="ce10"/>
              <table:table-cell table:style-name="ce38"/>
              <table:table-cell table:style-name="ce10" table:number-columns-repeated="5"/>
              <table:table-cell table:number-columns-repeated="1007"/>
            </table:table-row>
          </table:table-row-group>
          <table:table-row table:style-name="ro3">
            <table:table-cell table:style-name="ce5" office:value-type="string">
              <text:p>2.4</text:p>
            </table:table-cell>
            <table:table-cell table:style-name="ce9" office:value-type="string">
              <text:p>Configuração de vocabulários controlados</text:p>
            </table:table-cell>
            <table:table-cell table:style-name="ce21" table:number-columns-repeated="2"/>
            <table:table-cell table:style-name="ce50"/>
            <table:table-cell table:style-name="ce21" table:number-columns-repeated="2"/>
            <table:table-cell table:style-name="ce30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2.4.1</text:p>
              </table:table-cell>
              <table:table-cell table:style-name="ce12" office:value-type="string">
                <text:p>Modelagem de vocabulários controlados</text:p>
              </table:table-cell>
              <table:table-cell table:number-columns-repeated="2" table:style-name="ce19" office:value-type="float" office:value="1">
                <text:p>1</text:p>
              </table:table-cell>
              <table:table-cell table:style-name="ce47"/>
              <table:table-cell table:style-name="ce19" table:number-columns-repeated="2"/>
              <table:table-cell table:style-name="ce23"/>
              <table:table-cell office:value-type="string">
                <text:p>vc</text:p>
              </table:table-cell>
              <table:table-cell office:value-type="string">
                <text:p>adm</text:p>
              </table:table-cell>
              <table:table-cell table:style-name="ce10" table:formula="of:=SUM([.C53:.G53])" office:value-type="float" office:value="2">
                <text:p>2</text:p>
              </table:table-cell>
              <table:table-cell table:style-name="ce38" table:formula="of:=[.C53]/[.K53]" office:value-type="percentage" office:value="0.5">
                <text:p>50%</text:p>
              </table:table-cell>
              <table:table-cell table:style-name="ce38" table:formula="of:=([.C53]+[.D53])/[.K53]" office:value-type="percentage" office:value="1">
                <text:p>100%</text:p>
              </table:table-cell>
              <table:table-cell table:style-name="ce38" table:formula="of:=SUM([.C53:.E53])/[.K53]" office:value-type="percentage" office:value="1">
                <text:p>100%</text:p>
              </table:table-cell>
              <table:table-cell table:style-name="ce38" table:formula="of:=SUM([.C53:.F53])/[.K53]" office:value-type="percentage" office:value="1">
                <text:p>100%</text:p>
              </table:table-cell>
              <table:table-cell table:style-name="ce38" table:formula="of:=SUM([.C53:.G53])/[.K53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table:style-name="ce6" office:value-type="string">
                <text:p>2.4.2</text:p>
              </table:table-cell>
              <table:table-cell table:style-name="ce12" office:value-type="string">
                <text:p>Implem. da interface de edição de vocabulários internos</text:p>
              </table:table-cell>
              <table:table-cell table:number-columns-repeated="2" table:style-name="ce19" office:value-type="float" office:value="1">
                <text:p>1</text:p>
              </table:table-cell>
              <table:table-cell table:style-name="ce47"/>
              <table:table-cell table:style-name="ce19" table:number-columns-repeated="2"/>
              <table:table-cell table:style-name="ce23"/>
              <table:table-cell office:value-type="string">
                <text:p>vc</text:p>
              </table:table-cell>
              <table:table-cell/>
              <table:table-cell table:style-name="ce10" table:formula="of:=SUM([.C54:.G54])" office:value-type="float" office:value="2">
                <text:p>2</text:p>
              </table:table-cell>
              <table:table-cell table:style-name="ce38" table:formula="of:=[.C54]/[.K54]" office:value-type="percentage" office:value="0.5">
                <text:p>50%</text:p>
              </table:table-cell>
              <table:table-cell table:style-name="ce38" table:formula="of:=([.C54]+[.D54])/[.K54]" office:value-type="percentage" office:value="1">
                <text:p>100%</text:p>
              </table:table-cell>
              <table:table-cell table:style-name="ce38" table:formula="of:=SUM([.C54:.E54])/[.K54]" office:value-type="percentage" office:value="1">
                <text:p>100%</text:p>
              </table:table-cell>
              <table:table-cell table:style-name="ce38" table:formula="of:=SUM([.C54:.F54])/[.K54]" office:value-type="percentage" office:value="1">
                <text:p>100%</text:p>
              </table:table-cell>
              <table:table-cell table:style-name="ce38" table:formula="of:=SUM([.C54:.G54])/[.K54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 table:visibility="collapse">
              <table:table-cell table:style-name="ce6" office:value-type="string">
                <text:p>2.4.3</text:p>
              </table:table-cell>
              <table:table-cell table:style-name="ce12" office:value-type="string">
                <text:p>Implem. da interface de configuração de vocabulários externos</text:p>
              </table:table-cell>
              <table:table-cell table:number-columns-repeated="2" table:style-name="ce19"/>
              <table:table-cell table:style-name="ce47"/>
              <table:table-cell table:number-columns-repeated="2" table:style-name="ce19" office:value-type="float" office:value="1">
                <text:p>1</text:p>
              </table:table-cell>
              <table:table-cell table:style-name="ce23"/>
              <table:table-cell office:value-type="string">
                <text:p>vc</text:p>
              </table:table-cell>
              <table:table-cell/>
              <table:table-cell table:style-name="ce10" table:formula="of:=SUM([.C55:.G55])" office:value-type="float" office:value="2">
                <text:p>2</text:p>
              </table:table-cell>
              <table:table-cell table:style-name="ce38" table:formula="of:=[.C55]/[.K55]" office:value-type="percentage" office:value="0">
                <text:p>0%</text:p>
              </table:table-cell>
              <table:table-cell table:style-name="ce38" table:formula="of:=([.C55]+[.D55])/[.K55]" office:value-type="percentage" office:value="0">
                <text:p>0%</text:p>
              </table:table-cell>
              <table:table-cell table:style-name="ce38" table:formula="of:=SUM([.C55:.E55])/[.K55]" office:value-type="percentage" office:value="0">
                <text:p>0%</text:p>
              </table:table-cell>
              <table:table-cell table:style-name="ce38" table:formula="of:=SUM([.C55:.F55])/[.K55]" office:value-type="percentage" office:value="0.5">
                <text:p>50%</text:p>
              </table:table-cell>
              <table:table-cell table:style-name="ce38" table:formula="of:=SUM([.C55:.G55])/[.K55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  <table:table-row table:style-name="ro3">
            <table:table-cell table:style-name="ce7" office:value-type="string">
              <text:p>2.5</text:p>
            </table:table-cell>
            <table:table-cell table:style-name="ce9" office:value-type="string">
              <text:p>Interface de validação dos registros</text:p>
            </table:table-cell>
            <table:table-cell table:style-name="ce21" table:number-columns-repeated="2"/>
            <table:table-cell table:style-name="ce50"/>
            <table:table-cell table:style-name="ce21" table:number-columns-repeated="2"/>
            <table:table-cell table:style-name="ce31"/>
            <table:table-cell table:style-name="ce32"/>
            <table:table-cell table:style-name="ce35"/>
            <table:table-cell table:style-name="ce10"/>
            <table:table-cell table:style-name="ce38"/>
            <table:table-cell table:style-name="ce9" table:number-columns-repeated="5"/>
            <table:table-cell table:style-name="ce35" table:number-columns-repeated="1007"/>
          </table:table-row>
          <table:table-row-group>
            <table:table-row table:style-name="ro2">
              <table:table-cell table:style-name="ce6" office:value-type="string">
                <text:p>2.5.1</text:p>
              </table:table-cell>
              <table:table-cell table:style-name="ce12" office:value-type="string">
                <text:p>Relatórios por datas de atualização e vencimento de prazos</text:p>
              </table:table-cell>
              <table:table-cell table:number-columns-repeated="2" table:style-name="ce19"/>
              <table:table-cell table:style-name="ce47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/>
              <table:table-cell office:value-type="string">
                <text:p>adm</text:p>
              </table:table-cell>
              <table:table-cell table:style-name="ce10" table:formula="of:=SUM([.C57:.G57])" office:value-type="float" office:value="1">
                <text:p>1</text:p>
              </table:table-cell>
              <table:table-cell table:style-name="ce38" table:formula="of:=[.C57]/[.K57]" office:value-type="percentage" office:value="0">
                <text:p>0%</text:p>
              </table:table-cell>
              <table:table-cell table:style-name="ce38" table:formula="of:=([.C57]+[.D57])/[.K57]" office:value-type="percentage" office:value="0">
                <text:p>0%</text:p>
              </table:table-cell>
              <table:table-cell table:style-name="ce38" table:formula="of:=SUM([.C57:.E57])/[.K57]" office:value-type="percentage" office:value="1">
                <text:p>100%</text:p>
              </table:table-cell>
              <table:table-cell table:style-name="ce38" table:formula="of:=SUM([.C57:.F57])/[.K57]" office:value-type="percentage" office:value="1">
                <text:p>100%</text:p>
              </table:table-cell>
              <table:table-cell table:style-name="ce38" table:formula="of:=SUM([.C57:.G57])/[.K57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 table:visibility="collapse">
              <table:table-cell table:style-name="ce6" office:value-type="string">
                <text:p>2.5.2</text:p>
              </table:table-cell>
              <table:table-cell table:style-name="ce12" office:value-type="string">
                <text:p>Relatórios por campos de vocabulário controlado</text:p>
              </table:table-cell>
              <table:table-cell table:number-columns-repeated="2" table:style-name="ce19"/>
              <table:table-cell table:style-name="ce47"/>
              <table:table-cell table:style-name="ce19"/>
              <table:table-cell table:style-name="ce19" office:value-type="float" office:value="1">
                <text:p>1</text:p>
              </table:table-cell>
              <table:table-cell table:style-name="ce23"/>
              <table:table-cell office:value-type="string">
                <text:p>vc</text:p>
              </table:table-cell>
              <table:table-cell/>
              <table:table-cell table:style-name="ce10" table:formula="of:=SUM([.C58:.G58])" office:value-type="float" office:value="1">
                <text:p>1</text:p>
              </table:table-cell>
              <table:table-cell table:style-name="ce38" table:formula="of:=[.C58]/[.K58]" office:value-type="percentage" office:value="0">
                <text:p>0%</text:p>
              </table:table-cell>
              <table:table-cell table:style-name="ce38" table:formula="of:=([.C58]+[.D58])/[.K58]" office:value-type="percentage" office:value="0">
                <text:p>0%</text:p>
              </table:table-cell>
              <table:table-cell table:style-name="ce38" table:formula="of:=SUM([.C58:.E58])/[.K58]" office:value-type="percentage" office:value="0">
                <text:p>0%</text:p>
              </table:table-cell>
              <table:table-cell table:style-name="ce38" table:formula="of:=SUM([.C58:.F58])/[.K58]" office:value-type="percentage" office:value="0">
                <text:p>0%</text:p>
              </table:table-cell>
              <table:table-cell table:style-name="ce38" table:formula="of:=SUM([.C58:.G58])/[.K58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office:value-type="string">
                <text:p>2.5.3</text:p>
              </table:table-cell>
              <table:table-cell table:style-name="ce10" office:value-type="string">
                <text:p>Marcação de status de desatualizado</text:p>
              </table:table-cell>
              <table:table-cell table:number-columns-repeated="2" table:style-name="ce19"/>
              <table:table-cell table:style-name="ce47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office:value-type="string">
                <text:p>wf</text:p>
              </table:table-cell>
              <table:table-cell/>
              <table:table-cell table:style-name="ce10" table:formula="of:=SUM([.C59:.G59])" office:value-type="float" office:value="1">
                <text:p>1</text:p>
              </table:table-cell>
              <table:table-cell table:style-name="ce38" table:formula="of:=[.C59]/[.K59]" office:value-type="percentage" office:value="0">
                <text:p>0%</text:p>
              </table:table-cell>
              <table:table-cell table:style-name="ce38" table:formula="of:=([.C59]+[.D59])/[.K59]" office:value-type="percentage" office:value="0">
                <text:p>0%</text:p>
              </table:table-cell>
              <table:table-cell table:style-name="ce38" table:formula="of:=SUM([.C59:.E59])/[.K59]" office:value-type="percentage" office:value="1">
                <text:p>100%</text:p>
              </table:table-cell>
              <table:table-cell table:style-name="ce38" table:formula="of:=SUM([.C59:.F59])/[.K59]" office:value-type="percentage" office:value="1">
                <text:p>100%</text:p>
              </table:table-cell>
              <table:table-cell table:style-name="ce38" table:formula="of:=SUM([.C59:.G59])/[.K59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  <table:table-row table:style-name="ro2">
              <table:table-cell office:value-type="string">
                <text:p>2.5.4</text:p>
              </table:table-cell>
              <table:table-cell table:style-name="ce13" office:value-type="string">
                <text:p>Notificação do registrador por e-mail</text:p>
              </table:table-cell>
              <table:table-cell table:number-columns-repeated="2" table:style-name="ce19"/>
              <table:table-cell table:style-name="ce47" office:value-type="float" office:value="1">
                <text:p>1</text:p>
              </table:table-cell>
              <table:table-cell table:style-name="ce19" table:number-columns-repeated="2"/>
              <table:table-cell table:style-name="ce23"/>
              <table:table-cell office:value-type="string">
                <text:p>wf</text:p>
              </table:table-cell>
              <table:table-cell/>
              <table:table-cell table:style-name="ce10" table:formula="of:=SUM([.C60:.G60])" office:value-type="float" office:value="1">
                <text:p>1</text:p>
              </table:table-cell>
              <table:table-cell table:style-name="ce38" table:formula="of:=[.C60]/[.K60]" office:value-type="percentage" office:value="0">
                <text:p>0%</text:p>
              </table:table-cell>
              <table:table-cell table:style-name="ce38" table:formula="of:=([.C60]+[.D60])/[.K60]" office:value-type="percentage" office:value="0">
                <text:p>0%</text:p>
              </table:table-cell>
              <table:table-cell table:style-name="ce38" table:formula="of:=SUM([.C60:.E60])/[.K60]" office:value-type="percentage" office:value="1">
                <text:p>100%</text:p>
              </table:table-cell>
              <table:table-cell table:style-name="ce38" table:formula="of:=SUM([.C60:.F60])/[.K60]" office:value-type="percentage" office:value="1">
                <text:p>100%</text:p>
              </table:table-cell>
              <table:table-cell table:style-name="ce38" table:formula="of:=SUM([.C60:.G60])/[.K60]" office:value-type="percentage" office:value="1">
                <text:p>100%</text:p>
              </table:table-cell>
              <table:table-cell table:style-name="ce10"/>
              <table:table-cell table:number-columns-repeated="1007"/>
            </table:table-row>
          </table:table-row-group>
        </table:table-row-group>
        <table:table-row table:style-name="ro1" table:visibility="collapse">
          <table:table-cell table:style-name="ce4" office:value-type="float" office:value="3">
            <text:p>3</text:p>
          </table:table-cell>
          <table:table-cell table:style-name="ce14" office:value-type="string">
            <text:p>Coerência e integração entre plat. de registro de ensaios clínicos</text:p>
          </table:table-cell>
          <table:table-cell table:style-name="ce17" table:number-columns-repeated="2"/>
          <table:table-cell table:style-name="ce51"/>
          <table:table-cell table:style-name="ce17" table:number-columns-repeated="4"/>
          <table:table-cell table:style-name="ce3"/>
          <table:table-cell table:style-name="ce10"/>
          <table:table-cell table:style-name="ce38"/>
          <table:table-cell table:style-name="ce10" table:number-columns-repeated="5"/>
          <table:table-cell table:number-columns-repeated="1007"/>
        </table:table-row>
        <table:table-row-group>
          <table:table-row table:style-name="ro2" table:visibility="collapse">
            <table:table-cell table:style-name="ce6" office:value-type="string">
              <text:p>3.1</text:p>
            </table:table-cell>
            <table:table-cell table:style-name="ce10" office:value-type="string">
              <text:p>Integração com a Plataforma Brasil</text:p>
            </table:table-cell>
            <table:table-cell table:style-name="ce19" table:number-columns-repeated="2"/>
            <table:table-cell table:style-name="ce47"/>
            <table:table-cell table:style-name="ce19" table:number-columns-repeated="2"/>
            <table:table-cell table:style-name="ce23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8"/>
            <table:table-cell table:style-name="ce10" table:number-columns-repeated="5"/>
            <table:table-cell table:number-columns-repeated="1007"/>
          </table:table-row>
          <table:table-row table:style-name="ro2" table:visibility="collapse">
            <table:table-cell table:style-name="ce6" office:value-type="string">
              <text:p>3.2</text:p>
            </table:table-cell>
            <table:table-cell table:style-name="ce10" office:value-type="string">
              <text:p>Integração com ICTRP (WHO)</text:p>
            </table:table-cell>
            <table:table-cell table:number-columns-repeated="2" table:style-name="ce19"/>
            <table:table-cell table:style-name="ce47"/>
            <table:table-cell table:number-columns-repeated="2" table:style-name="ce19" office:value-type="float" office:value="1">
              <text:p>1</text:p>
            </table:table-cell>
            <table:table-cell table:style-name="ce23"/>
            <table:table-cell table:number-columns-repeated="2"/>
            <table:table-cell table:style-name="ce10" table:formula="of:=SUM([.C63:.G63])" office:value-type="float" office:value="2">
              <text:p>2</text:p>
            </table:table-cell>
            <table:table-cell table:style-name="ce38" table:formula="of:=[.C63]/[.K63]" office:value-type="percentage" office:value="0">
              <text:p>0%</text:p>
            </table:table-cell>
            <table:table-cell table:style-name="ce38" table:formula="of:=([.C63]+[.D63])/[.K63]" office:value-type="percentage" office:value="0">
              <text:p>0%</text:p>
            </table:table-cell>
            <table:table-cell table:style-name="ce38" table:formula="of:=SUM([.C63:.E63])/[.K63]" office:value-type="percentage" office:value="0">
              <text:p>0%</text:p>
            </table:table-cell>
            <table:table-cell table:style-name="ce38" table:formula="of:=SUM([.C63:.F63])/[.K63]" office:value-type="percentage" office:value="0.5">
              <text:p>50%</text:p>
            </table:table-cell>
            <table:table-cell table:style-name="ce38" table:formula="of:=SUM([.C63:.G63])/[.K63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 table:visibility="collapse">
            <table:table-cell table:style-name="ce6" office:value-type="string">
              <text:p>3.3</text:p>
            </table:table-cell>
            <table:table-cell table:style-name="ce10" office:value-type="string">
              <text:p>WS para integração com repositório regional</text:p>
            </table:table-cell>
            <table:table-cell table:style-name="ce19" table:number-columns-repeated="2"/>
            <table:table-cell table:style-name="ce47"/>
            <table:table-cell table:style-name="ce19" table:number-columns-repeated="2"/>
            <table:table-cell table:style-name="ce23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8"/>
            <table:table-cell table:style-name="ce10" table:number-columns-repeated="5"/>
            <table:table-cell table:number-columns-repeated="1007"/>
          </table:table-row>
          <table:table-row table:style-name="ro2" table:visibility="collapse">
            <table:table-cell table:style-name="ce6" office:value-type="string">
              <text:p>3.4</text:p>
            </table:table-cell>
            <table:table-cell table:style-name="ce10" office:value-type="string">
              <text:p>Mecanismo de importação de registros</text:p>
            </table:table-cell>
            <table:table-cell table:style-name="ce19" table:number-columns-repeated="2"/>
            <table:table-cell table:style-name="ce47"/>
            <table:table-cell table:style-name="ce19" table:number-columns-repeated="2"/>
            <table:table-cell table:style-name="ce23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8"/>
            <table:table-cell table:style-name="ce10" table:number-columns-repeated="5"/>
            <table:table-cell table:number-columns-repeated="1007"/>
          </table:table-row>
          <table:table-row table:style-name="ro2" table:visibility="collapse">
            <table:table-cell table:style-name="ce6" office:value-type="string">
              <text:p>3.5</text:p>
            </table:table-cell>
            <table:table-cell table:style-name="ce10" office:value-type="string">
              <text:p>Mecanismo de exportação de registros</text:p>
            </table:table-cell>
            <table:table-cell table:number-columns-repeated="2" table:style-name="ce19"/>
            <table:table-cell table:style-name="ce47"/>
            <table:table-cell table:style-name="ce19"/>
            <table:table-cell table:style-name="ce19" office:value-type="float" office:value="1">
              <text:p>1</text:p>
            </table:table-cell>
            <table:table-cell table:style-name="ce23"/>
            <table:table-cell table:number-columns-repeated="2"/>
            <table:table-cell table:style-name="ce10" table:formula="of:=SUM([.C66:.G66])" office:value-type="float" office:value="1">
              <text:p>1</text:p>
            </table:table-cell>
            <table:table-cell table:style-name="ce38" table:formula="of:=[.C66]/[.K66]" office:value-type="percentage" office:value="0">
              <text:p>0%</text:p>
            </table:table-cell>
            <table:table-cell table:style-name="ce38" table:formula="of:=([.C66]+[.D66])/[.K66]" office:value-type="percentage" office:value="0">
              <text:p>0%</text:p>
            </table:table-cell>
            <table:table-cell table:style-name="ce38" table:formula="of:=SUM([.C66:.E66])/[.K66]" office:value-type="percentage" office:value="0">
              <text:p>0%</text:p>
            </table:table-cell>
            <table:table-cell table:style-name="ce38" table:formula="of:=SUM([.C66:.F66])/[.K66]" office:value-type="percentage" office:value="0">
              <text:p>0%</text:p>
            </table:table-cell>
            <table:table-cell table:style-name="ce38" table:formula="of:=SUM([.C66:.G66])/[.K66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</table:table-row-group>
        <table:table-row table:style-name="ro1" table:visibility="collapse">
          <table:table-cell table:style-name="ce4" office:value-type="float" office:value="4">
            <text:p>4</text:p>
          </table:table-cell>
          <table:table-cell table:style-name="ce4" office:value-type="string" table:number-columns-spanned="7" table:number-rows-spanned="1">
            <text:p>Portal público</text:p>
          </table:table-cell>
          <table:covered-table-cell table:number-columns-repeated="6" table:style-name="ce4"/>
          <table:table-cell table:style-name="ce29"/>
          <table:table-cell/>
          <table:table-cell table:style-name="ce10"/>
          <table:table-cell table:style-name="ce38"/>
          <table:table-cell table:style-name="ce10" table:number-columns-repeated="5"/>
          <table:table-cell table:number-columns-repeated="1007"/>
        </table:table-row>
        <table:table-row-group table:display="false">
          <table:table-row table:style-name="ro2" table:visibility="collapse">
            <table:table-cell table:style-name="ce6" office:value-type="string">
              <text:p>4.1</text:p>
            </table:table-cell>
            <table:table-cell table:style-name="ce10" office:value-type="string">
              <text:p>Mecanismo de busca integrada e unificada</text:p>
            </table:table-cell>
            <table:table-cell table:number-columns-repeated="2" table:style-name="ce19"/>
            <table:table-cell table:style-name="ce47"/>
            <table:table-cell table:style-name="ce19" office:value-type="float" office:value="1">
              <text:p>1</text:p>
            </table:table-cell>
            <table:table-cell table:style-name="ce19"/>
            <table:table-cell table:style-name="ce23"/>
            <table:table-cell table:number-columns-repeated="2"/>
            <table:table-cell table:style-name="ce10" table:formula="of:=SUM([.C68:.G68])" office:value-type="float" office:value="1">
              <text:p>1</text:p>
            </table:table-cell>
            <table:table-cell table:style-name="ce38" table:formula="of:=[.C68]/[.K68]" office:value-type="percentage" office:value="0">
              <text:p>0%</text:p>
            </table:table-cell>
            <table:table-cell table:style-name="ce38" table:formula="of:=([.C68]+[.D68])/[.K68]" office:value-type="percentage" office:value="0">
              <text:p>0%</text:p>
            </table:table-cell>
            <table:table-cell table:style-name="ce38" table:formula="of:=SUM([.C68:.E68])/[.K68]" office:value-type="percentage" office:value="0">
              <text:p>0%</text:p>
            </table:table-cell>
            <table:table-cell table:style-name="ce38" table:formula="of:=SUM([.C68:.F68])/[.K68]" office:value-type="percentage" office:value="1">
              <text:p>100%</text:p>
            </table:table-cell>
            <table:table-cell table:style-name="ce38" table:formula="of:=SUM([.C68:.G68])/[.K68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 table:visibility="collapse">
            <table:table-cell table:style-name="ce6" office:value-type="string">
              <text:p>4.2</text:p>
            </table:table-cell>
            <table:table-cell table:style-name="ce10" office:value-type="string">
              <text:p>Acesso área restrita para cadastro de registro</text:p>
            </table:table-cell>
            <table:table-cell table:number-columns-repeated="2" table:style-name="ce19"/>
            <table:table-cell table:style-name="ce47"/>
            <table:table-cell table:style-name="ce19" office:value-type="float" office:value="1">
              <text:p>1</text:p>
            </table:table-cell>
            <table:table-cell table:style-name="ce19"/>
            <table:table-cell table:style-name="ce23"/>
            <table:table-cell table:number-columns-repeated="2"/>
            <table:table-cell table:style-name="ce10" table:formula="of:=SUM([.C69:.G69])" office:value-type="float" office:value="1">
              <text:p>1</text:p>
            </table:table-cell>
            <table:table-cell table:style-name="ce38" table:formula="of:=[.C69]/[.K69]" office:value-type="percentage" office:value="0">
              <text:p>0%</text:p>
            </table:table-cell>
            <table:table-cell table:style-name="ce38" table:formula="of:=([.C69]+[.D69])/[.K69]" office:value-type="percentage" office:value="0">
              <text:p>0%</text:p>
            </table:table-cell>
            <table:table-cell table:style-name="ce38" table:formula="of:=SUM([.C69:.E69])/[.K69]" office:value-type="percentage" office:value="0">
              <text:p>0%</text:p>
            </table:table-cell>
            <table:table-cell table:style-name="ce38" table:formula="of:=SUM([.C69:.F69])/[.K69]" office:value-type="percentage" office:value="1">
              <text:p>100%</text:p>
            </table:table-cell>
            <table:table-cell table:style-name="ce38" table:formula="of:=SUM([.C69:.G69])/[.K69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 table:visibility="collapse">
            <table:table-cell table:style-name="ce6" office:value-type="string">
              <text:p>4.3</text:p>
            </table:table-cell>
            <table:table-cell table:style-name="ce10" office:value-type="string">
              <text:p>Interface de recuperação</text:p>
            </table:table-cell>
            <table:table-cell table:number-columns-repeated="2" table:style-name="ce19"/>
            <table:table-cell table:style-name="ce47"/>
            <table:table-cell table:style-name="ce19"/>
            <table:table-cell table:style-name="ce19" office:value-type="float" office:value="1">
              <text:p>1</text:p>
            </table:table-cell>
            <table:table-cell table:style-name="ce23"/>
            <table:table-cell table:number-columns-repeated="2"/>
            <table:table-cell table:style-name="ce10" table:formula="of:=SUM([.C70:.G70])" office:value-type="float" office:value="1">
              <text:p>1</text:p>
            </table:table-cell>
            <table:table-cell table:style-name="ce38" table:formula="of:=[.C70]/[.K70]" office:value-type="percentage" office:value="0">
              <text:p>0%</text:p>
            </table:table-cell>
            <table:table-cell table:style-name="ce38" table:formula="of:=([.C70]+[.D70])/[.K70]" office:value-type="percentage" office:value="0">
              <text:p>0%</text:p>
            </table:table-cell>
            <table:table-cell table:style-name="ce38" table:formula="of:=SUM([.C70:.E70])/[.K70]" office:value-type="percentage" office:value="0">
              <text:p>0%</text:p>
            </table:table-cell>
            <table:table-cell table:style-name="ce38" table:formula="of:=SUM([.C70:.F70])/[.K70]" office:value-type="percentage" office:value="0">
              <text:p>0%</text:p>
            </table:table-cell>
            <table:table-cell table:style-name="ce38" table:formula="of:=SUM([.C70:.G70])/[.K70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 table:visibility="collapse">
            <table:table-cell table:style-name="ce6" office:value-type="string">
              <text:p>4.4</text:p>
            </table:table-cell>
            <table:table-cell table:style-name="ce10" office:value-type="string">
              <text:p>Publicação SOPs</text:p>
            </table:table-cell>
            <table:table-cell table:number-columns-repeated="2" table:style-name="ce19"/>
            <table:table-cell table:style-name="ce47"/>
            <table:table-cell table:style-name="ce19"/>
            <table:table-cell table:style-name="ce19" office:value-type="float" office:value="1">
              <text:p>1</text:p>
            </table:table-cell>
            <table:table-cell table:style-name="ce23"/>
            <table:table-cell table:number-columns-repeated="2"/>
            <table:table-cell table:style-name="ce10" table:formula="of:=SUM([.C71:.G71])" office:value-type="float" office:value="1">
              <text:p>1</text:p>
            </table:table-cell>
            <table:table-cell table:style-name="ce38" table:formula="of:=[.C71]/[.K71]" office:value-type="percentage" office:value="0">
              <text:p>0%</text:p>
            </table:table-cell>
            <table:table-cell table:style-name="ce38" table:formula="of:=([.C71]+[.D71])/[.K71]" office:value-type="percentage" office:value="0">
              <text:p>0%</text:p>
            </table:table-cell>
            <table:table-cell table:style-name="ce38" table:formula="of:=SUM([.C71:.E71])/[.K71]" office:value-type="percentage" office:value="0">
              <text:p>0%</text:p>
            </table:table-cell>
            <table:table-cell table:style-name="ce38" table:formula="of:=SUM([.C71:.F71])/[.K71]" office:value-type="percentage" office:value="0">
              <text:p>0%</text:p>
            </table:table-cell>
            <table:table-cell table:style-name="ce38" table:formula="of:=SUM([.C71:.G71])/[.K71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 table:visibility="collapse">
            <table:table-cell table:style-name="ce6" office:value-type="string">
              <text:p>4.5</text:p>
            </table:table-cell>
            <table:table-cell table:style-name="ce10" office:value-type="string">
              <text:p>Notícias</text:p>
            </table:table-cell>
            <table:table-cell table:style-name="ce19" table:number-columns-repeated="2"/>
            <table:table-cell table:style-name="ce47"/>
            <table:table-cell table:style-name="ce19" table:number-columns-repeated="2"/>
            <table:table-cell table:style-name="ce23" office:value-type="float" office:value="1">
              <text:p>1</text:p>
            </table:table-cell>
            <table:table-cell table:number-columns-repeated="2"/>
            <table:table-cell table:style-name="ce10"/>
            <table:table-cell table:style-name="ce38"/>
            <table:table-cell table:style-name="ce10" table:number-columns-repeated="5"/>
            <table:table-cell table:number-columns-repeated="1007"/>
          </table:table-row>
          <table:table-row table:style-name="ro2" table:visibility="collapse">
            <table:table-cell table:style-name="ce6" office:value-type="string">
              <text:p>4.6</text:p>
            </table:table-cell>
            <table:table-cell table:style-name="ce10" office:value-type="string">
              <text:p>FAQs</text:p>
            </table:table-cell>
            <table:table-cell table:number-columns-repeated="2" table:style-name="ce19"/>
            <table:table-cell table:style-name="ce47"/>
            <table:table-cell table:style-name="ce19"/>
            <table:table-cell table:style-name="ce19" office:value-type="float" office:value="1">
              <text:p>1</text:p>
            </table:table-cell>
            <table:table-cell table:style-name="ce23"/>
            <table:table-cell table:number-columns-repeated="2"/>
            <table:table-cell table:style-name="ce10" table:formula="of:=SUM([.C73:.G73])" office:value-type="float" office:value="1">
              <text:p>1</text:p>
            </table:table-cell>
            <table:table-cell table:style-name="ce38" table:formula="of:=[.C73]/[.K73]" office:value-type="percentage" office:value="0">
              <text:p>0%</text:p>
            </table:table-cell>
            <table:table-cell table:style-name="ce38" table:formula="of:=([.C73]+[.D73])/[.K73]" office:value-type="percentage" office:value="0">
              <text:p>0%</text:p>
            </table:table-cell>
            <table:table-cell table:style-name="ce38" table:formula="of:=SUM([.C73:.E73])/[.K73]" office:value-type="percentage" office:value="0">
              <text:p>0%</text:p>
            </table:table-cell>
            <table:table-cell table:style-name="ce38" table:formula="of:=SUM([.C73:.F73])/[.K73]" office:value-type="percentage" office:value="0">
              <text:p>0%</text:p>
            </table:table-cell>
            <table:table-cell table:style-name="ce38" table:formula="of:=SUM([.C73:.G73])/[.K73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</table:table-row-group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 table:number-columns-spanned="7" table:number-rows-spanned="1">
            <text:p>Implantação</text:p>
          </table:table-cell>
          <table:covered-table-cell table:number-columns-repeated="5" table:style-name="ce18"/>
          <table:covered-table-cell table:style-name="ce26"/>
          <table:table-cell table:style-name="ce29"/>
          <table:table-cell table:style-name="ce33"/>
          <table:table-cell table:style-name="ce10"/>
          <table:table-cell table:style-name="ce38"/>
          <table:table-cell table:style-name="ce42" table:number-columns-repeated="5"/>
          <table:table-cell table:style-name="ce33" table:number-columns-repeated="1007"/>
        </table:table-row>
        <table:table-row-group>
          <table:table-row table:style-name="ro2">
            <table:table-cell table:style-name="ce6" office:value-type="string">
              <text:p>5.1</text:p>
            </table:table-cell>
            <table:table-cell table:style-name="ce13" office:value-type="string">
              <text:p>Servidor de testes</text:p>
            </table:table-cell>
            <table:table-cell table:style-name="ce19" office:value-type="float" office:value="1">
              <text:p>1</text:p>
            </table:table-cell>
            <table:table-cell table:style-name="ce19"/>
            <table:table-cell table:style-name="ce47"/>
            <table:table-cell table:style-name="ce19" table:number-columns-repeated="2"/>
            <table:table-cell table:style-name="ce23"/>
            <table:table-cell table:number-columns-repeated="2"/>
            <table:table-cell table:style-name="ce10" table:formula="of:=SUM([.C75:.G75])" office:value-type="float" office:value="1">
              <text:p>1</text:p>
            </table:table-cell>
            <table:table-cell table:style-name="ce38" table:formula="of:=[.C75]/[.K75]" office:value-type="percentage" office:value="1">
              <text:p>100%</text:p>
            </table:table-cell>
            <table:table-cell table:style-name="ce38" table:formula="of:=([.C75]+[.D75])/[.K75]" office:value-type="percentage" office:value="1">
              <text:p>100%</text:p>
            </table:table-cell>
            <table:table-cell table:style-name="ce38" table:formula="of:=SUM([.C75:.E75])/[.K75]" office:value-type="percentage" office:value="1">
              <text:p>100%</text:p>
            </table:table-cell>
            <table:table-cell table:style-name="ce38" table:formula="of:=SUM([.C75:.F75])/[.K75]" office:value-type="percentage" office:value="1">
              <text:p>100%</text:p>
            </table:table-cell>
            <table:table-cell table:style-name="ce38" table:formula="of:=SUM([.C75:.G75])/[.K75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>
            <table:table-cell table:style-name="ce6" office:value-type="string">
              <text:p>5.2</text:p>
            </table:table-cell>
            <table:table-cell table:style-name="ce13" office:value-type="string">
              <text:p>Servidor de homologação</text:p>
            </table:table-cell>
            <table:table-cell table:number-columns-repeated="2" table:style-name="ce19"/>
            <table:table-cell table:style-name="ce47" office:value-type="float" office:value="1">
              <text:p>1</text:p>
            </table:table-cell>
            <table:table-cell table:style-name="ce19" table:number-columns-repeated="2"/>
            <table:table-cell table:style-name="ce23"/>
            <table:table-cell table:number-columns-repeated="2"/>
            <table:table-cell table:style-name="ce10" table:formula="of:=SUM([.C76:.G76])" office:value-type="float" office:value="1">
              <text:p>1</text:p>
            </table:table-cell>
            <table:table-cell table:style-name="ce38" table:formula="of:=[.C76]/[.K76]" office:value-type="percentage" office:value="0">
              <text:p>0%</text:p>
            </table:table-cell>
            <table:table-cell table:style-name="ce38" table:formula="of:=([.C76]+[.D76])/[.K76]" office:value-type="percentage" office:value="0">
              <text:p>0%</text:p>
            </table:table-cell>
            <table:table-cell table:style-name="ce38" table:formula="of:=SUM([.C76:.E76])/[.K76]" office:value-type="percentage" office:value="1">
              <text:p>100%</text:p>
            </table:table-cell>
            <table:table-cell table:style-name="ce38" table:formula="of:=SUM([.C76:.F76])/[.K76]" office:value-type="percentage" office:value="1">
              <text:p>100%</text:p>
            </table:table-cell>
            <table:table-cell table:style-name="ce38" table:formula="of:=SUM([.C76:.G76])/[.K76]" office:value-type="percentage" office:value="1">
              <text:p>100%</text:p>
            </table:table-cell>
            <table:table-cell table:style-name="ce10"/>
            <table:table-cell table:number-columns-repeated="1007"/>
          </table:table-row>
          <table:table-row table:style-name="ro2" table:visibility="collapse">
            <table:table-cell table:style-name="ce54" office:value-type="string">
              <text:p>5.3</text:p>
            </table:table-cell>
            <table:table-cell table:style-name="ce55" office:value-type="string">
              <text:p>Servidores de produção</text:p>
            </table:table-cell>
            <table:table-cell table:number-columns-repeated="2" table:style-name="ce56"/>
            <table:table-cell table:style-name="ce57"/>
            <table:table-cell table:style-name="ce56"/>
            <table:table-cell table:style-name="ce56" office:value-type="float" office:value="1">
              <text:p>1</text:p>
            </table:table-cell>
            <table:table-cell table:style-name="ce58"/>
            <table:table-cell table:style-name="ce59"/>
            <table:table-cell table:style-name="ce60"/>
            <table:table-cell table:style-name="ce61" table:formula="of:=SUM([.C77:.G77])" office:value-type="float" office:value="1">
              <text:p>1</text:p>
            </table:table-cell>
            <table:table-cell table:style-name="ce62" table:formula="of:=[.C77]/[.K77]" office:value-type="percentage" office:value="0">
              <text:p>0%</text:p>
            </table:table-cell>
            <table:table-cell table:style-name="ce62" table:formula="of:=([.C77]+[.D77])/[.K77]" office:value-type="percentage" office:value="0">
              <text:p>0%</text:p>
            </table:table-cell>
            <table:table-cell table:style-name="ce62" table:formula="of:=SUM([.C77:.E77])/[.K77]" office:value-type="percentage" office:value="0">
              <text:p>0%</text:p>
            </table:table-cell>
            <table:table-cell table:style-name="ce62" table:formula="of:=SUM([.C77:.F77])/[.K77]" office:value-type="percentage" office:value="0">
              <text:p>0%</text:p>
            </table:table-cell>
            <table:table-cell table:style-name="ce62" table:formula="of:=SUM([.C77:.G77])/[.K77]" office:value-type="percentage" office:value="1">
              <text:p>100%</text:p>
            </table:table-cell>
            <table:table-cell table:style-name="ce61"/>
            <table:table-cell table:style-name="ce60" table:number-columns-repeated="1007"/>
          </table:table-row>
        </table:table-row-group>
        <table:table-row table:style-name="ro2" table:number-rows-repeated="113">
          <table:table-cell table:number-columns-repeated="4"/>
          <table:table-cell table:style-name="ce53"/>
          <table:table-cell table:number-columns-repeated="2"/>
          <table:table-cell table:style-name="ce27"/>
          <table:table-cell table:number-columns-repeated="1016"/>
        </table:table-row>
        <table:table-row table:style-name="ro2" table:number-rows-repeated="25">
          <table:table-cell table:number-columns-repeated="7"/>
          <table:table-cell table:style-name="ce27"/>
          <table:table-cell table:number-columns-repeated="1016"/>
        </table:table-row>
        <table:table-row table:style-name="ro2" table:number-rows-repeated="6532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R$ </number:text>
      <number:number number:decimal-places="0" number:min-integer-digits="1" number:grouping="true"/>
      <number:text> </number:text>
    </number:number-style>
    <number:number-style style:name="N121P1" style:volatile="true">
      <number:text> R$ (</number:text>
      <number:number number:decimal-places="0" number:min-integer-digits="1" number:grouping="true"/>
      <number:text>)</number:text>
    </number:number-style>
    <number:number-style style:name="N121P2" style:volatile="true">
      <number:text> R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R$ </number:text>
      <number:number number:decimal-places="2" number:min-integer-digits="1" number:grouping="true"/>
      <number:text> </number:text>
    </number:number-style>
    <number:number-style style:name="N129P1" style:volatile="true">
      <number:text> R$ (</number:text>
      <number:number number:decimal-places="2" number:min-integer-digits="1" number:grouping="true"/>
      <number:text>)</number:text>
    </number:number-style>
    <number:number-style style:name="N129P2" style:volatile="true">
      <number:text> R$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34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RowLevel_5f_1" style:display-name="Excel_BuiltIn_RowLevel_1" style:family="table-cell" style:parent-style-name="Default">
      <style:text-properties fo:color="#333399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Excel_5f_BuiltIn_5f_RowLevel_5f_2" style:display-name="Excel_BuiltIn_RowLevel_2" style:family="table-cell" style:parent-style-name="Default">
      <style:text-properties style:use-window-font-color="true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499cm" fo:margin-right="1.499cm" style:first-page-number="continue" style:scale-to="100%" style:writing-mode="lr-tb"/>
      <style:header-style>
        <style:header-footer-properties fo:min-height="0.751cm" fo:margin-left="0.4cm" fo:margin-right="0.4cm" fo:margin-bottom="0.847cm"/>
      </style:header-style>
      <style:footer-style>
        <style:header-footer-properties fo:min-height="0.751cm" fo:margin-left="0.4cm" fo:margin-right="0.4cm" fo:margin-top="0.847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6">26/11/2009</text:date>, <text:time>10:3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BRAC_20_Atividades" style:display-name="PageStyle_REBRAC Atividad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text:span text:style-name="MT1"> de </text:span><text:span text:style-name="MT1"><text:page-count>99</text:page-count></text:span></text:p>
      </style:footer>
      <style:footer-left style:display="false">
        <text:p><text:span text:style-name="MT1">Página </text:span><text:span text:style-name="MT1"><text:page-number>1</text:page-number></text:span><text:span text:style-name="MT1"> de </text:span><text:span text:style-name="MT1"><text:page-count>99</text:page-count></text:span></text:p>
      </style:footer-left>
    </style:master-page>
    <style:master-page style:name="PageStyle_5f_v0.6" style:display-name="PageStyle_v0.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0.7" style:display-name="PageStyle_v0.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v0.8" style:display-name="PageStyle_v0.8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uciano Ramalho</meta:initial-creator>
    <meta:creation-date>2009-09-14T16:05:01</meta:creation-date>
    <dc:date>2009-11-26T10:39:20</dc:date>
    <meta:print-date>2009-09-15T15:37:41</meta:print-date>
    <meta:editing-duration>PT00H45M22S</meta:editing-duration>
    <meta:editing-cycles>3</meta:editing-cycles>
    <meta:generator>OpenOffice.org/3.0$Linux OpenOffice.org_project/300m15$Build-9379</meta:generator>
    <meta:document-statistic meta:table-count="4" meta:cell-count="2511" meta:object-count="0"/>
  </office:meta>
</office:document-meta>
</file>